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 DECODE" svg:font-family="'AR DE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7.223cm"/>
    </style:style>
    <style:style style:name="co3" style:family="table-column">
      <style:table-column-properties fo:break-before="auto" style:column-width="4.766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512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558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1.875cm"/>
    </style:style>
    <style:style style:name="co12" style:family="table-column">
      <style:table-column-properties fo:break-before="auto" style:column-width="5.98cm"/>
    </style:style>
    <style:style style:name="co13" style:family="table-column">
      <style:table-column-properties fo:break-before="auto" style:column-width="4.68cm"/>
    </style:style>
    <style:style style:name="co14" style:family="table-column">
      <style:table-column-properties fo:break-before="auto" style:column-width="3.147cm"/>
    </style:style>
    <style:style style:name="co15" style:family="table-column">
      <style:table-column-properties fo:break-before="auto" style:column-width="1.644cm"/>
    </style:style>
    <style:style style:name="co16" style:family="table-column">
      <style:table-column-properties fo:break-before="auto" style:column-width="2.367cm"/>
    </style:style>
    <style:style style:name="co17" style:family="table-column">
      <style:table-column-properties fo:break-before="auto" style:column-width="4.225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2.231cm"/>
    </style:style>
    <style:style style:name="co20" style:family="table-column">
      <style:table-column-properties fo:break-before="auto" style:column-width="2.671cm"/>
    </style:style>
    <style:style style:name="co21" style:family="table-column">
      <style:table-column-properties fo:break-before="auto" style:column-width="2.478cm"/>
    </style:style>
    <style:style style:name="co22" style:family="table-column">
      <style:table-column-properties fo:break-before="auto" style:column-width="2.214cm"/>
    </style:style>
    <style:style style:name="co23" style:family="table-column">
      <style:table-column-properties fo:break-before="auto" style:column-width="2.286cm"/>
    </style:style>
    <style:style style:name="co24" style:family="table-column">
      <style:table-column-properties fo:break-before="auto" style:column-width="2.309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644cm"/>
    </style:style>
    <style:style style:name="co27" style:family="table-column">
      <style:table-column-properties fo:break-before="auto" style:column-width="2.094cm"/>
    </style:style>
    <style:style style:name="co28" style:family="table-column">
      <style:table-column-properties fo:break-before="auto" style:column-width="1.683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498cm"/>
    </style:style>
    <style:style style:name="co31" style:family="table-column">
      <style:table-column-properties fo:break-before="auto" style:column-width="3.574cm"/>
    </style:style>
    <style:style style:name="co32" style:family="table-column">
      <style:table-column-properties fo:break-before="auto" style:column-width="2.524cm"/>
    </style:style>
    <style:style style:name="co33" style:family="table-column">
      <style:table-column-properties fo:break-before="auto" style:column-width="2.623cm"/>
    </style:style>
    <style:style style:name="co34" style:family="table-column">
      <style:table-column-properties fo:break-before="auto" style:column-width="2.773cm"/>
    </style:style>
    <style:style style:name="co35" style:family="table-column">
      <style:table-column-properties fo:break-before="auto" style:column-width="2.699cm"/>
    </style:style>
    <style:style style:name="co36" style:family="table-column">
      <style:table-column-properties fo:break-before="auto" style:column-width="1.824cm"/>
    </style:style>
    <style:style style:name="co37" style:family="table-column">
      <style:table-column-properties fo:break-before="auto" style:column-width="1.699cm"/>
    </style:style>
    <style:style style:name="co38" style:family="table-column">
      <style:table-column-properties fo:break-before="auto" style:column-width="2.323cm"/>
    </style:style>
    <style:style style:name="co39" style:family="table-column">
      <style:table-column-properties fo:break-before="auto" style:column-width="1.298cm"/>
    </style:style>
    <style:style style:name="co40" style:family="table-column">
      <style:table-column-properties fo:break-before="auto" style:column-width="1.323cm"/>
    </style:style>
    <style:style style:name="co41" style:family="table-column">
      <style:table-column-properties fo:break-before="auto" style:column-width="2.674cm"/>
    </style:style>
    <style:style style:name="co42" style:family="table-column">
      <style:table-column-properties fo:break-before="auto" style:column-width="2.898cm"/>
    </style:style>
    <style:style style:name="co43" style:family="table-column">
      <style:table-column-properties fo:break-before="auto" style:column-width="3.274cm"/>
    </style:style>
    <style:style style:name="co44" style:family="table-column">
      <style:table-column-properties fo:break-before="auto" style:column-width="3.124cm"/>
    </style:style>
    <style:style style:name="co45" style:family="table-column">
      <style:table-column-properties fo:break-before="auto" style:column-width="3.099cm"/>
    </style:style>
    <style:style style:name="co46" style:family="table-column">
      <style:table-column-properties fo:break-before="auto" style:column-width="3.223cm"/>
    </style:style>
    <style:style style:name="co47" style:family="table-column">
      <style:table-column-properties fo:break-before="auto" style:column-width="3.073cm"/>
    </style:style>
    <style:style style:name="co48" style:family="table-column">
      <style:table-column-properties fo:break-before="auto" style:column-width="2.448cm"/>
    </style:style>
    <style:style style:name="co49" style:family="table-column">
      <style:table-column-properties fo:break-before="auto" style:column-width="1.623cm"/>
    </style:style>
    <style:style style:name="co50" style:family="table-column">
      <style:table-column-properties fo:break-before="auto" style:column-width="2.66cm"/>
    </style:style>
    <style:style style:name="co51" style:family="table-column">
      <style:table-column-properties fo:break-before="auto" style:column-width="3.628cm"/>
    </style:style>
    <style:style style:name="co52" style:family="table-column">
      <style:table-column-properties fo:break-before="auto" style:column-width="4.807cm"/>
    </style:style>
    <style:style style:name="co53" style:family="table-column">
      <style:table-column-properties fo:break-before="auto" style:column-width="9.02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734cm" fo:break-before="auto" style:use-optimal-row-height="fals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42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0.859cm" fo:break-before="auto" style:use-optimal-row-height="false"/>
    </style:style>
    <style:style style:name="ro16" style:family="table-row">
      <style:table-row-properties style:row-height="0.684cm" fo:break-before="auto" style:use-optimal-row-height="false"/>
    </style:style>
    <style:style style:name="ro17" style:family="table-row">
      <style:table-row-properties style:row-height="0.905cm" fo:break-before="auto" style:use-optimal-row-height="false"/>
    </style:style>
    <style:style style:name="ro18" style:family="table-row">
      <style:table-row-properties style:row-height="0.474cm" fo:break-before="auto" style:use-optimal-row-height="true"/>
    </style:style>
    <style:style style:name="ro19" style:family="table-row">
      <style:table-row-properties style:row-height="0.686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1" style:family="table-row">
      <style:table-row-properties style:row-height="1.3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ffff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13pt" style:font-size-asian="13pt" style:font-size-complex="13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fo:color="#ff3333" style:text-outline="false" style:text-line-through-style="none" style:font-name="Times New Roman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font-name="Times New Roman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66ffff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size="13pt" style:font-size-asian="13pt" style:font-size-complex="13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02cm solid #000000" fo:border-right="0.002cm solid #000000" fo:border-top="none"/>
    </style:style>
    <style:style style:name="ce2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4" style:family="table-cell" style:parent-style-name="Default">
      <style:table-cell-properties fo:border-bottom="0.002cm solid #000000" fo:border-left="0.002cm solid #000000" fo:border-right="none" fo:border-top="0.002cm solid #000000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8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  <style:text-properties fo:color="#ff3333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9" style:family="table-cell" style:parent-style-name="Default" style:data-style-name="N107">
      <style:table-cell-properties style:text-align-source="fix" style:repeat-content="false" fo:border="none"/>
      <style:paragraph-properties fo:text-align="start" fo:margin-left="0cm"/>
      <style:text-properties fo:color="#006633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7">
      <style:table-cell-properties style:text-align-source="fix" style:repeat-content="false" fo:border="non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32" style:family="table-cell" style:parent-style-name="Default"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0pt" style:font-size-asian="10pt" style:font-size-complex="10pt"/>
    </style:style>
    <style:style style:name="ce34" style:family="table-cell" style:parent-style-name="Default" style:data-style-name="N107">
      <style:table-cell-properties fo:background-color="#66ffff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6" style:family="table-cell" style:parent-style-name="Default">
      <style:table-cell-properties fo:border="0.002cm solid #000000"/>
      <style:text-properties fo:color="#ff3333" fo:font-weight="bold" style:font-weight-asian="bold" style:font-weight-complex="bold"/>
    </style:style>
    <style:style style:name="ce37" style:family="table-cell" style:parent-style-name="Default">
      <style:table-cell-properties fo:background-color="transparent" fo:border="0.002cm solid #000000"/>
    </style:style>
    <style:style style:name="ce38" style:family="table-cell" style:parent-style-name="Default">
      <style:table-cell-properties fo:background-color="#ff9999" fo:border="0.002cm solid #000000"/>
      <style:text-properties fo:font-style="italic" style:font-style-asian="italic" style:font-style-complex="italic"/>
    </style:style>
    <style:style style:name="ce39" style:family="table-cell" style:parent-style-name="Default" style:data-style-name="N107">
      <style:table-cell-properties style:text-align-source="fix" style:repeat-content="false" fo:border="none"/>
      <style:paragraph-properties fo:text-align="end" fo:margin-left="0cm"/>
    </style:style>
    <style:style style:name="ce40" style:family="table-cell" style:parent-style-name="Default" style:data-style-name="N107">
      <style:table-cell-properties style:text-align-source="fix" style:repeat-content="false" fo:border="none"/>
      <style:paragraph-properties fo:text-align="end" fo:margin-left="0cm"/>
      <style:text-properties fo:color="#ff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end" fo:margin-left="0cm"/>
      <style:text-properties fo:font-size="12pt" style:font-size-asian="12pt" style:font-size-complex="12pt"/>
    </style:style>
    <style:style style:name="ce42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4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4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end" fo:margin-left="0cm"/>
      <style:text-properties fo:color="#003300" fo:font-size="14pt" style:font-size-asian="14pt" style:font-size-complex="14pt"/>
    </style:style>
    <style:style style:name="ce46" style:family="table-cell" style:parent-style-name="Default" style:data-style-name="N107">
      <style:table-cell-properties style:text-align-source="fix" style:repeat-content="false" fo:border="none"/>
      <style:paragraph-properties fo:text-align="start" fo:margin-left="0.353cm"/>
      <style:text-properties fo:font-size="10pt" fo:font-style="italic" style:font-size-asian="10pt" style:font-style-asian="italic" style:font-size-complex="10pt" style:font-style-complex="italic"/>
    </style:style>
    <style:style style:name="ce47" style:family="table-cell" style:parent-style-name="Default" style:data-style-name="N107"/>
    <style:style style:name="ce48" style:family="table-cell" style:parent-style-name="Default" style:data-style-name="N0">
      <style:table-cell-properties fo:background-color="#66ffff" style:text-align-source="fix" style:repeat-content="false"/>
      <style:paragraph-properties fo:text-align="center" fo:margin-left="0cm"/>
      <style:text-properties style:use-window-font-color="true" style:text-outline="false" style:text-line-through-styl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8107">
      <style:table-cell-properties fo:border-bottom="0.002cm solid #000000" fo:background-color="#66ff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8107">
      <style:table-cell-properties fo:border-bottom="0.002cm solid #000000" fo:background-color="#66ffff" fo:border-left="0.002cm solid #000000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002cm solid #000000" fo:border-left="none" fo:border-right="none" fo:border-top="0.002cm solid #000000"/>
      <style:text-properties fo:font-style="italic" style:font-style-asian="italic" style:font-style-complex="italic"/>
    </style:style>
    <style:style style:name="ce53" style:family="table-cell" style:parent-style-name="Default" style:data-style-name="N107">
      <style:table-cell-properties fo:border="0.002cm solid #000000"/>
    </style:style>
    <style:style style:name="ce54" style:family="table-cell" style:parent-style-name="Default" style:data-style-name="N124">
      <style:table-cell-properties fo:border="0.002cm solid #000000"/>
    </style:style>
    <style:style style:name="ce55" style:family="table-cell" style:parent-style-name="Default" style:data-style-name="N124">
      <style:table-cell-properties style:text-align-source="fix" style:repeat-content="false" fo:border="0.002cm solid #000000"/>
      <style:paragraph-properties fo:text-align="end" fo:margin-left="0cm"/>
    </style:style>
    <style:style style:name="ce56" style:family="table-cell" style:parent-style-name="Default">
      <style:table-cell-properties fo:border-bottom="0.002cm solid #000000" fo:border-left="none" fo:border-right="none" fo:border-top="0.002cm solid #000000"/>
      <style:text-properties fo:font-size="15pt" style:font-size-asian="15pt" style:font-size-complex="15pt"/>
    </style:style>
    <style:style style:name="ce57" style:family="table-cell" style:parent-style-name="Default">
      <style:table-cell-properties fo:border-bottom="0.002cm solid #000000" fo:border-left="none" fo:border-right="none" fo:border-top="none"/>
      <style:text-properties fo:color="#003300" fo:font-size="14pt" style:font-size-asian="14pt" style:font-size-complex="14pt"/>
    </style:style>
    <style:style style:name="ce58" style:family="table-cell" style:parent-style-name="Default">
      <style:table-cell-properties fo:background-color="#66ffff"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able-cell-properties fo:border-bottom="0.002cm solid #000000" fo:background-color="#66ffff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c5000b"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 style:data-style-name="N107">
      <style:table-cell-properties fo:border-bottom="none" fo:border-left="0.002cm solid #000000" fo:border-right="0.002cm solid #000000" fo:border-top="0.002cm solid #000000"/>
    </style:style>
    <style:style style:name="ce61" style:family="table-cell" style:parent-style-name="Default" style:data-style-name="N107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7">
      <style:table-cell-properties fo:border-bottom="none" fo:border-left="0.002cm solid #000000" fo:border-right="0.002cm solid #000000" fo:border-top="none"/>
    </style:style>
    <style:style style:name="ce63" style:family="table-cell" style:parent-style-name="Default" style:data-style-name="N107">
      <style:table-cell-properties fo:border-bottom="0.002cm solid #000000" fo:border-left="0.002cm solid #000000" fo:border-right="0.002cm solid #000000" fo:border-top="none"/>
    </style:style>
    <style:style style:name="ce64" style:family="table-cell" style:parent-style-name="Default" style:data-style-name="N107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124"/>
    <style:style style:name="ce66" style:family="table-cell" style:parent-style-name="Default" style:data-style-name="N124">
      <style:table-cell-properties fo:border="0.002cm solid #000000"/>
      <style:text-properties fo:font-style="italic" style:font-style-asian="italic" style:font-style-complex="italic"/>
    </style:style>
    <style:style style:name="ce67" style:family="table-cell" style:parent-style-name="Default" style:data-style-name="N124">
      <style:table-cell-properties fo:border="0.002cm solid #000000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5pt" style:font-size-asian="15pt" style:font-size-complex="15pt"/>
    </style:style>
    <style:style style:name="ce69" style:family="table-cell" style:parent-style-name="Default" style:data-style-name="N107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color="#003300" fo:font-size="15pt" style:font-size-asian="15pt" style:font-size-complex="15pt"/>
    </style:style>
    <style:style style:name="ce70" style:family="table-cell" style:parent-style-name="Defaul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#66ffff"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fo:border-bottom="0.002cm solid #000000" fo:background-color="#66ffff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7">
      <style:table-cell-properties fo:border="0.002cm solid #000000"/>
    </style:style>
    <style:style style:name="ce78" style:family="table-cell" style:parent-style-name="Default">
      <style:text-properties fo:color="#336633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color="#336633" fo:font-weight="bold" style:font-weight-asian="bold" style:font-weight-complex="bold"/>
    </style:style>
    <style:style style:name="ce80" style:family="table-cell" style:parent-style-name="Default">
      <style:text-properties fo:font-size="10pt" style:text-underline-style="none" style:font-size-asian="10pt" style:font-size-complex="10pt"/>
    </style:style>
    <style:style style:name="ce81" style:family="table-cell" style:parent-style-name="Default">
      <style:table-cell-properties fo:background-color="#ccffff"/>
      <style:text-properties fo:font-size="13pt" style:font-size-asian="13pt" style:font-size-complex="13pt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87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89" style:family="table-cell" style:parent-style-name="Default" style:data-style-name="N107">
      <style:table-cell-properties fo:background-color="#ccffff"/>
      <style:text-properties fo:font-size="13pt" style:font-size-asian="13pt" style:font-size-complex="13pt"/>
    </style:style>
    <style:style style:name="ce90" style:family="table-cell" style:parent-style-name="Default" style:data-style-name="N8107">
      <style:table-cell-properties fo:border-bottom="0.002cm solid #000000" fo:background-color="#66ff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07">
      <style:table-cell-properties fo:background-color="transparent" fo:border="0.002cm solid #000000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cm"/>
      <style:text-properties style:use-window-font-color="true" style:text-outline="false" style:text-line-through-styl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02cm solid #000000" fo:background-color="#66ffff" fo:border-left="none" fo:border-right="0.002cm solid #000000" fo:border-top="0.002cm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02cm solid #000000"/>
      <style:text-properties fo:color="#ff3333"/>
    </style:style>
    <style:style style:name="ce95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end" fo:margin-left="0cm"/>
    </style:style>
    <style:style style:name="ce96" style:family="table-cell" style:parent-style-name="Default" style:data-style-name="N124">
      <style:table-cell-properties fo:border="0.002cm solid #000000"/>
      <style:text-properties fo:color="#ff3333"/>
    </style:style>
    <style:style style:name="ce97" style:family="table-cell" style:parent-style-name="Default" style:data-style-name="N107">
      <style:table-cell-properties fo:border-bottom="0.002cm solid #000000" fo:background-color="#66ffff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c5000b" fo:font-size="13pt" fo:font-weight="bold" style:font-size-asian="13pt" style:font-weight-asian="bold" style:font-size-complex="13pt" style:font-weight-complex="bold"/>
    </style:style>
    <style:style style:name="ce98" style:family="table-cell" style:parent-style-name="Default" style:data-style-name="N107">
      <style:text-properties fo:font-weight="bold" style:font-weight-asian="bold" style:font-weight-complex="bold"/>
    </style:style>
    <style:style style:name="ce99" style:family="table-cell" style:parent-style-name="Default" style:data-style-name="N38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38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38">
      <style:table-cell-properties style:text-align-source="fix" style:repeat-content="false" fo:border="0.002cm solid #000000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3333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ext-properties fo:font-size="11pt" style:font-size-asian="11pt" style:font-size-complex="11pt"/>
    </style:style>
    <style:style style:name="ce111" style:family="table-cell" style:parent-style-name="Default" style:data-style-name="N107">
      <style:table-cell-properties fo:background-color="#ff66cc"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fo:color="#ff3333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ackground-color="#33ff99" style:text-align-source="fix" style:repeat-content="false"/>
      <style:paragraph-properties fo:text-align="start" fo:margin-left="0cm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4" style:family="table-cell" style:parent-style-name="Default">
      <style:table-cell-properties fo:background-color="#33ff99"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107">
      <style:table-cell-properties fo:background-color="#00ffff" style:text-align-source="fix" style:repeat-content="false"/>
      <style:paragraph-properties fo:text-align="center" fo:margin-left="0cm"/>
      <style:text-properties style:font-name="AR DECODE" fo:font-size="10.5pt" style:font-size-asian="10.5pt" style:font-size-complex="10.5pt"/>
    </style:style>
    <style:style style:name="ce116" style:family="table-cell" style:parent-style-name="Default" style:data-style-name="N107">
      <style:table-cell-properties fo:background-color="#ccffff"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7">
      <style:table-cell-properties fo:background-color="#ccffff"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 style:data-style-name="N107">
      <style:table-cell-properties fo:background-color="#cccccc" style:text-align-source="fix" style:repeat-content="false" fo:border="0.002cm solid #000000"/>
      <style:paragraph-properties fo:text-align="end" fo:margin-left="0cm"/>
      <style:text-properties fo:font-size="10pt" style:font-size-asian="10pt" style:font-size-complex="10pt"/>
    </style:style>
    <style:style style:name="ce122" style:family="table-cell" style:parent-style-name="Default" style:data-style-name="N107">
      <style:table-cell-properties style:text-align-source="fix" style:repeat-content="false" fo:background-color="transparent" fo:border="0.002cm solid #000000"/>
      <style:paragraph-properties fo:text-align="end" fo:margin-left="0cm"/>
      <style:text-properties fo:font-size="10pt" style:font-size-asian="10pt" style:font-size-complex="10pt"/>
    </style:style>
    <style:style style:name="ce123" style:family="table-cell" style:parent-style-name="Default" style:data-style-name="N107">
      <style:table-cell-properties style:text-align-source="fix" style:repeat-content="false" fo:border="0.002cm solid #000000"/>
      <style:paragraph-properties fo:text-align="end" fo:margin-left="0cm"/>
    </style:style>
    <style:style style:name="ce124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107">
      <style:table-cell-properties fo:background-color="#99ff66" style:text-align-source="fix" style:repeat-content="false" fo:border="none"/>
      <style:paragraph-properties fo:text-align="start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fo:background-color="#99ff66"/>
      <style:text-properties fo:color="#ff3333"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 style:data-style-name="N107">
      <style:table-cell-properties fo:background-color="#99ff6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 style:data-style-name="N107">
      <style:table-cell-properties fo:background-color="#66ffff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107"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 style:data-style-name="N39"/>
    <style:style style:name="ce132" style:family="table-cell" style:parent-style-name="Default">
      <style:text-properties style:text-outline="false" style:text-line-through-style="none" fo:language="fr" fo:country="FR" fo:text-shadow="none" style:text-underline-style="none" fo:font-weight="normal" style:text-underline-mode="continuous" style:text-overline-mode="continuous" style:text-line-through-mode="continuous" style:font-weight-asian="normal" style:language-complex="he" style:country-complex="I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color="#006600" fo:font-size="15pt" fo:font-weight="bold" style:font-size-asian="15pt" style:font-weight-asian="bold" style:font-size-complex="15pt" style:font-weight-complex="bold"/>
    </style:style>
    <style:style style:name="ce134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135" style:family="table-cell" style:parent-style-name="Default" style:data-style-name="N107">
      <style:table-cell-properties fo:background-color="#99ff66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color="#006600" fo:font-size="15pt" fo:font-weight="bold" style:font-size-asian="15pt" style:font-weight-asian="bold" style:font-size-complex="15pt" style:font-weight-complex="bold"/>
    </style:style>
    <style:style style:name="ce13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color="#006600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 style:data-style-name="N107">
      <style:table-cell-properties fo:background-color="#66ff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9" style:family="table-cell" style:parent-style-name="Default" style:data-style-name="N107">
      <style:table-cell-properties fo:background-color="#33ff99" style:text-align-source="fix" style:repeat-content="false"/>
      <style:paragraph-properties fo:text-align="end" fo:margin-left="0cm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0" style:family="table-cell" style:parent-style-name="Default" style:data-style-name="N107">
      <style:table-cell-properties fo:background-color="#33ff99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 style:data-style-name="N107">
      <style:table-cell-properties fo:background-color="#66ffff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ackground-color="#ccffff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4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107">
      <style:table-cell-properties style:text-align-source="fix" style:repeat-content="false" fo:border="0.002cm solid #000000"/>
      <style:paragraph-properties fo:text-align="end" fo:margin-left="0cm"/>
      <style:text-properties fo:font-size="11pt" style:font-size-asian="11pt" style:font-size-complex="11pt"/>
    </style:style>
    <style:style style:name="ce147" style:family="table-cell" style:parent-style-name="Default" style:data-style-name="N107">
      <style:table-cell-properties fo:background-color="#99ff66" style:text-align-source="fix" style:repeat-content="false" fo:border="none"/>
      <style:paragraph-properties fo:text-align="center" fo:margin-left="0cm"/>
      <style:text-properties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1pt" style:font-size-asian="11pt" style:font-size-complex="11pt"/>
    </style:style>
    <style:style style:name="ce149" style:family="table-cell" style:parent-style-name="Default" style:data-style-name="N107">
      <style:table-cell-properties style:text-align-source="value-type" style:repeat-content="false" fo:border="none"/>
      <style:paragraph-properties fo:margin-left="0cm"/>
      <style:text-properties fo:font-size="11pt" fo:font-style="italic" style:font-size-asian="11pt" style:font-style-asian="italic" style:font-size-complex="11pt" style:font-style-complex="italic"/>
    </style:style>
    <style:style style:name="ce150" style:family="table-cell" style:parent-style-name="Default">
      <style:table-cell-properties fo:background-color="#33ff99"/>
      <style:text-properties fo:font-size="11pt" style:font-size-asian="11pt" style:font-size-complex="11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52" style:family="table-cell" style:parent-style-name="Default" style:data-style-name="N107">
      <style:text-properties fo:font-size="10pt" style:font-size-asian="10pt" style:font-size-complex="10pt"/>
    </style:style>
    <style:style style:name="ce153" style:family="table-cell" style:parent-style-name="Default" style:data-style-name="N107">
      <style:table-cell-properties fo:background-color="#99ff66" style:text-align-source="fix" style:repeat-content="false" fo:border="none"/>
      <style:paragraph-properties fo:text-align="start" fo:margin-left="0cm"/>
      <style:text-properties fo:font-size="11pt" style:font-size-asian="11pt" style:font-size-complex="11pt"/>
    </style:style>
    <style:style style:name="ce154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  <style:text-properties fo:font-size="11pt" fo:font-style="italic" style:font-size-asian="11pt" style:font-style-asian="italic" style:font-size-complex="11pt" style:font-style-complex="italic"/>
    </style:style>
    <style:style style:name="ce155" style:family="table-cell" style:parent-style-name="Default" style:data-style-name="N107">
      <style:table-cell-properties fo:background-color="#cccccc" style:text-align-source="fix" style:repeat-content="false" fo:border="0.002cm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107">
      <style:table-cell-properties style:text-align-source="fix" style:repeat-content="false" fo:background-color="transparent" fo:border="0.002cm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107">
      <style:table-cell-properties style:text-align-source="fix" style:repeat-content="false" fo:background-color="transparent" fo:border="0.002cm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>
      <style:table-cell-properties fo:background-color="#99ff66"/>
      <style:text-properties fo:font-size="11pt" style:font-size-asian="11pt" style:font-size-complex="11pt"/>
    </style:style>
    <style:style style:name="ce159" style:family="table-cell" style:parent-style-name="Default" style:data-style-name="N107"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107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font-size-asian="10pt" style:font-style-asian="italic" style:font-size-complex="10pt" style:font-style-complex="italic"/>
    </style:style>
    <style:style style:name="ce162" style:family="table-cell" style:parent-style-name="Default" style:data-style-name="N107">
      <style:table-cell-properties fo:border="none"/>
      <style:text-properties fo:font-size="10pt" style:font-size-asian="10pt" style:font-size-complex="10pt"/>
    </style:style>
    <style:style style:name="ce163" style:family="table-cell" style:parent-style-name="Default" style:data-style-name="N107">
      <style:table-cell-properties style:text-align-source="fix" style:repeat-content="false" fo:background-color="transparent" fo:border="0.002cm solid #000000"/>
      <style:paragraph-properties fo:text-align="end" fo:margin-left="0cm"/>
      <style:text-properties fo:font-size="11pt" style:font-size-asian="11pt" style:font-size-complex="11pt"/>
    </style:style>
    <style:style style:name="ce164" style:family="table-cell" style:parent-style-name="Default" style:data-style-name="N107">
      <style:table-cell-properties fo:background-color="#99ff66" style:text-align-source="fix" style:repeat-content="false" fo:border="none"/>
      <style:paragraph-properties fo:text-align="center" fo:margin-left="0cm"/>
      <style:text-properties fo:font-size="11pt" fo:font-style="italic" style:font-size-asian="11pt" style:font-style-asian="italic" style:font-size-complex="11pt" style:font-style-complex="italic"/>
    </style:style>
    <style:style style:name="ce165" style:family="table-cell" style:parent-style-name="Default" style:data-style-name="N107">
      <style:table-cell-properties fo:background-color="#eeeeee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 style:data-style-name="N107">
      <style:table-cell-properties fo:border="0.002cm solid #000000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99ff66" style:text-align-source="fix" style:repeat-content="false"/>
      <style:paragraph-properties fo:text-align="start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68" style:family="table-cell" style:parent-style-name="Default">
      <style:table-cell-properties fo:background-color="#99ff66"/>
      <style:text-properties fo:color="#ff3333" fo:font-size="11pt" style:font-size-asian="11pt" style:font-size-complex="11pt"/>
    </style:style>
    <style:style style:name="ce169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0" style:family="table-cell" style:parent-style-name="Default" style:data-style-name="N107">
      <style:table-cell-properties fo:background-color="#99ff66"/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107">
      <style:table-cell-properties fo:border="0.002cm solid #000000"/>
      <style:text-properties fo:font-size="10pt" style:font-size-asian="10pt" style:font-size-complex="10pt"/>
    </style:style>
    <style:style style:name="ce172" style:family="table-cell" style:parent-style-name="Default" style:data-style-name="N37">
      <style:table-cell-properties fo:background-color="#cccccc"/>
      <style:text-properties fo:font-size="10pt" style:font-size-asian="10pt" style:font-size-complex="10pt"/>
    </style:style>
    <style:style style:name="ce173" style:family="table-cell" style:parent-style-name="Default" style:data-style-name="N37">
      <style:table-cell-properties fo:background-color="transparent"/>
      <style:text-properties fo:font-size="10pt" style:font-size-asian="10pt" style:font-size-complex="10pt"/>
    </style:style>
    <style:style style:name="ce17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83" style:family="table-cell" style:parent-style-name="Default" style:data-style-name="N0">
      <style:table-cell-properties fo:border="0.002cm solid #000000"/>
      <style:text-properties fo:font-weight="normal" style:font-weight-asian="normal" style:font-weight-complex="normal"/>
    </style:style>
    <style:style style:name="ce184" style:family="table-cell" style:parent-style-name="Default" style:data-style-name="N37">
      <style:text-properties fo:font-weight="normal" style:font-weight-asian="normal" style:font-weight-complex="normal"/>
    </style:style>
    <style:style style:name="ce185" style:family="table-cell" style:parent-style-name="Default" style:data-style-name="N37">
      <style:text-properties fo:font-size="8pt" fo:font-style="italic" style:font-size-asian="8pt" style:font-style-asian="italic" style:font-size-complex="8pt" style:font-style-complex="italic"/>
    </style:style>
    <style:style style:name="ce18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order-bottom="none" fo:border-left="0.002cm solid #000000" fo:border-right="none" fo:border-top="0.002cm solid #000000"/>
    </style:style>
    <style:style style:name="ce188" style:family="table-cell" style:parent-style-name="Default">
      <style:table-cell-properties fo:border-bottom="none" fo:border-left="0.002cm solid #000000" fo:border-right="none" fo:border-top="none"/>
    </style:style>
    <style:style style:name="ce189" style:family="table-cell" style:parent-style-name="Default">
      <style:table-cell-properties fo:border-bottom="0.002cm solid #000000" fo:border-left="0.002cm solid #000000" fo:border-right="none" fo:border-top="none"/>
    </style:style>
    <style:style style:name="ce19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9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9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9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94" style:family="table-cell" style:parent-style-name="Default" style:data-style-name="N107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6" style:family="table-cell" style:parent-style-name="Default" style:data-style-name="N37">
      <style:table-cell-properties fo:border-bottom="none" fo:border-left="none" fo:border-right="none" fo:border-top="0.002cm solid #000000"/>
    </style:style>
    <style:style style:name="ce19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 style:data-style-name="N37"/>
    <style:style style:name="ce199" style:family="table-cell" style:parent-style-name="Default" style:data-style-name="N37">
      <style:table-cell-properties fo:border-bottom="0.002cm solid #000000" fo:border-left="none" fo:border-right="none" fo:border-top="none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02" style:family="table-cell" style:parent-style-name="Default" style:data-style-name="N107">
      <style:table-cell-properties fo:border-bottom="none" fo:border-left="none" fo:border-right="none" fo:border-top="0.002cm solid #000000"/>
    </style:style>
    <style:style style:name="ce203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204" style:family="table-cell" style:parent-style-name="Default" style:data-style-name="N107">
      <style:table-cell-properties fo:border-bottom="0.002cm solid #000000" fo:border-left="none" fo:border-right="none" fo:border-top="none"/>
    </style:style>
    <style:style style:name="ce205" style:family="table-cell" style:parent-style-name="Default" style:data-style-name="N11">
      <style:table-cell-properties fo:border="0.002cm solid #000000"/>
    </style:style>
    <style:style style:name="ce206" style:family="table-cell" style:parent-style-name="Default" style:data-style-name="N11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7" style:family="table-cell" style:parent-style-name="Default">
      <style:table-cell-properties fo:border="0.002cm solid #000000"/>
      <style:text-properties fo:font-size="8pt" fo:font-style="italic" style:font-size-asian="8pt" style:font-style-asian="italic" style:font-size-complex="8pt" style:font-style-complex="italic"/>
    </style:style>
    <style:style style:name="ce208" style:family="table-cell" style:parent-style-name="Default">
      <style:table-cell-properties fo:border-bottom="none" fo:border-left="none" fo:border-right="0.002cm solid #000000" fo:border-top="0.002cm solid #000000"/>
    </style:style>
    <style:style style:name="ce209" style:family="table-cell" style:parent-style-name="Default">
      <style:table-cell-properties fo:border-bottom="none" fo:border-left="none" fo:border-right="0.002cm solid #000000" fo:border-top="none"/>
    </style:style>
    <style:style style:name="ce210" style:family="table-cell" style:parent-style-name="Default">
      <style:table-cell-properties fo:border-bottom="0.002cm solid #000000" fo:border-left="none" fo:border-right="0.002cm solid #000000" fo:border-top="none"/>
    </style:style>
    <style:style style:name="ce211" style:family="table-cell" style:parent-style-name="Default" style:data-style-name="N107">
      <style:table-cell-properties fo:border="0.002cm solid #000000"/>
      <style:text-properties fo:font-weight="normal" style:font-weight-asian="normal" style:font-weight-complex="normal"/>
    </style:style>
    <style:style style:name="ce212" style:family="table-cell" style:parent-style-name="Default" style:data-style-name="N107">
      <style:table-cell-properties fo:border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3" style:family="table-cell" style:parent-style-name="Default" style:data-style-name="N107">
      <style:table-cell-properties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order="none"/>
    </style:style>
    <style:style style:name="ce215" style:family="table-cell" style:parent-style-name="Default" style:data-style-name="N11"/>
    <style:style style:name="ce216" style:family="table-cell" style:parent-style-name="Default" style:data-style-name="N11">
      <style:table-cell-properties fo:border="0.002cm solid #000000"/>
      <style:text-properties fo:font-weight="normal" style:font-weight-asian="normal" style:font-weight-complex="normal"/>
    </style:style>
    <style:style style:name="ce217" style:family="table-cell" style:parent-style-name="Default" style:data-style-name="N11">
      <style:table-cell-properties fo:border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8" style:family="table-cell" style:parent-style-name="Default" style:data-style-name="N11">
      <style:table-cell-properties fo:border="0.002cm solid #000000"/>
      <style:text-properties fo:font-size="8pt" fo:font-style="italic" style:font-size-asian="8pt" style:font-style-asian="italic" style:font-size-complex="8pt" style:font-style-complex="italic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24" style:family="table-cell" style:parent-style-name="Default" style:data-style-name="N1"/>
    <style:style style:name="ce225" style:family="table-cell" style:parent-style-name="Default" style:data-style-name="N107">
      <style:text-properties fo:font-style="italic" style:font-style-asian="italic" style:font-style-complex="italic"/>
    </style:style>
    <style:style style:name="ce226" style:family="table-cell" style:parent-style-name="Default" style:data-style-name="N10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 style:data-style-name="N107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29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3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31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32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233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34" style:family="table-cell" style:parent-style-name="Default" style:data-style-name="N107">
      <style:table-cell-properties fo:background-color="#99ff66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3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36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language="fr" fo:country="FR"/>
    </style:style>
  </office:automatic-styles>
  <office:body>
    <office:spreadsheet>
      <table:table table:name="echeancier_Août 2017" table:style-name="ta1" table:print="false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 table:style-name="ce1"/>
          <table:table-cell table:number-columns-repeated="2"/>
          <table:table-cell table:style-name="ce47"/>
          <table:table-cell table:style-name="ce19"/>
          <table:table-cell table:number-columns-repeated="1014"/>
        </table:table-row>
        <table:table-row table:style-name="ro2">
          <table:table-cell table:style-name="ce2" office:value-type="string" table:number-columns-spanned="4" table:number-rows-spanned="1">
            <text:p><text:s/>- N'est-ce pas glorieux de la part de Achem de faire un solde positif de </text:p>
          </table:table-cell>
          <table:covered-table-cell table:style-name="ce17"/>
          <table:covered-table-cell table:style-name="ce34"/>
          <table:covered-table-cell table:style-name="ce48"/>
          <table:table-cell table:style-name="ce58" table:formula="of:=[.E72]" office:value-type="currency" office:currency="EUR" office:value="310">
            <text:p>310,00 €</text:p>
          </table:table-cell>
          <table:table-cell table:style-name="ce71" office:value-type="string" table:number-columns-spanned="2" table:number-rows-spanned="1">
            <text:p><text:s/>- Gloire à Avinou chebachamaïm ! </text:p>
          </table:table-cell>
          <table:covered-table-cell table:style-name="ce81"/>
          <table:table-cell table:number-columns-repeated="1012"/>
        </table:table-row>
        <table:table-row table:style-name="ro1">
          <table:table-cell table:style-name="Default"/>
          <table:table-cell table:number-columns-repeated="3"/>
          <table:table-cell table:style-name="ce19"/>
          <table:table-cell table:number-columns-repeated="1014"/>
        </table:table-row>
        <table:table-row table:style-name="ro2">
          <table:table-cell table:style-name="ce3" office:value-type="string" table:number-columns-spanned="3" table:number-rows-spanned="1">
            <text:p>Solde des opération à venir à partir d'aujourd'hui : </text:p>
          </table:table-cell>
          <table:covered-table-cell table:style-name="ce18"/>
          <table:covered-table-cell table:style-name="ce4"/>
          <table:table-cell table:style-name="ce49" table:formula="of:=SUMPRODUCT([.E19:.E70]+[.D19:.D70];[.F19:.F70]&gt;=(TODAY()+1))" office:value-type="currency" office:currency="EUR" office:value="1238.78">
            <text:p>1 238,78 €</text:p>
          </table:table-cell>
          <table:table-cell table:style-name="ce19"/>
          <table:table-cell/>
          <table:table-cell table:style-name="ce82" table:number-columns-spanned="2" table:number-rows-spanned="1"/>
          <table:covered-table-cell/>
          <table:table-cell table:number-columns-repeated="1011"/>
        </table:table-row>
        <table:table-row table:style-name="ro2">
          <table:table-cell table:style-name="ce4" table:number-columns-repeated="3"/>
          <table:table-cell table:style-name="ce50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Solde échéancier théorique aujourd'hui : </text:p>
          </table:table-cell>
          <table:covered-table-cell table:style-name="ce18"/>
          <table:covered-table-cell table:style-name="ce4"/>
          <table:table-cell table:style-name="ce49" table:formula="of:=SUMPRODUCT(ISNUMBER(SEARCH(TODAY();[.$F$19:.$F$70]))*[.G$19:.G$70])" office:value-type="currency" office:currency="EUR" office:value="-408">
            <text:p>-408,00 €</text:p>
          </table:table-cell>
          <table:table-cell table:style-name="ce19"/>
          <table:table-cell/>
          <table:table-cell table:style-name="ce82"/>
          <table:table-cell table:number-columns-repeated="1012"/>
        </table:table-row>
        <table:table-row table:style-name="ro2">
          <table:table-cell table:style-name="ce3" office:value-type="string" table:number-columns-spanned="3" table:number-rows-spanned="1">
            <text:p>Solde réel aujourd'hui : </text:p>
          </table:table-cell>
          <table:covered-table-cell table:style-name="ce18"/>
          <table:covered-table-cell table:style-name="ce4"/>
          <table:table-cell table:style-name="ce49" table:formula="of:=SUMPRODUCT(ISNUMBER(SEARCH(TODAY();[.$F$19:.$F$72]))*[.#REF !$19:.#REF !$72])" office:value-type="currency" office:currency="EUR" office:value="0">
            <text:p>0,00 €</text:p>
          </table:table-cell>
          <table:table-cell table:style-name="ce19"/>
          <table:table-cell/>
          <table:table-cell table:style-name="ce82"/>
          <table:table-cell table:number-columns-repeated="1012"/>
        </table:table-row>
        <table:table-row table:style-name="ro2">
          <table:table-cell table:style-name="ce3" office:value-type="string" table:number-columns-spanned="3" table:number-rows-spanned="1">
            <text:p>Différence : </text:p>
          </table:table-cell>
          <table:covered-table-cell table:style-name="ce18"/>
          <table:covered-table-cell table:style-name="ce4"/>
          <table:table-cell table:style-name="ce49" table:formula="of:=[.D7]-[.D6]" office:value-type="currency" office:currency="EUR" office:value="408">
            <text:p>408,00 €</text:p>
          </table:table-cell>
          <table:table-cell table:style-name="ce59" table:formula="of:=IF([.D8]&lt;0;&quot;       &lt;--     Il va falloir taper dans le livret de la Poste !&quot;; &quot; Tout est ok !&quot;)" office:value-type="string" office:string-value=" Tout est ok !" table:number-columns-spanned="3" table:number-rows-spanned="1">
            <text:p><text:s/>Tout est ok !</text:p>
          </table:table-cell>
          <table:covered-table-cell/>
          <table:covered-table-cell table:style-name="ce82"/>
          <table:table-cell table:number-columns-repeated="1012"/>
        </table:table-row>
        <table:table-row table:style-name="ro1">
          <table:table-cell table:style-name="ce5"/>
          <table:table-cell table:number-columns-repeated="2"/>
          <table:table-cell table:style-name="ce50"/>
          <table:table-cell table:number-columns-repeated="1015"/>
        </table:table-row>
        <table:table-row table:style-name="ro2">
          <table:table-cell table:style-name="ce6" office:value-type="string" table:number-columns-spanned="3" table:number-rows-spanned="1">
            <text:p>Prévision du solde du compte à la fin du mois en cours : </text:p>
          </table:table-cell>
          <table:covered-table-cell table:style-name="ce19"/>
          <table:covered-table-cell/>
          <table:table-cell table:style-name="ce51" table:formula="of:=[.D7]+[.D4]" office:value-type="currency" office:currency="EUR" office:value="1238.78">
            <text:p>1 238,78 €</text:p>
          </table:table-cell>
          <table:table-cell table:style-name="ce59" table:formula="of:=IF([.D10]&lt;0;&quot;       &lt;--     Il va falloir taper dans le livret de la Poste !&quot;; &quot; Tout est ok !&quot;)" office:value-type="string" office:string-value=" Tout est ok !" table:number-columns-spanned="3" table:number-rows-spanned="1">
            <text:p><text:s/>Tout est ok !</text:p>
          </table:table-cell>
          <table:covered-table-cell table:number-columns-repeated="2" table:style-name="ce72"/>
          <table:table-cell table:number-columns-repeated="1012"/>
        </table:table-row>
        <table:table-row table:style-name="ro1">
          <table:table-cell table:style-name="ce5"/>
          <table:table-cell table:number-columns-repeated="3"/>
          <table:table-cell table:style-name="ce19"/>
          <table:table-cell/>
          <table:table-cell table:style-name="ce82"/>
          <table:table-cell table:number-columns-repeated="1012"/>
        </table:table-row>
        <table:table-row table:style-name="ro3">
          <table:table-cell table:style-name="ce5" office:value-type="string" table:number-columns-spanned="3" table:number-rows-spanned="1">
            <text:p>(Joëlle me doit 100 € chèque du 6/6/2017 ) 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5"/>
          <table:table-cell table:number-columns-repeated="2"/>
          <table:table-cell table:style-name="ce47"/>
          <table:table-cell table:style-name="ce19" table:number-columns-repeated="2"/>
          <table:table-cell table:number-columns-repeated="1013"/>
        </table:table-row>
        <table:table-row table:style-name="ro1">
          <table:table-cell table:style-name="ce7" office:value-type="string">
            <text:p>Jour</text:p>
          </table:table-cell>
          <table:table-cell table:style-name="ce20" table:number-columns-repeated="3"/>
          <table:table-cell table:style-name="ce60"/>
          <table:table-cell table:style-name="ce73" table:number-columns-repeated="2"/>
          <table:table-cell table:number-columns-repeated="1012"/>
        </table:table-row>
        <table:table-row table:style-name="ro1">
          <table:table-cell table:style-name="ce8" office:value-type="string">
            <text:p>dans</text:p>
          </table:table-cell>
          <table:table-cell table:style-name="ce21" office:value-type="string">
            <text:p>OPERATION</text:p>
          </table:table-cell>
          <table:table-cell table:style-name="ce21" office:value-type="string">
            <text:p>Détail</text:p>
          </table:table-cell>
          <table:table-cell table:style-name="ce21" office:value-type="string">
            <text:p>Entrée</text:p>
          </table:table-cell>
          <table:table-cell table:style-name="ce61" office:value-type="string">
            <text:p>Sortie</text:p>
          </table:table-cell>
          <table:table-cell table:style-name="ce74" office:value-type="string">
            <text:p>Date</text:p>
          </table:table-cell>
          <table:table-cell table:style-name="ce74" office:value-type="string">
            <text:p>Solde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le mois</text:p>
          </table:table-cell>
          <table:table-cell table:style-name="ce22" table:number-columns-repeated="3"/>
          <table:table-cell table:style-name="ce62"/>
          <table:table-cell table:style-name="ce74"/>
          <table:table-cell table:style-name="ce74" office:value-type="string">
            <text:p>arrondi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23" table:number-columns-repeated="3"/>
          <table:table-cell table:style-name="ce63"/>
          <table:table-cell table:style-name="ce75" table:number-columns-repeated="2"/>
          <table:table-cell table:number-columns-repeated="1012"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4" office:value-type="string">
            <text:p>Report (solde mois dernier)</text:p>
          </table:table-cell>
          <table:table-cell table:style-name="ce35" office:value-type="string" table:number-columns-spanned="2" table:number-rows-spanned="1">
            <text:p>Objectif →</text:p>
          </table:table-cell>
          <table:covered-table-cell table:style-name="ce52"/>
          <table:table-cell table:style-name="ce64" office:value-type="currency" office:currency="EUR" office:value="1000">
            <text:p>1 000,00 €</text:p>
          </table:table-cell>
          <table:table-cell table:style-name="ce76"/>
          <table:table-cell table:style-name="ce64" table:formula="of:=[echeancier.I70]" office:value-type="currency" office:currency="EUR" office:value="521">
            <text:p>521,00 €</text:p>
          </table:table-cell>
          <table:table-cell table:style-name="ce83" table:number-columns-repeated="1012"/>
        </table:table-row>
        <table:table-row table:style-name="ro3">
          <table:table-cell table:style-name="ce11" office:value-type="float" office:value="1">
            <text:p>1</text:p>
          </table:table-cell>
          <table:table-cell table:style-name="ce25" office:value-type="string">
            <text:p>Frais de la Ligue</text:p>
          </table:table-cell>
          <table:table-cell table:style-name="ce36" office:value-type="string">
            <text:p>Aide de la ligue</text:p>
          </table:table-cell>
          <table:table-cell table:style-name="ce53" office:value-type="currency" office:currency="EUR" office:value="0">
            <text:p>0,00 €</text:p>
          </table:table-cell>
          <table:table-cell table:style-name="ce25"/>
          <table:table-cell table:style-name="ce77" office:value-type="date" office:date-value="2017-08-01">
            <text:p>01/08/17</text:p>
          </table:table-cell>
          <table:table-cell table:style-name="ce53" table:formula="of:=TRUNC([.G18]+[.E19]+[.D19])" office:value-type="currency" office:currency="EUR" office:value="521">
            <text:p>521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2">
            <text:p>2</text:p>
          </table:table-cell>
          <table:table-cell table:number-columns-repeated="2"/>
          <table:table-cell/>
          <table:table-cell table:style-name="ce25"/>
          <table:table-cell table:style-name="ce77" table:formula="of:=EOMONTH(TODAY();-1)+[.A20]" office:value-type="date" office:date-value="2017-07-02">
            <text:p>02/07/17</text:p>
          </table:table-cell>
          <table:table-cell table:style-name="ce53" table:formula="of:=TRUNC([.G19]+[.E20]+[.D20])" office:value-type="currency" office:currency="EUR" office:value="521">
            <text:p>521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3">
            <text:p>3</text:p>
          </table:table-cell>
          <table:table-cell table:style-name="ce25" office:value-type="string">
            <text:p>VIR SEPA EMIS</text:p>
          </table:table-cell>
          <table:table-cell table:style-name="ce25" office:value-type="string">
            <text:p>André – virement manuel</text:p>
          </table:table-cell>
          <table:table-cell table:style-name="ce54"/>
          <table:table-cell table:style-name="ce54" office:value-type="currency" office:currency="EUR" office:value="-200">
            <text:p>-200 €</text:p>
          </table:table-cell>
          <table:table-cell table:style-name="ce77" table:formula="of:=EOMONTH(TODAY();-1)+[.A21]" office:value-type="date" office:date-value="2017-07-03">
            <text:p>03/07/17</text:p>
          </table:table-cell>
          <table:table-cell table:style-name="ce53" table:formula="of:=TRUNC([.G20]+[.E21]+[.D21])" office:value-type="currency" office:currency="EUR" office:value="321">
            <text:p>321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3">
            <text:p>3</text:p>
          </table:table-cell>
          <table:table-cell table:style-name="ce25" table:number-columns-repeated="2"/>
          <table:table-cell table:number-columns-repeated="2" table:style-name="ce25"/>
          <table:table-cell table:style-name="ce77" table:formula="of:=EOMONTH(TODAY();-1)+[.A22]" office:value-type="date" office:date-value="2017-07-03">
            <text:p>03/07/17</text:p>
          </table:table-cell>
          <table:table-cell table:style-name="ce53" table:formula="of:=TRUNC([.G21]+[.E22]+[.D22])" office:value-type="currency" office:currency="EUR" office:value="321">
            <text:p>321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4">
            <text:p>4</text:p>
          </table:table-cell>
          <table:table-cell table:style-name="ce25" office:value-type="string">
            <text:p>COMMISSIONS</text:p>
          </table:table-cell>
          <table:table-cell table:style-name="ce25" office:value-type="string">
            <text:p>Cotisation esprit libre</text:p>
          </table:table-cell>
          <table:table-cell table:style-name="ce54"/>
          <table:table-cell table:style-name="ce54" office:value-type="currency" office:currency="EUR" office:value="-11">
            <text:p>-11 €</text:p>
          </table:table-cell>
          <table:table-cell table:style-name="ce77" table:formula="of:=EOMONTH(TODAY();-1)+[.A23]" office:value-type="date" office:date-value="2017-07-04">
            <text:p>04/07/17</text:p>
          </table:table-cell>
          <table:table-cell table:style-name="ce53" table:formula="of:=TRUNC([.G22]+[.E23]+[.D23])" office:value-type="currency" office:currency="EUR" office:value="310">
            <text:p>310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5">
            <text:p>5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CAF</text:p>
          </table:table-cell>
          <table:table-cell table:style-name="ce54" office:value-type="currency" office:currency="EUR" office:value="734.05">
            <text:p>734 €</text:p>
          </table:table-cell>
          <table:table-cell table:style-name="ce54"/>
          <table:table-cell table:style-name="ce77" table:formula="of:=EOMONTH(TODAY();-1)+[.A24]" office:value-type="date" office:date-value="2017-07-05">
            <text:p>05/07/17</text:p>
          </table:table-cell>
          <table:table-cell table:style-name="ce53" table:formula="of:=TRUNC([.G23]+[.E24]+[.D24])" office:value-type="currency" office:currency="EUR" office:value="1044">
            <text:p>1 044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5">
            <text:p>5</text:p>
          </table:table-cell>
          <table:table-cell table:style-name="ce25" office:value-type="string">
            <text:p>VIREMENT FAVEUR TIERS</text:p>
          </table:table-cell>
          <table:table-cell table:style-name="ce25" office:value-type="string">
            <text:p>Loyer Mauzé</text:p>
          </table:table-cell>
          <table:table-cell table:style-name="ce54"/>
          <table:table-cell table:style-name="ce54" office:value-type="currency" office:currency="EUR" office:value="-600">
            <text:p>-600 €</text:p>
          </table:table-cell>
          <table:table-cell table:style-name="ce77" table:formula="of:=EOMONTH(TODAY();-1)+[.A25]" office:value-type="date" office:date-value="2017-07-05">
            <text:p>05/07/17</text:p>
          </table:table-cell>
          <table:table-cell table:style-name="ce53" table:formula="of:=TRUNC([.G24]+[.E25]+[.D25])" office:value-type="currency" office:currency="EUR" office:value="444">
            <text:p>444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6">
            <text:p>6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Free <text:s/></text:p>
          </table:table-cell>
          <table:table-cell table:style-name="ce54"/>
          <table:table-cell table:style-name="ce54" office:value-type="currency" office:currency="EUR" office:value="-35.98">
            <text:p>-36 €</text:p>
          </table:table-cell>
          <table:table-cell table:style-name="ce77" table:formula="of:=EOMONTH(TODAY();-1)+[.A26]" office:value-type="date" office:date-value="2017-07-06">
            <text:p>06/07/17</text:p>
          </table:table-cell>
          <table:table-cell table:style-name="ce53" table:formula="of:=TRUNC([.G25]+[.E26]+[.D26])" office:value-type="currency" office:currency="EUR" office:value="408">
            <text:p>408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7">
            <text:p>7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Maif <text:s text:c="2"/></text:p>
          </table:table-cell>
          <table:table-cell table:style-name="ce54"/>
          <table:table-cell table:style-name="ce54" office:value-type="currency" office:currency="EUR" office:value="-42.83">
            <text:p>-43 €</text:p>
          </table:table-cell>
          <table:table-cell table:style-name="ce77" table:formula="of:=EOMONTH(TODAY();-1)+[.A27]" office:value-type="date" office:date-value="2017-07-07">
            <text:p>07/07/17</text:p>
          </table:table-cell>
          <table:table-cell table:style-name="ce53" table:formula="of:=TRUNC([.G26]+[.E27]+[.D27])" office:value-type="currency" office:currency="EUR" office:value="365">
            <text:p>365,00 €</text:p>
          </table:table-cell>
          <table:table-cell table:number-columns-repeated="1012"/>
        </table:table-row>
        <table:table-row table:style-name="ro5">
          <table:table-cell table:style-name="ce11" office:value-type="float" office:value="8">
            <text:p>8</text:p>
          </table:table-cell>
          <table:table-cell table:style-name="ce25" office:value-type="string">
            <text:p>CHEQUES Marc – 30 poste</text:p>
          </table:table-cell>
          <table:table-cell table:style-name="ce37" office:value-type="string">
            <text:p>Ensemble (קהלת )</text:p>
          </table:table-cell>
          <table:table-cell table:style-name="ce54"/>
          <table:table-cell table:style-name="ce54" table:formula="of:=-([.D37]+[.D54]+[.D69])/10-30" office:value-type="currency" office:currency="EUR" office:value="-120.42">
            <text:p>-120 €</text:p>
          </table:table-cell>
          <table:table-cell table:style-name="ce77" table:formula="of:=EOMONTH(TODAY();-1)+[.A28]" office:value-type="date" office:date-value="2017-07-08">
            <text:p>08/07/17</text:p>
          </table:table-cell>
          <table:table-cell table:style-name="ce53" table:formula="of:=TRUNC([.G27]+[.E28]+[.D28])" office:value-type="currency" office:currency="EUR" office:value="244">
            <text:p>244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9">
            <text:p>9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29]" office:value-type="date" office:date-value="2017-07-09">
            <text:p>09/07/17</text:p>
          </table:table-cell>
          <table:table-cell table:style-name="ce53" table:formula="of:=TRUNC([.G28]+[.E29]+[.D29])" office:value-type="currency" office:currency="EUR" office:value="244">
            <text:p>244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EDF</text:p>
          </table:table-cell>
          <table:table-cell table:style-name="ce54"/>
          <table:table-cell table:style-name="ce54" office:value-type="currency" office:currency="EUR" office:value="-137.47">
            <text:p>-137 €</text:p>
          </table:table-cell>
          <table:table-cell table:style-name="ce77" table:formula="of:=EOMONTH(TODAY();-1)+[.A30]" office:value-type="date" office:date-value="2017-07-10">
            <text:p>10/07/17</text:p>
          </table:table-cell>
          <table:table-cell table:style-name="ce53" table:formula="of:=TRUNC([.G29]+[.E30]+[.D30])" office:value-type="currency" office:currency="EUR" office:value="106">
            <text:p>106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5" office:value-type="string">
            <text:p>VIR CPTE A CPTE EMIS</text:p>
          </table:table-cell>
          <table:table-cell table:style-name="ce25" office:value-type="string">
            <text:p>Franky</text:p>
          </table:table-cell>
          <table:table-cell table:style-name="ce54"/>
          <table:table-cell table:style-name="ce54" office:value-type="currency" office:currency="EUR" office:value="-35">
            <text:p>-35 €</text:p>
          </table:table-cell>
          <table:table-cell table:style-name="ce77" table:formula="of:=EOMONTH(TODAY();-1)+[.A31]" office:value-type="date" office:date-value="2017-07-10">
            <text:p>10/07/17</text:p>
          </table:table-cell>
          <table:table-cell table:style-name="ce53" table:formula="of:=TRUNC([.G30]+[.E31]+[.D31])" office:value-type="currency" office:currency="EUR" office:value="71">
            <text:p>71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5" office:value-type="string">
            <text:p>VIR CPTE A CPTE EMIS</text:p>
          </table:table-cell>
          <table:table-cell table:style-name="ce25" office:value-type="string">
            <text:p>Joséphine</text:p>
          </table:table-cell>
          <table:table-cell table:style-name="ce54"/>
          <table:table-cell table:style-name="ce54" office:value-type="currency" office:currency="EUR" office:value="-21">
            <text:p>-21 €</text:p>
          </table:table-cell>
          <table:table-cell table:style-name="ce77" table:formula="of:=EOMONTH(TODAY();-1)+[.A32]" office:value-type="date" office:date-value="2017-07-10">
            <text:p>10/07/17</text:p>
          </table:table-cell>
          <table:table-cell table:style-name="ce53" table:formula="of:=TRUNC([.G31]+[.E32]+[.D32])" office:value-type="currency" office:currency="EUR" office:value="50">
            <text:p>50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MACIF</text:p>
          </table:table-cell>
          <table:table-cell table:style-name="ce54"/>
          <table:table-cell table:style-name="ce54" office:value-type="currency" office:currency="EUR" office:value="-38">
            <text:p>-38 €</text:p>
          </table:table-cell>
          <table:table-cell table:style-name="ce77" table:formula="of:=EOMONTH(TODAY();-1)+[.A33]" office:value-type="date" office:date-value="2017-07-10">
            <text:p>10/07/17</text:p>
          </table:table-cell>
          <table:table-cell table:style-name="ce53" table:formula="of:=TRUNC([.G32]+[.E33]+[.D33])" office:value-type="currency" office:currency="EUR" office:value="12">
            <text:p>12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5" office:value-type="string">
            <text:p>VIREMENT FAVEUR TIERS</text:p>
          </table:table-cell>
          <table:table-cell table:style-name="ce25" office:value-type="string">
            <text:p>viremt permt CCP Poste</text:p>
          </table:table-cell>
          <table:table-cell table:style-name="ce54"/>
          <table:table-cell table:style-name="ce54" office:value-type="currency" office:currency="EUR" office:value="-100">
            <text:p>-100 €</text:p>
          </table:table-cell>
          <table:table-cell table:style-name="ce77" table:formula="of:=EOMONTH(TODAY();-1)+[.A34]" office:value-type="date" office:date-value="2017-07-10">
            <text:p>10/07/17</text:p>
          </table:table-cell>
          <table:table-cell table:style-name="ce53" table:formula="of:=TRUNC([.G33]+[.E34]+[.D34])" office:value-type="currency" office:currency="EUR" office:value="-88">
            <text:p>-88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1">
            <text:p>11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35]" office:value-type="date" office:date-value="2017-07-11">
            <text:p>11/07/17</text:p>
          </table:table-cell>
          <table:table-cell table:style-name="ce53" table:formula="of:=TRUNC([.G34]+[.E35]+[.D35])" office:value-type="currency" office:currency="EUR" office:value="-88">
            <text:p>-88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2">
            <text:p>12</text:p>
          </table:table-cell>
          <table:table-cell table:style-name="ce25"/>
          <table:table-cell/>
          <table:table-cell table:style-name="ce54"/>
          <table:table-cell table:style-name="ce65"/>
          <table:table-cell table:style-name="ce77" table:formula="of:=EOMONTH(TODAY();-1)+[.A36]" office:value-type="date" office:date-value="2017-07-12">
            <text:p>12/07/17</text:p>
          </table:table-cell>
          <table:table-cell table:style-name="ce53" table:formula="of:=TRUNC([.G35]+[.E36]+[.D36])" office:value-type="currency" office:currency="EUR" office:value="-88">
            <text:p>-88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3">
            <text:p>13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CPAM Marc</text:p>
          </table:table-cell>
          <table:table-cell table:style-name="ce54" office:value-type="currency" office:currency="EUR" office:value="352.1">
            <text:p>352 €</text:p>
          </table:table-cell>
          <table:table-cell table:style-name="ce54"/>
          <table:table-cell table:style-name="ce77" table:formula="of:=EOMONTH(TODAY();-1)+[.A37]" office:value-type="date" office:date-value="2017-07-13">
            <text:p>13/07/17</text:p>
          </table:table-cell>
          <table:table-cell table:style-name="ce53" table:formula="of:=TRUNC([.G36]+[.E37]+[.D37])" office:value-type="currency" office:currency="EUR" office:value="264">
            <text:p>264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4">
            <text:p>14</text:p>
          </table:table-cell>
          <table:table-cell table:style-name="ce26" office:value-type="string">
            <text:p>ECHEANCE PRET</text:p>
          </table:table-cell>
          <table:table-cell table:style-name="ce38" office:value-type="string">
            <text:p>Crédit (donne solde + bas)</text:p>
          </table:table-cell>
          <table:table-cell table:style-name="ce54"/>
          <table:table-cell table:style-name="ce66" office:value-type="currency" office:currency="EUR" office:value="-672.51">
            <text:p>-673 €</text:p>
          </table:table-cell>
          <table:table-cell table:style-name="ce77" table:formula="of:=EOMONTH(TODAY();-1)+[.A38]" office:value-type="date" office:date-value="2017-07-14">
            <text:p>14/07/17</text:p>
          </table:table-cell>
          <table:table-cell table:style-name="ce53" table:formula="of:=TRUNC([.G37]+[.E38]+[.D38])" office:value-type="currency" office:currency="EUR" office:value="-408">
            <text:p>-408,00 €</text:p>
          </table:table-cell>
          <table:table-cell table:style-name="ce83" table:number-columns-repeated="1012"/>
        </table:table-row>
        <table:table-row table:style-name="ro3">
          <table:table-cell table:style-name="ce11" office:value-type="float" office:value="15">
            <text:p>15</text:p>
          </table:table-cell>
          <table:table-cell table:style-name="ce25" office:value-type="string">
            <text:p>CAF</text:p>
          </table:table-cell>
          <table:table-cell table:style-name="ce25" office:value-type="string">
            <text:p>Prime rentrée des classes</text:p>
          </table:table-cell>
          <table:table-cell table:style-name="ce54" office:value-type="currency" office:currency="EUR" office:value="400">
            <text:p>400 €</text:p>
          </table:table-cell>
          <table:table-cell table:style-name="ce54"/>
          <table:table-cell table:style-name="ce77" table:formula="of:=EOMONTH(TODAY();-1)+[.A39]" office:value-type="date" office:date-value="2017-07-15">
            <text:p>15/07/17</text:p>
          </table:table-cell>
          <table:table-cell table:style-name="ce53" table:formula="of:=TRUNC([.G38]+[.E39]+[.D39])" office:value-type="currency" office:currency="EUR" office:value="-8">
            <text:p>-8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6">
            <text:p>16</text:p>
          </table:table-cell>
          <table:table-cell table:number-columns-repeated="2"/>
          <table:table-cell/>
          <table:table-cell table:style-name="ce54"/>
          <table:table-cell table:style-name="ce77" table:formula="of:=EOMONTH(TODAY();-1)+[.A40]" office:value-type="date" office:date-value="2017-07-16">
            <text:p>16/07/17</text:p>
          </table:table-cell>
          <table:table-cell table:style-name="ce53" table:formula="of:=TRUNC([.G39]+[.E40]+[.D40])" office:value-type="currency" office:currency="EUR" office:value="-8">
            <text:p>-8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7">
            <text:p>17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1]" office:value-type="date" office:date-value="2017-07-17">
            <text:p>17/07/17</text:p>
          </table:table-cell>
          <table:table-cell table:style-name="ce53" table:formula="of:=TRUNC([.G40]+[.E41]+[.D41])" office:value-type="currency" office:currency="EUR" office:value="-8">
            <text:p>-8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8">
            <text:p>18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D.G.F.I.P. Impôts</text:p>
          </table:table-cell>
          <table:table-cell table:style-name="ce54"/>
          <table:table-cell table:style-name="ce54" office:value-type="currency" office:currency="EUR" office:value="-47">
            <text:p>-47 €</text:p>
          </table:table-cell>
          <table:table-cell table:style-name="ce77" table:formula="of:=EOMONTH(TODAY();-1)+[.A42]" office:value-type="date" office:date-value="2017-07-18">
            <text:p>18/07/17</text:p>
          </table:table-cell>
          <table:table-cell table:style-name="ce53" table:formula="of:=TRUNC([.G41]+[.E42]+[.D42])" office:value-type="currency" office:currency="EUR" office:value="-55">
            <text:p>-55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9">
            <text:p>19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D.G.F.I.P. Impôts</text:p>
          </table:table-cell>
          <table:table-cell table:style-name="ce54"/>
          <table:table-cell table:style-name="ce54" office:value-type="currency" office:currency="EUR" office:value="-16">
            <text:p>-16 €</text:p>
          </table:table-cell>
          <table:table-cell table:style-name="ce77" table:formula="of:=EOMONTH(TODAY();-1)+[.A43]" office:value-type="date" office:date-value="2017-07-19">
            <text:p>19/07/17</text:p>
          </table:table-cell>
          <table:table-cell table:style-name="ce53" table:formula="of:=TRUNC([.G42]+[.E43]+[.D43])" office:value-type="currency" office:currency="EUR" office:value="-71">
            <text:p>-71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20">
            <text:p>20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4]" office:value-type="date" office:date-value="2017-07-20">
            <text:p>20/07/17</text:p>
          </table:table-cell>
          <table:table-cell table:style-name="ce53" table:formula="of:=TRUNC([.G43]+[.E44]+[.D44])" office:value-type="currency" office:currency="EUR" office:value="-71">
            <text:p>-71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21">
            <text:p>21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5]" office:value-type="date" office:date-value="2017-07-21">
            <text:p>21/07/17</text:p>
          </table:table-cell>
          <table:table-cell table:style-name="ce53" table:formula="of:=TRUNC([.G44]+[.E45]+[.D45])" office:value-type="currency" office:currency="EUR" office:value="-71">
            <text:p>-71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22">
            <text:p>22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6]" office:value-type="date" office:date-value="2017-07-22">
            <text:p>22/07/17</text:p>
          </table:table-cell>
          <table:table-cell table:style-name="ce53" table:formula="of:=TRUNC([.G45]+[.E46]+[.D46])" office:value-type="currency" office:currency="EUR" office:value="-71">
            <text:p>-71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23">
            <text:p>23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7]" office:value-type="date" office:date-value="2017-07-23">
            <text:p>23/07/17</text:p>
          </table:table-cell>
          <table:table-cell table:style-name="ce53" table:formula="of:=TRUNC([.G46]+[.E47]+[.D47])" office:value-type="currency" office:currency="EUR" office:value="-71">
            <text:p>-71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24">
            <text:p>24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8]" office:value-type="date" office:date-value="2017-07-24">
            <text:p>24/07/17</text:p>
          </table:table-cell>
          <table:table-cell table:style-name="ce53" table:formula="of:=TRUNC([.G47]+[.E48]+[.D48])" office:value-type="currency" office:currency="EUR" office:value="-71">
            <text:p>-71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25">
            <text:p>25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Free mobile</text:p>
          </table:table-cell>
          <table:table-cell table:style-name="ce54"/>
          <table:table-cell table:style-name="ce54" office:value-type="currency" office:currency="EUR" office:value="-9">
            <text:p>-9 €</text:p>
          </table:table-cell>
          <table:table-cell table:style-name="ce77" table:formula="of:=EOMONTH(TODAY();-1)+[.A49]" office:value-type="date" office:date-value="2017-07-25">
            <text:p>25/07/17</text:p>
          </table:table-cell>
          <table:table-cell table:style-name="ce53" table:formula="of:=TRUNC([.G48]+[.E49]+[.D49])" office:value-type="currency" office:currency="EUR" office:value="-80">
            <text:p>-80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26">
            <text:p>26</text:p>
          </table:table-cell>
          <table:table-cell table:style-name="ce25"/>
          <table:table-cell table:style-name="ce36"/>
          <table:table-cell table:number-columns-repeated="2" table:style-name="ce54"/>
          <table:table-cell table:style-name="ce77" table:formula="of:=EOMONTH(TODAY();-1)+[.A50]" office:value-type="date" office:date-value="2017-07-26">
            <text:p>26/07/17</text:p>
          </table:table-cell>
          <table:table-cell table:style-name="ce53" table:formula="of:=TRUNC([.G49]+[.E50]+[.D50])" office:value-type="currency" office:currency="EUR" office:value="-80">
            <text:p>-80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27">
            <text:p>27</text:p>
          </table:table-cell>
          <table:table-cell table:style-name="ce25" table:number-columns-repeated="2"/>
          <table:table-cell table:number-columns-repeated="2" table:style-name="ce25"/>
          <table:table-cell table:style-name="ce77" table:formula="of:=EOMONTH(TODAY();-1)+[.A51]" office:value-type="date" office:date-value="2017-07-27">
            <text:p>27/07/17</text:p>
          </table:table-cell>
          <table:table-cell table:style-name="ce53" table:formula="of:=TRUNC([.G50]+[.E51]+[.D51])" office:value-type="currency" office:currency="EUR" office:value="-80">
            <text:p>-80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28">
            <text:p>28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52]" office:value-type="date" office:date-value="2017-07-28">
            <text:p>28/07/17</text:p>
          </table:table-cell>
          <table:table-cell table:style-name="ce53" table:formula="of:=TRUNC([.G51]+[.E52]+[.D52])" office:value-type="currency" office:currency="EUR" office:value="-80">
            <text:p>-80,0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29">
            <text:p>29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Cardif</text:p>
          </table:table-cell>
          <table:table-cell table:style-name="ce54" office:value-type="currency" office:currency="EUR" office:value="627.68">
            <text:p>628 €</text:p>
          </table:table-cell>
          <table:table-cell table:style-name="ce54"/>
          <table:table-cell table:style-name="ce77" table:formula="of:=EOMONTH(TODAY();-1)+[.A53]" office:value-type="date" office:date-value="2017-07-29">
            <text:p>29/07/17</text:p>
          </table:table-cell>
          <table:table-cell table:style-name="ce53" table:formula="of:=TRUNC([.G52]+[.E53]+[.D53])" office:value-type="currency" office:currency="EUR" office:value="547">
            <text:p>547,00 €</text:p>
          </table:table-cell>
          <table:table-cell table:number-columns-repeated="1012"/>
        </table:table-row>
        <table:table-row table:style-name="ro3">
          <table:table-cell table:style-name="ce11" table:formula="of:=DAY(DATE(YEAR([.F19]);MONTH([.F19])+1;1)-1)" office:value-type="float" office:value="31">
            <text:p>31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Sadef Mr Bricolage</text:p>
          </table:table-cell>
          <table:table-cell table:style-name="ce54" office:value-type="currency" office:currency="EUR" office:value="200">
            <text:p>200 €</text:p>
          </table:table-cell>
          <table:table-cell table:style-name="ce54"/>
          <table:table-cell table:style-name="ce77" table:formula="of:=EOMONTH(TODAY();-1)+[.A54]" office:value-type="date" office:date-value="2017-07-31">
            <text:p>31/07/17</text:p>
          </table:table-cell>
          <table:table-cell table:style-name="ce53" table:formula="of:=TRUNC([.G53]+[.E54]+[.D54])" office:value-type="currency" office:currency="EUR" office:value="747">
            <text:p>747,00 €</text:p>
          </table:table-cell>
          <table:table-cell table:number-columns-repeated="1012"/>
        </table:table-row>
        <table:table-row table:style-name="ro3">
          <table:table-cell table:style-name="ce11" table:formula="of:=DAY(DATE(YEAR([.F20]);MONTH([.F20])+1;1)-1)" office:value-type="float" office:value="31">
            <text:p>31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Ligue Enseignement</text:p>
          </table:table-cell>
          <table:table-cell table:style-name="ce54" office:value-type="currency" office:currency="EUR" office:value="1246">
            <text:p>1 246 €</text:p>
          </table:table-cell>
          <table:table-cell table:style-name="ce54"/>
          <table:table-cell table:style-name="ce77" table:formula="of:=EOMONTH(TODAY();-1)+[.A55]" office:value-type="date" office:date-value="2017-07-31">
            <text:p>31/07/17</text:p>
          </table:table-cell>
          <table:table-cell table:style-name="ce53" table:formula="of:=TRUNC([.G54]+[.E55]+[.D55])" office:value-type="currency" office:currency="EUR" office:value="1993">
            <text:p>1 993,00 €</text:p>
          </table:table-cell>
          <table:table-cell table:number-columns-repeated="1012"/>
        </table:table-row>
        <table:table-row table:style-name="ro3">
          <table:table-cell table:style-name="ce11" table:formula="of:=DAY(DATE(YEAR([.F21]);MONTH([.F21])+1;1)-1)" office:value-type="float" office:value="31">
            <text:p>31</text:p>
          </table:table-cell>
          <table:table-cell table:style-name="ce27" office:value-type="string">
            <text:p>Budget CB (paie + frais Isa de juin = </text:p>
          </table:table-cell>
          <table:table-cell table:style-name="ce39" table:formula="of:=[.D55]" office:value-type="currency" office:currency="EUR" office:value="1246">
            <text:p>1 246,00 €</text:p>
          </table:table-cell>
          <table:table-cell table:number-columns-repeated="2" table:style-name="ce54"/>
          <table:table-cell table:style-name="ce77" table:formula="of:=EOMONTH(TODAY();-1)+[.A56]" office:value-type="date" office:date-value="2017-07-31">
            <text:p>31/07/17</text:p>
          </table:table-cell>
          <table:table-cell table:style-name="ce53" table:formula="of:=TRUNC([.G55]+[.E56]+[.D56])" office:value-type="currency" office:currency="EUR" office:value="1993">
            <text:p>1 993,00 €</text:p>
          </table:table-cell>
          <table:table-cell table:number-columns-repeated="1012"/>
        </table:table-row>
        <table:table-row table:style-name="ro3">
          <table:table-cell table:style-name="ce11" table:formula="of:=DAY(DATE(YEAR([.F22]);MONTH([.F22])+1;1)-1)" office:value-type="float" office:value="31">
            <text:p>31</text:p>
          </table:table-cell>
          <table:table-cell table:style-name="ce28" office:value-type="string" table:number-columns-spanned="2" table:number-rows-spanned="1">
            <text:p>si budget mensuel dépassé : baisser d'autant celui du mois suivant</text:p>
          </table:table-cell>
          <table:covered-table-cell table:style-name="ce40"/>
          <table:table-cell table:number-columns-repeated="2" table:style-name="ce54"/>
          <table:table-cell table:style-name="ce77" table:formula="of:=EOMONTH(TODAY();-1)+[.A57]" office:value-type="date" office:date-value="2017-07-31">
            <text:p>31/07/17</text:p>
          </table:table-cell>
          <table:table-cell table:style-name="ce53" table:formula="of:=TRUNC([.G56]+[.E57]+[.D57])" office:value-type="currency" office:currency="EUR" office:value="1993">
            <text:p>1 993,00 €</text:p>
          </table:table-cell>
          <table:table-cell table:number-columns-repeated="1012"/>
        </table:table-row>
        <table:table-row table:style-name="ro1">
          <table:table-cell table:style-name="ce11" table:formula="of:=DAY(DATE(YEAR([.F23]);MONTH([.F23])+1;1)-1)" office:value-type="float" office:value="31">
            <text:p>31</text:p>
          </table:table-cell>
          <table:table-cell table:style-name="ce29" office:value-type="string">
            <text:p>Ecart +/- CB mois précédant : </text:p>
          </table:table-cell>
          <table:table-cell table:style-name="ce41" office:value-type="currency" office:currency="EUR" office:value="0">
            <text:p>0,00 €</text:p>
          </table:table-cell>
          <table:table-cell table:number-columns-repeated="2" table:style-name="ce54"/>
          <table:table-cell table:style-name="ce77" table:formula="of:=EOMONTH(TODAY();-1)+[.A58]" office:value-type="date" office:date-value="2017-07-31">
            <text:p>31/07/17</text:p>
          </table:table-cell>
          <table:table-cell table:style-name="ce53" table:formula="of:=TRUNC([.G57]+[.E58]+[.D58])" office:value-type="currency" office:currency="EUR" office:value="1993">
            <text:p>1 993,00 €</text:p>
          </table:table-cell>
          <table:table-cell table:number-columns-repeated="1012"/>
        </table:table-row>
        <table:table-row table:style-name="ro1">
          <table:table-cell table:style-name="ce11" table:formula="of:=DAY(DATE(YEAR([.F24]);MONTH([.F24])+1;1)-1)" office:value-type="float" office:value="31">
            <text:p>31</text:p>
          </table:table-cell>
          <table:table-cell table:style-name="ce29" office:value-type="string">
            <text:p><text:s/>- encours cartes à ce jour :</text:p>
          </table:table-cell>
          <table:table-cell table:style-name="ce41" office:value-type="currency" office:currency="EUR" office:value="0">
            <text:p>0,00 €</text:p>
          </table:table-cell>
          <table:table-cell table:style-name="ce54"/>
          <table:table-cell table:style-name="ce54" table:formula="of:=[.C59]" office:value-type="currency" office:currency="EUR" office:value="0">
            <text:p>0 €</text:p>
          </table:table-cell>
          <table:table-cell table:style-name="ce77" table:formula="of:=EOMONTH(TODAY();-1)+[.A59]" office:value-type="date" office:date-value="2017-07-31">
            <text:p>31/07/17</text:p>
          </table:table-cell>
          <table:table-cell table:style-name="ce53" table:formula="of:=TRUNC([.G58]+[.E59]+[.D59])" office:value-type="currency" office:currency="EUR" office:value="1993">
            <text:p>1 993,00 €</text:p>
          </table:table-cell>
          <table:table-cell table:number-columns-repeated="1012"/>
        </table:table-row>
        <table:table-row table:style-name="ro1">
          <table:table-cell table:style-name="ce11" table:formula="of:=DAY(DATE(YEAR([.F25]);MONTH([.F25])+1;1)-1)" office:value-type="float" office:value="31">
            <text:p>31</text:p>
          </table:table-cell>
          <table:table-cell table:style-name="ce29" office:value-type="string">
            <text:p>Retrait DAB Isa Angoulème</text:p>
          </table:table-cell>
          <table:table-cell table:style-name="ce41" office:value-type="currency" office:currency="EUR" office:value="0">
            <text:p>0,00 €</text:p>
          </table:table-cell>
          <table:table-cell table:number-columns-repeated="2" table:style-name="ce54"/>
          <table:table-cell table:style-name="ce77" table:formula="of:=EOMONTH(TODAY();-1)+[.A60]" office:value-type="date" office:date-value="2017-07-31">
            <text:p>31/07/17</text:p>
          </table:table-cell>
          <table:table-cell table:style-name="ce53" table:formula="of:=TRUNC([.G59]+[.E60]+[.D60])" office:value-type="currency" office:currency="EUR" office:value="1993">
            <text:p>1 993,00 €</text:p>
          </table:table-cell>
          <table:table-cell table:number-columns-repeated="1012"/>
        </table:table-row>
        <table:table-row table:style-name="ro1">
          <table:table-cell table:style-name="ce11" table:formula="of:=DAY(DATE(YEAR([.F26]);MONTH([.F26])+1;1)-1)" office:value-type="float" office:value="31">
            <text:p>31</text:p>
          </table:table-cell>
          <table:table-cell table:style-name="ce29" office:value-type="string">
            <text:p>Courses Marc (Pain montignac</text:p>
          </table:table-cell>
          <table:table-cell table:style-name="ce41" office:value-type="currency" office:currency="EUR" office:value="0">
            <text:p>0,00 €</text:p>
          </table:table-cell>
          <table:table-cell table:number-columns-repeated="2" table:style-name="ce54"/>
          <table:table-cell table:style-name="ce77" table:formula="of:=EOMONTH(TODAY();-1)+[.A61]" office:value-type="date" office:date-value="2017-07-31">
            <text:p>31/07/17</text:p>
          </table:table-cell>
          <table:table-cell table:style-name="ce53" table:formula="of:=TRUNC([.G60]+[.E61]+[.D61])" office:value-type="currency" office:currency="EUR" office:value="1993">
            <text:p>1 993,00 €</text:p>
          </table:table-cell>
          <table:table-cell table:number-columns-repeated="1012"/>
        </table:table-row>
        <table:table-row table:style-name="ro1">
          <table:table-cell table:style-name="ce11" table:formula="of:=DAY(DATE(YEAR([.F27]);MONTH([.F27])+1;1)-1)" office:value-type="float" office:value="31">
            <text:p>31</text:p>
          </table:table-cell>
          <table:table-cell table:style-name="ce29" office:value-type="string">
            <text:p>Prêt prime rentrée des classes</text:p>
          </table:table-cell>
          <table:table-cell table:style-name="ce41" office:value-type="currency" office:currency="EUR" office:value="0">
            <text:p>0,00 €</text:p>
          </table:table-cell>
          <table:table-cell table:number-columns-repeated="2" table:style-name="ce54"/>
          <table:table-cell table:style-name="ce77" table:formula="of:=EOMONTH(TODAY();-1)+[.A62]" office:value-type="date" office:date-value="2017-07-31">
            <text:p>31/07/17</text:p>
          </table:table-cell>
          <table:table-cell table:style-name="ce53" table:formula="of:=TRUNC([.G61]+[.E62]+[.D62])" office:value-type="currency" office:currency="EUR" office:value="1993">
            <text:p>1 993,00 €</text:p>
          </table:table-cell>
          <table:table-cell table:number-columns-repeated="1012"/>
        </table:table-row>
        <table:table-row table:style-name="ro1">
          <table:table-cell table:style-name="ce11" table:formula="of:=DAY(DATE(YEAR([.F28]);MONTH([.F28])+1;1)-1)" office:value-type="float" office:value="31">
            <text:p>31</text:p>
          </table:table-cell>
          <table:table-cell table:style-name="ce29" office:value-type="string">
            <text:p>Aide ammortissement</text:p>
          </table:table-cell>
          <table:table-cell table:style-name="ce41" office:value-type="currency" office:currency="EUR" office:value="0">
            <text:p>0,00 €</text:p>
          </table:table-cell>
          <table:table-cell table:number-columns-repeated="2" table:style-name="ce54"/>
          <table:table-cell table:style-name="ce77" table:formula="of:=EOMONTH(TODAY();-1)+[.A63]" office:value-type="date" office:date-value="2017-07-31">
            <text:p>31/07/17</text:p>
          </table:table-cell>
          <table:table-cell table:style-name="ce53" table:formula="of:=TRUNC([.G62]+[.E63]+[.D63])" office:value-type="currency" office:currency="EUR" office:value="1993">
            <text:p>1 993,00 €</text:p>
          </table:table-cell>
          <table:table-cell table:number-columns-repeated="1012"/>
        </table:table-row>
        <table:table-row table:style-name="ro1">
          <table:table-cell table:style-name="ce11" table:formula="of:=DAY(DATE(YEAR([.F29]);MONTH([.F29])+1;1)-1)" office:value-type="float" office:value="31">
            <text:p>31</text:p>
          </table:table-cell>
          <table:table-cell table:style-name="ce29" office:value-type="string">
            <text:p>Aide André</text:p>
          </table:table-cell>
          <table:table-cell table:style-name="ce41" office:value-type="currency" office:currency="EUR" office:value="-61">
            <text:p>-61,00 €</text:p>
          </table:table-cell>
          <table:table-cell table:number-columns-repeated="2" table:style-name="ce54"/>
          <table:table-cell table:style-name="ce77" table:formula="of:=EOMONTH(TODAY();-1)+[.A64]" office:value-type="date" office:date-value="2017-07-31">
            <text:p>31/07/17</text:p>
          </table:table-cell>
          <table:table-cell table:style-name="ce53" table:formula="of:=TRUNC([.G63]+[.E64]+[.D64])" office:value-type="currency" office:currency="EUR" office:value="1993">
            <text:p>1 993,00 €</text:p>
          </table:table-cell>
          <table:table-cell table:number-columns-repeated="1012"/>
        </table:table-row>
        <table:table-row table:style-name="ro3">
          <table:table-cell table:style-name="ce11" table:formula="of:=DAY(DATE(YEAR([.F30]);MONTH([.F30])+1;1)-1)" office:value-type="float" office:value="31">
            <text:p>31</text:p>
          </table:table-cell>
          <table:table-cell table:style-name="ce30" office:value-type="string">
            <text:p>Total dispo budget CB Isa :</text:p>
          </table:table-cell>
          <table:table-cell table:style-name="ce42" table:formula="of:=SUM([.C56:.C64])" office:value-type="currency" office:currency="EUR" office:value="1185">
            <text:p>1 185,00 €</text:p>
          </table:table-cell>
          <table:table-cell table:number-columns-repeated="2" table:style-name="ce54"/>
          <table:table-cell table:style-name="ce77" table:formula="of:=EOMONTH(TODAY();-1)+[.A65]" office:value-type="date" office:date-value="2017-07-31">
            <text:p>31/07/17</text:p>
          </table:table-cell>
          <table:table-cell table:style-name="ce53" table:formula="of:=TRUNC([.G64]+[.E65]+[.D65])" office:value-type="currency" office:currency="EUR" office:value="1993">
            <text:p>1 993,00 €</text:p>
          </table:table-cell>
          <table:table-cell table:number-columns-repeated="1012"/>
        </table:table-row>
        <table:table-row table:style-name="ro3">
          <table:table-cell table:style-name="ce11" table:formula="of:=DAY(DATE(YEAR([.F31]);MONTH([.F31])+1;1)-1)" office:value-type="float" office:value="31">
            <text:p>31</text:p>
          </table:table-cell>
          <table:table-cell table:style-name="ce25" office:value-type="string">
            <text:p>FACTURE CARTE</text:p>
          </table:table-cell>
          <table:table-cell table:style-name="ce43" office:value-type="string">
            <text:p>Budget restant du mois :</text:p>
          </table:table-cell>
          <table:table-cell table:style-name="ce55"/>
          <table:table-cell table:style-name="ce55" table:formula="of:=-[.C65]" office:value-type="currency" office:currency="EUR" office:value="-1185">
            <text:p>-1 185 €</text:p>
          </table:table-cell>
          <table:table-cell table:style-name="ce77" table:formula="of:=EOMONTH(TODAY();-1)+[.A66]" office:value-type="date" office:date-value="2017-07-31">
            <text:p>31/07/17</text:p>
          </table:table-cell>
          <table:table-cell table:style-name="ce53" table:formula="of:=TRUNC([.G65]+[.E66]+[.D66])" office:value-type="currency" office:currency="EUR" office:value="808">
            <text:p>808,00 €</text:p>
          </table:table-cell>
          <table:table-cell table:number-columns-repeated="1012"/>
        </table:table-row>
        <table:table-row table:style-name="ro3">
          <table:table-cell table:style-name="ce11" table:formula="of:=DAY(DATE(YEAR([.F32]);MONTH([.F32])+1;1)-1)" office:value-type="float" office:value="31">
            <text:p>31</text:p>
          </table:table-cell>
          <table:table-cell table:style-name="ce25" office:value-type="string">
            <text:p>VIRT CPTE A CPTE EMIS</text:p>
          </table:table-cell>
          <table:table-cell table:style-name="ce25" office:value-type="string">
            <text:p>PEL</text:p>
          </table:table-cell>
          <table:table-cell table:style-name="ce54"/>
          <table:table-cell table:style-name="ce54" office:value-type="currency" office:currency="EUR" office:value="-45">
            <text:p>-45 €</text:p>
          </table:table-cell>
          <table:table-cell table:style-name="ce77" table:formula="of:=EOMONTH(TODAY();-1)+[.A67]" office:value-type="date" office:date-value="2017-07-31">
            <text:p>31/07/17</text:p>
          </table:table-cell>
          <table:table-cell table:style-name="ce53" table:formula="of:=TRUNC([.G66]+[.E67]+[.D67])" office:value-type="currency" office:currency="EUR" office:value="763">
            <text:p>763,00 €</text:p>
          </table:table-cell>
          <table:table-cell table:number-columns-repeated="1012"/>
        </table:table-row>
        <table:table-row table:style-name="ro3">
          <table:table-cell table:style-name="ce11" table:formula="of:=DAY(DATE(YEAR([.F33]);MONTH([.F33])+1;1)-1)" office:value-type="float" office:value="31">
            <text:p>31</text:p>
          </table:table-cell>
          <table:table-cell table:style-name="ce25" office:value-type="string">
            <text:p>CHEQUES Marc</text:p>
          </table:table-cell>
          <table:table-cell table:style-name="ce36" office:value-type="string">
            <text:p>Total chèques imprévus</text:p>
          </table:table-cell>
          <table:table-cell table:style-name="ce54"/>
          <table:table-cell table:style-name="ce54" office:value-type="currency" office:currency="EUR" office:value="0">
            <text:p>0 €</text:p>
          </table:table-cell>
          <table:table-cell table:style-name="ce77" table:formula="of:=EOMONTH(TODAY();-1)+[.A68]" office:value-type="date" office:date-value="2017-07-31">
            <text:p>31/07/17</text:p>
          </table:table-cell>
          <table:table-cell table:style-name="ce53" table:formula="of:=TRUNC([.G67]+[.E68]+[.D68])" office:value-type="currency" office:currency="EUR" office:value="763">
            <text:p>763,00 €</text:p>
          </table:table-cell>
          <table:table-cell table:number-columns-repeated="1012"/>
        </table:table-row>
        <table:table-row table:style-name="ro3">
          <table:table-cell table:style-name="ce11" table:formula="of:=DAY(DATE(YEAR([.F34]);MONTH([.F34])+1;1)-1)" office:value-type="float" office:value="31">
            <text:p>31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CPAM Marc</text:p>
          </table:table-cell>
          <table:table-cell table:style-name="ce54" office:value-type="currency" office:currency="EUR" office:value="352.1">
            <text:p>352 €</text:p>
          </table:table-cell>
          <table:table-cell table:style-name="ce25"/>
          <table:table-cell table:style-name="ce77" table:formula="of:=EOMONTH(TODAY();-1)+[.A69]" office:value-type="date" office:date-value="2017-07-31">
            <text:p>31/07/17</text:p>
          </table:table-cell>
          <table:table-cell table:style-name="ce53" table:formula="of:=TRUNC([.G68]+[.E69]+[.D69])" office:value-type="currency" office:currency="EUR" office:value="1115">
            <text:p>1 115,00 €</text:p>
          </table:table-cell>
          <table:table-cell table:number-columns-repeated="1012"/>
        </table:table-row>
        <table:table-row table:style-name="ro6">
          <table:table-cell table:style-name="ce11" table:formula="of:=DAY(DATE(YEAR([.F35]);MONTH([.F35])+1;1)-1)" office:value-type="float" office:value="31">
            <text:p>31</text:p>
          </table:table-cell>
          <table:table-cell table:style-name="ce31" office:value-type="string">
            <text:p>Epargne manuelle</text:p>
          </table:table-cell>
          <table:table-cell table:style-name="ce31" office:value-type="string">
            <text:p>exceptionnelle</text:p>
          </table:table-cell>
          <table:table-cell table:style-name="ce54"/>
          <table:table-cell table:style-name="ce67" office:value-type="currency" office:currency="EUR" office:value="-285">
            <text:p>-285 €</text:p>
          </table:table-cell>
          <table:table-cell table:style-name="ce77" table:formula="of:=EOMONTH(TODAY();-1)+[.A70]" office:value-type="date" office:date-value="2017-07-31">
            <text:p>31/07/17</text:p>
          </table:table-cell>
          <table:table-cell table:style-name="ce53" table:formula="of:=TRUNC([.G69]+[.E70]+[.D70])" office:value-type="currency" office:currency="EUR" office:value="830">
            <text:p>830,00 €</text:p>
          </table:table-cell>
          <table:table-cell table:number-columns-repeated="1012"/>
        </table:table-row>
        <table:table-row table:style-name="ro4">
          <table:table-cell table:style-name="ce11" table:formula="of:=DAY(DATE(YEAR([.F36]);MONTH([.F36])+1;1)-1)" office:value-type="float" office:value="31">
            <text:p>31</text:p>
          </table:table-cell>
          <table:table-cell office:value-type="string">
            <text:p>← formule à conserver !</text:p>
          </table:table-cell>
          <table:table-cell table:style-name="ce44"/>
          <table:table-cell table:style-name="ce56" table:formula="of:=SUM([.D19:.D70])" office:value-type="currency" office:currency="EUR" office:value="3911.93">
            <text:p>3 911,93 €</text:p>
          </table:table-cell>
          <table:table-cell table:style-name="ce68" table:formula="of:=SUM([.E19:.E70])" office:value-type="currency" office:currency="EUR" office:value="-3601.21">
            <text:p>-3 601 €</text:p>
          </table:table-cell>
          <table:table-cell table:number-columns-repeated="1014"/>
        </table:table-row>
        <table:table-row table:style-name="ro7">
          <table:table-cell table:style-name="ce12"/>
          <table:table-cell/>
          <table:table-cell table:style-name="ce45" table:formula="of:=IF([.E72]&gt;0;&quot;Solde excédentaire : &quot;;&quot;Solde déficitaire : &quot;)" office:value-type="string" office:string-value="Solde excédentaire : " table:number-columns-spanned="2" table:number-rows-spanned="1">
            <text:p>Solde excédentaire : </text:p>
          </table:table-cell>
          <table:covered-table-cell table:style-name="ce57"/>
          <table:table-cell table:style-name="ce69" table:formula="of:=TRUNC([.E71]+[.D71])" office:value-type="currency" office:currency="EUR" office:value="310">
            <text:p>310,00 €</text:p>
          </table:table-cell>
          <table:table-cell table:style-name="ce78" table:number-columns-spanned="2" table:number-rows-spanned="1"/>
          <table:covered-table-cell table:style-name="ce78"/>
          <table:table-cell table:number-columns-repeated="1012"/>
        </table:table-row>
        <table:table-row table:style-name="ro3">
          <table:table-cell table:style-name="ce5"/>
          <table:table-cell table:number-columns-repeated="4"/>
          <table:table-cell table:style-name="ce79"/>
          <table:table-cell table:style-name="ce78"/>
          <table:table-cell table:number-columns-repeated="1012"/>
        </table:table-row>
        <table:table-row table:style-name="ro3">
          <table:table-cell table:style-name="ce13" office:value-type="string">
            <text:p>Règles :</text:p>
          </table:table-cell>
          <table:table-cell table:style-name="ce32" table:number-columns-repeated="3"/>
          <table:table-cell table:style-name="ce70"/>
          <table:table-cell table:style-name="ce80" table:number-columns-repeated="2"/>
          <table:table-cell table:style-name="ce32"/>
          <table:table-cell table:number-columns-repeated="1011"/>
        </table:table-row>
        <table:table-row table:style-name="ro8">
          <table:table-cell table:style-name="ce14" office:value-type="string" table:number-columns-spanned="8" table:number-rows-spanned="1">
            <text:p>Important : si Isa dépasse 1 200 €, baisser autant le budget du mois suivant !</text:p>
          </table:table-cell>
          <table:covered-table-cell table:number-columns-repeated="3" table:style-name="ce32"/>
          <table:covered-table-cell table:style-name="ce70"/>
          <table:covered-table-cell table:number-columns-repeated="2" table:style-name="ce80"/>
          <table:covered-table-cell table:style-name="ce32"/>
          <table:table-cell table:number-columns-repeated="1011"/>
        </table:table-row>
        <table:table-row table:style-name="ro9">
          <table:table-cell table:style-name="ce15" office:value-type="string" table:number-columns-spanned="8" table:number-rows-spanned="1">
            <text:p>828 € de fond de roulement suffisent: si on a trop (2 750 € en avril) on est tenté de flamber. Avoir un fond trop élevé est une grossière erreur car Isa n'a plus peur de dépenser !</text:p>
          </table:table-cell>
          <table:covered-table-cell table:style-name="ce33"/>
          <table:covered-table-cell table:number-columns-repeated="3" table:style-name="ce46"/>
          <table:covered-table-cell table:number-columns-repeated="3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8" table:number-rows-spanned="1">
            <text:p>Isa dispose de tout son salaire + les frais remboursés pour les achats par carte de crédit. C'est tout simple. Ne doit pas dépasser.</text:p>
          </table:table-cell>
          <table:covered-table-cell table:number-columns-repeated="7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8" table:number-rows-spanned="1">
            <text:p>PEL + LDD BNP + LDD BNP = 4001,15 € ! on a récupéré les 4 000 € de maman.</text:p>
          </table:table-cell>
          <table:covered-table-cell table:number-columns-repeated="7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8" table:number-rows-spanned="1">
            <text:p>Marc fait uniquement des chèques et des retraits. Aucune carte de crédit, réservée à Isa</text:p>
          </table:table-cell>
          <table:covered-table-cell table:number-columns-repeated="7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8" table:number-rows-spanned="1">
            <text:p>Régler les factures immédiatement et sans retard</text:p>
          </table:table-cell>
          <table:covered-table-cell table:number-columns-repeated="7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8" table:number-rows-spanned="1">
            <text:p>Ne pas faire de dettes ni de crédits !</text:p>
          </table:table-cell>
          <table:covered-table-cell table:number-columns-repeated="7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8" table:number-rows-spanned="1">
            <text:p>Économiser l'eau, l'électricité, le linge, </text:p>
          </table:table-cell>
          <table:covered-table-cell table:number-columns-repeated="7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8" table:number-rows-spanned="1">
            <text:p>Pas d'alliance avec le monde</text:p>
          </table:table-cell>
          <table:covered-table-cell table:number-columns-repeated="7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8" table:number-rows-spanned="1">
            <text:p>Marcher par le Souffle et non par la force, la puissance, le courage</text:p>
          </table:table-cell>
          <table:covered-table-cell table:number-columns-repeated="7" table:style-name="ce33"/>
          <table:table-cell table:number-columns-repeated="1011"/>
        </table:table-row>
        <table:table-row table:style-name="ro3" table:number-rows-repeated="25">
          <table:table-cell table:number-columns-repeated="1019"/>
        </table:table-row>
        <table:table-row table:style-name="ro3" table:number-rows-repeated="2">
          <table:table-cell table:style-name="ce5"/>
          <table:table-cell table:number-columns-repeated="1018"/>
        </table:table-row>
        <table:table-row table:style-name="ro3" table:number-rows-repeated="1048464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echeancier" table:style-name="ta1" table:print="false">
        <office:forms form:automatic-focus="false" form:apply-design-mode="false"/>
        <table:table-column table:style-name="co1" table:default-cell-style-name="ce16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2" table:default-cell-style-name="Default"/>
        <table:table-row table:style-name="ro1">
          <table:table-cell table:style-name="ce1"/>
          <table:table-cell table:number-columns-repeated="2"/>
          <table:table-cell table:style-name="ce47"/>
          <table:table-cell table:style-name="ce19"/>
          <table:table-cell table:number-columns-repeated="1017"/>
        </table:table-row>
        <table:table-row table:style-name="ro2">
          <table:table-cell table:style-name="ce2" office:value-type="string" table:number-columns-spanned="4" table:number-rows-spanned="1">
            <text:p><text:s/>- N'est-ce pas glorieux de la part de Achem de faire un solde positif de </text:p>
          </table:table-cell>
          <table:covered-table-cell table:style-name="ce17"/>
          <table:covered-table-cell table:style-name="ce34"/>
          <table:covered-table-cell table:style-name="ce48"/>
          <table:table-cell table:style-name="ce58" table:formula="of:=[.E72]" office:value-type="currency" office:currency="EUR" office:value="-11">
            <text:p>-11,00 €</text:p>
          </table:table-cell>
          <table:table-cell table:style-name="ce71" office:value-type="string" table:number-columns-spanned="5" table:number-rows-spanned="1">
            <text:p><text:s/>- Gloire à Avinou chebachamaïm ! </text:p>
          </table:table-cell>
          <table:covered-table-cell table:style-name="ce81"/>
          <table:covered-table-cell table:style-name="ce89"/>
          <table:covered-table-cell table:style-name="ce92"/>
          <table:covered-table-cell/>
          <table:table-cell table:number-columns-repeated="1012"/>
        </table:table-row>
        <table:table-row table:style-name="ro1">
          <table:table-cell table:style-name="Default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84" office:value-type="string" table:number-columns-spanned="3" table:number-rows-spanned="1">
            <text:p>Solde des opération à venir à partir d'aujourd'hui : </text:p>
          </table:table-cell>
          <table:covered-table-cell table:style-name="ce86"/>
          <table:covered-table-cell/>
          <table:table-cell table:style-name="ce49" table:formula="of:=SUMPRODUCT([.E19:.E70]+[.D19:.D70];[.F19:.F70]&gt;=(TODAY()+1))" office:value-type="currency" office:currency="EUR" office:value="-165.98">
            <text:p>-165,98 €</text:p>
          </table:table-cell>
          <table:table-cell table:style-name="ce19"/>
          <table:table-cell/>
          <table:table-cell table:style-name="ce82" table:number-columns-spanned="5" table:number-rows-spanned="1"/>
          <table:covered-table-cell table:number-columns-repeated="3" table:style-name="ce82"/>
          <table:covered-table-cell/>
          <table:table-cell table:number-columns-repeated="1011"/>
        </table:table-row>
        <table:table-row table:style-name="ro1">
          <table:table-cell table:style-name="ce5"/>
          <table:table-cell table:number-columns-repeated="2"/>
          <table:table-cell table:style-name="ce50"/>
          <table:table-cell table:number-columns-repeated="1018"/>
        </table:table-row>
        <table:table-row table:style-name="ro1">
          <table:table-cell table:style-name="ce84" office:value-type="string" table:number-columns-spanned="3" table:number-rows-spanned="1">
            <text:p>Solde échéancier théorique aujourd'hui : </text:p>
          </table:table-cell>
          <table:covered-table-cell table:style-name="ce86"/>
          <table:covered-table-cell/>
          <table:table-cell table:style-name="ce49" table:formula="of:=SUMPRODUCT(ISNUMBER(SEARCH(TODAY();[.$F$19:.$F$70]))*[.G$19:.G$70])" office:value-type="currency" office:currency="EUR" office:value="1154">
            <text:p>1 154,00 €</text:p>
          </table:table-cell>
          <table:table-cell table:style-name="ce19"/>
          <table:table-cell/>
          <table:table-cell table:style-name="ce82" table:number-columns-repeated="4"/>
          <table:table-cell table:number-columns-repeated="1012"/>
        </table:table-row>
        <table:table-row table:style-name="ro1">
          <table:table-cell table:style-name="ce84" office:value-type="string" table:number-columns-spanned="3" table:number-rows-spanned="1">
            <text:p>Solde réel aujourd'hui : </text:p>
          </table:table-cell>
          <table:covered-table-cell table:style-name="ce86"/>
          <table:covered-table-cell/>
          <table:table-cell table:style-name="ce49" table:formula="of:=SUMPRODUCT(ISNUMBER(SEARCH(TODAY();[.$F$19:.$F$72]))*[.H$19:.H$72])" office:value-type="currency" office:currency="EUR" office:value="690.21">
            <text:p>690,21 €</text:p>
          </table:table-cell>
          <table:table-cell table:style-name="ce19"/>
          <table:table-cell/>
          <table:table-cell table:style-name="ce82" table:number-columns-repeated="4"/>
          <table:table-cell table:number-columns-repeated="1012"/>
        </table:table-row>
        <table:table-row table:style-name="ro2">
          <table:table-cell table:style-name="ce84" office:value-type="string" table:number-columns-spanned="3" table:number-rows-spanned="1">
            <text:p>Différence : </text:p>
          </table:table-cell>
          <table:covered-table-cell table:style-name="ce86"/>
          <table:covered-table-cell/>
          <table:table-cell table:style-name="ce49" table:formula="of:=[.D7]-[.D6]" office:value-type="currency" office:currency="EUR" office:value="-463.79">
            <text:p>-463,79 €</text:p>
          </table:table-cell>
          <table:table-cell table:style-name="ce59" table:formula="of:=IF([.D8]&lt;0;&quot;       &lt;--     Il va falloir taper dans le livret de la Poste !&quot;; &quot; Tout est ok !&quot;)" office:value-type="string" office:string-value="       &lt;--     Il va falloir taper dans le livret de la Poste !" table:number-columns-spanned="6" table:number-rows-spanned="1">
            <text:p><text:s text:c="7"/>&lt;-- <text:s text:c="4"/>Il va falloir taper dans le livret de la Poste !</text:p>
          </table:table-cell>
          <table:covered-table-cell/>
          <table:covered-table-cell table:number-columns-repeated="4" table:style-name="ce82"/>
          <table:table-cell table:number-columns-repeated="1012"/>
        </table:table-row>
        <table:table-row table:style-name="ro1">
          <table:table-cell table:style-name="ce5"/>
          <table:table-cell table:number-columns-repeated="2"/>
          <table:table-cell table:style-name="ce50"/>
          <table:table-cell table:number-columns-repeated="1018"/>
        </table:table-row>
        <table:table-row table:style-name="ro2">
          <table:table-cell table:style-name="ce85" office:value-type="string" table:number-columns-spanned="3" table:number-rows-spanned="1">
            <text:p>Prévision du solde du compte à la fin du mois en cours : </text:p>
          </table:table-cell>
          <table:covered-table-cell table:style-name="ce19"/>
          <table:covered-table-cell/>
          <table:table-cell table:style-name="ce51" table:formula="of:=[.D7]+[.D4]" office:value-type="currency" office:currency="EUR" office:value="524.23">
            <text:p>524,23 €</text:p>
          </table:table-cell>
          <table:table-cell table:style-name="ce59" table:formula="of:=IF([.D10]&lt;0;&quot;       &lt;--     Il va falloir taper dans le livret de la Poste !&quot;; &quot; Tout est ok !&quot;)" office:value-type="string" office:string-value=" Tout est ok !" table:number-columns-spanned="6" table:number-rows-spanned="1">
            <text:p><text:s/>Tout est ok !</text:p>
          </table:table-cell>
          <table:covered-table-cell table:number-columns-repeated="2" table:style-name="ce72"/>
          <table:covered-table-cell table:style-name="ce90"/>
          <table:covered-table-cell table:style-name="ce93"/>
          <table:covered-table-cell table:style-name="ce82"/>
          <table:table-cell table:number-columns-repeated="1012"/>
        </table:table-row>
        <table:table-row table:style-name="ro1">
          <table:table-cell table:style-name="ce5"/>
          <table:table-cell table:number-columns-repeated="3"/>
          <table:table-cell table:style-name="ce19"/>
          <table:table-cell/>
          <table:table-cell table:style-name="ce82" table:number-columns-repeated="4"/>
          <table:table-cell table:number-columns-repeated="1012"/>
        </table:table-row>
        <table:table-row table:style-name="ro3">
          <table:table-cell table:style-name="ce5" office:value-type="string" table:number-columns-spanned="3" table:number-rows-spanned="1">
            <text:p>(Joëlle me doit 100 € chèque du 6/6/2017 ) 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5"/>
          <table:table-cell table:number-columns-repeated="2"/>
          <table:table-cell table:style-name="ce47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Jour</text:p>
          </table:table-cell>
          <table:table-cell table:style-name="ce20" table:number-columns-repeated="3"/>
          <table:table-cell table:style-name="ce60"/>
          <table:table-cell table:style-name="ce73" table:number-columns-repeated="5"/>
          <table:table-cell table:number-columns-repeated="1012"/>
        </table:table-row>
        <table:table-row table:style-name="ro1">
          <table:table-cell table:style-name="ce8" office:value-type="string">
            <text:p>dans</text:p>
          </table:table-cell>
          <table:table-cell table:style-name="ce21" office:value-type="string">
            <text:p>OPERATION</text:p>
          </table:table-cell>
          <table:table-cell table:style-name="ce21" office:value-type="string">
            <text:p>Détail</text:p>
          </table:table-cell>
          <table:table-cell table:style-name="ce21" office:value-type="string">
            <text:p>Entrée</text:p>
          </table:table-cell>
          <table:table-cell table:style-name="ce61" office:value-type="string">
            <text:p>Sortie</text:p>
          </table:table-cell>
          <table:table-cell table:style-name="ce74" office:value-type="string">
            <text:p>Date</text:p>
          </table:table-cell>
          <table:table-cell table:style-name="ce74" office:value-type="string">
            <text:p>Solde</text:p>
          </table:table-cell>
          <table:table-cell table:style-name="ce74" office:value-type="string">
            <text:p>Report</text:p>
          </table:table-cell>
          <table:table-cell table:style-name="ce74" office:value-type="string">
            <text:p>à venir</text:p>
          </table:table-cell>
          <table:table-cell table:style-name="ce74" office:value-type="string">
            <text:p>Ecart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le mois</text:p>
          </table:table-cell>
          <table:table-cell table:style-name="ce22" table:number-columns-repeated="3"/>
          <table:table-cell table:style-name="ce62"/>
          <table:table-cell table:style-name="ce74"/>
          <table:table-cell table:style-name="ce74" office:value-type="string">
            <text:p>arrondi</text:p>
          </table:table-cell>
          <table:table-cell table:style-name="ce74" office:value-type="string">
            <text:p>ce mois-ci</text:p>
          </table:table-cell>
          <table:table-cell table:style-name="ce74" office:value-type="string">
            <text:p>arrondi</text:p>
          </table:table-cell>
          <table:table-cell table:style-name="ce74"/>
          <table:table-cell table:number-columns-repeated="1012"/>
        </table:table-row>
        <table:table-row table:style-name="ro1">
          <table:table-cell table:style-name="ce9"/>
          <table:table-cell table:style-name="ce23" table:number-columns-repeated="3"/>
          <table:table-cell table:style-name="ce63"/>
          <table:table-cell table:style-name="ce75" table:number-columns-repeated="5"/>
          <table:table-cell table:number-columns-repeated="1012"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4" office:value-type="string">
            <text:p>Report (solde mois dernier)</text:p>
          </table:table-cell>
          <table:table-cell table:style-name="ce35" office:value-type="string" table:number-columns-spanned="2" table:number-rows-spanned="1">
            <text:p>Objectif →</text:p>
          </table:table-cell>
          <table:covered-table-cell table:style-name="ce52"/>
          <table:table-cell table:style-name="ce64" office:value-type="currency" office:currency="EUR" office:value="1000">
            <text:p>1 000,00 €</text:p>
          </table:table-cell>
          <table:table-cell table:style-name="ce76"/>
          <table:table-cell table:style-name="ce64" office:value-type="currency" office:currency="EUR" office:value="1000">
            <text:p>1 000,00 €</text:p>
          </table:table-cell>
          <table:table-cell table:style-name="ce91" office:value-type="currency" office:currency="EUR" office:value="1960.56">
            <text:p>1 960,56 €</text:p>
          </table:table-cell>
          <table:table-cell table:style-name="ce83"/>
          <table:table-cell table:style-name="ce83" table:number-columns-repeated="1013"/>
        </table:table-row>
        <table:table-row table:style-name="ro3">
          <table:table-cell table:style-name="ce11" office:value-type="float" office:value="1">
            <text:p>1</text:p>
          </table:table-cell>
          <table:table-cell table:style-name="ce25" office:value-type="string">
            <text:p>Frais de la Ligue</text:p>
          </table:table-cell>
          <table:table-cell table:style-name="ce36" office:value-type="string">
            <text:p>exceptionnel </text:p>
          </table:table-cell>
          <table:table-cell table:style-name="ce53" office:value-type="currency" office:currency="EUR" office:value="800">
            <text:p>800,00 €</text:p>
          </table:table-cell>
          <table:table-cell table:style-name="ce25"/>
          <table:table-cell table:style-name="ce77" table:formula="of:=EOMONTH(TODAY();-1)+[.A19]" office:value-type="date" office:date-value="2017-07-01">
            <text:p>01/07/17</text:p>
          </table:table-cell>
          <table:table-cell table:style-name="ce53" table:formula="of:=TRUNC([.G18]+[.E19]+[.D19])" office:value-type="currency" office:currency="EUR" office:value="1800">
            <text:p>1 800,00 €</text:p>
          </table:table-cell>
          <table:table-cell table:style-name="ce91" table:formula="of:=IF(SUMPRODUCT(ISNUMBER(SEARCH([.F19];['2017'.$A$1:'2017'.$A$66]))*['2017'.B$1:'2017'.B$66])=0; &quot;&quot;; SUMPRODUCT(ISNUMBER(SEARCH([.F19];['2017'.$A$1:'2017'.$A$66]))*['2017'.B$1:'2017'.B$66]))" office:value-type="currency" office:currency="EUR" office:value="1133.63">
            <text:p>1 133,63 €</text:p>
          </table:table-cell>
          <table:table-cell table:style-name="ce53" table:formula="of:=TRUNC(IF([.H19]=&quot;&quot;;[.I18]+[.E19]+[.D19];[.H19]+[.E19]+[.D19]))" office:value-type="currency" office:currency="EUR" office:value="1933">
            <text:p>1 933,00 €</text:p>
          </table:table-cell>
          <table:table-cell table:style-name="ce25" table:formula="of:=IF([.H19]=&quot;&quot;;&quot;&quot;;[.H19]-[.G19])" office:value-type="currency" office:currency="EUR" office:value="-666.37">
            <text:p>-666,37 €</text:p>
          </table:table-cell>
          <table:table-cell table:number-columns-repeated="1012"/>
        </table:table-row>
        <table:table-row table:style-name="ro3">
          <table:table-cell table:style-name="ce11" office:value-type="float" office:value="2">
            <text:p>2</text:p>
          </table:table-cell>
          <table:table-cell table:number-columns-repeated="2"/>
          <table:table-cell/>
          <table:table-cell table:style-name="ce25"/>
          <table:table-cell table:style-name="ce77" table:formula="of:=EOMONTH(TODAY();-1)+[.A20]" office:value-type="date" office:date-value="2017-07-02">
            <text:p>02/07/17</text:p>
          </table:table-cell>
          <table:table-cell table:style-name="ce53" table:formula="of:=TRUNC([.G19]+[.E20]+[.D20])" office:value-type="currency" office:currency="EUR" office:value="1800">
            <text:p>1 800,00 €</text:p>
          </table:table-cell>
          <table:table-cell table:style-name="ce91" table:formula="of:=IF(SUMPRODUCT(ISNUMBER(SEARCH([.F20];['2017'.$A$1:'2017'.$A$66]))*['2017'.B$1:'2017'.B$66])=0; &quot;&quot;; SUMPRODUCT(ISNUMBER(SEARCH([.F20];['2017'.$A$1:'2017'.$A$66]))*['2017'.B$1:'2017'.B$66]))" office:value-type="currency" office:currency="EUR" office:value="1960.56">
            <text:p>1 960,56 €</text:p>
          </table:table-cell>
          <table:table-cell table:style-name="ce53" table:formula="of:=TRUNC(IF([.H20]=&quot;&quot;;[.I19]+[.E20]+[.D20];[.H20]+[.E20]+[.D20]))" office:value-type="currency" office:currency="EUR" office:value="1960">
            <text:p>1 960,00 €</text:p>
          </table:table-cell>
          <table:table-cell table:style-name="ce25" table:formula="of:=IF([.H20]=&quot;&quot;;&quot;&quot;;[.H20]-[.G20])" office:value-type="currency" office:currency="EUR" office:value="160.56">
            <text:p>160,56 €</text:p>
          </table:table-cell>
          <table:table-cell table:number-columns-repeated="1012"/>
        </table:table-row>
        <table:table-row table:style-name="ro3">
          <table:table-cell table:style-name="ce11" office:value-type="float" office:value="3">
            <text:p>3</text:p>
          </table:table-cell>
          <table:table-cell table:style-name="ce25" office:value-type="string">
            <text:p>VIR SEPA EMIS</text:p>
          </table:table-cell>
          <table:table-cell table:style-name="ce25" office:value-type="string">
            <text:p>André – virement manuel</text:p>
          </table:table-cell>
          <table:table-cell table:style-name="ce54"/>
          <table:table-cell table:style-name="ce54" office:value-type="currency" office:currency="EUR" office:value="-200">
            <text:p>-200 €</text:p>
          </table:table-cell>
          <table:table-cell table:style-name="ce77" table:formula="of:=EOMONTH(TODAY();-1)+[.A21]" office:value-type="date" office:date-value="2017-07-03">
            <text:p>03/07/17</text:p>
          </table:table-cell>
          <table:table-cell table:style-name="ce53" table:formula="of:=TRUNC([.G20]+[.E21]+[.D21])" office:value-type="currency" office:currency="EUR" office:value="1600">
            <text:p>1 600,00 €</text:p>
          </table:table-cell>
          <table:table-cell table:style-name="ce91" table:formula="of:=IF(SUMPRODUCT(ISNUMBER(SEARCH([.F21];['2017'.$A$1:'2017'.$A$66]))*['2017'.B$1:'2017'.B$66])=0; &quot;&quot;; SUMPRODUCT(ISNUMBER(SEARCH([.F21];['2017'.$A$1:'2017'.$A$66]))*['2017'.B$1:'2017'.B$66]))" office:value-type="currency" office:currency="EUR" office:value="1960.56">
            <text:p>1 960,56 €</text:p>
          </table:table-cell>
          <table:table-cell table:style-name="ce53" table:formula="of:=TRUNC(IF([.H21]=&quot;&quot;;[.I20]+[.E21]+[.D21];[.H21]+[.E21]+[.D21]))" office:value-type="currency" office:currency="EUR" office:value="1760">
            <text:p>1 760,00 €</text:p>
          </table:table-cell>
          <table:table-cell table:style-name="ce25" table:formula="of:=IF([.H21]=&quot;&quot;;&quot;&quot;;[.H21]-[.G21])" office:value-type="currency" office:currency="EUR" office:value="360.56">
            <text:p>360,56 €</text:p>
          </table:table-cell>
          <table:table-cell table:number-columns-repeated="1012"/>
        </table:table-row>
        <table:table-row table:style-name="ro3">
          <table:table-cell table:style-name="ce11" office:value-type="float" office:value="3">
            <text:p>3</text:p>
          </table:table-cell>
          <table:table-cell table:style-name="ce25" table:number-columns-repeated="2"/>
          <table:table-cell table:number-columns-repeated="2" table:style-name="ce25"/>
          <table:table-cell table:style-name="ce77" table:formula="of:=EOMONTH(TODAY();-1)+[.A22]" office:value-type="date" office:date-value="2017-07-03">
            <text:p>03/07/17</text:p>
          </table:table-cell>
          <table:table-cell table:style-name="ce53" table:formula="of:=TRUNC([.G21]+[.E22]+[.D22])" office:value-type="currency" office:currency="EUR" office:value="1600">
            <text:p>1 600,00 €</text:p>
          </table:table-cell>
          <table:table-cell table:style-name="ce91" table:formula="of:=IF(SUMPRODUCT(ISNUMBER(SEARCH([.F22];['2017'.$A$1:'2017'.$A$66]))*['2017'.B$1:'2017'.B$66])=0; &quot;&quot;; SUMPRODUCT(ISNUMBER(SEARCH([.F22];['2017'.$A$1:'2017'.$A$66]))*['2017'.B$1:'2017'.B$66]))" office:value-type="currency" office:currency="EUR" office:value="1960.56">
            <text:p>1 960,56 €</text:p>
          </table:table-cell>
          <table:table-cell table:style-name="ce53" table:formula="of:=TRUNC(IF([.H22]=&quot;&quot;;[.I21]+[.E22]+[.D22];[.H22]+[.E22]+[.D22]))" office:value-type="currency" office:currency="EUR" office:value="1960">
            <text:p>1 960,00 €</text:p>
          </table:table-cell>
          <table:table-cell table:style-name="ce25" table:formula="of:=IF([.H22]=&quot;&quot;;&quot;&quot;;[.H22]-[.G22])" office:value-type="currency" office:currency="EUR" office:value="360.56">
            <text:p>360,56 €</text:p>
          </table:table-cell>
          <table:table-cell table:number-columns-repeated="1012"/>
        </table:table-row>
        <table:table-row table:style-name="ro3">
          <table:table-cell table:style-name="ce11" office:value-type="float" office:value="4">
            <text:p>4</text:p>
          </table:table-cell>
          <table:table-cell table:style-name="ce25" office:value-type="string">
            <text:p>COMMISSIONS</text:p>
          </table:table-cell>
          <table:table-cell table:style-name="ce25" office:value-type="string">
            <text:p>Cotisation esprit libre</text:p>
          </table:table-cell>
          <table:table-cell table:style-name="ce54"/>
          <table:table-cell table:style-name="ce54" office:value-type="currency" office:currency="EUR" office:value="-11">
            <text:p>-11 €</text:p>
          </table:table-cell>
          <table:table-cell table:style-name="ce77" table:formula="of:=EOMONTH(TODAY();-1)+[.A23]" office:value-type="date" office:date-value="2017-07-04">
            <text:p>04/07/17</text:p>
          </table:table-cell>
          <table:table-cell table:style-name="ce53" table:formula="of:=TRUNC([.G22]+[.E23]+[.D23])" office:value-type="currency" office:currency="EUR" office:value="1589">
            <text:p>1 589,00 €</text:p>
          </table:table-cell>
          <table:table-cell table:style-name="ce91" table:formula="of:=IF(SUMPRODUCT(ISNUMBER(SEARCH([.F23];['2017'.$A$1:'2017'.$A$66]))*['2017'.B$1:'2017'.B$66])=0; &quot;&quot;; SUMPRODUCT(ISNUMBER(SEARCH([.F23];['2017'.$A$1:'2017'.$A$66]))*['2017'.B$1:'2017'.B$66]))" office:value-type="currency" office:currency="EUR" office:value="1400.93">
            <text:p>1 400,93 €</text:p>
          </table:table-cell>
          <table:table-cell table:style-name="ce53" table:formula="of:=TRUNC(IF([.H23]=&quot;&quot;;[.I22]+[.E23]+[.D23];[.H23]+[.E23]+[.D23]))" office:value-type="currency" office:currency="EUR" office:value="1389">
            <text:p>1 389,00 €</text:p>
          </table:table-cell>
          <table:table-cell table:style-name="ce25" table:formula="of:=IF([.H23]=&quot;&quot;;&quot;&quot;;[.H23]-[.G23])" office:value-type="currency" office:currency="EUR" office:value="-188.07">
            <text:p>-188,07 €</text:p>
          </table:table-cell>
          <table:table-cell table:number-columns-repeated="1012"/>
        </table:table-row>
        <table:table-row table:style-name="ro3">
          <table:table-cell table:style-name="ce11" office:value-type="float" office:value="5">
            <text:p>5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CAF</text:p>
          </table:table-cell>
          <table:table-cell table:style-name="ce54" office:value-type="currency" office:currency="EUR" office:value="734.05">
            <text:p>734 €</text:p>
          </table:table-cell>
          <table:table-cell table:style-name="ce54"/>
          <table:table-cell table:style-name="ce77" table:formula="of:=EOMONTH(TODAY();-1)+[.A24]" office:value-type="date" office:date-value="2017-07-05">
            <text:p>05/07/17</text:p>
          </table:table-cell>
          <table:table-cell table:style-name="ce53" table:formula="of:=TRUNC([.G23]+[.E24]+[.D24])" office:value-type="currency" office:currency="EUR" office:value="2323">
            <text:p>2 323,00 €</text:p>
          </table:table-cell>
          <table:table-cell table:style-name="ce91" table:formula="of:=IF(SUMPRODUCT(ISNUMBER(SEARCH([.F24];['2017'.$A$1:'2017'.$A$66]))*['2017'.B$1:'2017'.B$66])=0; &quot;&quot;; SUMPRODUCT(ISNUMBER(SEARCH([.F24];['2017'.$A$1:'2017'.$A$66]))*['2017'.B$1:'2017'.B$66]))" office:value-type="currency" office:currency="EUR" office:value="1400.93">
            <text:p>1 400,93 €</text:p>
          </table:table-cell>
          <table:table-cell table:style-name="ce53" table:formula="of:=TRUNC(IF([.H24]=&quot;&quot;;[.I23]+[.E24]+[.D24];[.H24]+[.E24]+[.D24]))" office:value-type="currency" office:currency="EUR" office:value="2134">
            <text:p>2 134,00 €</text:p>
          </table:table-cell>
          <table:table-cell table:style-name="ce25" table:formula="of:=IF([.H24]=&quot;&quot;;&quot;&quot;;[.H24]-[.G24])" office:value-type="currency" office:currency="EUR" office:value="-922.07">
            <text:p>-922,07 €</text:p>
          </table:table-cell>
          <table:table-cell table:number-columns-repeated="1012"/>
        </table:table-row>
        <table:table-row table:style-name="ro3">
          <table:table-cell table:style-name="ce11" office:value-type="float" office:value="5">
            <text:p>5</text:p>
          </table:table-cell>
          <table:table-cell table:style-name="ce25" office:value-type="string">
            <text:p>VIREMENT FAVEUR TIERS</text:p>
          </table:table-cell>
          <table:table-cell table:style-name="ce25" office:value-type="string">
            <text:p>Loyer Mauzé</text:p>
          </table:table-cell>
          <table:table-cell table:style-name="ce54"/>
          <table:table-cell table:style-name="ce54" office:value-type="currency" office:currency="EUR" office:value="-600">
            <text:p>-600 €</text:p>
          </table:table-cell>
          <table:table-cell table:style-name="ce77" table:formula="of:=EOMONTH(TODAY();-1)+[.A25]" office:value-type="date" office:date-value="2017-07-05">
            <text:p>05/07/17</text:p>
          </table:table-cell>
          <table:table-cell table:style-name="ce53" table:formula="of:=TRUNC([.G24]+[.E25]+[.D25])" office:value-type="currency" office:currency="EUR" office:value="1723">
            <text:p>1 723,00 €</text:p>
          </table:table-cell>
          <table:table-cell table:style-name="ce91" table:formula="of:=IF(SUMPRODUCT(ISNUMBER(SEARCH([.F25];['2017'.$A$1:'2017'.$A$66]))*['2017'.B$1:'2017'.B$66])=0; &quot;&quot;; SUMPRODUCT(ISNUMBER(SEARCH([.F25];['2017'.$A$1:'2017'.$A$66]))*['2017'.B$1:'2017'.B$66]))" office:value-type="currency" office:currency="EUR" office:value="1400.93">
            <text:p>1 400,93 €</text:p>
          </table:table-cell>
          <table:table-cell table:style-name="ce53" table:formula="of:=TRUNC(IF([.H25]=&quot;&quot;;[.I24]+[.E25]+[.D25];[.H25]+[.E25]+[.D25]))" office:value-type="currency" office:currency="EUR" office:value="800">
            <text:p>800,00 €</text:p>
          </table:table-cell>
          <table:table-cell table:style-name="ce25" table:formula="of:=IF([.H25]=&quot;&quot;;&quot;&quot;;[.H25]-[.G25])" office:value-type="currency" office:currency="EUR" office:value="-322.07">
            <text:p>-322,07 €</text:p>
          </table:table-cell>
          <table:table-cell table:number-columns-repeated="1012"/>
        </table:table-row>
        <table:table-row table:style-name="ro3">
          <table:table-cell table:style-name="ce11" office:value-type="float" office:value="6">
            <text:p>6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Free <text:s/></text:p>
          </table:table-cell>
          <table:table-cell table:style-name="ce54"/>
          <table:table-cell table:style-name="ce54" office:value-type="currency" office:currency="EUR" office:value="-35.98">
            <text:p>-36 €</text:p>
          </table:table-cell>
          <table:table-cell table:style-name="ce77" table:formula="of:=EOMONTH(TODAY();-1)+[.A26]" office:value-type="date" office:date-value="2017-07-06">
            <text:p>06/07/17</text:p>
          </table:table-cell>
          <table:table-cell table:style-name="ce53" table:formula="of:=TRUNC([.G25]+[.E26]+[.D26])" office:value-type="currency" office:currency="EUR" office:value="1687">
            <text:p>1 687,00 €</text:p>
          </table:table-cell>
          <table:table-cell table:style-name="ce91" table:formula="of:=IF(SUMPRODUCT(ISNUMBER(SEARCH([.F26];['2017'.$A$1:'2017'.$A$66]))*['2017'.B$1:'2017'.B$66])=0; &quot;&quot;; SUMPRODUCT(ISNUMBER(SEARCH([.F26];['2017'.$A$1:'2017'.$A$66]))*['2017'.B$1:'2017'.B$66]))" office:value-type="currency" office:currency="EUR" office:value="1400.93">
            <text:p>1 400,93 €</text:p>
          </table:table-cell>
          <table:table-cell table:style-name="ce53" table:formula="of:=TRUNC(IF([.H26]=&quot;&quot;;[.I25]+[.E26]+[.D26];[.H26]+[.E26]+[.D26]))" office:value-type="currency" office:currency="EUR" office:value="1364">
            <text:p>1 364,00 €</text:p>
          </table:table-cell>
          <table:table-cell table:style-name="ce25" table:formula="of:=IF([.H26]=&quot;&quot;;&quot;&quot;;[.H26]-[.G26])" office:value-type="currency" office:currency="EUR" office:value="-286.07">
            <text:p>-286,07 €</text:p>
          </table:table-cell>
          <table:table-cell table:number-columns-repeated="1012"/>
        </table:table-row>
        <table:table-row table:style-name="ro3">
          <table:table-cell table:style-name="ce11" office:value-type="float" office:value="7">
            <text:p>7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Maif <text:s text:c="2"/></text:p>
          </table:table-cell>
          <table:table-cell table:style-name="ce54"/>
          <table:table-cell table:style-name="ce54" office:value-type="currency" office:currency="EUR" office:value="-42.83">
            <text:p>-43 €</text:p>
          </table:table-cell>
          <table:table-cell table:style-name="ce77" table:formula="of:=EOMONTH(TODAY();-1)+[.A27]" office:value-type="date" office:date-value="2017-07-07">
            <text:p>07/07/17</text:p>
          </table:table-cell>
          <table:table-cell table:style-name="ce53" table:formula="of:=TRUNC([.G26]+[.E27]+[.D27])" office:value-type="currency" office:currency="EUR" office:value="1644">
            <text:p>1 644,00 €</text:p>
          </table:table-cell>
          <table:table-cell table:style-name="ce91" table:formula="of:=IF(SUMPRODUCT(ISNUMBER(SEARCH([.F27];['2017'.$A$1:'2017'.$A$66]))*['2017'.B$1:'2017'.B$66])=0; &quot;&quot;; SUMPRODUCT(ISNUMBER(SEARCH([.F27];['2017'.$A$1:'2017'.$A$66]))*['2017'.B$1:'2017'.B$66]))" office:value-type="currency" office:currency="EUR" office:value="1499.1">
            <text:p>1 499,10 €</text:p>
          </table:table-cell>
          <table:table-cell table:style-name="ce53" table:formula="of:=TRUNC(IF([.H27]=&quot;&quot;;[.I26]+[.E27]+[.D27];[.H27]+[.E27]+[.D27]))" office:value-type="currency" office:currency="EUR" office:value="1456">
            <text:p>1 456,00 €</text:p>
          </table:table-cell>
          <table:table-cell table:style-name="ce25" table:formula="of:=IF([.H27]=&quot;&quot;;&quot;&quot;;[.H27]-[.G27])" office:value-type="currency" office:currency="EUR" office:value="-144.9">
            <text:p>-144,90 €</text:p>
          </table:table-cell>
          <table:table-cell table:number-columns-repeated="1012"/>
        </table:table-row>
        <table:table-row table:style-name="ro8">
          <table:table-cell table:style-name="ce11" office:value-type="float" office:value="8">
            <text:p>8</text:p>
          </table:table-cell>
          <table:table-cell table:style-name="ce25" office:value-type="string">
            <text:p>CHEQUES Marc</text:p>
          </table:table-cell>
          <table:table-cell table:style-name="ce37" office:value-type="string">
            <text:p>Ensemble (קהלת )</text:p>
          </table:table-cell>
          <table:table-cell table:style-name="ce54"/>
          <table:table-cell table:style-name="ce54" office:value-type="currency" office:currency="EUR" office:value="-158">
            <text:p>-158 €</text:p>
          </table:table-cell>
          <table:table-cell table:style-name="ce77" table:formula="of:=EOMONTH(TODAY();-1)+[.A28]" office:value-type="date" office:date-value="2017-07-08">
            <text:p>08/07/17</text:p>
          </table:table-cell>
          <table:table-cell table:style-name="ce53" table:formula="of:=TRUNC([.G27]+[.E28]+[.D28])" office:value-type="currency" office:currency="EUR" office:value="1486">
            <text:p>1 486,00 €</text:p>
          </table:table-cell>
          <table:table-cell table:style-name="ce91" table:formula="of:=IF(SUMPRODUCT(ISNUMBER(SEARCH([.F28];['2017'.$A$1:'2017'.$A$66]))*['2017'.B$1:'2017'.B$66])=0; &quot;&quot;; SUMPRODUCT(ISNUMBER(SEARCH([.F28];['2017'.$A$1:'2017'.$A$66]))*['2017'.B$1:'2017'.B$66]))" office:value-type="currency" office:currency="EUR" office:value="1499.1">
            <text:p>1 499,10 €</text:p>
          </table:table-cell>
          <table:table-cell table:style-name="ce53" table:formula="of:=TRUNC(IF([.H28]=&quot;&quot;;[.I27]+[.E28]+[.D28];[.H28]+[.E28]+[.D28]))" office:value-type="currency" office:currency="EUR" office:value="1341">
            <text:p>1 341,00 €</text:p>
          </table:table-cell>
          <table:table-cell table:style-name="ce25" table:formula="of:=IF([.H28]=&quot;&quot;;&quot;&quot;;[.H28]-[.G28])" office:value-type="currency" office:currency="EUR" office:value="13.0999999999999">
            <text:p>13,1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9">
            <text:p>9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29]" office:value-type="date" office:date-value="2017-07-09">
            <text:p>09/07/17</text:p>
          </table:table-cell>
          <table:table-cell table:style-name="ce53" table:formula="of:=TRUNC([.G28]+[.E29]+[.D29])" office:value-type="currency" office:currency="EUR" office:value="1486">
            <text:p>1 486,00 €</text:p>
          </table:table-cell>
          <table:table-cell table:style-name="ce91" table:formula="of:=IF(SUMPRODUCT(ISNUMBER(SEARCH([.F29];['2017'.$A$1:'2017'.$A$66]))*['2017'.B$1:'2017'.B$66])=0; &quot;&quot;; SUMPRODUCT(ISNUMBER(SEARCH([.F29];['2017'.$A$1:'2017'.$A$66]))*['2017'.B$1:'2017'.B$66]))" office:value-type="currency" office:currency="EUR" office:value="1499.1">
            <text:p>1 499,10 €</text:p>
          </table:table-cell>
          <table:table-cell table:style-name="ce53" table:formula="of:=TRUNC(IF([.H29]=&quot;&quot;;[.I28]+[.E29]+[.D29];[.H29]+[.E29]+[.D29]))" office:value-type="currency" office:currency="EUR" office:value="1499">
            <text:p>1 499,00 €</text:p>
          </table:table-cell>
          <table:table-cell table:style-name="ce25" table:formula="of:=IF([.H29]=&quot;&quot;;&quot;&quot;;[.H29]-[.G29])" office:value-type="currency" office:currency="EUR" office:value="13.0999999999999">
            <text:p>13,1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EDF</text:p>
          </table:table-cell>
          <table:table-cell table:style-name="ce54"/>
          <table:table-cell table:style-name="ce54" office:value-type="currency" office:currency="EUR" office:value="-137.47">
            <text:p>-137 €</text:p>
          </table:table-cell>
          <table:table-cell table:style-name="ce77" table:formula="of:=EOMONTH(TODAY();-1)+[.A30]" office:value-type="date" office:date-value="2017-07-10">
            <text:p>10/07/17</text:p>
          </table:table-cell>
          <table:table-cell table:style-name="ce53" table:formula="of:=TRUNC([.G29]+[.E30]+[.D30])" office:value-type="currency" office:currency="EUR" office:value="1348">
            <text:p>1 348,00 €</text:p>
          </table:table-cell>
          <table:table-cell table:style-name="ce91" table:formula="of:=IF(SUMPRODUCT(ISNUMBER(SEARCH([.F30];['2017'.$A$1:'2017'.$A$66]))*['2017'.B$1:'2017'.B$66])=0; &quot;&quot;; SUMPRODUCT(ISNUMBER(SEARCH([.F30];['2017'.$A$1:'2017'.$A$66]))*['2017'.B$1:'2017'.B$66]))" office:value-type="currency" office:currency="EUR" office:value="1499.1">
            <text:p>1 499,10 €</text:p>
          </table:table-cell>
          <table:table-cell table:style-name="ce53" table:formula="of:=TRUNC(IF([.H30]=&quot;&quot;;[.I29]+[.E30]+[.D30];[.H30]+[.E30]+[.D30]))" office:value-type="currency" office:currency="EUR" office:value="1361">
            <text:p>1 361,00 €</text:p>
          </table:table-cell>
          <table:table-cell table:style-name="ce25" table:formula="of:=IF([.H30]=&quot;&quot;;&quot;&quot;;[.H30]-[.G30])" office:value-type="currency" office:currency="EUR" office:value="151.1">
            <text:p>151,1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5" office:value-type="string">
            <text:p>VIR CPTE A CPTE EMIS</text:p>
          </table:table-cell>
          <table:table-cell table:style-name="ce25" office:value-type="string">
            <text:p>Franky</text:p>
          </table:table-cell>
          <table:table-cell table:style-name="ce54"/>
          <table:table-cell table:style-name="ce54" office:value-type="currency" office:currency="EUR" office:value="-35">
            <text:p>-35 €</text:p>
          </table:table-cell>
          <table:table-cell table:style-name="ce77" table:formula="of:=EOMONTH(TODAY();-1)+[.A31]" office:value-type="date" office:date-value="2017-07-10">
            <text:p>10/07/17</text:p>
          </table:table-cell>
          <table:table-cell table:style-name="ce53" table:formula="of:=TRUNC([.G30]+[.E31]+[.D31])" office:value-type="currency" office:currency="EUR" office:value="1313">
            <text:p>1 313,00 €</text:p>
          </table:table-cell>
          <table:table-cell table:style-name="ce91" table:formula="of:=IF(SUMPRODUCT(ISNUMBER(SEARCH([.F31];['2017'.$A$1:'2017'.$A$66]))*['2017'.B$1:'2017'.B$66])=0; &quot;&quot;; SUMPRODUCT(ISNUMBER(SEARCH([.F31];['2017'.$A$1:'2017'.$A$66]))*['2017'.B$1:'2017'.B$66]))" office:value-type="currency" office:currency="EUR" office:value="1499.1">
            <text:p>1 499,10 €</text:p>
          </table:table-cell>
          <table:table-cell table:style-name="ce53" table:formula="of:=TRUNC(IF([.H31]=&quot;&quot;;[.I30]+[.E31]+[.D31];[.H31]+[.E31]+[.D31]))" office:value-type="currency" office:currency="EUR" office:value="1464">
            <text:p>1 464,00 €</text:p>
          </table:table-cell>
          <table:table-cell table:style-name="ce25" table:formula="of:=IF([.H31]=&quot;&quot;;&quot;&quot;;[.H31]-[.G31])" office:value-type="currency" office:currency="EUR" office:value="186.1">
            <text:p>186,1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5" office:value-type="string">
            <text:p>VIR CPTE A CPTE EMIS</text:p>
          </table:table-cell>
          <table:table-cell table:style-name="ce25" office:value-type="string">
            <text:p>Joséphine</text:p>
          </table:table-cell>
          <table:table-cell table:style-name="ce54"/>
          <table:table-cell table:style-name="ce54" office:value-type="currency" office:currency="EUR" office:value="-21">
            <text:p>-21 €</text:p>
          </table:table-cell>
          <table:table-cell table:style-name="ce77" table:formula="of:=EOMONTH(TODAY();-1)+[.A32]" office:value-type="date" office:date-value="2017-07-10">
            <text:p>10/07/17</text:p>
          </table:table-cell>
          <table:table-cell table:style-name="ce53" table:formula="of:=TRUNC([.G31]+[.E32]+[.D32])" office:value-type="currency" office:currency="EUR" office:value="1292">
            <text:p>1 292,00 €</text:p>
          </table:table-cell>
          <table:table-cell table:style-name="ce91" table:formula="of:=IF(SUMPRODUCT(ISNUMBER(SEARCH([.F32];['2017'.$A$1:'2017'.$A$66]))*['2017'.B$1:'2017'.B$66])=0; &quot;&quot;; SUMPRODUCT(ISNUMBER(SEARCH([.F32];['2017'.$A$1:'2017'.$A$66]))*['2017'.B$1:'2017'.B$66]))" office:value-type="currency" office:currency="EUR" office:value="1499.1">
            <text:p>1 499,10 €</text:p>
          </table:table-cell>
          <table:table-cell table:style-name="ce53" table:formula="of:=TRUNC(IF([.H32]=&quot;&quot;;[.I31]+[.E32]+[.D32];[.H32]+[.E32]+[.D32]))" office:value-type="currency" office:currency="EUR" office:value="1478">
            <text:p>1 478,00 €</text:p>
          </table:table-cell>
          <table:table-cell table:style-name="ce25" table:formula="of:=IF([.H32]=&quot;&quot;;&quot;&quot;;[.H32]-[.G32])" office:value-type="currency" office:currency="EUR" office:value="207.1">
            <text:p>207,1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MACIF</text:p>
          </table:table-cell>
          <table:table-cell table:style-name="ce54"/>
          <table:table-cell table:style-name="ce54" office:value-type="currency" office:currency="EUR" office:value="-38">
            <text:p>-38 €</text:p>
          </table:table-cell>
          <table:table-cell table:style-name="ce77" table:formula="of:=EOMONTH(TODAY();-1)+[.A33]" office:value-type="date" office:date-value="2017-07-10">
            <text:p>10/07/17</text:p>
          </table:table-cell>
          <table:table-cell table:style-name="ce53" table:formula="of:=TRUNC([.G32]+[.E33]+[.D33])" office:value-type="currency" office:currency="EUR" office:value="1254">
            <text:p>1 254,00 €</text:p>
          </table:table-cell>
          <table:table-cell table:style-name="ce91" table:formula="of:=IF(SUMPRODUCT(ISNUMBER(SEARCH([.F33];['2017'.$A$1:'2017'.$A$66]))*['2017'.B$1:'2017'.B$66])=0; &quot;&quot;; SUMPRODUCT(ISNUMBER(SEARCH([.F33];['2017'.$A$1:'2017'.$A$66]))*['2017'.B$1:'2017'.B$66]))" office:value-type="currency" office:currency="EUR" office:value="1499.1">
            <text:p>1 499,10 €</text:p>
          </table:table-cell>
          <table:table-cell table:style-name="ce53" table:formula="of:=TRUNC(IF([.H33]=&quot;&quot;;[.I32]+[.E33]+[.D33];[.H33]+[.E33]+[.D33]))" office:value-type="currency" office:currency="EUR" office:value="1461">
            <text:p>1 461,00 €</text:p>
          </table:table-cell>
          <table:table-cell table:style-name="ce25" table:formula="of:=IF([.H33]=&quot;&quot;;&quot;&quot;;[.H33]-[.G33])" office:value-type="currency" office:currency="EUR" office:value="245.1">
            <text:p>245,1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5" office:value-type="string">
            <text:p>VIREMENT FAVEUR TIERS</text:p>
          </table:table-cell>
          <table:table-cell table:style-name="ce25" office:value-type="string">
            <text:p>viremt permt CCP Poste</text:p>
          </table:table-cell>
          <table:table-cell table:style-name="ce54"/>
          <table:table-cell table:style-name="ce54" office:value-type="currency" office:currency="EUR" office:value="-100">
            <text:p>-100 €</text:p>
          </table:table-cell>
          <table:table-cell table:style-name="ce77" table:formula="of:=EOMONTH(TODAY();-1)+[.A34]" office:value-type="date" office:date-value="2017-07-10">
            <text:p>10/07/17</text:p>
          </table:table-cell>
          <table:table-cell table:style-name="ce53" table:formula="of:=TRUNC([.G33]+[.E34]+[.D34])" office:value-type="currency" office:currency="EUR" office:value="1154">
            <text:p>1 154,00 €</text:p>
          </table:table-cell>
          <table:table-cell table:style-name="ce91" table:formula="of:=IF(SUMPRODUCT(ISNUMBER(SEARCH([.F34];['2017'.$A$1:'2017'.$A$66]))*['2017'.B$1:'2017'.B$66])=0; &quot;&quot;; SUMPRODUCT(ISNUMBER(SEARCH([.F34];['2017'.$A$1:'2017'.$A$66]))*['2017'.B$1:'2017'.B$66]))" office:value-type="currency" office:currency="EUR" office:value="1499.1">
            <text:p>1 499,10 €</text:p>
          </table:table-cell>
          <table:table-cell table:style-name="ce53" table:formula="of:=TRUNC(IF([.H34]=&quot;&quot;;[.I33]+[.E34]+[.D34];[.H34]+[.E34]+[.D34]))" office:value-type="currency" office:currency="EUR" office:value="1399">
            <text:p>1 399,00 €</text:p>
          </table:table-cell>
          <table:table-cell table:style-name="ce25" table:formula="of:=IF([.H34]=&quot;&quot;;&quot;&quot;;[.H34]-[.G34])" office:value-type="currency" office:currency="EUR" office:value="345.1">
            <text:p>345,1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1">
            <text:p>11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35]" office:value-type="date" office:date-value="2017-07-11">
            <text:p>11/07/17</text:p>
          </table:table-cell>
          <table:table-cell table:style-name="ce53" table:formula="of:=TRUNC([.G34]+[.E35]+[.D35])" office:value-type="currency" office:currency="EUR" office:value="1154">
            <text:p>1 154,00 €</text:p>
          </table:table-cell>
          <table:table-cell table:style-name="ce91" table:formula="of:=IF(SUMPRODUCT(ISNUMBER(SEARCH([.F35];['2017'.$A$1:'2017'.$A$66]))*['2017'.B$1:'2017'.B$66])=0; &quot;&quot;; SUMPRODUCT(ISNUMBER(SEARCH([.F35];['2017'.$A$1:'2017'.$A$66]))*['2017'.B$1:'2017'.B$66]))" office:value-type="currency" office:currency="EUR" office:value="1499.1">
            <text:p>1 499,10 €</text:p>
          </table:table-cell>
          <table:table-cell table:style-name="ce53" table:formula="of:=TRUNC(IF([.H35]=&quot;&quot;;[.I34]+[.E35]+[.D35];[.H35]+[.E35]+[.D35]))" office:value-type="currency" office:currency="EUR" office:value="1499">
            <text:p>1 499,00 €</text:p>
          </table:table-cell>
          <table:table-cell table:style-name="ce25" table:formula="of:=IF([.H35]=&quot;&quot;;&quot;&quot;;[.H35]-[.G35])" office:value-type="currency" office:currency="EUR" office:value="345.1">
            <text:p>345,1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2">
            <text:p>12</text:p>
          </table:table-cell>
          <table:table-cell table:style-name="ce25"/>
          <table:table-cell/>
          <table:table-cell table:style-name="ce54"/>
          <table:table-cell table:style-name="ce65"/>
          <table:table-cell table:style-name="ce77" table:formula="of:=EOMONTH(TODAY();-1)+[.A36]" office:value-type="date" office:date-value="2017-07-12">
            <text:p>12/07/17</text:p>
          </table:table-cell>
          <table:table-cell table:style-name="ce53" table:formula="of:=TRUNC([.G35]+[.E36]+[.D36])" office:value-type="currency" office:currency="EUR" office:value="1154">
            <text:p>1 154,00 €</text:p>
          </table:table-cell>
          <table:table-cell table:style-name="ce91" table:formula="of:=IF(SUMPRODUCT(ISNUMBER(SEARCH([.F36];['2017'.$A$1:'2017'.$A$66]))*['2017'.B$1:'2017'.B$66])=0; &quot;&quot;; SUMPRODUCT(ISNUMBER(SEARCH([.F36];['2017'.$A$1:'2017'.$A$66]))*['2017'.B$1:'2017'.B$66]))" office:value-type="currency" office:currency="EUR" office:value="1499.1">
            <text:p>1 499,10 €</text:p>
          </table:table-cell>
          <table:table-cell table:style-name="ce53" table:formula="of:=TRUNC(IF([.H36]=&quot;&quot;;[.I35]+[.E36]+[.D36];[.H36]+[.E36]+[.D36]))" office:value-type="currency" office:currency="EUR" office:value="1499">
            <text:p>1 499,00 €</text:p>
          </table:table-cell>
          <table:table-cell table:style-name="ce25" table:formula="of:=IF([.H36]=&quot;&quot;;&quot;&quot;;[.H36]-[.G36])" office:value-type="currency" office:currency="EUR" office:value="345.1">
            <text:p>345,1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3">
            <text:p>13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37]" office:value-type="date" office:date-value="2017-07-13">
            <text:p>13/07/17</text:p>
          </table:table-cell>
          <table:table-cell table:style-name="ce53" table:formula="of:=TRUNC([.G36]+[.E37]+[.D37])" office:value-type="currency" office:currency="EUR" office:value="1154">
            <text:p>1 154,00 €</text:p>
          </table:table-cell>
          <table:table-cell table:style-name="ce91" table:formula="of:=IF(SUMPRODUCT(ISNUMBER(SEARCH([.F37];['2017'.$A$1:'2017'.$A$66]))*['2017'.B$1:'2017'.B$66])=0; &quot;&quot;; SUMPRODUCT(ISNUMBER(SEARCH([.F37];['2017'.$A$1:'2017'.$A$66]))*['2017'.B$1:'2017'.B$66]))" office:value-type="currency" office:currency="EUR" office:value="1499.1">
            <text:p>1 499,10 €</text:p>
          </table:table-cell>
          <table:table-cell table:style-name="ce53" table:formula="of:=TRUNC(IF([.H37]=&quot;&quot;;[.I36]+[.E37]+[.D37];[.H37]+[.E37]+[.D37]))" office:value-type="currency" office:currency="EUR" office:value="1499">
            <text:p>1 499,00 €</text:p>
          </table:table-cell>
          <table:table-cell table:style-name="ce25" table:formula="of:=IF([.H37]=&quot;&quot;;&quot;&quot;;[.H37]-[.G37])" office:value-type="currency" office:currency="EUR" office:value="345.1">
            <text:p>345,10 €</text:p>
          </table:table-cell>
          <table:table-cell table:number-columns-repeated="1012"/>
        </table:table-row>
        <table:table-row table:style-name="ro3">
          <table:table-cell table:style-name="ce11" office:value-type="float" office:value="14">
            <text:p>14</text:p>
          </table:table-cell>
          <table:table-cell table:style-name="ce26"/>
          <table:table-cell table:style-name="ce38"/>
          <table:table-cell table:style-name="ce54"/>
          <table:table-cell table:style-name="ce66"/>
          <table:table-cell table:style-name="ce77" table:formula="of:=EOMONTH(TODAY();-1)+[.A38]" office:value-type="date" office:date-value="2017-07-14">
            <text:p>14/07/17</text:p>
          </table:table-cell>
          <table:table-cell table:style-name="ce53" table:formula="of:=TRUNC([.G37]+[.E38]+[.D38])" office:value-type="currency" office:currency="EUR" office:value="1154">
            <text:p>1 154,00 €</text:p>
          </table:table-cell>
          <table:table-cell table:style-name="ce91" table:formula="of:=IF(SUMPRODUCT(ISNUMBER(SEARCH([.F38];['2017'.$A$1:'2017'.$A$66]))*['2017'.B$1:'2017'.B$66])=0; &quot;&quot;; SUMPRODUCT(ISNUMBER(SEARCH([.F38];['2017'.$A$1:'2017'.$A$66]))*['2017'.B$1:'2017'.B$66]))" office:value-type="currency" office:currency="EUR" office:value="690.21">
            <text:p>690,21 €</text:p>
          </table:table-cell>
          <table:table-cell table:style-name="ce53" table:formula="of:=TRUNC(IF([.H38]=&quot;&quot;;[.I37]+[.E38]+[.D38];[.H38]+[.E38]+[.D38]))" office:value-type="currency" office:currency="EUR" office:value="690">
            <text:p>690,00 €</text:p>
          </table:table-cell>
          <table:table-cell table:style-name="ce25" table:formula="of:=IF([.H38]=&quot;&quot;;&quot;&quot;;[.H38]-[.G38])" office:value-type="currency" office:currency="EUR" office:value="-463.79">
            <text:p>-463,79 €</text:p>
          </table:table-cell>
          <table:table-cell table:style-name="ce83" table:number-columns-repeated="1012"/>
        </table:table-row>
        <table:table-row table:style-name="ro3">
          <table:table-cell table:style-name="ce11" office:value-type="float" office:value="15">
            <text:p>15</text:p>
          </table:table-cell>
          <table:table-cell table:style-name="ce26" office:value-type="string">
            <text:p>ECHEANCE PRET</text:p>
          </table:table-cell>
          <table:table-cell table:style-name="ce38" office:value-type="string">
            <text:p>Crédit (donne solde + bas)</text:p>
          </table:table-cell>
          <table:table-cell table:style-name="ce54"/>
          <table:table-cell table:style-name="ce66" office:value-type="currency" office:currency="EUR" office:value="-672.51">
            <text:p>-673 €</text:p>
          </table:table-cell>
          <table:table-cell table:style-name="ce77" table:formula="of:=EOMONTH(TODAY();-1)+[.A39]" office:value-type="date" office:date-value="2017-07-15">
            <text:p>15/07/17</text:p>
          </table:table-cell>
          <table:table-cell table:style-name="ce53" table:formula="of:=TRUNC([.G38]+[.E39]+[.D39])" office:value-type="currency" office:currency="EUR" office:value="481">
            <text:p>481,00 €</text:p>
          </table:table-cell>
          <table:table-cell table:style-name="ce91" table:formula="of:=IF(SUMPRODUCT(ISNUMBER(SEARCH([.F39];['2017'.$A$1:'2017'.$A$66]))*['2017'.B$1:'2017'.B$66])=0; &quot;&quot;; SUMPRODUCT(ISNUMBER(SEARCH([.F39];['2017'.$A$1:'2017'.$A$66]))*['2017'.B$1:'2017'.B$66]))">
            <text:p/>
          </table:table-cell>
          <table:table-cell table:style-name="ce53" table:formula="of:=TRUNC(IF([.H39]=&quot;&quot;;[.I38]+[.E39]+[.D39];[.H39]+[.E39]+[.D39]))" office:value-type="currency" office:currency="EUR" office:value="17">
            <text:p>17,00 €</text:p>
          </table:table-cell>
          <table:table-cell table:style-name="ce25" table:formula="of:=IF([.H39]=&quot;&quot;;&quot;&quot;;[.H39]-[.G39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16">
            <text:p>16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0]" office:value-type="date" office:date-value="2017-07-16">
            <text:p>16/07/17</text:p>
          </table:table-cell>
          <table:table-cell table:style-name="ce53" table:formula="of:=TRUNC([.G39]+[.E40]+[.D40])" office:value-type="currency" office:currency="EUR" office:value="481">
            <text:p>481,00 €</text:p>
          </table:table-cell>
          <table:table-cell table:style-name="ce91" table:formula="of:=IF(SUMPRODUCT(ISNUMBER(SEARCH([.F40];['2017'.$A$1:'2017'.$A$66]))*['2017'.B$1:'2017'.B$66])=0; &quot;&quot;; SUMPRODUCT(ISNUMBER(SEARCH([.F40];['2017'.$A$1:'2017'.$A$66]))*['2017'.B$1:'2017'.B$66]))">
            <text:p/>
          </table:table-cell>
          <table:table-cell table:style-name="ce53" table:formula="of:=TRUNC(IF([.H40]=&quot;&quot;;[.I39]+[.E40]+[.D40];[.H40]+[.E40]+[.D40]))" office:value-type="currency" office:currency="EUR" office:value="17">
            <text:p>17,00 €</text:p>
          </table:table-cell>
          <table:table-cell table:style-name="ce25" table:formula="of:=IF([.H40]=&quot;&quot;;&quot;&quot;;[.H40]-[.G40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17">
            <text:p>17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CPAM Marc</text:p>
          </table:table-cell>
          <table:table-cell table:style-name="ce54" office:value-type="currency" office:currency="EUR" office:value="352.1">
            <text:p>352 €</text:p>
          </table:table-cell>
          <table:table-cell table:style-name="ce54"/>
          <table:table-cell table:style-name="ce77" table:formula="of:=EOMONTH(TODAY();-1)+[.A41]" office:value-type="date" office:date-value="2017-07-17">
            <text:p>17/07/17</text:p>
          </table:table-cell>
          <table:table-cell table:style-name="ce53" table:formula="of:=TRUNC([.G40]+[.E41]+[.D41])" office:value-type="currency" office:currency="EUR" office:value="833">
            <text:p>833,00 €</text:p>
          </table:table-cell>
          <table:table-cell table:style-name="ce91" table:formula="of:=IF(SUMPRODUCT(ISNUMBER(SEARCH([.F41];['2017'.$A$1:'2017'.$A$66]))*['2017'.B$1:'2017'.B$66])=0; &quot;&quot;; SUMPRODUCT(ISNUMBER(SEARCH([.F41];['2017'.$A$1:'2017'.$A$66]))*['2017'.B$1:'2017'.B$66]))">
            <text:p/>
          </table:table-cell>
          <table:table-cell table:style-name="ce53" table:formula="of:=TRUNC(IF([.H41]=&quot;&quot;;[.I40]+[.E41]+[.D41];[.H41]+[.E41]+[.D41]))" office:value-type="currency" office:currency="EUR" office:value="369">
            <text:p>369,00 €</text:p>
          </table:table-cell>
          <table:table-cell table:style-name="ce25" table:formula="of:=IF([.H41]=&quot;&quot;;&quot;&quot;;[.H41]-[.G41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18">
            <text:p>18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D.G.F.I.P. Impôts</text:p>
          </table:table-cell>
          <table:table-cell table:style-name="ce54"/>
          <table:table-cell table:style-name="ce54" office:value-type="currency" office:currency="EUR" office:value="-47">
            <text:p>-47 €</text:p>
          </table:table-cell>
          <table:table-cell table:style-name="ce77" table:formula="of:=EOMONTH(TODAY();-1)+[.A42]" office:value-type="date" office:date-value="2017-07-18">
            <text:p>18/07/17</text:p>
          </table:table-cell>
          <table:table-cell table:style-name="ce53" table:formula="of:=TRUNC([.G41]+[.E42]+[.D42])" office:value-type="currency" office:currency="EUR" office:value="786">
            <text:p>786,00 €</text:p>
          </table:table-cell>
          <table:table-cell table:style-name="ce91" table:formula="of:=IF(SUMPRODUCT(ISNUMBER(SEARCH([.F42];['2017'.$A$1:'2017'.$A$66]))*['2017'.B$1:'2017'.B$66])=0; &quot;&quot;; SUMPRODUCT(ISNUMBER(SEARCH([.F42];['2017'.$A$1:'2017'.$A$66]))*['2017'.B$1:'2017'.B$66]))">
            <text:p/>
          </table:table-cell>
          <table:table-cell table:style-name="ce53" table:formula="of:=TRUNC(IF([.H42]=&quot;&quot;;[.I41]+[.E42]+[.D42];[.H42]+[.E42]+[.D42]))" office:value-type="currency" office:currency="EUR" office:value="322">
            <text:p>322,00 €</text:p>
          </table:table-cell>
          <table:table-cell table:style-name="ce25" table:formula="of:=IF([.H42]=&quot;&quot;;&quot;&quot;;[.H42]-[.G42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19">
            <text:p>19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D.G.F.I.P. Impôts</text:p>
          </table:table-cell>
          <table:table-cell table:style-name="ce54"/>
          <table:table-cell table:style-name="ce54" office:value-type="currency" office:currency="EUR" office:value="-16">
            <text:p>-16 €</text:p>
          </table:table-cell>
          <table:table-cell table:style-name="ce77" table:formula="of:=EOMONTH(TODAY();-1)+[.A43]" office:value-type="date" office:date-value="2017-07-19">
            <text:p>19/07/17</text:p>
          </table:table-cell>
          <table:table-cell table:style-name="ce53" table:formula="of:=TRUNC([.G42]+[.E43]+[.D43])" office:value-type="currency" office:currency="EUR" office:value="770">
            <text:p>770,00 €</text:p>
          </table:table-cell>
          <table:table-cell table:style-name="ce91" table:formula="of:=IF(SUMPRODUCT(ISNUMBER(SEARCH([.F43];['2017'.$A$1:'2017'.$A$66]))*['2017'.B$1:'2017'.B$66])=0; &quot;&quot;; SUMPRODUCT(ISNUMBER(SEARCH([.F43];['2017'.$A$1:'2017'.$A$66]))*['2017'.B$1:'2017'.B$66]))">
            <text:p/>
          </table:table-cell>
          <table:table-cell table:style-name="ce53" table:formula="of:=TRUNC(IF([.H43]=&quot;&quot;;[.I42]+[.E43]+[.D43];[.H43]+[.E43]+[.D43]))" office:value-type="currency" office:currency="EUR" office:value="306">
            <text:p>306,00 €</text:p>
          </table:table-cell>
          <table:table-cell table:style-name="ce25" table:formula="of:=IF([.H43]=&quot;&quot;;&quot;&quot;;[.H43]-[.G43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20">
            <text:p>20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4]" office:value-type="date" office:date-value="2017-07-20">
            <text:p>20/07/17</text:p>
          </table:table-cell>
          <table:table-cell table:style-name="ce53" table:formula="of:=TRUNC([.G43]+[.E44]+[.D44])" office:value-type="currency" office:currency="EUR" office:value="770">
            <text:p>770,00 €</text:p>
          </table:table-cell>
          <table:table-cell table:style-name="ce91" table:formula="of:=IF(SUMPRODUCT(ISNUMBER(SEARCH([.F44];['2017'.$A$1:'2017'.$A$66]))*['2017'.B$1:'2017'.B$66])=0; &quot;&quot;; SUMPRODUCT(ISNUMBER(SEARCH([.F44];['2017'.$A$1:'2017'.$A$66]))*['2017'.B$1:'2017'.B$66]))">
            <text:p/>
          </table:table-cell>
          <table:table-cell table:style-name="ce53" table:formula="of:=TRUNC(IF([.H44]=&quot;&quot;;[.I43]+[.E44]+[.D44];[.H44]+[.E44]+[.D44]))" office:value-type="currency" office:currency="EUR" office:value="306">
            <text:p>306,00 €</text:p>
          </table:table-cell>
          <table:table-cell table:style-name="ce25" table:formula="of:=IF([.H44]=&quot;&quot;;&quot;&quot;;[.H44]-[.G44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21">
            <text:p>21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5]" office:value-type="date" office:date-value="2017-07-21">
            <text:p>21/07/17</text:p>
          </table:table-cell>
          <table:table-cell table:style-name="ce53" table:formula="of:=TRUNC([.G44]+[.E45]+[.D45])" office:value-type="currency" office:currency="EUR" office:value="770">
            <text:p>770,00 €</text:p>
          </table:table-cell>
          <table:table-cell table:style-name="ce91" table:formula="of:=IF(SUMPRODUCT(ISNUMBER(SEARCH([.F45];['2017'.$A$1:'2017'.$A$66]))*['2017'.B$1:'2017'.B$66])=0; &quot;&quot;; SUMPRODUCT(ISNUMBER(SEARCH([.F45];['2017'.$A$1:'2017'.$A$66]))*['2017'.B$1:'2017'.B$66]))">
            <text:p/>
          </table:table-cell>
          <table:table-cell table:style-name="ce53" table:formula="of:=TRUNC(IF([.H45]=&quot;&quot;;[.I44]+[.E45]+[.D45];[.H45]+[.E45]+[.D45]))" office:value-type="currency" office:currency="EUR" office:value="306">
            <text:p>306,00 €</text:p>
          </table:table-cell>
          <table:table-cell table:style-name="ce25" table:formula="of:=IF([.H45]=&quot;&quot;;&quot;&quot;;[.H45]-[.G45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22">
            <text:p>22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6]" office:value-type="date" office:date-value="2017-07-22">
            <text:p>22/07/17</text:p>
          </table:table-cell>
          <table:table-cell table:style-name="ce53" table:formula="of:=TRUNC([.G45]+[.E46]+[.D46])" office:value-type="currency" office:currency="EUR" office:value="770">
            <text:p>770,00 €</text:p>
          </table:table-cell>
          <table:table-cell table:style-name="ce91" table:formula="of:=IF(SUMPRODUCT(ISNUMBER(SEARCH([.F46];['2017'.$A$1:'2017'.$A$66]))*['2017'.B$1:'2017'.B$66])=0; &quot;&quot;; SUMPRODUCT(ISNUMBER(SEARCH([.F46];['2017'.$A$1:'2017'.$A$66]))*['2017'.B$1:'2017'.B$66]))">
            <text:p/>
          </table:table-cell>
          <table:table-cell table:style-name="ce53" table:formula="of:=TRUNC(IF([.H46]=&quot;&quot;;[.I45]+[.E46]+[.D46];[.H46]+[.E46]+[.D46]))" office:value-type="currency" office:currency="EUR" office:value="306">
            <text:p>306,00 €</text:p>
          </table:table-cell>
          <table:table-cell table:style-name="ce25" table:formula="of:=IF([.H46]=&quot;&quot;;&quot;&quot;;[.H46]-[.G46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23">
            <text:p>23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7]" office:value-type="date" office:date-value="2017-07-23">
            <text:p>23/07/17</text:p>
          </table:table-cell>
          <table:table-cell table:style-name="ce53" table:formula="of:=TRUNC([.G46]+[.E47]+[.D47])" office:value-type="currency" office:currency="EUR" office:value="770">
            <text:p>770,00 €</text:p>
          </table:table-cell>
          <table:table-cell table:style-name="ce91" table:formula="of:=IF(SUMPRODUCT(ISNUMBER(SEARCH([.F47];['2017'.$A$1:'2017'.$A$66]))*['2017'.B$1:'2017'.B$66])=0; &quot;&quot;; SUMPRODUCT(ISNUMBER(SEARCH([.F47];['2017'.$A$1:'2017'.$A$66]))*['2017'.B$1:'2017'.B$66]))">
            <text:p/>
          </table:table-cell>
          <table:table-cell table:style-name="ce53" table:formula="of:=TRUNC(IF([.H47]=&quot;&quot;;[.I46]+[.E47]+[.D47];[.H47]+[.E47]+[.D47]))" office:value-type="currency" office:currency="EUR" office:value="306">
            <text:p>306,00 €</text:p>
          </table:table-cell>
          <table:table-cell table:style-name="ce25" table:formula="of:=IF([.H47]=&quot;&quot;;&quot;&quot;;[.H47]-[.G47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24">
            <text:p>24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8]" office:value-type="date" office:date-value="2017-07-24">
            <text:p>24/07/17</text:p>
          </table:table-cell>
          <table:table-cell table:style-name="ce53" table:formula="of:=TRUNC([.G47]+[.E48]+[.D48])" office:value-type="currency" office:currency="EUR" office:value="770">
            <text:p>770,00 €</text:p>
          </table:table-cell>
          <table:table-cell table:style-name="ce91" table:formula="of:=IF(SUMPRODUCT(ISNUMBER(SEARCH([.F48];['2017'.$A$1:'2017'.$A$66]))*['2017'.B$1:'2017'.B$66])=0; &quot;&quot;; SUMPRODUCT(ISNUMBER(SEARCH([.F48];['2017'.$A$1:'2017'.$A$66]))*['2017'.B$1:'2017'.B$66]))">
            <text:p/>
          </table:table-cell>
          <table:table-cell table:style-name="ce53" table:formula="of:=TRUNC(IF([.H48]=&quot;&quot;;[.I47]+[.E48]+[.D48];[.H48]+[.E48]+[.D48]))" office:value-type="currency" office:currency="EUR" office:value="306">
            <text:p>306,00 €</text:p>
          </table:table-cell>
          <table:table-cell table:style-name="ce25" table:formula="of:=IF([.H48]=&quot;&quot;;&quot;&quot;;[.H48]-[.G48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25">
            <text:p>25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Free mobile</text:p>
          </table:table-cell>
          <table:table-cell table:style-name="ce54"/>
          <table:table-cell table:style-name="ce54" office:value-type="currency" office:currency="EUR" office:value="-9">
            <text:p>-9 €</text:p>
          </table:table-cell>
          <table:table-cell table:style-name="ce77" table:formula="of:=EOMONTH(TODAY();-1)+[.A49]" office:value-type="date" office:date-value="2017-07-25">
            <text:p>25/07/17</text:p>
          </table:table-cell>
          <table:table-cell table:style-name="ce53" table:formula="of:=TRUNC([.G48]+[.E49]+[.D49])" office:value-type="currency" office:currency="EUR" office:value="761">
            <text:p>761,00 €</text:p>
          </table:table-cell>
          <table:table-cell table:style-name="ce91" table:formula="of:=IF(SUMPRODUCT(ISNUMBER(SEARCH([.F49];['2017'.$A$1:'2017'.$A$66]))*['2017'.B$1:'2017'.B$66])=0; &quot;&quot;; SUMPRODUCT(ISNUMBER(SEARCH([.F49];['2017'.$A$1:'2017'.$A$66]))*['2017'.B$1:'2017'.B$66]))">
            <text:p/>
          </table:table-cell>
          <table:table-cell table:style-name="ce53" table:formula="of:=TRUNC(IF([.H49]=&quot;&quot;;[.I48]+[.E49]+[.D49];[.H49]+[.E49]+[.D49]))" office:value-type="currency" office:currency="EUR" office:value="297">
            <text:p>297,00 €</text:p>
          </table:table-cell>
          <table:table-cell table:style-name="ce25" table:formula="of:=IF([.H49]=&quot;&quot;;&quot;&quot;;[.H49]-[.G49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26">
            <text:p>26</text:p>
          </table:table-cell>
          <table:table-cell table:style-name="ce25"/>
          <table:table-cell table:style-name="ce36"/>
          <table:table-cell table:number-columns-repeated="2" table:style-name="ce54"/>
          <table:table-cell table:style-name="ce77" table:formula="of:=EOMONTH(TODAY();-1)+[.A50]" office:value-type="date" office:date-value="2017-07-26">
            <text:p>26/07/17</text:p>
          </table:table-cell>
          <table:table-cell table:style-name="ce53" table:formula="of:=TRUNC([.G49]+[.E50]+[.D50])" office:value-type="currency" office:currency="EUR" office:value="761">
            <text:p>761,00 €</text:p>
          </table:table-cell>
          <table:table-cell table:style-name="ce91" table:formula="of:=IF(SUMPRODUCT(ISNUMBER(SEARCH([.F50];['2017'.$A$1:'2017'.$A$66]))*['2017'.B$1:'2017'.B$66])=0; &quot;&quot;; SUMPRODUCT(ISNUMBER(SEARCH([.F50];['2017'.$A$1:'2017'.$A$66]))*['2017'.B$1:'2017'.B$66]))">
            <text:p/>
          </table:table-cell>
          <table:table-cell table:style-name="ce53" table:formula="of:=TRUNC(IF([.H50]=&quot;&quot;;[.I49]+[.E50]+[.D50];[.H50]+[.E50]+[.D50]))" office:value-type="currency" office:currency="EUR" office:value="297">
            <text:p>297,00 €</text:p>
          </table:table-cell>
          <table:table-cell table:style-name="ce25" table:formula="of:=IF([.H50]=&quot;&quot;;&quot;&quot;;[.H50]-[.G50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27">
            <text:p>27</text:p>
          </table:table-cell>
          <table:table-cell table:style-name="ce25" table:number-columns-repeated="2"/>
          <table:table-cell table:number-columns-repeated="2" table:style-name="ce25"/>
          <table:table-cell table:style-name="ce77" table:formula="of:=EOMONTH(TODAY();-1)+[.A51]" office:value-type="date" office:date-value="2017-07-27">
            <text:p>27/07/17</text:p>
          </table:table-cell>
          <table:table-cell table:style-name="ce53" table:formula="of:=TRUNC([.G50]+[.E51]+[.D51])" office:value-type="currency" office:currency="EUR" office:value="761">
            <text:p>761,00 €</text:p>
          </table:table-cell>
          <table:table-cell table:style-name="ce91" table:formula="of:=IF(SUMPRODUCT(ISNUMBER(SEARCH([.F51];['2017'.$A$1:'2017'.$A$66]))*['2017'.B$1:'2017'.B$66])=0; &quot;&quot;; SUMPRODUCT(ISNUMBER(SEARCH([.F51];['2017'.$A$1:'2017'.$A$66]))*['2017'.B$1:'2017'.B$66]))">
            <text:p/>
          </table:table-cell>
          <table:table-cell table:style-name="ce53" table:formula="of:=TRUNC(IF([.H51]=&quot;&quot;;[.I50]+[.E51]+[.D51];[.H51]+[.E51]+[.D51]))" office:value-type="currency" office:currency="EUR" office:value="297">
            <text:p>297,00 €</text:p>
          </table:table-cell>
          <table:table-cell table:style-name="ce25" table:formula="of:=IF([.H51]=&quot;&quot;;&quot;&quot;;[.H51]-[.G51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28">
            <text:p>28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52]" office:value-type="date" office:date-value="2017-07-28">
            <text:p>28/07/17</text:p>
          </table:table-cell>
          <table:table-cell table:style-name="ce53" table:formula="of:=TRUNC([.G51]+[.E52]+[.D52])" office:value-type="currency" office:currency="EUR" office:value="761">
            <text:p>761,00 €</text:p>
          </table:table-cell>
          <table:table-cell table:style-name="ce91" table:formula="of:=IF(SUMPRODUCT(ISNUMBER(SEARCH([.F52];['2017'.$A$1:'2017'.$A$66]))*['2017'.B$1:'2017'.B$66])=0; &quot;&quot;; SUMPRODUCT(ISNUMBER(SEARCH([.F52];['2017'.$A$1:'2017'.$A$66]))*['2017'.B$1:'2017'.B$66]))">
            <text:p/>
          </table:table-cell>
          <table:table-cell table:style-name="ce53" table:formula="of:=TRUNC(IF([.H52]=&quot;&quot;;[.I51]+[.E52]+[.D52];[.H52]+[.E52]+[.D52]))" office:value-type="currency" office:currency="EUR" office:value="297">
            <text:p>297,00 €</text:p>
          </table:table-cell>
          <table:table-cell table:style-name="ce25" table:formula="of:=IF([.H52]=&quot;&quot;;&quot;&quot;;[.H52]-[.G52])">
            <text:p/>
          </table:table-cell>
          <table:table-cell table:number-columns-repeated="1012"/>
        </table:table-row>
        <table:table-row table:style-name="ro3">
          <table:table-cell table:style-name="ce11" office:value-type="float" office:value="29">
            <text:p>29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Cardif</text:p>
          </table:table-cell>
          <table:table-cell table:style-name="ce54" office:value-type="currency" office:currency="EUR" office:value="627.68">
            <text:p>628 €</text:p>
          </table:table-cell>
          <table:table-cell table:style-name="ce54"/>
          <table:table-cell table:style-name="ce77" table:formula="of:=EOMONTH(TODAY();-1)+[.A53]" office:value-type="date" office:date-value="2017-07-29">
            <text:p>29/07/17</text:p>
          </table:table-cell>
          <table:table-cell table:style-name="ce53" table:formula="of:=TRUNC([.G52]+[.E53]+[.D53])" office:value-type="currency" office:currency="EUR" office:value="1388">
            <text:p>1 388,00 €</text:p>
          </table:table-cell>
          <table:table-cell table:style-name="ce91" table:formula="of:=IF(SUMPRODUCT(ISNUMBER(SEARCH([.F53];['2017'.$A$1:'2017'.$A$66]))*['2017'.B$1:'2017'.B$66])=0; &quot;&quot;; SUMPRODUCT(ISNUMBER(SEARCH([.F53];['2017'.$A$1:'2017'.$A$66]))*['2017'.B$1:'2017'.B$66]))">
            <text:p/>
          </table:table-cell>
          <table:table-cell table:style-name="ce53" table:formula="of:=TRUNC(IF([.H53]=&quot;&quot;;[.I52]+[.E53]+[.D53];[.H53]+[.E53]+[.D53]))" office:value-type="currency" office:currency="EUR" office:value="924">
            <text:p>924,00 €</text:p>
          </table:table-cell>
          <table:table-cell table:style-name="ce25" table:formula="of:=IF([.H53]=&quot;&quot;;&quot;&quot;;[.H53]-[.G53])">
            <text:p/>
          </table:table-cell>
          <table:table-cell table:number-columns-repeated="1012"/>
        </table:table-row>
        <table:table-row table:style-name="ro3">
          <table:table-cell table:style-name="ce11" table:formula="of:=DAY(DATE(YEAR([.F32]);MONTH([.F32])+1;1)-1)" office:value-type="float" office:value="31">
            <text:p>31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Sadef Mr Bricolage</text:p>
          </table:table-cell>
          <table:table-cell table:style-name="ce54" office:value-type="currency" office:currency="EUR" office:value="200">
            <text:p>200 €</text:p>
          </table:table-cell>
          <table:table-cell table:style-name="ce54"/>
          <table:table-cell table:style-name="ce77" table:formula="of:=EOMONTH(TODAY();-1)+[.A54]" office:value-type="date" office:date-value="2017-07-31">
            <text:p>31/07/17</text:p>
          </table:table-cell>
          <table:table-cell table:style-name="ce53" table:formula="of:=TRUNC([.G53]+[.E54]+[.D54])" office:value-type="currency" office:currency="EUR" office:value="1588">
            <text:p>1 588,00 €</text:p>
          </table:table-cell>
          <table:table-cell table:style-name="ce91" table:formula="of:=IF(SUMPRODUCT(ISNUMBER(SEARCH([.F54];['2017'.$A$1:'2017'.$A$66]))*['2017'.B$1:'2017'.B$66])=0; &quot;&quot;; SUMPRODUCT(ISNUMBER(SEARCH([.F54];['2017'.$A$1:'2017'.$A$66]))*['2017'.B$1:'2017'.B$66]))">
            <text:p/>
          </table:table-cell>
          <table:table-cell table:style-name="ce53" table:formula="of:=TRUNC(IF([.H54]=&quot;&quot;;[.I53]+[.E54]+[.D54];[.H54]+[.E54]+[.D54]))" office:value-type="currency" office:currency="EUR" office:value="1124">
            <text:p>1 124,00 €</text:p>
          </table:table-cell>
          <table:table-cell table:style-name="ce25" table:formula="of:=IF([.H54]=&quot;&quot;;&quot;&quot;;[.H54]-[.G54])">
            <text:p/>
          </table:table-cell>
          <table:table-cell table:number-columns-repeated="1012"/>
        </table:table-row>
        <table:table-row table:style-name="ro3">
          <table:table-cell table:style-name="ce11" table:formula="of:=DAY(DATE(YEAR([.F34]);MONTH([.F34])+1;1)-1)" office:value-type="float" office:value="31">
            <text:p>31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Ligue Enseignement</text:p>
          </table:table-cell>
          <table:table-cell table:style-name="ce54" office:value-type="currency" office:currency="EUR" office:value="1246">
            <text:p>1 246 €</text:p>
          </table:table-cell>
          <table:table-cell table:style-name="ce54"/>
          <table:table-cell table:style-name="ce77" table:formula="of:=EOMONTH(TODAY();-1)+[.A55]" office:value-type="date" office:date-value="2017-07-31">
            <text:p>31/07/17</text:p>
          </table:table-cell>
          <table:table-cell table:style-name="ce53" table:formula="of:=TRUNC([.G54]+[.E55]+[.D55])" office:value-type="currency" office:currency="EUR" office:value="2834">
            <text:p>2 834,00 €</text:p>
          </table:table-cell>
          <table:table-cell table:style-name="ce91" table:formula="of:=IF(SUMPRODUCT(ISNUMBER(SEARCH([.F55];['2017'.$A$1:'2017'.$A$66]))*['2017'.B$1:'2017'.B$66])=0; &quot;&quot;; SUMPRODUCT(ISNUMBER(SEARCH([.F55];['2017'.$A$1:'2017'.$A$66]))*['2017'.B$1:'2017'.B$66]))">
            <text:p/>
          </table:table-cell>
          <table:table-cell table:style-name="ce53" table:formula="of:=TRUNC(IF([.H55]=&quot;&quot;;[.I54]+[.E55]+[.D55];[.H55]+[.E55]+[.D55]))" office:value-type="currency" office:currency="EUR" office:value="2370">
            <text:p>2 370,00 €</text:p>
          </table:table-cell>
          <table:table-cell table:style-name="ce25" table:formula="of:=IF([.H55]=&quot;&quot;;&quot;&quot;;[.H55]-[.G55])">
            <text:p/>
          </table:table-cell>
          <table:table-cell table:number-columns-repeated="1012"/>
        </table:table-row>
        <table:table-row table:style-name="ro3">
          <table:table-cell table:style-name="ce11" table:formula="of:=DAY(DATE(YEAR([.F35]);MONTH([.F35])+1;1)-1)" office:value-type="float" office:value="31">
            <text:p>31</text:p>
          </table:table-cell>
          <table:table-cell table:style-name="ce27" office:value-type="string">
            <text:p>Budget CB (paie + frais Isa de juin = </text:p>
          </table:table-cell>
          <table:table-cell table:style-name="ce39" office:value-type="currency" office:currency="EUR" office:value="2047">
            <text:p>2 047,00 €</text:p>
          </table:table-cell>
          <table:table-cell table:number-columns-repeated="2" table:style-name="ce54"/>
          <table:table-cell table:style-name="ce77" table:formula="of:=EOMONTH(TODAY();-1)+[.A56]" office:value-type="date" office:date-value="2017-07-31">
            <text:p>31/07/17</text:p>
          </table:table-cell>
          <table:table-cell table:style-name="ce53" table:formula="of:=TRUNC([.G55]+[.E56]+[.D56])" office:value-type="currency" office:currency="EUR" office:value="2834">
            <text:p>2 834,00 €</text:p>
          </table:table-cell>
          <table:table-cell table:style-name="ce91" table:formula="of:=IF(SUMPRODUCT(ISNUMBER(SEARCH([.F56];['2017'.$A$1:'2017'.$A$66]))*['2017'.B$1:'2017'.B$66])=0; &quot;&quot;; SUMPRODUCT(ISNUMBER(SEARCH([.F56];['2017'.$A$1:'2017'.$A$66]))*['2017'.B$1:'2017'.B$66]))">
            <text:p/>
          </table:table-cell>
          <table:table-cell table:style-name="ce53" table:formula="of:=TRUNC(IF([.H56]=&quot;&quot;;[.I55]+[.E56]+[.D56];[.H56]+[.E56]+[.D56]))" office:value-type="currency" office:currency="EUR" office:value="2370">
            <text:p>2 370,00 €</text:p>
          </table:table-cell>
          <table:table-cell table:style-name="ce25" table:formula="of:=IF([.H56]=&quot;&quot;;&quot;&quot;;[.H56]-[.G56])">
            <text:p/>
          </table:table-cell>
          <table:table-cell table:number-columns-repeated="1012"/>
        </table:table-row>
        <table:table-row table:style-name="ro3">
          <table:table-cell table:style-name="ce11" table:formula="of:=DAY(DATE(YEAR([.F39]);MONTH([.F39])+1;1)-1)" office:value-type="float" office:value="31">
            <text:p>31</text:p>
          </table:table-cell>
          <table:table-cell table:style-name="ce28" office:value-type="string" table:number-columns-spanned="2" table:number-rows-spanned="1">
            <text:p>si budget mensuel dépassé : baisser d'autant celui du mois suivant</text:p>
          </table:table-cell>
          <table:covered-table-cell table:style-name="ce40"/>
          <table:table-cell table:number-columns-repeated="2" table:style-name="ce54"/>
          <table:table-cell table:style-name="ce77" table:formula="of:=EOMONTH(TODAY();-1)+[.A57]" office:value-type="date" office:date-value="2017-07-31">
            <text:p>31/07/17</text:p>
          </table:table-cell>
          <table:table-cell table:style-name="ce53" table:formula="of:=TRUNC([.G56]+[.E57]+[.D57])" office:value-type="currency" office:currency="EUR" office:value="2834">
            <text:p>2 834,00 €</text:p>
          </table:table-cell>
          <table:table-cell table:style-name="ce91" table:formula="of:=IF(SUMPRODUCT(ISNUMBER(SEARCH([.F57];['2017'.$A$1:'2017'.$A$66]))*['2017'.B$1:'2017'.B$66])=0; &quot;&quot;; SUMPRODUCT(ISNUMBER(SEARCH([.F57];['2017'.$A$1:'2017'.$A$66]))*['2017'.B$1:'2017'.B$66]))">
            <text:p/>
          </table:table-cell>
          <table:table-cell table:style-name="ce53" table:formula="of:=TRUNC(IF([.H57]=&quot;&quot;;[.I56]+[.E57]+[.D57];[.H57]+[.E57]+[.D57]))" office:value-type="currency" office:currency="EUR" office:value="2370">
            <text:p>2 370,00 €</text:p>
          </table:table-cell>
          <table:table-cell table:style-name="ce25" table:formula="of:=IF([.H57]=&quot;&quot;;&quot;&quot;;[.H57]-[.G57])">
            <text:p/>
          </table:table-cell>
          <table:table-cell table:number-columns-repeated="1012"/>
        </table:table-row>
        <table:table-row table:style-name="ro3">
          <table:table-cell table:style-name="ce11" table:formula="of:=DAY(DATE(YEAR([.F35]);MONTH([.F35])+1;1)-1)" office:value-type="float" office:value="31">
            <text:p>31</text:p>
          </table:table-cell>
          <table:table-cell table:style-name="ce87" office:value-type="string">
            <text:p>- dépassements CB mois précédant : </text:p>
          </table:table-cell>
          <table:table-cell table:style-name="ce88" office:value-type="currency" office:currency="EUR" office:value="-99.65">
            <text:p>-99,65 €</text:p>
          </table:table-cell>
          <table:table-cell table:number-columns-repeated="2" table:style-name="ce54"/>
          <table:table-cell table:style-name="ce77" table:formula="of:=EOMONTH(TODAY();-1)+[.A58]" office:value-type="date" office:date-value="2017-07-31">
            <text:p>31/07/17</text:p>
          </table:table-cell>
          <table:table-cell table:style-name="ce53" table:formula="of:=TRUNC([.G57]+[.E58]+[.D58])" office:value-type="currency" office:currency="EUR" office:value="2834">
            <text:p>2 834,00 €</text:p>
          </table:table-cell>
          <table:table-cell table:style-name="ce91" table:formula="of:=IF(SUMPRODUCT(ISNUMBER(SEARCH([.F58];['2017'.$A$1:'2017'.$A$66]))*['2017'.B$1:'2017'.B$66])=0; &quot;&quot;; SUMPRODUCT(ISNUMBER(SEARCH([.F58];['2017'.$A$1:'2017'.$A$66]))*['2017'.B$1:'2017'.B$66]))">
            <text:p/>
          </table:table-cell>
          <table:table-cell table:style-name="ce53" table:formula="of:=TRUNC(IF([.H58]=&quot;&quot;;[.I57]+[.E58]+[.D58];[.H58]+[.E58]+[.D58]))" office:value-type="currency" office:currency="EUR" office:value="2370">
            <text:p>2 370,00 €</text:p>
          </table:table-cell>
          <table:table-cell table:style-name="ce25" table:formula="of:=IF([.H58]=&quot;&quot;;&quot;&quot;;[.H58]-[.G58])">
            <text:p/>
          </table:table-cell>
          <table:table-cell table:number-columns-repeated="1012"/>
        </table:table-row>
        <table:table-row table:style-name="ro1">
          <table:table-cell table:style-name="ce11" table:formula="of:=DAY(DATE(YEAR([.F36]);MONTH([.F36])+1;1)-1)" office:value-type="float" office:value="31">
            <text:p>31</text:p>
          </table:table-cell>
          <table:table-cell table:style-name="ce29" office:value-type="string">
            <text:p><text:s/>- encours cartes à ce jour :</text:p>
          </table:table-cell>
          <table:table-cell table:style-name="ce41" office:value-type="currency" office:currency="EUR" office:value="-1254.01">
            <text:p>-1 254,01 €</text:p>
          </table:table-cell>
          <table:table-cell table:style-name="ce54"/>
          <table:table-cell table:style-name="ce54" table:formula="of:=[.C59]" office:value-type="currency" office:currency="EUR" office:value="-1254.01">
            <text:p>-1 254 €</text:p>
          </table:table-cell>
          <table:table-cell table:style-name="ce77" table:formula="of:=EOMONTH(TODAY();-1)+[.A59]" office:value-type="date" office:date-value="2017-07-31">
            <text:p>31/07/17</text:p>
          </table:table-cell>
          <table:table-cell table:style-name="ce53" table:formula="of:=TRUNC([.G58]+[.E59]+[.D59])" office:value-type="currency" office:currency="EUR" office:value="1579">
            <text:p>1 579,00 €</text:p>
          </table:table-cell>
          <table:table-cell table:style-name="ce91" table:formula="of:=IF(SUMPRODUCT(ISNUMBER(SEARCH([.F59];['2017'.$A$1:'2017'.$A$66]))*['2017'.B$1:'2017'.B$66])=0; &quot;&quot;; SUMPRODUCT(ISNUMBER(SEARCH([.F59];['2017'.$A$1:'2017'.$A$66]))*['2017'.B$1:'2017'.B$66]))">
            <text:p/>
          </table:table-cell>
          <table:table-cell table:style-name="ce53" table:formula="of:=TRUNC(IF([.H59]=&quot;&quot;;[.I58]+[.E59]+[.D59];[.H59]+[.E59]+[.D59]))" office:value-type="currency" office:currency="EUR" office:value="1115">
            <text:p>1 115,00 €</text:p>
          </table:table-cell>
          <table:table-cell table:style-name="ce25" table:formula="of:=IF([.H59]=&quot;&quot;;&quot;&quot;;[.H59]-[.G59])">
            <text:p/>
          </table:table-cell>
          <table:table-cell table:number-columns-repeated="1012"/>
        </table:table-row>
        <table:table-row table:style-name="ro1">
          <table:table-cell table:style-name="ce11" table:formula="of:=DAY(DATE(YEAR([.F37]);MONTH([.F37])+1;1)-1)" office:value-type="float" office:value="31">
            <text:p>31</text:p>
          </table:table-cell>
          <table:table-cell table:style-name="ce29" office:value-type="string">
            <text:p>Retrait DAB Isa Angoulème</text:p>
          </table:table-cell>
          <table:table-cell table:style-name="ce41" office:value-type="currency" office:currency="EUR" office:value="-200">
            <text:p>-200,00 €</text:p>
          </table:table-cell>
          <table:table-cell table:number-columns-repeated="2" table:style-name="ce54"/>
          <table:table-cell table:style-name="ce77" table:formula="of:=EOMONTH(TODAY();-1)+[.A60]" office:value-type="date" office:date-value="2017-07-31">
            <text:p>31/07/17</text:p>
          </table:table-cell>
          <table:table-cell table:style-name="ce53" table:formula="of:=TRUNC([.G59]+[.E60]+[.D60])" office:value-type="currency" office:currency="EUR" office:value="1579">
            <text:p>1 579,00 €</text:p>
          </table:table-cell>
          <table:table-cell table:style-name="ce91" table:formula="of:=IF(SUMPRODUCT(ISNUMBER(SEARCH([.F60];['2017'.$A$1:'2017'.$A$66]))*['2017'.B$1:'2017'.B$66])=0; &quot;&quot;; SUMPRODUCT(ISNUMBER(SEARCH([.F60];['2017'.$A$1:'2017'.$A$66]))*['2017'.B$1:'2017'.B$66]))">
            <text:p/>
          </table:table-cell>
          <table:table-cell table:style-name="ce53" table:formula="of:=TRUNC(IF([.H60]=&quot;&quot;;[.I59]+[.E60]+[.D60];[.H60]+[.E60]+[.D60]))" office:value-type="currency" office:currency="EUR" office:value="1115">
            <text:p>1 115,00 €</text:p>
          </table:table-cell>
          <table:table-cell table:style-name="ce25" table:formula="of:=IF([.H60]=&quot;&quot;;&quot;&quot;;[.H60]-[.G60])">
            <text:p/>
          </table:table-cell>
          <table:table-cell table:number-columns-repeated="1012"/>
        </table:table-row>
        <table:table-row table:style-name="ro1">
          <table:table-cell table:style-name="ce11" table:formula="of:=DAY(DATE(YEAR([.F38]);MONTH([.F38])+1;1)-1)" office:value-type="float" office:value="31">
            <text:p>31</text:p>
          </table:table-cell>
          <table:table-cell table:style-name="ce29" office:value-type="string">
            <text:p>Courses Marc (Pain montignac</text:p>
          </table:table-cell>
          <table:table-cell table:style-name="ce41" table:formula="of:=-18.5-15-8-11.5-9-40" office:value-type="currency" office:currency="EUR" office:value="-102">
            <text:p>-102,00 €</text:p>
          </table:table-cell>
          <table:table-cell table:number-columns-repeated="2" table:style-name="ce54"/>
          <table:table-cell table:style-name="ce77" table:formula="of:=EOMONTH(TODAY();-1)+[.A61]" office:value-type="date" office:date-value="2017-07-31">
            <text:p>31/07/17</text:p>
          </table:table-cell>
          <table:table-cell table:style-name="ce53" table:formula="of:=TRUNC([.G60]+[.E61]+[.D61])" office:value-type="currency" office:currency="EUR" office:value="1579">
            <text:p>1 579,00 €</text:p>
          </table:table-cell>
          <table:table-cell table:style-name="ce91" table:formula="of:=IF(SUMPRODUCT(ISNUMBER(SEARCH([.F61];['2017'.$A$1:'2017'.$A$66]))*['2017'.B$1:'2017'.B$66])=0; &quot;&quot;; SUMPRODUCT(ISNUMBER(SEARCH([.F61];['2017'.$A$1:'2017'.$A$66]))*['2017'.B$1:'2017'.B$66]))">
            <text:p/>
          </table:table-cell>
          <table:table-cell table:style-name="ce53" table:formula="of:=TRUNC(IF([.H61]=&quot;&quot;;[.I60]+[.E61]+[.D61];[.H61]+[.E61]+[.D61]))" office:value-type="currency" office:currency="EUR" office:value="1115">
            <text:p>1 115,00 €</text:p>
          </table:table-cell>
          <table:table-cell table:style-name="ce25" table:formula="of:=IF([.H61]=&quot;&quot;;&quot;&quot;;[.H61]-[.G61])">
            <text:p/>
          </table:table-cell>
          <table:table-cell table:number-columns-repeated="1012"/>
        </table:table-row>
        <table:table-row table:style-name="ro1">
          <table:table-cell table:style-name="ce11" table:formula="of:=DAY(DATE(YEAR([.F39]);MONTH([.F39])+1;1)-1)" office:value-type="float" office:value="31">
            <text:p>31</text:p>
          </table:table-cell>
          <table:table-cell table:style-name="ce29" office:value-type="string">
            <text:p>Prêt prime rentrée des classes</text:p>
          </table:table-cell>
          <table:table-cell table:style-name="ce41" office:value-type="currency" office:currency="EUR" office:value="400">
            <text:p>400,00 €</text:p>
          </table:table-cell>
          <table:table-cell table:number-columns-repeated="2" table:style-name="ce54"/>
          <table:table-cell table:style-name="ce77" table:formula="of:=EOMONTH(TODAY();-1)+[.A62]" office:value-type="date" office:date-value="2017-07-31">
            <text:p>31/07/17</text:p>
          </table:table-cell>
          <table:table-cell table:style-name="ce53" table:formula="of:=TRUNC([.G61]+[.E62]+[.D62])" office:value-type="currency" office:currency="EUR" office:value="1579">
            <text:p>1 579,00 €</text:p>
          </table:table-cell>
          <table:table-cell table:style-name="ce91" table:formula="of:=IF(SUMPRODUCT(ISNUMBER(SEARCH([.F62];['2017'.$A$1:'2017'.$A$66]))*['2017'.B$1:'2017'.B$66])=0; &quot;&quot;; SUMPRODUCT(ISNUMBER(SEARCH([.F62];['2017'.$A$1:'2017'.$A$66]))*['2017'.B$1:'2017'.B$66]))">
            <text:p/>
          </table:table-cell>
          <table:table-cell table:style-name="ce53" table:formula="of:=TRUNC(IF([.H62]=&quot;&quot;;[.I61]+[.E62]+[.D62];[.H62]+[.E62]+[.D62]))" office:value-type="currency" office:currency="EUR" office:value="1115">
            <text:p>1 115,00 €</text:p>
          </table:table-cell>
          <table:table-cell table:style-name="ce25"/>
          <table:table-cell table:number-columns-repeated="1012"/>
        </table:table-row>
        <table:table-row table:style-name="ro1">
          <table:table-cell table:style-name="ce11" table:formula="of:=DAY(DATE(YEAR([.F40]);MONTH([.F40])+1;1)-1)" office:value-type="float" office:value="31">
            <text:p>31</text:p>
          </table:table-cell>
          <table:table-cell table:style-name="ce29" office:value-type="string">
            <text:p>Ammortissement batterie</text:p>
          </table:table-cell>
          <table:table-cell table:style-name="ce41" office:value-type="currency" office:currency="EUR" office:value="170">
            <text:p>170,00 €</text:p>
          </table:table-cell>
          <table:table-cell table:number-columns-repeated="2" table:style-name="ce54"/>
          <table:table-cell table:style-name="ce77" table:formula="of:=EOMONTH(TODAY();-1)+[.A63]" office:value-type="date" office:date-value="2017-07-31">
            <text:p>31/07/17</text:p>
          </table:table-cell>
          <table:table-cell table:style-name="ce53" table:formula="of:=TRUNC([.G62]+[.E63]+[.D63])" office:value-type="currency" office:currency="EUR" office:value="1579">
            <text:p>1 579,00 €</text:p>
          </table:table-cell>
          <table:table-cell table:style-name="ce91" table:formula="of:=IF(SUMPRODUCT(ISNUMBER(SEARCH([.F63];['2017'.$A$1:'2017'.$A$66]))*['2017'.B$1:'2017'.B$66])=0; &quot;&quot;; SUMPRODUCT(ISNUMBER(SEARCH([.F63];['2017'.$A$1:'2017'.$A$66]))*['2017'.B$1:'2017'.B$66]))">
            <text:p/>
          </table:table-cell>
          <table:table-cell table:style-name="ce53" table:formula="of:=TRUNC(IF([.H63]=&quot;&quot;;[.I62]+[.E63]+[.D63];[.H63]+[.E63]+[.D63]))" office:value-type="currency" office:currency="EUR" office:value="1115">
            <text:p>1 115,00 €</text:p>
          </table:table-cell>
          <table:table-cell table:style-name="ce25"/>
          <table:table-cell table:number-columns-repeated="1012"/>
        </table:table-row>
        <table:table-row table:style-name="ro1">
          <table:table-cell table:style-name="ce11" table:formula="of:=DAY(DATE(YEAR([.F41]);MONTH([.F41])+1;1)-1)" office:value-type="float" office:value="31">
            <text:p>31</text:p>
          </table:table-cell>
          <table:table-cell table:style-name="ce29" office:value-type="string">
            <text:p>Aide André</text:p>
          </table:table-cell>
          <table:table-cell table:style-name="ce41" office:value-type="currency" office:currency="EUR" office:value="-61">
            <text:p>-61,00 €</text:p>
          </table:table-cell>
          <table:table-cell table:number-columns-repeated="2" table:style-name="ce54"/>
          <table:table-cell table:style-name="ce77" table:formula="of:=EOMONTH(TODAY();-1)+[.A64]" office:value-type="date" office:date-value="2017-07-31">
            <text:p>31/07/17</text:p>
          </table:table-cell>
          <table:table-cell table:style-name="ce53" table:formula="of:=TRUNC([.G63]+[.E64]+[.D64])" office:value-type="currency" office:currency="EUR" office:value="1579">
            <text:p>1 579,00 €</text:p>
          </table:table-cell>
          <table:table-cell table:style-name="ce91" table:formula="of:=IF(SUMPRODUCT(ISNUMBER(SEARCH([.F64];['2017'.$A$1:'2017'.$A$66]))*['2017'.B$1:'2017'.B$66])=0; &quot;&quot;; SUMPRODUCT(ISNUMBER(SEARCH([.F64];['2017'.$A$1:'2017'.$A$66]))*['2017'.B$1:'2017'.B$66]))">
            <text:p/>
          </table:table-cell>
          <table:table-cell table:style-name="ce53" table:formula="of:=TRUNC(IF([.H64]=&quot;&quot;;[.I63]+[.E64]+[.D64];[.H64]+[.E64]+[.D64]))" office:value-type="currency" office:currency="EUR" office:value="1115">
            <text:p>1 115,00 €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11" table:formula="of:=DAY(DATE(YEAR([.F37]);MONTH([.F37])+1;1)-1)" office:value-type="float" office:value="31">
            <text:p>31</text:p>
          </table:table-cell>
          <table:table-cell table:style-name="ce30" office:value-type="string">
            <text:p>Total dispo budget CB Isa :</text:p>
          </table:table-cell>
          <table:table-cell table:style-name="ce42" table:formula="of:=SUM([.C56:.C64])" office:value-type="currency" office:currency="EUR" office:value="900.34">
            <text:p>900,34 €</text:p>
          </table:table-cell>
          <table:table-cell table:number-columns-repeated="2" table:style-name="ce54"/>
          <table:table-cell table:style-name="ce77" table:formula="of:=EOMONTH(TODAY();-1)+[.A65]" office:value-type="date" office:date-value="2017-07-31">
            <text:p>31/07/17</text:p>
          </table:table-cell>
          <table:table-cell table:style-name="ce53" table:formula="of:=TRUNC([.G64]+[.E65]+[.D65])" office:value-type="currency" office:currency="EUR" office:value="1579">
            <text:p>1 579,00 €</text:p>
          </table:table-cell>
          <table:table-cell table:style-name="ce91" table:formula="of:=IF(SUMPRODUCT(ISNUMBER(SEARCH([.F65];['2017'.$A$1:'2017'.$A$66]))*['2017'.B$1:'2017'.B$66])=0; &quot;&quot;; SUMPRODUCT(ISNUMBER(SEARCH([.F65];['2017'.$A$1:'2017'.$A$66]))*['2017'.B$1:'2017'.B$66]))">
            <text:p/>
          </table:table-cell>
          <table:table-cell table:style-name="ce53" table:formula="of:=TRUNC(IF([.H65]=&quot;&quot;;[.I64]+[.E65]+[.D65];[.H65]+[.E65]+[.D65]))" office:value-type="currency" office:currency="EUR" office:value="1115">
            <text:p>1 115,00 €</text:p>
          </table:table-cell>
          <table:table-cell table:style-name="ce25" table:formula="of:=IF([.H65]=&quot;&quot;;&quot;&quot;;[.H65]-[.G65])">
            <text:p/>
          </table:table-cell>
          <table:table-cell table:number-columns-repeated="1012"/>
        </table:table-row>
        <table:table-row table:style-name="ro3">
          <table:table-cell table:style-name="ce11" table:formula="of:=DAY(DATE(YEAR([.F38]);MONTH([.F38])+1;1)-1)" office:value-type="float" office:value="31">
            <text:p>31</text:p>
          </table:table-cell>
          <table:table-cell table:style-name="ce25" office:value-type="string">
            <text:p>FACTURE CARTE</text:p>
          </table:table-cell>
          <table:table-cell table:style-name="ce43" office:value-type="string">
            <text:p>Budget restant du mois :</text:p>
          </table:table-cell>
          <table:table-cell table:style-name="ce55"/>
          <table:table-cell table:style-name="ce55" table:formula="of:=-[.C65]" office:value-type="currency" office:currency="EUR" office:value="-900.34">
            <text:p>-900 €</text:p>
          </table:table-cell>
          <table:table-cell table:style-name="ce77" table:formula="of:=EOMONTH(TODAY();-1)+[.A66]" office:value-type="date" office:date-value="2017-07-31">
            <text:p>31/07/17</text:p>
          </table:table-cell>
          <table:table-cell table:style-name="ce53" table:formula="of:=TRUNC([.G65]+[.E66]+[.D66])" office:value-type="currency" office:currency="EUR" office:value="678">
            <text:p>678,00 €</text:p>
          </table:table-cell>
          <table:table-cell table:style-name="ce91" table:formula="of:=IF(SUMPRODUCT(ISNUMBER(SEARCH([.F66];['2017'.$A$1:'2017'.$A$66]))*['2017'.B$1:'2017'.B$66])=0; &quot;&quot;; SUMPRODUCT(ISNUMBER(SEARCH([.F66];['2017'.$A$1:'2017'.$A$66]))*['2017'.B$1:'2017'.B$66]))">
            <text:p/>
          </table:table-cell>
          <table:table-cell table:style-name="ce53" table:formula="of:=TRUNC(IF([.H66]=&quot;&quot;;[.I65]+[.E66]+[.D66];[.H66]+[.E66]+[.D66]))" office:value-type="currency" office:currency="EUR" office:value="214">
            <text:p>214,00 €</text:p>
          </table:table-cell>
          <table:table-cell table:style-name="ce25" table:formula="of:=IF([.H66]=&quot;&quot;;&quot;&quot;;[.H66]-[.G66])">
            <text:p/>
          </table:table-cell>
          <table:table-cell table:number-columns-repeated="1012"/>
        </table:table-row>
        <table:table-row table:style-name="ro3">
          <table:table-cell table:style-name="ce11" table:formula="of:=DAY(DATE(YEAR([.F37]);MONTH([.F37])+1;1)-1)" office:value-type="float" office:value="31">
            <text:p>31</text:p>
          </table:table-cell>
          <table:table-cell table:style-name="ce25" office:value-type="string">
            <text:p>VIRT CPTE A CPTE EMIS</text:p>
          </table:table-cell>
          <table:table-cell table:style-name="ce25" office:value-type="string">
            <text:p>PEL</text:p>
          </table:table-cell>
          <table:table-cell table:style-name="ce54"/>
          <table:table-cell table:style-name="ce54" office:value-type="currency" office:currency="EUR" office:value="-45">
            <text:p>-45 €</text:p>
          </table:table-cell>
          <table:table-cell table:style-name="ce77" table:formula="of:=EOMONTH(TODAY();-1)+[.A67]" office:value-type="date" office:date-value="2017-07-31">
            <text:p>31/07/17</text:p>
          </table:table-cell>
          <table:table-cell table:style-name="ce53" table:formula="of:=TRUNC([.G66]+[.E67]+[.D67])" office:value-type="currency" office:currency="EUR" office:value="633">
            <text:p>633,00 €</text:p>
          </table:table-cell>
          <table:table-cell table:style-name="ce91" table:formula="of:=IF(SUMPRODUCT(ISNUMBER(SEARCH([.F67];['2017'.$A$1:'2017'.$A$66]))*['2017'.B$1:'2017'.B$66])=0; &quot;&quot;; SUMPRODUCT(ISNUMBER(SEARCH([.F67];['2017'.$A$1:'2017'.$A$66]))*['2017'.B$1:'2017'.B$66]))">
            <text:p/>
          </table:table-cell>
          <table:table-cell table:style-name="ce53" table:formula="of:=TRUNC(IF([.H67]=&quot;&quot;;[.I66]+[.E67]+[.D67];[.H67]+[.E67]+[.D67]))" office:value-type="currency" office:currency="EUR" office:value="169">
            <text:p>169,00 €</text:p>
          </table:table-cell>
          <table:table-cell table:style-name="ce25" table:formula="of:=IF([.H67]=&quot;&quot;;&quot;&quot;;[.H67]-[.G67])">
            <text:p/>
          </table:table-cell>
          <table:table-cell table:number-columns-repeated="1012"/>
        </table:table-row>
        <table:table-row table:style-name="ro3">
          <table:table-cell table:style-name="ce11" table:formula="of:=DAY(DATE(YEAR([.F36]);MONTH([.F36])+1;1)-1)" office:value-type="float" office:value="31">
            <text:p>31</text:p>
          </table:table-cell>
          <table:table-cell table:style-name="ce25" office:value-type="string">
            <text:p>CHEQUES Marc</text:p>
          </table:table-cell>
          <table:table-cell table:style-name="ce36" office:value-type="string">
            <text:p>Total chèques imprévus</text:p>
          </table:table-cell>
          <table:table-cell table:style-name="ce54"/>
          <table:table-cell table:style-name="ce54" office:value-type="currency" office:currency="EUR" office:value="0">
            <text:p>0 €</text:p>
          </table:table-cell>
          <table:table-cell table:style-name="ce77" table:formula="of:=EOMONTH(TODAY();-1)+[.A68]" office:value-type="date" office:date-value="2017-07-31">
            <text:p>31/07/17</text:p>
          </table:table-cell>
          <table:table-cell table:style-name="ce53" table:formula="of:=TRUNC([.G67]+[.E68]+[.D68])" office:value-type="currency" office:currency="EUR" office:value="633">
            <text:p>633,00 €</text:p>
          </table:table-cell>
          <table:table-cell table:style-name="ce91" table:formula="of:=IF(SUMPRODUCT(ISNUMBER(SEARCH([.F68];['2017'.$A$1:'2017'.$A$66]))*['2017'.B$1:'2017'.B$66])=0; &quot;&quot;; SUMPRODUCT(ISNUMBER(SEARCH([.F68];['2017'.$A$1:'2017'.$A$66]))*['2017'.B$1:'2017'.B$66]))">
            <text:p/>
          </table:table-cell>
          <table:table-cell table:style-name="ce53" table:formula="of:=TRUNC(IF([.H68]=&quot;&quot;;[.I67]+[.E68]+[.D68];[.H68]+[.E68]+[.D68]))" office:value-type="currency" office:currency="EUR" office:value="169">
            <text:p>169,00 €</text:p>
          </table:table-cell>
          <table:table-cell table:style-name="ce25" table:formula="of:=IF([.H68]=&quot;&quot;;&quot;&quot;;[.H68]-[.G68])">
            <text:p/>
          </table:table-cell>
          <table:table-cell table:number-columns-repeated="1012"/>
        </table:table-row>
        <table:table-row table:style-name="ro3">
          <table:table-cell table:style-name="ce11" table:formula="of:=DAY(DATE(YEAR([.F37]);MONTH([.F37])+1;1)-1)" office:value-type="float" office:value="31">
            <text:p>31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CPAM Marc</text:p>
          </table:table-cell>
          <table:table-cell table:style-name="ce54" office:value-type="currency" office:currency="EUR" office:value="352.1">
            <text:p>352 €</text:p>
          </table:table-cell>
          <table:table-cell table:style-name="ce25"/>
          <table:table-cell table:style-name="ce77" table:formula="of:=EOMONTH(TODAY();-1)+[.A69]" office:value-type="date" office:date-value="2017-07-31">
            <text:p>31/07/17</text:p>
          </table:table-cell>
          <table:table-cell table:style-name="ce53" table:formula="of:=TRUNC([.G68]+[.E69]+[.D69])" office:value-type="currency" office:currency="EUR" office:value="985">
            <text:p>985,00 €</text:p>
          </table:table-cell>
          <table:table-cell table:style-name="ce91" table:formula="of:=IF(SUMPRODUCT(ISNUMBER(SEARCH([.F69];['2017'.$A$1:'2017'.$A$66]))*['2017'.B$1:'2017'.B$66])=0; &quot;&quot;; SUMPRODUCT(ISNUMBER(SEARCH([.F69];['2017'.$A$1:'2017'.$A$66]))*['2017'.B$1:'2017'.B$66]))">
            <text:p/>
          </table:table-cell>
          <table:table-cell table:style-name="ce53" table:formula="of:=TRUNC(IF([.H69]=&quot;&quot;;[.I68]+[.E69]+[.D69];[.H69]+[.E69]+[.D69]))" office:value-type="currency" office:currency="EUR" office:value="521">
            <text:p>521,00 €</text:p>
          </table:table-cell>
          <table:table-cell table:style-name="ce25" table:formula="of:=IF([.H69]=&quot;&quot;;&quot;&quot;;[.H69]-[.G69])">
            <text:p/>
          </table:table-cell>
          <table:table-cell table:number-columns-repeated="1012"/>
        </table:table-row>
        <table:table-row table:style-name="ro6">
          <table:table-cell table:style-name="ce11" table:formula="of:=DAY(DATE(YEAR([.F40]);MONTH([.F40])+1;1)-1)" office:value-type="float" office:value="31">
            <text:p>31</text:p>
          </table:table-cell>
          <table:table-cell table:style-name="ce31" office:value-type="string">
            <text:p>Epargne manuelle</text:p>
          </table:table-cell>
          <table:table-cell table:style-name="ce31" office:value-type="string">
            <text:p>exceptionnelle</text:p>
          </table:table-cell>
          <table:table-cell table:style-name="ce54"/>
          <table:table-cell table:style-name="ce67" office:value-type="currency" office:currency="EUR" office:value="0">
            <text:p>0 €</text:p>
          </table:table-cell>
          <table:table-cell table:style-name="ce77" table:formula="of:=EOMONTH(TODAY();-1)+[.A70]" office:value-type="date" office:date-value="2017-07-31">
            <text:p>31/07/17</text:p>
          </table:table-cell>
          <table:table-cell table:style-name="ce53" table:formula="of:=TRUNC([.G69]+[.E70]+[.D70])" office:value-type="currency" office:currency="EUR" office:value="985">
            <text:p>985,00 €</text:p>
          </table:table-cell>
          <table:table-cell table:style-name="ce91" table:formula="of:=IF(SUMPRODUCT(ISNUMBER(SEARCH([.F70];['2017'.$A$1:'2017'.$A$66]))*['2017'.B$1:'2017'.B$66])=0; &quot;&quot;; SUMPRODUCT(ISNUMBER(SEARCH([.F70];['2017'.$A$1:'2017'.$A$66]))*['2017'.B$1:'2017'.B$66]))">
            <text:p/>
          </table:table-cell>
          <table:table-cell table:style-name="ce53" table:formula="of:=TRUNC(IF([.H70]=&quot;&quot;;[.I69]+[.E70]+[.D70];[.H70]+[.E70]+[.D70]))" office:value-type="currency" office:currency="EUR" office:value="521">
            <text:p>521,00 €</text:p>
          </table:table-cell>
          <table:table-cell table:style-name="ce25" table:formula="of:=IF([.H70]=&quot;&quot;;&quot;&quot;;[.H70]-[.G70])">
            <text:p/>
          </table:table-cell>
          <table:table-cell table:number-columns-repeated="1012"/>
        </table:table-row>
        <table:table-row table:style-name="ro4">
          <table:table-cell table:style-name="ce12" table:formula="of:=DAY(DATE(YEAR([.F19]);MONTH([.F19])+1;1)-1)" office:value-type="float" office:value="31">
            <text:p>31</text:p>
          </table:table-cell>
          <table:table-cell office:value-type="string">
            <text:p>← formule à conserver !</text:p>
          </table:table-cell>
          <table:table-cell table:style-name="ce44"/>
          <table:table-cell table:style-name="ce56" table:formula="of:=SUM([.D19:.D70])" office:value-type="currency" office:currency="EUR" office:value="4311.93">
            <text:p>4 311,93 €</text:p>
          </table:table-cell>
          <table:table-cell table:style-name="ce68" table:formula="of:=SUM([.E19:.E70])" office:value-type="currency" office:currency="EUR" office:value="-4323.14">
            <text:p>-4 323 €</text:p>
          </table:table-cell>
          <table:table-cell table:number-columns-repeated="1017"/>
        </table:table-row>
        <table:table-row table:style-name="ro7">
          <table:table-cell table:style-name="ce12"/>
          <table:table-cell/>
          <table:table-cell table:style-name="ce45" table:formula="of:=IF([.E72]&gt;0;&quot;Solde excédentaire : &quot;;&quot;Solde déficitaire : &quot;)" office:value-type="string" office:string-value="Solde déficitaire : " table:number-columns-spanned="2" table:number-rows-spanned="1">
            <text:p>Solde déficitaire : </text:p>
          </table:table-cell>
          <table:covered-table-cell table:style-name="ce57"/>
          <table:table-cell table:style-name="ce69" table:formula="of:=TRUNC([.E71]+[.D71])" office:value-type="currency" office:currency="EUR" office:value="-11">
            <text:p>-11,00 €</text:p>
          </table:table-cell>
          <table:table-cell table:style-name="ce78" table:number-columns-spanned="5" table:number-rows-spanned="1"/>
          <table:covered-table-cell table:number-columns-repeated="4" table:style-name="ce78"/>
          <table:table-cell table:number-columns-repeated="1012"/>
        </table:table-row>
        <table:table-row table:style-name="ro3">
          <table:table-cell table:style-name="ce5"/>
          <table:table-cell table:number-columns-repeated="4"/>
          <table:table-cell table:style-name="ce79"/>
          <table:table-cell table:style-name="ce78" table:number-columns-repeated="4"/>
          <table:table-cell table:number-columns-repeated="1012"/>
        </table:table-row>
        <table:table-row table:style-name="ro3">
          <table:table-cell table:style-name="ce13" office:value-type="string">
            <text:p>Règles :</text:p>
          </table:table-cell>
          <table:table-cell table:style-name="ce32" table:number-columns-repeated="3"/>
          <table:table-cell table:style-name="ce70"/>
          <table:table-cell table:style-name="ce80" table:number-columns-repeated="4"/>
          <table:table-cell table:style-name="ce32" table:number-columns-repeated="2"/>
          <table:table-cell table:number-columns-repeated="1011"/>
        </table:table-row>
        <table:table-row table:style-name="ro8">
          <table:table-cell table:style-name="ce14" office:value-type="string" table:number-columns-spanned="11" table:number-rows-spanned="1">
            <text:p>Important : si Isa dépasse 1 200 €, baisser autant le budget du mois suivant !</text:p>
          </table:table-cell>
          <table:covered-table-cell table:number-columns-repeated="3" table:style-name="ce32"/>
          <table:covered-table-cell table:style-name="ce70"/>
          <table:covered-table-cell table:number-columns-repeated="4" table:style-name="ce80"/>
          <table:covered-table-cell table:number-columns-repeated="2" table:style-name="ce32"/>
          <table:table-cell table:number-columns-repeated="1011"/>
        </table:table-row>
        <table:table-row table:style-name="ro3">
          <table:table-cell table:style-name="ce15" office:value-type="string" table:number-columns-spanned="11" table:number-rows-spanned="1">
            <text:p>828 € de fond de roulement suffisent: si on a trop (2 750 € en avril) on est tenté de flamber. Avoir un fond trop élevé est une grossière erreur car Isa n'a plus peur de dépenser !</text:p>
          </table:table-cell>
          <table:covered-table-cell table:style-name="ce33"/>
          <table:covered-table-cell table:number-columns-repeated="3" table:style-name="ce46"/>
          <table:covered-table-cell table:number-columns-repeated="6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1" table:number-rows-spanned="1">
            <text:p>Isa dispose de tout son salaire + les frais remboursés pour les achats par carte de crédit. C'est tout simple. Ne doit pas dépasser.</text:p>
          </table:table-cell>
          <table:covered-table-cell table:number-columns-repeated="10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1" table:number-rows-spanned="1">
            <text:p>PEL + LDD BNP + LDD BNP = 4001,15 € ! on a récupéré les 4 000 € de maman.</text:p>
          </table:table-cell>
          <table:covered-table-cell table:number-columns-repeated="10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1" table:number-rows-spanned="1">
            <text:p>Marc fait uniquement des chèques et des retraits. Aucune carte de crédit, réservée à Isa</text:p>
          </table:table-cell>
          <table:covered-table-cell table:number-columns-repeated="10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1" table:number-rows-spanned="1">
            <text:p>Régler les factures immédiatement et sans retard</text:p>
          </table:table-cell>
          <table:covered-table-cell table:number-columns-repeated="10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1" table:number-rows-spanned="1">
            <text:p>Ne pas faire de dettes ni de crédits !</text:p>
          </table:table-cell>
          <table:covered-table-cell table:number-columns-repeated="10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1" table:number-rows-spanned="1">
            <text:p>Économiser l'eau, l'électricité, le linge, </text:p>
          </table:table-cell>
          <table:covered-table-cell table:number-columns-repeated="10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1" table:number-rows-spanned="1">
            <text:p>Pas d'alliance avec le monde</text:p>
          </table:table-cell>
          <table:covered-table-cell table:number-columns-repeated="10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1" table:number-rows-spanned="1">
            <text:p>Marcher par le Souffle et non par la force, la puissance, le courage</text:p>
          </table:table-cell>
          <table:covered-table-cell table:number-columns-repeated="10" table:style-name="ce33"/>
          <table:table-cell table:number-columns-repeated="1011"/>
        </table:table-row>
        <table:table-row table:style-name="ro3" table:number-rows-repeated="25">
          <table:table-cell table:number-columns-repeated="1022"/>
        </table:table-row>
        <table:table-row table:style-name="ro3" table:number-rows-repeated="2">
          <table:table-cell table:style-name="ce5"/>
          <table:table-cell table:number-columns-repeated="1021"/>
        </table:table-row>
        <table:table-row table:style-name="ro3" table:number-rows-repeated="10484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echeancier_chomage" table:style-name="ta1" table:print="false">
        <office:forms form:automatic-focus="false" form:apply-design-mode="false"/>
        <table:table-column table:style-name="co1" table:default-cell-style-name="ce16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012" table:default-cell-style-name="Default"/>
        <table:table-row table:style-name="ro1">
          <table:table-cell table:style-name="ce1"/>
          <table:table-cell table:number-columns-repeated="2"/>
          <table:table-cell table:style-name="ce47"/>
          <table:table-cell table:style-name="ce19"/>
          <table:table-cell table:number-columns-repeated="1018"/>
        </table:table-row>
        <table:table-row table:style-name="ro2">
          <table:table-cell table:style-name="ce2" office:value-type="string" table:number-columns-spanned="4" table:number-rows-spanned="1">
            <text:p><text:s/>- N'est-ce pas glorieux de la part de Achem de faire un solde positif de </text:p>
          </table:table-cell>
          <table:covered-table-cell table:style-name="ce17"/>
          <table:covered-table-cell table:style-name="ce34"/>
          <table:covered-table-cell table:style-name="ce48"/>
          <table:table-cell table:style-name="ce58" table:formula="of:=[.E69]" office:value-type="currency" office:currency="EUR" office:value="1">
            <text:p>1,00 €</text:p>
          </table:table-cell>
          <table:table-cell table:style-name="ce71" office:value-type="string" table:number-columns-spanned="5" table:number-rows-spanned="1">
            <text:p><text:s/>- Gloire à Avinou chebachamaïm ! </text:p>
          </table:table-cell>
          <table:covered-table-cell table:style-name="ce81"/>
          <table:covered-table-cell table:style-name="ce89"/>
          <table:covered-table-cell table:style-name="ce92"/>
          <table:covered-table-cell/>
          <table:table-cell table:number-columns-repeated="1013"/>
        </table:table-row>
        <table:table-row table:style-name="ro1">
          <table:table-cell table:style-name="Default"/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84" office:value-type="string" table:number-columns-spanned="3" table:number-rows-spanned="1">
            <text:p>Solde des opération à venir à partir d'aujourd'hui : </text:p>
          </table:table-cell>
          <table:covered-table-cell table:style-name="ce86"/>
          <table:covered-table-cell/>
          <table:table-cell table:style-name="ce49" table:formula="of:=SUMPRODUCT([.E19:.E67]+[.D19:.D67];[.F19:.F67]&gt;=(TODAY()+1))" office:value-type="currency" office:currency="EUR" office:value="-128">
            <text:p>-128,00 €</text:p>
          </table:table-cell>
          <table:table-cell table:style-name="ce19"/>
          <table:table-cell/>
          <table:table-cell table:style-name="ce82" table:number-columns-spanned="6" table:number-rows-spanned="1"/>
          <table:covered-table-cell table:number-columns-repeated="4" table:style-name="ce82"/>
          <table:covered-table-cell/>
          <table:table-cell table:number-columns-repeated="1011"/>
        </table:table-row>
        <table:table-row table:style-name="ro1">
          <table:table-cell table:style-name="ce5"/>
          <table:table-cell table:number-columns-repeated="2"/>
          <table:table-cell table:style-name="ce50"/>
          <table:table-cell table:number-columns-repeated="1019"/>
        </table:table-row>
        <table:table-row table:style-name="ro1">
          <table:table-cell table:style-name="ce84" office:value-type="string" table:number-columns-spanned="3" table:number-rows-spanned="1">
            <text:p>Solde échéancier théorique aujourd'hui : </text:p>
          </table:table-cell>
          <table:covered-table-cell table:style-name="ce86"/>
          <table:covered-table-cell/>
          <table:table-cell table:style-name="ce49" table:formula="of:=SUMPRODUCT(ISNUMBER(SEARCH(TODAY();[.$F$19:.$F$67]))*[.G$19:.G$67])" office:value-type="currency" office:currency="EUR" office:value="1128">
            <text:p>1 128,00 €</text:p>
          </table:table-cell>
          <table:table-cell table:style-name="ce19"/>
          <table:table-cell/>
          <table:table-cell table:style-name="ce82" table:number-columns-repeated="5"/>
          <table:table-cell table:number-columns-repeated="1012"/>
        </table:table-row>
        <table:table-row table:style-name="ro1">
          <table:table-cell table:style-name="ce84" office:value-type="string" table:number-columns-spanned="3" table:number-rows-spanned="1">
            <text:p>Solde réel aujourd'hui : </text:p>
          </table:table-cell>
          <table:covered-table-cell table:style-name="ce86"/>
          <table:covered-table-cell/>
          <table:table-cell table:style-name="ce49" table:formula="of:=SUMPRODUCT(ISNUMBER(SEARCH(TODAY();[.$F$19:.$F$69]))*[.H$19:.H$69])" office:value-type="currency" office:currency="EUR" office:value="0">
            <text:p>Err :508</text:p>
          </table:table-cell>
          <table:table-cell table:style-name="ce19"/>
          <table:table-cell/>
          <table:table-cell table:style-name="ce82" table:number-columns-repeated="5"/>
          <table:table-cell table:number-columns-repeated="1012"/>
        </table:table-row>
        <table:table-row table:style-name="ro2">
          <table:table-cell table:style-name="ce84" office:value-type="string" table:number-columns-spanned="3" table:number-rows-spanned="1">
            <text:p>Différence : </text:p>
          </table:table-cell>
          <table:covered-table-cell table:style-name="ce86"/>
          <table:covered-table-cell/>
          <table:table-cell table:style-name="ce49" table:formula="of:=[.D7]-[.D6]" office:value-type="currency" office:currency="EUR" office:value="0">
            <text:p>Err :508</text:p>
          </table:table-cell>
          <table:table-cell table:style-name="ce97" table:formula="of:=IF([.D8]&lt;0;&quot;       &lt;--     Il va falloir taper dans le livret de la Poste !&quot;; &quot; Tout est ok !&quot;)" office:value-type="currency" office:currency="EUR" office:value="0" table:number-columns-spanned="6" table:number-rows-spanned="1">
            <text:p>Err :508</text:p>
          </table:table-cell>
          <table:covered-table-cell table:style-name="ce47"/>
          <table:covered-table-cell table:number-columns-repeated="3" table:style-name="ce98"/>
          <table:covered-table-cell table:style-name="ce82"/>
          <table:table-cell table:style-name="ce82"/>
          <table:table-cell table:number-columns-repeated="1012"/>
        </table:table-row>
        <table:table-row table:style-name="ro1">
          <table:table-cell table:style-name="ce5"/>
          <table:table-cell table:number-columns-repeated="2"/>
          <table:table-cell table:style-name="ce50"/>
          <table:table-cell table:style-name="ce47" table:number-columns-repeated="5"/>
          <table:table-cell table:number-columns-repeated="1014"/>
        </table:table-row>
        <table:table-row table:style-name="ro2">
          <table:table-cell table:style-name="ce85" office:value-type="string" table:number-columns-spanned="3" table:number-rows-spanned="1">
            <text:p>Prévision du solde du compte à la fin du mois en cours : </text:p>
          </table:table-cell>
          <table:covered-table-cell table:style-name="ce19"/>
          <table:covered-table-cell/>
          <table:table-cell table:style-name="ce51" table:formula="of:=[.D7]+[.D4]" office:value-type="currency" office:currency="EUR" office:value="0">
            <text:p>Err :508</text:p>
          </table:table-cell>
          <table:table-cell table:style-name="ce59" table:formula="of:=IF([.D10]&lt;0;&quot;       &lt;--     Il va falloir taper dans le livret de la Poste !&quot;; &quot; Tout est ok !&quot;)" office:value-type="float" office:value="0" table:number-columns-spanned="6" table:number-rows-spanned="1">
            <text:p>Err :508</text:p>
          </table:table-cell>
          <table:covered-table-cell table:number-columns-repeated="2" table:style-name="ce72"/>
          <table:covered-table-cell table:style-name="ce90"/>
          <table:covered-table-cell table:style-name="ce93"/>
          <table:covered-table-cell table:style-name="ce82"/>
          <table:table-cell table:style-name="ce82"/>
          <table:table-cell table:number-columns-repeated="1012"/>
        </table:table-row>
        <table:table-row table:style-name="ro1">
          <table:table-cell table:style-name="ce5"/>
          <table:table-cell table:number-columns-repeated="3"/>
          <table:table-cell table:style-name="ce19"/>
          <table:table-cell/>
          <table:table-cell table:style-name="ce82" table:number-columns-repeated="5"/>
          <table:table-cell table:number-columns-repeated="1012"/>
        </table:table-row>
        <table:table-row table:style-name="ro3">
          <table:table-cell table:style-name="ce5" office:value-type="string" table:number-columns-spanned="3" table:number-rows-spanned="1">
            <text:p>(Joëlle me doit 100 € chèque du 6/6/2017 ) 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5"/>
          <table:table-cell table:number-columns-repeated="2"/>
          <table:table-cell table:style-name="ce47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7" office:value-type="string">
            <text:p>Jour</text:p>
          </table:table-cell>
          <table:table-cell table:style-name="ce20" table:number-columns-repeated="3"/>
          <table:table-cell table:style-name="ce60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8" office:value-type="string">
            <text:p>dans</text:p>
          </table:table-cell>
          <table:table-cell table:style-name="ce21" office:value-type="string">
            <text:p>OPERATION</text:p>
          </table:table-cell>
          <table:table-cell table:style-name="ce21" office:value-type="string">
            <text:p>Détail</text:p>
          </table:table-cell>
          <table:table-cell table:style-name="ce21" office:value-type="string">
            <text:p>Entrée</text:p>
          </table:table-cell>
          <table:table-cell table:style-name="ce61" office:value-type="string">
            <text:p>Sortie</text:p>
          </table:table-cell>
          <table:table-cell table:style-name="ce74" office:value-type="string">
            <text:p>Date</text:p>
          </table:table-cell>
          <table:table-cell table:style-name="ce74" office:value-type="string">
            <text:p>Solde</text:p>
          </table:table-cell>
          <table:table-cell table:style-name="ce74" office:value-type="string">
            <text:p>Report</text:p>
          </table:table-cell>
          <table:table-cell table:style-name="ce74" office:value-type="string">
            <text:p>à venir</text:p>
          </table:table-cell>
          <table:table-cell table:style-name="ce74" office:value-type="string">
            <text:p>Ecart</text:p>
          </table:table-cell>
          <table:table-cell table:number-columns-repeated="1013"/>
        </table:table-row>
        <table:table-row table:style-name="ro1">
          <table:table-cell table:style-name="ce8" office:value-type="string">
            <text:p>le mois</text:p>
          </table:table-cell>
          <table:table-cell table:style-name="ce22" table:number-columns-repeated="3"/>
          <table:table-cell table:style-name="ce62"/>
          <table:table-cell table:style-name="ce74"/>
          <table:table-cell table:style-name="ce74" office:value-type="string">
            <text:p>arrondi</text:p>
          </table:table-cell>
          <table:table-cell table:style-name="ce74" office:value-type="string">
            <text:p>ce mois-ci</text:p>
          </table:table-cell>
          <table:table-cell table:style-name="ce74" office:value-type="string">
            <text:p>arrondi</text:p>
          </table:table-cell>
          <table:table-cell table:style-name="ce74"/>
          <table:table-cell table:number-columns-repeated="1013"/>
        </table:table-row>
        <table:table-row table:style-name="ro1">
          <table:table-cell table:style-name="ce9"/>
          <table:table-cell table:style-name="ce23" table:number-columns-repeated="3"/>
          <table:table-cell table:style-name="ce63"/>
          <table:table-cell table:style-name="ce75" table:number-columns-repeated="5"/>
          <table:table-cell table:number-columns-repeated="1013"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4" office:value-type="string">
            <text:p>Report (solde mois dernier)</text:p>
          </table:table-cell>
          <table:table-cell table:style-name="ce35" office:value-type="string" table:number-columns-spanned="2" table:number-rows-spanned="1">
            <text:p>Objectif →</text:p>
          </table:table-cell>
          <table:covered-table-cell table:style-name="ce52"/>
          <table:table-cell table:style-name="ce64" office:value-type="currency" office:currency="EUR" office:value="1000">
            <text:p>1 000,00 €</text:p>
          </table:table-cell>
          <table:table-cell table:style-name="ce76"/>
          <table:table-cell table:style-name="ce64" office:value-type="currency" office:currency="EUR" office:value="1000">
            <text:p>1 000,00 €</text:p>
          </table:table-cell>
          <table:table-cell table:style-name="ce91" office:value-type="currency" office:currency="EUR" office:value="1960.56">
            <text:p>1 960,56 €</text:p>
          </table:table-cell>
          <table:table-cell table:style-name="ce83"/>
          <table:table-cell table:style-name="ce83" table:number-columns-repeated="1014"/>
        </table:table-row>
        <table:table-row table:style-name="ro3">
          <table:table-cell table:style-name="ce11" office:value-type="float" office:value="1">
            <text:p>1</text:p>
          </table:table-cell>
          <table:table-cell table:style-name="ce25" office:value-type="string">
            <text:p>Frais de la Ligue</text:p>
          </table:table-cell>
          <table:table-cell table:style-name="ce36" office:value-type="string">
            <text:p>exceptionnel </text:p>
          </table:table-cell>
          <table:table-cell table:style-name="ce53" office:value-type="currency" office:currency="EUR" office:value="300">
            <text:p>300,00 €</text:p>
          </table:table-cell>
          <table:table-cell table:style-name="ce25"/>
          <table:table-cell table:style-name="ce77" table:formula="of:=EOMONTH(TODAY();-1)+[.A19]" office:value-type="date" office:date-value="2017-07-01">
            <text:p>01/07/17</text:p>
          </table:table-cell>
          <table:table-cell table:style-name="ce53" table:formula="of:=TRUNC([.G18]+[.E19]+[.D19])" office:value-type="currency" office:currency="EUR" office:value="1300">
            <text:p>1 300,00 €</text:p>
          </table:table-cell>
          <table:table-cell table:style-name="ce91" table:formula="of:=IF(SUMPRODUCT(ISNUMBER(SEARCH([.F19];echeancier.$#ref ![.#REF !$3]:echeancier.$#ref ![.#REF !$73]))*[echeancier.A$3:echeancier.A$73])=0; &quot;&quot;; SUMPRODUCT(ISNUMBER(SEARCH([.F19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19]=&quot;&quot;;[.I18]+[.E19]+[.D19];[.H19]+[.E19]+[.D19]))" office:value-type="currency" office:currency="EUR" office:value="0">
            <text:p>Err :508</text:p>
          </table:table-cell>
          <table:table-cell table:style-name="ce25" table:formula="of:=IF([.H19]=&quot;&quot;;&quot;&quot;;[.H19]-[.G19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2">
            <text:p>2</text:p>
          </table:table-cell>
          <table:table-cell office:value-type="string">
            <text:p>Salaire Marc -80%</text:p>
          </table:table-cell>
          <table:table-cell/>
          <table:table-cell/>
          <table:table-cell table:style-name="ce53" table:formula="of:=1250*0.8" office:value-type="currency" office:currency="EUR" office:value="1000">
            <text:p>1 000,00 €</text:p>
          </table:table-cell>
          <table:table-cell table:style-name="ce77" table:formula="of:=EOMONTH(TODAY();-1)+[.A20]" office:value-type="date" office:date-value="2017-07-02">
            <text:p>02/07/17</text:p>
          </table:table-cell>
          <table:table-cell table:style-name="ce53" table:formula="of:=TRUNC([.G19]+[.E20]+[.D20])" office:value-type="currency" office:currency="EUR" office:value="2300">
            <text:p>2 300,00 €</text:p>
          </table:table-cell>
          <table:table-cell table:style-name="ce91" table:formula="of:=IF(SUMPRODUCT(ISNUMBER(SEARCH([.F20];echeancier.$#ref ![.#REF !$3]:echeancier.$#ref ![.#REF !$73]))*[echeancier.A$3:echeancier.A$73])=0; &quot;&quot;; SUMPRODUCT(ISNUMBER(SEARCH([.F20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20]=&quot;&quot;;[.I19]+[.E20]+[.D20];[.H20]+[.E20]+[.D20]))" office:value-type="currency" office:currency="EUR" office:value="0">
            <text:p>Err :508</text:p>
          </table:table-cell>
          <table:table-cell table:style-name="ce25" table:formula="of:=IF([.H20]=&quot;&quot;;&quot;&quot;;[.H20]-[.G20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3">
            <text:p>3</text:p>
          </table:table-cell>
          <table:table-cell table:style-name="ce25" office:value-type="string">
            <text:p>VIR SEPA EMIS</text:p>
          </table:table-cell>
          <table:table-cell table:style-name="ce25" office:value-type="string">
            <text:p>André – virement manuel</text:p>
          </table:table-cell>
          <table:table-cell table:style-name="ce54"/>
          <table:table-cell table:style-name="ce54" office:value-type="currency" office:currency="EUR" office:value="-200">
            <text:p>-200 €</text:p>
          </table:table-cell>
          <table:table-cell table:style-name="ce77" table:formula="of:=EOMONTH(TODAY();-1)+[.A21]" office:value-type="date" office:date-value="2017-07-03">
            <text:p>03/07/17</text:p>
          </table:table-cell>
          <table:table-cell table:style-name="ce53" table:formula="of:=TRUNC([.G20]+[.E21]+[.D21])" office:value-type="currency" office:currency="EUR" office:value="2100">
            <text:p>2 100,00 €</text:p>
          </table:table-cell>
          <table:table-cell table:style-name="ce91" table:formula="of:=IF(SUMPRODUCT(ISNUMBER(SEARCH([.F21];echeancier.$#ref ![.#REF !$3]:echeancier.$#ref ![.#REF !$73]))*[echeancier.A$3:echeancier.A$73])=0; &quot;&quot;; SUMPRODUCT(ISNUMBER(SEARCH([.F21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21]=&quot;&quot;;[.I20]+[.E21]+[.D21];[.H21]+[.E21]+[.D21]))" office:value-type="currency" office:currency="EUR" office:value="0">
            <text:p>Err :508</text:p>
          </table:table-cell>
          <table:table-cell table:style-name="ce25" table:formula="of:=IF([.H21]=&quot;&quot;;&quot;&quot;;[.H21]-[.G21])" office:value-type="float" office:value="0">
            <text:p>Err :508</text:p>
          </table:table-cell>
          <table:table-cell table:number-columns-repeated="1013"/>
        </table:table-row>
        <table:table-row table:style-name="ro8">
          <table:table-cell table:style-name="ce11" office:value-type="float" office:value="3">
            <text:p>3</text:p>
          </table:table-cell>
          <table:table-cell table:style-name="ce25" office:value-type="string">
            <text:p>CHEQUES Marc</text:p>
          </table:table-cell>
          <table:table-cell table:style-name="ce37" office:value-type="string">
            <text:p>Ensemble (קהלת )</text:p>
          </table:table-cell>
          <table:table-cell table:style-name="ce54"/>
          <table:table-cell table:style-name="ce54" table:formula="of:=-[.E20]/10-[.E34]" office:value-type="currency" office:currency="EUR" office:value="-65">
            <text:p>-65 €</text:p>
          </table:table-cell>
          <table:table-cell table:style-name="ce77" table:formula="of:=EOMONTH(TODAY();-1)+[.A22]" office:value-type="date" office:date-value="2017-07-03">
            <text:p>03/07/17</text:p>
          </table:table-cell>
          <table:table-cell table:style-name="ce53" table:formula="of:=TRUNC([.G21]+[.E22]+[.D22])" office:value-type="currency" office:currency="EUR" office:value="2035">
            <text:p>2 035,00 €</text:p>
          </table:table-cell>
          <table:table-cell table:style-name="ce91" table:formula="of:=IF(SUMPRODUCT(ISNUMBER(SEARCH([.F22];echeancier.$#ref ![.#REF !$3]:echeancier.$#ref ![.#REF !$73]))*[echeancier.A$3:echeancier.A$73])=0; &quot;&quot;; SUMPRODUCT(ISNUMBER(SEARCH([.F22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22]=&quot;&quot;;[.I21]+[.E22]+[.D22];[.H22]+[.E22]+[.D22]))" office:value-type="currency" office:currency="EUR" office:value="0">
            <text:p>Err :508</text:p>
          </table:table-cell>
          <table:table-cell table:style-name="ce25" table:formula="of:=IF([.H22]=&quot;&quot;;&quot;&quot;;[.H22]-[.G22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4">
            <text:p>4</text:p>
          </table:table-cell>
          <table:table-cell table:style-name="ce25" office:value-type="string">
            <text:p>COMMISSIONS</text:p>
          </table:table-cell>
          <table:table-cell table:style-name="ce25" office:value-type="string">
            <text:p>Cotisation esprit libre</text:p>
          </table:table-cell>
          <table:table-cell table:style-name="ce54"/>
          <table:table-cell table:style-name="ce54" office:value-type="currency" office:currency="EUR" office:value="-11">
            <text:p>-11 €</text:p>
          </table:table-cell>
          <table:table-cell table:style-name="ce77" table:formula="of:=EOMONTH(TODAY();-1)+[.A23]" office:value-type="date" office:date-value="2017-07-04">
            <text:p>04/07/17</text:p>
          </table:table-cell>
          <table:table-cell table:style-name="ce53" table:formula="of:=TRUNC([.G22]+[.E23]+[.D23])" office:value-type="currency" office:currency="EUR" office:value="2024">
            <text:p>2 024,00 €</text:p>
          </table:table-cell>
          <table:table-cell table:style-name="ce91" table:formula="of:=IF(SUMPRODUCT(ISNUMBER(SEARCH([.F23];echeancier.$#ref ![.#REF !$3]:echeancier.$#ref ![.#REF !$73]))*[echeancier.A$3:echeancier.A$73])=0; &quot;&quot;; SUMPRODUCT(ISNUMBER(SEARCH([.F23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23]=&quot;&quot;;[.I22]+[.E23]+[.D23];[.H23]+[.E23]+[.D23]))" office:value-type="currency" office:currency="EUR" office:value="0">
            <text:p>Err :508</text:p>
          </table:table-cell>
          <table:table-cell table:style-name="ce25" table:formula="of:=IF([.H23]=&quot;&quot;;&quot;&quot;;[.H23]-[.G23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5">
            <text:p>5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CAF</text:p>
          </table:table-cell>
          <table:table-cell table:style-name="ce54" office:value-type="currency" office:currency="EUR" office:value="667.34">
            <text:p>667 €</text:p>
          </table:table-cell>
          <table:table-cell table:style-name="ce54"/>
          <table:table-cell table:style-name="ce77" table:formula="of:=EOMONTH(TODAY();-1)+[.A24]" office:value-type="date" office:date-value="2017-07-05">
            <text:p>05/07/17</text:p>
          </table:table-cell>
          <table:table-cell table:style-name="ce53" table:formula="of:=TRUNC([.G23]+[.E24]+[.D24])" office:value-type="currency" office:currency="EUR" office:value="2691">
            <text:p>2 691,00 €</text:p>
          </table:table-cell>
          <table:table-cell table:style-name="ce91" table:formula="of:=IF(SUMPRODUCT(ISNUMBER(SEARCH([.F24];echeancier.$#ref ![.#REF !$3]:echeancier.$#ref ![.#REF !$73]))*[echeancier.A$3:echeancier.A$73])=0; &quot;&quot;; SUMPRODUCT(ISNUMBER(SEARCH([.F24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24]=&quot;&quot;;[.I23]+[.E24]+[.D24];[.H24]+[.E24]+[.D24]))" office:value-type="currency" office:currency="EUR" office:value="0">
            <text:p>Err :508</text:p>
          </table:table-cell>
          <table:table-cell table:style-name="ce25" table:formula="of:=IF([.H24]=&quot;&quot;;&quot;&quot;;[.H24]-[.G24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6">
            <text:p>6</text:p>
          </table:table-cell>
          <table:table-cell table:style-name="ce25" office:value-type="string">
            <text:p>VIREMENT FAVEUR TIERS</text:p>
          </table:table-cell>
          <table:table-cell table:style-name="ce25" office:value-type="string">
            <text:p>Loyer Mauzé</text:p>
          </table:table-cell>
          <table:table-cell table:style-name="ce54"/>
          <table:table-cell table:style-name="ce54" office:value-type="currency" office:currency="EUR" office:value="-600">
            <text:p>-600 €</text:p>
          </table:table-cell>
          <table:table-cell table:style-name="ce77" table:formula="of:=EOMONTH(TODAY();-1)+[.A25]" office:value-type="date" office:date-value="2017-07-06">
            <text:p>06/07/17</text:p>
          </table:table-cell>
          <table:table-cell table:style-name="ce53" table:formula="of:=TRUNC([.G24]+[.E25]+[.D25])" office:value-type="currency" office:currency="EUR" office:value="2091">
            <text:p>2 091,00 €</text:p>
          </table:table-cell>
          <table:table-cell table:style-name="ce91" table:formula="of:=IF(SUMPRODUCT(ISNUMBER(SEARCH([.F25];echeancier.$#ref ![.#REF !$3]:echeancier.$#ref ![.#REF !$73]))*[echeancier.A$3:echeancier.A$73])=0; &quot;&quot;; SUMPRODUCT(ISNUMBER(SEARCH([.F25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25]=&quot;&quot;;[.I24]+[.E25]+[.D25];[.H25]+[.E25]+[.D25]))" office:value-type="currency" office:currency="EUR" office:value="0">
            <text:p>Err :508</text:p>
          </table:table-cell>
          <table:table-cell table:style-name="ce25" table:formula="of:=IF([.H25]=&quot;&quot;;&quot;&quot;;[.H25]-[.G25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6">
            <text:p>6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Free <text:s/></text:p>
          </table:table-cell>
          <table:table-cell table:style-name="ce54"/>
          <table:table-cell table:style-name="ce54" office:value-type="currency" office:currency="EUR" office:value="-35.98">
            <text:p>-36 €</text:p>
          </table:table-cell>
          <table:table-cell table:style-name="ce77" table:formula="of:=EOMONTH(TODAY();-1)+[.A26]" office:value-type="date" office:date-value="2017-07-06">
            <text:p>06/07/17</text:p>
          </table:table-cell>
          <table:table-cell table:style-name="ce53" table:formula="of:=TRUNC([.G25]+[.E26]+[.D26])" office:value-type="currency" office:currency="EUR" office:value="2055">
            <text:p>2 055,00 €</text:p>
          </table:table-cell>
          <table:table-cell table:style-name="ce91" table:formula="of:=IF(SUMPRODUCT(ISNUMBER(SEARCH([.F26];echeancier.$#ref ![.#REF !$3]:echeancier.$#ref ![.#REF !$73]))*[echeancier.A$3:echeancier.A$73])=0; &quot;&quot;; SUMPRODUCT(ISNUMBER(SEARCH([.F26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26]=&quot;&quot;;[.I25]+[.E26]+[.D26];[.H26]+[.E26]+[.D26]))" office:value-type="currency" office:currency="EUR" office:value="0">
            <text:p>Err :508</text:p>
          </table:table-cell>
          <table:table-cell table:style-name="ce25" table:formula="of:=IF([.H26]=&quot;&quot;;&quot;&quot;;[.H26]-[.G26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7">
            <text:p>7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Maif <text:s text:c="2"/></text:p>
          </table:table-cell>
          <table:table-cell table:style-name="ce54"/>
          <table:table-cell table:style-name="ce54" office:value-type="currency" office:currency="EUR" office:value="-42.83">
            <text:p>-43 €</text:p>
          </table:table-cell>
          <table:table-cell table:style-name="ce77" table:formula="of:=EOMONTH(TODAY();-1)+[.A27]" office:value-type="date" office:date-value="2017-07-07">
            <text:p>07/07/17</text:p>
          </table:table-cell>
          <table:table-cell table:style-name="ce53" table:formula="of:=TRUNC([.G26]+[.E27]+[.D27])" office:value-type="currency" office:currency="EUR" office:value="2012">
            <text:p>2 012,00 €</text:p>
          </table:table-cell>
          <table:table-cell table:style-name="ce91" table:formula="of:=IF(SUMPRODUCT(ISNUMBER(SEARCH([.F27];echeancier.$#ref ![.#REF !$3]:echeancier.$#ref ![.#REF !$73]))*[echeancier.A$3:echeancier.A$73])=0; &quot;&quot;; SUMPRODUCT(ISNUMBER(SEARCH([.F27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27]=&quot;&quot;;[.I26]+[.E27]+[.D27];[.H27]+[.E27]+[.D27]))" office:value-type="currency" office:currency="EUR" office:value="0">
            <text:p>Err :508</text:p>
          </table:table-cell>
          <table:table-cell table:style-name="ce25" table:formula="of:=IF([.H27]=&quot;&quot;;&quot;&quot;;[.H27]-[.G27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8">
            <text:p>8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28]" office:value-type="date" office:date-value="2017-07-08">
            <text:p>08/07/17</text:p>
          </table:table-cell>
          <table:table-cell table:style-name="ce53" table:formula="of:=TRUNC([.G27]+[.E28]+[.D28])" office:value-type="currency" office:currency="EUR" office:value="2012">
            <text:p>2 012,00 €</text:p>
          </table:table-cell>
          <table:table-cell table:style-name="ce91" table:formula="of:=IF(SUMPRODUCT(ISNUMBER(SEARCH([.F28];echeancier.$#ref ![.#REF !$3]:echeancier.$#ref ![.#REF !$73]))*[echeancier.A$3:echeancier.A$73])=0; &quot;&quot;; SUMPRODUCT(ISNUMBER(SEARCH([.F28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28]=&quot;&quot;;[.I27]+[.E28]+[.D28];[.H28]+[.E28]+[.D28]))" office:value-type="currency" office:currency="EUR" office:value="0">
            <text:p>Err :508</text:p>
          </table:table-cell>
          <table:table-cell table:style-name="ce25" table:formula="of:=IF([.H28]=&quot;&quot;;&quot;&quot;;[.H28]-[.G28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9">
            <text:p>9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29]" office:value-type="date" office:date-value="2017-07-09">
            <text:p>09/07/17</text:p>
          </table:table-cell>
          <table:table-cell table:style-name="ce53" table:formula="of:=TRUNC([.G28]+[.E29]+[.D29])" office:value-type="currency" office:currency="EUR" office:value="2012">
            <text:p>2 012,00 €</text:p>
          </table:table-cell>
          <table:table-cell table:style-name="ce91" table:formula="of:=IF(SUMPRODUCT(ISNUMBER(SEARCH([.F29];echeancier.$#ref ![.#REF !$3]:echeancier.$#ref ![.#REF !$73]))*[echeancier.A$3:echeancier.A$73])=0; &quot;&quot;; SUMPRODUCT(ISNUMBER(SEARCH([.F29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29]=&quot;&quot;;[.I28]+[.E29]+[.D29];[.H29]+[.E29]+[.D29]))" office:value-type="currency" office:currency="EUR" office:value="0">
            <text:p>Err :508</text:p>
          </table:table-cell>
          <table:table-cell table:style-name="ce25" table:formula="of:=IF([.H29]=&quot;&quot;;&quot;&quot;;[.H29]-[.G29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EDF</text:p>
          </table:table-cell>
          <table:table-cell table:style-name="ce54"/>
          <table:table-cell table:style-name="ce54" office:value-type="currency" office:currency="EUR" office:value="-137.47">
            <text:p>-137 €</text:p>
          </table:table-cell>
          <table:table-cell table:style-name="ce77" table:formula="of:=EOMONTH(TODAY();-1)+[.A30]" office:value-type="date" office:date-value="2017-07-10">
            <text:p>10/07/17</text:p>
          </table:table-cell>
          <table:table-cell table:style-name="ce53" table:formula="of:=TRUNC([.G29]+[.E30]+[.D30])" office:value-type="currency" office:currency="EUR" office:value="1874">
            <text:p>1 874,00 €</text:p>
          </table:table-cell>
          <table:table-cell table:style-name="ce91" table:formula="of:=IF(SUMPRODUCT(ISNUMBER(SEARCH([.F30];echeancier.$#ref ![.#REF !$3]:echeancier.$#ref ![.#REF !$73]))*[echeancier.A$3:echeancier.A$73])=0; &quot;&quot;; SUMPRODUCT(ISNUMBER(SEARCH([.F30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30]=&quot;&quot;;[.I29]+[.E30]+[.D30];[.H30]+[.E30]+[.D30]))" office:value-type="currency" office:currency="EUR" office:value="0">
            <text:p>Err :508</text:p>
          </table:table-cell>
          <table:table-cell table:style-name="ce25" table:formula="of:=IF([.H30]=&quot;&quot;;&quot;&quot;;[.H30]-[.G30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94" office:value-type="string">
            <text:p>VIR CPTE A CPTE EMIS</text:p>
          </table:table-cell>
          <table:table-cell table:style-name="ce94" office:value-type="string">
            <text:p>Franky</text:p>
          </table:table-cell>
          <table:table-cell table:style-name="ce96"/>
          <table:table-cell table:style-name="ce96" office:value-type="currency" office:currency="EUR" office:value="0">
            <text:p>0 €</text:p>
          </table:table-cell>
          <table:table-cell table:style-name="ce77" table:formula="of:=EOMONTH(TODAY();-1)+[.A31]" office:value-type="date" office:date-value="2017-07-10">
            <text:p>10/07/17</text:p>
          </table:table-cell>
          <table:table-cell table:style-name="ce53" table:formula="of:=TRUNC([.G30]+[.E31]+[.D31])" office:value-type="currency" office:currency="EUR" office:value="1874">
            <text:p>1 874,00 €</text:p>
          </table:table-cell>
          <table:table-cell table:style-name="ce91" table:formula="of:=IF(SUMPRODUCT(ISNUMBER(SEARCH([.F31];echeancier.$#ref ![.#REF !$3]:echeancier.$#ref ![.#REF !$73]))*[echeancier.A$3:echeancier.A$73])=0; &quot;&quot;; SUMPRODUCT(ISNUMBER(SEARCH([.F31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31]=&quot;&quot;;[.I30]+[.E31]+[.D31];[.H31]+[.E31]+[.D31]))" office:value-type="currency" office:currency="EUR" office:value="0">
            <text:p>Err :508</text:p>
          </table:table-cell>
          <table:table-cell table:style-name="ce25" table:formula="of:=IF([.H31]=&quot;&quot;;&quot;&quot;;[.H31]-[.G31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94" office:value-type="string">
            <text:p>VIR CPTE A CPTE EMIS</text:p>
          </table:table-cell>
          <table:table-cell table:style-name="ce94" office:value-type="string">
            <text:p>Joséphine</text:p>
          </table:table-cell>
          <table:table-cell table:style-name="ce96"/>
          <table:table-cell table:style-name="ce96" office:value-type="currency" office:currency="EUR" office:value="0">
            <text:p>0 €</text:p>
          </table:table-cell>
          <table:table-cell table:style-name="ce77" table:formula="of:=EOMONTH(TODAY();-1)+[.A32]" office:value-type="date" office:date-value="2017-07-10">
            <text:p>10/07/17</text:p>
          </table:table-cell>
          <table:table-cell table:style-name="ce53" table:formula="of:=TRUNC([.G31]+[.E32]+[.D32])" office:value-type="currency" office:currency="EUR" office:value="1874">
            <text:p>1 874,00 €</text:p>
          </table:table-cell>
          <table:table-cell table:style-name="ce91" table:formula="of:=IF(SUMPRODUCT(ISNUMBER(SEARCH([.F32];echeancier.$#ref ![.#REF !$3]:echeancier.$#ref ![.#REF !$73]))*[echeancier.A$3:echeancier.A$73])=0; &quot;&quot;; SUMPRODUCT(ISNUMBER(SEARCH([.F32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32]=&quot;&quot;;[.I31]+[.E32]+[.D32];[.H32]+[.E32]+[.D32]))" office:value-type="currency" office:currency="EUR" office:value="0">
            <text:p>Err :508</text:p>
          </table:table-cell>
          <table:table-cell table:style-name="ce25" table:formula="of:=IF([.H32]=&quot;&quot;;&quot;&quot;;[.H32]-[.G32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MACIF</text:p>
          </table:table-cell>
          <table:table-cell table:style-name="ce54"/>
          <table:table-cell table:style-name="ce54" office:value-type="currency" office:currency="EUR" office:value="-38">
            <text:p>-38 €</text:p>
          </table:table-cell>
          <table:table-cell table:style-name="ce77" table:formula="of:=EOMONTH(TODAY();-1)+[.A33]" office:value-type="date" office:date-value="2017-07-10">
            <text:p>10/07/17</text:p>
          </table:table-cell>
          <table:table-cell table:style-name="ce53" table:formula="of:=TRUNC([.G32]+[.E33]+[.D33])" office:value-type="currency" office:currency="EUR" office:value="1836">
            <text:p>1 836,00 €</text:p>
          </table:table-cell>
          <table:table-cell table:style-name="ce91" table:formula="of:=IF(SUMPRODUCT(ISNUMBER(SEARCH([.F33];echeancier.$#ref ![.#REF !$3]:echeancier.$#ref ![.#REF !$73]))*[echeancier.A$3:echeancier.A$73])=0; &quot;&quot;; SUMPRODUCT(ISNUMBER(SEARCH([.F33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33]=&quot;&quot;;[.I32]+[.E33]+[.D33];[.H33]+[.E33]+[.D33]))" office:value-type="currency" office:currency="EUR" office:value="0">
            <text:p>Err :508</text:p>
          </table:table-cell>
          <table:table-cell table:style-name="ce25" table:formula="of:=IF([.H33]=&quot;&quot;;&quot;&quot;;[.H33]-[.G33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25" office:value-type="string">
            <text:p>VIREMENT FAVEUR TIERS</text:p>
          </table:table-cell>
          <table:table-cell table:style-name="ce25" office:value-type="string">
            <text:p>viremt permt CCP Poste</text:p>
          </table:table-cell>
          <table:table-cell table:style-name="ce54"/>
          <table:table-cell table:style-name="ce54" office:value-type="currency" office:currency="EUR" office:value="-35">
            <text:p>-35 €</text:p>
          </table:table-cell>
          <table:table-cell table:style-name="ce77" table:formula="of:=EOMONTH(TODAY();-1)+[.A34]" office:value-type="date" office:date-value="2017-07-10">
            <text:p>10/07/17</text:p>
          </table:table-cell>
          <table:table-cell table:style-name="ce53" table:formula="of:=TRUNC([.G33]+[.E34]+[.D34])" office:value-type="currency" office:currency="EUR" office:value="1801">
            <text:p>1 801,00 €</text:p>
          </table:table-cell>
          <table:table-cell table:style-name="ce91" table:formula="of:=IF(SUMPRODUCT(ISNUMBER(SEARCH([.F34];echeancier.$#ref ![.#REF !$3]:echeancier.$#ref ![.#REF !$73]))*[echeancier.A$3:echeancier.A$73])=0; &quot;&quot;; SUMPRODUCT(ISNUMBER(SEARCH([.F34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34]=&quot;&quot;;[.I33]+[.E34]+[.D34];[.H34]+[.E34]+[.D34]))" office:value-type="currency" office:currency="EUR" office:value="0">
            <text:p>Err :508</text:p>
          </table:table-cell>
          <table:table-cell table:style-name="ce25" table:formula="of:=IF([.H34]=&quot;&quot;;&quot;&quot;;[.H34]-[.G34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11">
            <text:p>11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35]" office:value-type="date" office:date-value="2017-07-11">
            <text:p>11/07/17</text:p>
          </table:table-cell>
          <table:table-cell table:style-name="ce53" table:formula="of:=TRUNC([.G34]+[.E35]+[.D35])" office:value-type="currency" office:currency="EUR" office:value="1801">
            <text:p>1 801,00 €</text:p>
          </table:table-cell>
          <table:table-cell table:style-name="ce91" table:formula="of:=IF(SUMPRODUCT(ISNUMBER(SEARCH([.F35];echeancier.$#ref ![.#REF !$3]:echeancier.$#ref ![.#REF !$73]))*[echeancier.A$3:echeancier.A$73])=0; &quot;&quot;; SUMPRODUCT(ISNUMBER(SEARCH([.F35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35]=&quot;&quot;;[.I34]+[.E35]+[.D35];[.H35]+[.E35]+[.D35]))" office:value-type="currency" office:currency="EUR" office:value="0">
            <text:p>Err :508</text:p>
          </table:table-cell>
          <table:table-cell table:style-name="ce25" table:formula="of:=IF([.H35]=&quot;&quot;;&quot;&quot;;[.H35]-[.G35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12">
            <text:p>12</text:p>
          </table:table-cell>
          <table:table-cell table:style-name="ce25"/>
          <table:table-cell/>
          <table:table-cell table:style-name="ce54"/>
          <table:table-cell table:style-name="ce65"/>
          <table:table-cell table:style-name="ce77" table:formula="of:=EOMONTH(TODAY();-1)+[.A36]" office:value-type="date" office:date-value="2017-07-12">
            <text:p>12/07/17</text:p>
          </table:table-cell>
          <table:table-cell table:style-name="ce53" table:formula="of:=TRUNC([.G35]+[.E36]+[.D36])" office:value-type="currency" office:currency="EUR" office:value="1801">
            <text:p>1 801,00 €</text:p>
          </table:table-cell>
          <table:table-cell table:style-name="ce91" table:formula="of:=IF(SUMPRODUCT(ISNUMBER(SEARCH([.F36];echeancier.$#ref ![.#REF !$3]:echeancier.$#ref ![.#REF !$73]))*[echeancier.A$3:echeancier.A$73])=0; &quot;&quot;; SUMPRODUCT(ISNUMBER(SEARCH([.F36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36]=&quot;&quot;;[.I35]+[.E36]+[.D36];[.H36]+[.E36]+[.D36]))" office:value-type="currency" office:currency="EUR" office:value="0">
            <text:p>Err :508</text:p>
          </table:table-cell>
          <table:table-cell table:style-name="ce25" table:formula="of:=IF([.H36]=&quot;&quot;;&quot;&quot;;[.H36]-[.G36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13">
            <text:p>13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CPAM Marc</text:p>
          </table:table-cell>
          <table:table-cell table:style-name="ce54" office:value-type="currency" office:currency="EUR" office:value="0">
            <text:p>0 €</text:p>
          </table:table-cell>
          <table:table-cell table:style-name="ce54"/>
          <table:table-cell table:style-name="ce77" table:formula="of:=EOMONTH(TODAY();-1)+[.A37]" office:value-type="date" office:date-value="2017-07-13">
            <text:p>13/07/17</text:p>
          </table:table-cell>
          <table:table-cell table:style-name="ce53" table:formula="of:=TRUNC([.G36]+[.E37]+[.D37])" office:value-type="currency" office:currency="EUR" office:value="1801">
            <text:p>1 801,00 €</text:p>
          </table:table-cell>
          <table:table-cell table:style-name="ce91" table:formula="of:=IF(SUMPRODUCT(ISNUMBER(SEARCH([.F37];echeancier.$#ref ![.#REF !$3]:echeancier.$#ref ![.#REF !$73]))*[echeancier.A$3:echeancier.A$73])=0; &quot;&quot;; SUMPRODUCT(ISNUMBER(SEARCH([.F37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37]=&quot;&quot;;[.I36]+[.E37]+[.D37];[.H37]+[.E37]+[.D37]))" office:value-type="currency" office:currency="EUR" office:value="0">
            <text:p>Err :508</text:p>
          </table:table-cell>
          <table:table-cell table:style-name="ce25" table:formula="of:=IF([.H37]=&quot;&quot;;&quot;&quot;;[.H37]-[.G37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14">
            <text:p>14</text:p>
          </table:table-cell>
          <table:table-cell table:style-name="ce26" office:value-type="string">
            <text:p>ECHEANCE PRET</text:p>
          </table:table-cell>
          <table:table-cell table:style-name="ce26" office:value-type="string">
            <text:p>Crédit</text:p>
          </table:table-cell>
          <table:table-cell table:style-name="ce54"/>
          <table:table-cell table:style-name="ce66" office:value-type="currency" office:currency="EUR" office:value="-672.51">
            <text:p>-673 €</text:p>
          </table:table-cell>
          <table:table-cell table:style-name="ce77" table:formula="of:=EOMONTH(TODAY();-1)+[.A38]" office:value-type="date" office:date-value="2017-07-14">
            <text:p>14/07/17</text:p>
          </table:table-cell>
          <table:table-cell table:style-name="ce53" table:formula="of:=TRUNC([.G37]+[.E38]+[.D38])" office:value-type="currency" office:currency="EUR" office:value="1128">
            <text:p>1 128,00 €</text:p>
          </table:table-cell>
          <table:table-cell table:style-name="ce91" table:formula="of:=IF(SUMPRODUCT(ISNUMBER(SEARCH([.F38];echeancier.$#ref ![.#REF !$3]:echeancier.$#ref ![.#REF !$73]))*[echeancier.A$3:echeancier.A$73])=0; &quot;&quot;; SUMPRODUCT(ISNUMBER(SEARCH([.F38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38]=&quot;&quot;;[.I37]+[.E38]+[.D38];[.H38]+[.E38]+[.D38]))" office:value-type="currency" office:currency="EUR" office:value="0">
            <text:p>Err :508</text:p>
          </table:table-cell>
          <table:table-cell table:style-name="ce25" table:formula="of:=IF([.H38]=&quot;&quot;;&quot;&quot;;[.H38]-[.G38])" office:value-type="float" office:value="0">
            <text:p>Err :508</text:p>
          </table:table-cell>
          <table:table-cell table:style-name="ce38" office:value-type="string">
            <text:p><text:s/>← plus bas</text:p>
          </table:table-cell>
          <table:table-cell table:style-name="ce83" table:number-columns-repeated="1012"/>
        </table:table-row>
        <table:table-row table:style-name="ro3">
          <table:table-cell table:style-name="ce11" office:value-type="float" office:value="15">
            <text:p>15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39]" office:value-type="date" office:date-value="2017-07-15">
            <text:p>15/07/17</text:p>
          </table:table-cell>
          <table:table-cell table:style-name="ce53" table:formula="of:=TRUNC([.G38]+[.E39]+[.D39])" office:value-type="currency" office:currency="EUR" office:value="1128">
            <text:p>1 128,00 €</text:p>
          </table:table-cell>
          <table:table-cell table:style-name="ce91" table:formula="of:=IF(SUMPRODUCT(ISNUMBER(SEARCH([.F39];echeancier.$#ref ![.#REF !$3]:echeancier.$#ref ![.#REF !$73]))*[echeancier.A$3:echeancier.A$73])=0; &quot;&quot;; SUMPRODUCT(ISNUMBER(SEARCH([.F39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39]=&quot;&quot;;[.I38]+[.E39]+[.D39];[.H39]+[.E39]+[.D39]))" office:value-type="currency" office:currency="EUR" office:value="0">
            <text:p>Err :508</text:p>
          </table:table-cell>
          <table:table-cell table:style-name="ce25" table:formula="of:=IF([.H39]=&quot;&quot;;&quot;&quot;;[.H39]-[.G39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16">
            <text:p>16</text:p>
          </table:table-cell>
          <table:table-cell table:number-columns-repeated="2"/>
          <table:table-cell/>
          <table:table-cell table:style-name="ce54"/>
          <table:table-cell table:style-name="ce77" table:formula="of:=EOMONTH(TODAY();-1)+[.A40]" office:value-type="date" office:date-value="2017-07-16">
            <text:p>16/07/17</text:p>
          </table:table-cell>
          <table:table-cell table:style-name="ce53" table:formula="of:=TRUNC([.G39]+[.E40]+[.D40])" office:value-type="currency" office:currency="EUR" office:value="1128">
            <text:p>1 128,00 €</text:p>
          </table:table-cell>
          <table:table-cell table:style-name="ce91" table:formula="of:=IF(SUMPRODUCT(ISNUMBER(SEARCH([.F40];echeancier.$#ref ![.#REF !$3]:echeancier.$#ref ![.#REF !$73]))*[echeancier.A$3:echeancier.A$73])=0; &quot;&quot;; SUMPRODUCT(ISNUMBER(SEARCH([.F40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40]=&quot;&quot;;[.I39]+[.E40]+[.D40];[.H40]+[.E40]+[.D40]))" office:value-type="currency" office:currency="EUR" office:value="0">
            <text:p>Err :508</text:p>
          </table:table-cell>
          <table:table-cell table:style-name="ce25" table:formula="of:=IF([.H40]=&quot;&quot;;&quot;&quot;;[.H40]-[.G40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17">
            <text:p>17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1]" office:value-type="date" office:date-value="2017-07-17">
            <text:p>17/07/17</text:p>
          </table:table-cell>
          <table:table-cell table:style-name="ce53" table:formula="of:=TRUNC([.G40]+[.E41]+[.D41])" office:value-type="currency" office:currency="EUR" office:value="1128">
            <text:p>1 128,00 €</text:p>
          </table:table-cell>
          <table:table-cell table:style-name="ce91" table:formula="of:=IF(SUMPRODUCT(ISNUMBER(SEARCH([.F41];echeancier.$#ref ![.#REF !$3]:echeancier.$#ref ![.#REF !$73]))*[echeancier.A$3:echeancier.A$73])=0; &quot;&quot;; SUMPRODUCT(ISNUMBER(SEARCH([.F41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41]=&quot;&quot;;[.I40]+[.E41]+[.D41];[.H41]+[.E41]+[.D41]))" office:value-type="currency" office:currency="EUR" office:value="0">
            <text:p>Err :508</text:p>
          </table:table-cell>
          <table:table-cell table:style-name="ce25" table:formula="of:=IF([.H41]=&quot;&quot;;&quot;&quot;;[.H41]-[.G41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18">
            <text:p>18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D.G.F.I.P. Impôts</text:p>
          </table:table-cell>
          <table:table-cell table:style-name="ce54"/>
          <table:table-cell table:style-name="ce54" office:value-type="currency" office:currency="EUR" office:value="-47">
            <text:p>-47 €</text:p>
          </table:table-cell>
          <table:table-cell table:style-name="ce77" table:formula="of:=EOMONTH(TODAY();-1)+[.A42]" office:value-type="date" office:date-value="2017-07-18">
            <text:p>18/07/17</text:p>
          </table:table-cell>
          <table:table-cell table:style-name="ce53" table:formula="of:=TRUNC([.G41]+[.E42]+[.D42])" office:value-type="currency" office:currency="EUR" office:value="1081">
            <text:p>1 081,00 €</text:p>
          </table:table-cell>
          <table:table-cell table:style-name="ce91" table:formula="of:=IF(SUMPRODUCT(ISNUMBER(SEARCH([.F42];echeancier.$#ref ![.#REF !$3]:echeancier.$#ref ![.#REF !$73]))*[echeancier.A$3:echeancier.A$73])=0; &quot;&quot;; SUMPRODUCT(ISNUMBER(SEARCH([.F42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42]=&quot;&quot;;[.I41]+[.E42]+[.D42];[.H42]+[.E42]+[.D42]))" office:value-type="currency" office:currency="EUR" office:value="0">
            <text:p>Err :508</text:p>
          </table:table-cell>
          <table:table-cell table:style-name="ce25" table:formula="of:=IF([.H42]=&quot;&quot;;&quot;&quot;;[.H42]-[.G42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19">
            <text:p>19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D.G.F.I.P. Impôts</text:p>
          </table:table-cell>
          <table:table-cell table:style-name="ce54"/>
          <table:table-cell table:style-name="ce54" office:value-type="currency" office:currency="EUR" office:value="-16">
            <text:p>-16 €</text:p>
          </table:table-cell>
          <table:table-cell table:style-name="ce77" table:formula="of:=EOMONTH(TODAY();-1)+[.A43]" office:value-type="date" office:date-value="2017-07-19">
            <text:p>19/07/17</text:p>
          </table:table-cell>
          <table:table-cell table:style-name="ce53" table:formula="of:=TRUNC([.G42]+[.E43]+[.D43])" office:value-type="currency" office:currency="EUR" office:value="1065">
            <text:p>1 065,00 €</text:p>
          </table:table-cell>
          <table:table-cell table:style-name="ce91" table:formula="of:=IF(SUMPRODUCT(ISNUMBER(SEARCH([.F43];echeancier.$#ref ![.#REF !$3]:echeancier.$#ref ![.#REF !$73]))*[echeancier.A$3:echeancier.A$73])=0; &quot;&quot;; SUMPRODUCT(ISNUMBER(SEARCH([.F43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43]=&quot;&quot;;[.I42]+[.E43]+[.D43];[.H43]+[.E43]+[.D43]))" office:value-type="currency" office:currency="EUR" office:value="0">
            <text:p>Err :508</text:p>
          </table:table-cell>
          <table:table-cell table:style-name="ce25" table:formula="of:=IF([.H43]=&quot;&quot;;&quot;&quot;;[.H43]-[.G43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20">
            <text:p>20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4]" office:value-type="date" office:date-value="2017-07-20">
            <text:p>20/07/17</text:p>
          </table:table-cell>
          <table:table-cell table:style-name="ce53" table:formula="of:=TRUNC([.G43]+[.E44]+[.D44])" office:value-type="currency" office:currency="EUR" office:value="1065">
            <text:p>1 065,00 €</text:p>
          </table:table-cell>
          <table:table-cell table:style-name="ce91" table:formula="of:=IF(SUMPRODUCT(ISNUMBER(SEARCH([.F44];echeancier.$#ref ![.#REF !$3]:echeancier.$#ref ![.#REF !$73]))*[echeancier.A$3:echeancier.A$73])=0; &quot;&quot;; SUMPRODUCT(ISNUMBER(SEARCH([.F44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44]=&quot;&quot;;[.I43]+[.E44]+[.D44];[.H44]+[.E44]+[.D44]))" office:value-type="currency" office:currency="EUR" office:value="0">
            <text:p>Err :508</text:p>
          </table:table-cell>
          <table:table-cell table:style-name="ce25" table:formula="of:=IF([.H44]=&quot;&quot;;&quot;&quot;;[.H44]-[.G44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21">
            <text:p>21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5]" office:value-type="date" office:date-value="2017-07-21">
            <text:p>21/07/17</text:p>
          </table:table-cell>
          <table:table-cell table:style-name="ce53" table:formula="of:=TRUNC([.G44]+[.E45]+[.D45])" office:value-type="currency" office:currency="EUR" office:value="1065">
            <text:p>1 065,00 €</text:p>
          </table:table-cell>
          <table:table-cell table:style-name="ce91" table:formula="of:=IF(SUMPRODUCT(ISNUMBER(SEARCH([.F45];echeancier.$#ref ![.#REF !$3]:echeancier.$#ref ![.#REF !$73]))*[echeancier.A$3:echeancier.A$73])=0; &quot;&quot;; SUMPRODUCT(ISNUMBER(SEARCH([.F45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45]=&quot;&quot;;[.I44]+[.E45]+[.D45];[.H45]+[.E45]+[.D45]))" office:value-type="currency" office:currency="EUR" office:value="0">
            <text:p>Err :508</text:p>
          </table:table-cell>
          <table:table-cell table:style-name="ce25" table:formula="of:=IF([.H45]=&quot;&quot;;&quot;&quot;;[.H45]-[.G45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22">
            <text:p>22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6]" office:value-type="date" office:date-value="2017-07-22">
            <text:p>22/07/17</text:p>
          </table:table-cell>
          <table:table-cell table:style-name="ce53" table:formula="of:=TRUNC([.G45]+[.E46]+[.D46])" office:value-type="currency" office:currency="EUR" office:value="1065">
            <text:p>1 065,00 €</text:p>
          </table:table-cell>
          <table:table-cell table:style-name="ce91" table:formula="of:=IF(SUMPRODUCT(ISNUMBER(SEARCH([.F46];echeancier.$#ref ![.#REF !$3]:echeancier.$#ref ![.#REF !$73]))*[echeancier.A$3:echeancier.A$73])=0; &quot;&quot;; SUMPRODUCT(ISNUMBER(SEARCH([.F46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46]=&quot;&quot;;[.I45]+[.E46]+[.D46];[.H46]+[.E46]+[.D46]))" office:value-type="currency" office:currency="EUR" office:value="0">
            <text:p>Err :508</text:p>
          </table:table-cell>
          <table:table-cell table:style-name="ce25" table:formula="of:=IF([.H46]=&quot;&quot;;&quot;&quot;;[.H46]-[.G46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23">
            <text:p>23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7]" office:value-type="date" office:date-value="2017-07-23">
            <text:p>23/07/17</text:p>
          </table:table-cell>
          <table:table-cell table:style-name="ce53" table:formula="of:=TRUNC([.G46]+[.E47]+[.D47])" office:value-type="currency" office:currency="EUR" office:value="1065">
            <text:p>1 065,00 €</text:p>
          </table:table-cell>
          <table:table-cell table:style-name="ce91" table:formula="of:=IF(SUMPRODUCT(ISNUMBER(SEARCH([.F47];echeancier.$#ref ![.#REF !$3]:echeancier.$#ref ![.#REF !$73]))*[echeancier.A$3:echeancier.A$73])=0; &quot;&quot;; SUMPRODUCT(ISNUMBER(SEARCH([.F47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47]=&quot;&quot;;[.I46]+[.E47]+[.D47];[.H47]+[.E47]+[.D47]))" office:value-type="currency" office:currency="EUR" office:value="0">
            <text:p>Err :508</text:p>
          </table:table-cell>
          <table:table-cell table:style-name="ce25" table:formula="of:=IF([.H47]=&quot;&quot;;&quot;&quot;;[.H47]-[.G47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24">
            <text:p>24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48]" office:value-type="date" office:date-value="2017-07-24">
            <text:p>24/07/17</text:p>
          </table:table-cell>
          <table:table-cell table:style-name="ce53" table:formula="of:=TRUNC([.G47]+[.E48]+[.D48])" office:value-type="currency" office:currency="EUR" office:value="1065">
            <text:p>1 065,00 €</text:p>
          </table:table-cell>
          <table:table-cell table:style-name="ce91" table:formula="of:=IF(SUMPRODUCT(ISNUMBER(SEARCH([.F48];echeancier.$#ref ![.#REF !$3]:echeancier.$#ref ![.#REF !$73]))*[echeancier.A$3:echeancier.A$73])=0; &quot;&quot;; SUMPRODUCT(ISNUMBER(SEARCH([.F48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48]=&quot;&quot;;[.I47]+[.E48]+[.D48];[.H48]+[.E48]+[.D48]))" office:value-type="currency" office:currency="EUR" office:value="0">
            <text:p>Err :508</text:p>
          </table:table-cell>
          <table:table-cell table:style-name="ce25" table:formula="of:=IF([.H48]=&quot;&quot;;&quot;&quot;;[.H48]-[.G48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25">
            <text:p>25</text:p>
          </table:table-cell>
          <table:table-cell table:style-name="ce25" office:value-type="string">
            <text:p>PRLV SEPA</text:p>
          </table:table-cell>
          <table:table-cell table:style-name="ce25" office:value-type="string">
            <text:p>Free mobile</text:p>
          </table:table-cell>
          <table:table-cell table:style-name="ce54"/>
          <table:table-cell table:style-name="ce54" office:value-type="currency" office:currency="EUR" office:value="-9">
            <text:p>-9 €</text:p>
          </table:table-cell>
          <table:table-cell table:style-name="ce77" table:formula="of:=EOMONTH(TODAY();-1)+[.A49]" office:value-type="date" office:date-value="2017-07-25">
            <text:p>25/07/17</text:p>
          </table:table-cell>
          <table:table-cell table:style-name="ce53" table:formula="of:=TRUNC([.G48]+[.E49]+[.D49])" office:value-type="currency" office:currency="EUR" office:value="1056">
            <text:p>1 056,00 €</text:p>
          </table:table-cell>
          <table:table-cell table:style-name="ce91" table:formula="of:=IF(SUMPRODUCT(ISNUMBER(SEARCH([.F49];echeancier.$#ref ![.#REF !$3]:echeancier.$#ref ![.#REF !$73]))*[echeancier.A$3:echeancier.A$73])=0; &quot;&quot;; SUMPRODUCT(ISNUMBER(SEARCH([.F49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49]=&quot;&quot;;[.I48]+[.E49]+[.D49];[.H49]+[.E49]+[.D49]))" office:value-type="currency" office:currency="EUR" office:value="0">
            <text:p>Err :508</text:p>
          </table:table-cell>
          <table:table-cell table:style-name="ce25" table:formula="of:=IF([.H49]=&quot;&quot;;&quot;&quot;;[.H49]-[.G49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26">
            <text:p>26</text:p>
          </table:table-cell>
          <table:table-cell table:style-name="ce25"/>
          <table:table-cell table:style-name="ce36"/>
          <table:table-cell table:number-columns-repeated="2" table:style-name="ce54"/>
          <table:table-cell table:style-name="ce77" table:formula="of:=EOMONTH(TODAY();-1)+[.A50]" office:value-type="date" office:date-value="2017-07-26">
            <text:p>26/07/17</text:p>
          </table:table-cell>
          <table:table-cell table:style-name="ce53" table:formula="of:=TRUNC([.G49]+[.E50]+[.D50])" office:value-type="currency" office:currency="EUR" office:value="1056">
            <text:p>1 056,00 €</text:p>
          </table:table-cell>
          <table:table-cell table:style-name="ce91" table:formula="of:=IF(SUMPRODUCT(ISNUMBER(SEARCH([.F50];echeancier.$#ref ![.#REF !$3]:echeancier.$#ref ![.#REF !$73]))*[echeancier.A$3:echeancier.A$73])=0; &quot;&quot;; SUMPRODUCT(ISNUMBER(SEARCH([.F50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50]=&quot;&quot;;[.I49]+[.E50]+[.D50];[.H50]+[.E50]+[.D50]))" office:value-type="currency" office:currency="EUR" office:value="0">
            <text:p>Err :508</text:p>
          </table:table-cell>
          <table:table-cell table:style-name="ce25" table:formula="of:=IF([.H50]=&quot;&quot;;&quot;&quot;;[.H50]-[.G50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27">
            <text:p>27</text:p>
          </table:table-cell>
          <table:table-cell table:style-name="ce25" table:number-columns-repeated="2"/>
          <table:table-cell table:number-columns-repeated="2" table:style-name="ce25"/>
          <table:table-cell table:style-name="ce77" table:formula="of:=EOMONTH(TODAY();-1)+[.A51]" office:value-type="date" office:date-value="2017-07-27">
            <text:p>27/07/17</text:p>
          </table:table-cell>
          <table:table-cell table:style-name="ce53" table:formula="of:=TRUNC([.G50]+[.E51]+[.D51])" office:value-type="currency" office:currency="EUR" office:value="1056">
            <text:p>1 056,00 €</text:p>
          </table:table-cell>
          <table:table-cell table:style-name="ce91" table:formula="of:=IF(SUMPRODUCT(ISNUMBER(SEARCH([.F51];echeancier.$#ref ![.#REF !$3]:echeancier.$#ref ![.#REF !$73]))*[echeancier.A$3:echeancier.A$73])=0; &quot;&quot;; SUMPRODUCT(ISNUMBER(SEARCH([.F51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51]=&quot;&quot;;[.I50]+[.E51]+[.D51];[.H51]+[.E51]+[.D51]))" office:value-type="currency" office:currency="EUR" office:value="0">
            <text:p>Err :508</text:p>
          </table:table-cell>
          <table:table-cell table:style-name="ce25" table:formula="of:=IF([.H51]=&quot;&quot;;&quot;&quot;;[.H51]-[.G51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28">
            <text:p>28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52]" office:value-type="date" office:date-value="2017-07-28">
            <text:p>28/07/17</text:p>
          </table:table-cell>
          <table:table-cell table:style-name="ce53" table:formula="of:=TRUNC([.G51]+[.E52]+[.D52])" office:value-type="currency" office:currency="EUR" office:value="1056">
            <text:p>1 056,00 €</text:p>
          </table:table-cell>
          <table:table-cell table:style-name="ce91" table:formula="of:=IF(SUMPRODUCT(ISNUMBER(SEARCH([.F52];echeancier.$#ref ![.#REF !$3]:echeancier.$#ref ![.#REF !$73]))*[echeancier.A$3:echeancier.A$73])=0; &quot;&quot;; SUMPRODUCT(ISNUMBER(SEARCH([.F52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52]=&quot;&quot;;[.I51]+[.E52]+[.D52];[.H52]+[.E52]+[.D52]))" office:value-type="currency" office:currency="EUR" office:value="0">
            <text:p>Err :508</text:p>
          </table:table-cell>
          <table:table-cell table:style-name="ce25" table:formula="of:=IF([.H52]=&quot;&quot;;&quot;&quot;;[.H52]-[.G52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office:value-type="float" office:value="29">
            <text:p>29</text:p>
          </table:table-cell>
          <table:table-cell table:style-name="ce94" office:value-type="string">
            <text:p>VIR SEPA RECU</text:p>
          </table:table-cell>
          <table:table-cell table:style-name="ce94" office:value-type="string">
            <text:p>Cardif</text:p>
          </table:table-cell>
          <table:table-cell table:style-name="ce96" office:value-type="currency" office:currency="EUR" office:value="0">
            <text:p>0 €</text:p>
          </table:table-cell>
          <table:table-cell table:style-name="ce54"/>
          <table:table-cell table:style-name="ce77" table:formula="of:=EOMONTH(TODAY();-1)+[.A53]" office:value-type="date" office:date-value="2017-07-29">
            <text:p>29/07/17</text:p>
          </table:table-cell>
          <table:table-cell table:style-name="ce53" table:formula="of:=TRUNC([.G52]+[.E53]+[.D53])" office:value-type="currency" office:currency="EUR" office:value="1056">
            <text:p>1 056,00 €</text:p>
          </table:table-cell>
          <table:table-cell table:style-name="ce91" table:formula="of:=IF(SUMPRODUCT(ISNUMBER(SEARCH([.F53];echeancier.$#ref ![.#REF !$3]:echeancier.$#ref ![.#REF !$73]))*[echeancier.A$3:echeancier.A$73])=0; &quot;&quot;; SUMPRODUCT(ISNUMBER(SEARCH([.F53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53]=&quot;&quot;;[.I52]+[.E53]+[.D53];[.H53]+[.E53]+[.D53]))" office:value-type="currency" office:currency="EUR" office:value="0">
            <text:p>Err :508</text:p>
          </table:table-cell>
          <table:table-cell table:style-name="ce25" table:formula="of:=IF([.H53]=&quot;&quot;;&quot;&quot;;[.H53]-[.G53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table:formula="of:=DAY(DATE(YEAR([.F32]);MONTH([.F32])+1;1)-1)" office:value-type="float" office:value="31">
            <text:p>31</text:p>
          </table:table-cell>
          <table:table-cell table:style-name="ce25" table:number-columns-repeated="2"/>
          <table:table-cell table:number-columns-repeated="2" table:style-name="ce54"/>
          <table:table-cell table:style-name="ce77" table:formula="of:=EOMONTH(TODAY();-1)+[.A54]" office:value-type="date" office:date-value="2017-07-31">
            <text:p>31/07/17</text:p>
          </table:table-cell>
          <table:table-cell table:style-name="ce53" table:formula="of:=TRUNC([.G53]+[.E54]+[.D54])" office:value-type="currency" office:currency="EUR" office:value="1056">
            <text:p>1 056,00 €</text:p>
          </table:table-cell>
          <table:table-cell table:style-name="ce91" table:formula="of:=IF(SUMPRODUCT(ISNUMBER(SEARCH([.F54];echeancier.$#ref ![.#REF !$3]:echeancier.$#ref ![.#REF !$73]))*[echeancier.A$3:echeancier.A$73])=0; &quot;&quot;; SUMPRODUCT(ISNUMBER(SEARCH([.F54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54]=&quot;&quot;;[.I53]+[.E54]+[.D54];[.H54]+[.E54]+[.D54]))" office:value-type="currency" office:currency="EUR" office:value="0">
            <text:p>Err :508</text:p>
          </table:table-cell>
          <table:table-cell table:style-name="ce25" table:formula="of:=IF([.H54]=&quot;&quot;;&quot;&quot;;[.H54]-[.G54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table:formula="of:=DAY(DATE(YEAR([.F34]);MONTH([.F34])+1;1)-1)" office:value-type="float" office:value="31">
            <text:p>31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Ligue Enseignement</text:p>
          </table:table-cell>
          <table:table-cell table:style-name="ce54" office:value-type="currency" office:currency="EUR" office:value="1246">
            <text:p>1 246 €</text:p>
          </table:table-cell>
          <table:table-cell table:style-name="ce54"/>
          <table:table-cell table:style-name="ce77" table:formula="of:=EOMONTH(TODAY();-1)+[.A55]" office:value-type="date" office:date-value="2017-07-31">
            <text:p>31/07/17</text:p>
          </table:table-cell>
          <table:table-cell table:style-name="ce53" table:formula="of:=TRUNC([.G54]+[.E55]+[.D55])" office:value-type="currency" office:currency="EUR" office:value="2302">
            <text:p>2 302,00 €</text:p>
          </table:table-cell>
          <table:table-cell table:style-name="ce91" table:formula="of:=IF(SUMPRODUCT(ISNUMBER(SEARCH([.F55];echeancier.$#ref ![.#REF !$3]:echeancier.$#ref ![.#REF !$73]))*[echeancier.A$3:echeancier.A$73])=0; &quot;&quot;; SUMPRODUCT(ISNUMBER(SEARCH([.F55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55]=&quot;&quot;;[.I54]+[.E55]+[.D55];[.H55]+[.E55]+[.D55]))" office:value-type="currency" office:currency="EUR" office:value="0">
            <text:p>Err :508</text:p>
          </table:table-cell>
          <table:table-cell table:style-name="ce25" table:formula="of:=IF([.H55]=&quot;&quot;;&quot;&quot;;[.H55]-[.G55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table:formula="of:=DAY(DATE(YEAR([.F35]);MONTH([.F35])+1;1)-1)" office:value-type="float" office:value="31">
            <text:p>31</text:p>
          </table:table-cell>
          <table:table-cell table:style-name="ce27" office:value-type="string">
            <text:p>Salaire Isa</text:p>
          </table:table-cell>
          <table:table-cell table:style-name="ce39" table:formula="of:=[.D55]" office:value-type="currency" office:currency="EUR" office:value="1246">
            <text:p>1 246,00 €</text:p>
          </table:table-cell>
          <table:table-cell table:number-columns-repeated="2" table:style-name="ce54"/>
          <table:table-cell table:style-name="ce77" table:formula="of:=EOMONTH(TODAY();-1)+[.A56]" office:value-type="date" office:date-value="2017-07-31">
            <text:p>31/07/17</text:p>
          </table:table-cell>
          <table:table-cell table:style-name="ce53" table:formula="of:=TRUNC([.G55]+[.E56]+[.D56])" office:value-type="currency" office:currency="EUR" office:value="2302">
            <text:p>2 302,00 €</text:p>
          </table:table-cell>
          <table:table-cell table:style-name="ce91" table:formula="of:=IF(SUMPRODUCT(ISNUMBER(SEARCH([.F56];echeancier.$#ref ![.#REF !$3]:echeancier.$#ref ![.#REF !$73]))*[echeancier.A$3:echeancier.A$73])=0; &quot;&quot;; SUMPRODUCT(ISNUMBER(SEARCH([.F56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56]=&quot;&quot;;[.I55]+[.E56]+[.D56];[.H56]+[.E56]+[.D56]))" office:value-type="currency" office:currency="EUR" office:value="0">
            <text:p>Err :508</text:p>
          </table:table-cell>
          <table:table-cell table:style-name="ce25" table:formula="of:=IF([.H56]=&quot;&quot;;&quot;&quot;;[.H56]-[.G56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table:formula="of:=DAY(DATE(YEAR([.F36]);MONTH([.F36])+1;1)-1)" office:value-type="float" office:value="31">
            <text:p>31</text:p>
          </table:table-cell>
          <table:table-cell table:style-name="ce27" office:value-type="string">
            <text:p>Report frais reçus début de mois :</text:p>
          </table:table-cell>
          <table:table-cell table:style-name="ce39" table:formula="of:=[.D19]" office:value-type="currency" office:currency="EUR" office:value="300">
            <text:p>300,00 €</text:p>
          </table:table-cell>
          <table:table-cell table:number-columns-repeated="2" table:style-name="ce54"/>
          <table:table-cell table:style-name="ce77" table:formula="of:=EOMONTH(TODAY();-1)+[.A57]" office:value-type="date" office:date-value="2017-07-31">
            <text:p>31/07/17</text:p>
          </table:table-cell>
          <table:table-cell table:style-name="ce53" table:formula="of:=TRUNC([.G56]+[.E57]+[.D57])" office:value-type="currency" office:currency="EUR" office:value="2302">
            <text:p>2 302,00 €</text:p>
          </table:table-cell>
          <table:table-cell table:style-name="ce91" table:formula="of:=IF(SUMPRODUCT(ISNUMBER(SEARCH([.F57];echeancier.$#ref ![.#REF !$3]:echeancier.$#ref ![.#REF !$73]))*[echeancier.A$3:echeancier.A$73])=0; &quot;&quot;; SUMPRODUCT(ISNUMBER(SEARCH([.F57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57]=&quot;&quot;;[.I56]+[.E57]+[.D57];[.H57]+[.E57]+[.D57]))" office:value-type="currency" office:currency="EUR" office:value="0">
            <text:p>Err :508</text:p>
          </table:table-cell>
          <table:table-cell table:style-name="ce25" table:formula="of:=IF([.H57]=&quot;&quot;;&quot;&quot;;[.H57]-[.G57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table:formula="of:=DAY(DATE(YEAR([.F37]);MONTH([.F37])+1;1)-1)" office:value-type="float" office:value="31">
            <text:p>31</text:p>
          </table:table-cell>
          <table:table-cell table:style-name="ce27" office:value-type="string">
            <text:p>Aide Isa pour Marc chomage</text:p>
          </table:table-cell>
          <table:table-cell table:style-name="ce39" office:value-type="currency" office:currency="EUR" office:value="-289">
            <text:p>-289,00 €</text:p>
          </table:table-cell>
          <table:table-cell table:number-columns-repeated="2" table:style-name="ce54"/>
          <table:table-cell table:style-name="ce77" table:formula="of:=EOMONTH(TODAY();-1)+[.A58]" office:value-type="date" office:date-value="2017-07-31">
            <text:p>31/07/17</text:p>
          </table:table-cell>
          <table:table-cell table:style-name="ce53" table:formula="of:=TRUNC([.G57]+[.E58]+[.D58])" office:value-type="currency" office:currency="EUR" office:value="2302">
            <text:p>2 302,00 €</text:p>
          </table:table-cell>
          <table:table-cell table:style-name="ce91" table:formula="of:=IF(SUMPRODUCT(ISNUMBER(SEARCH([.F58];echeancier.$#ref ![.#REF !$3]:echeancier.$#ref ![.#REF !$73]))*[echeancier.A$3:echeancier.A$73])=0; &quot;&quot;; SUMPRODUCT(ISNUMBER(SEARCH([.F58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58]=&quot;&quot;;[.I57]+[.E58]+[.D58];[.H58]+[.E58]+[.D58]))" office:value-type="currency" office:currency="EUR" office:value="0">
            <text:p>Err :508</text:p>
          </table:table-cell>
          <table:table-cell table:style-name="ce25" table:formula="of:=IF([.H58]=&quot;&quot;;&quot;&quot;;[.H58]-[.G58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table:formula="of:=DAY(DATE(YEAR([.F39]);MONTH([.F39])+1;1)-1)" office:value-type="float" office:value="31">
            <text:p>31</text:p>
          </table:table-cell>
          <table:table-cell table:style-name="ce28" office:value-type="string" table:number-columns-spanned="2" table:number-rows-spanned="1">
            <text:p>si budget mensuel dépassé : baisser d'autant celui du mois suivant</text:p>
          </table:table-cell>
          <table:covered-table-cell table:style-name="ce40"/>
          <table:table-cell table:number-columns-repeated="2" table:style-name="ce54"/>
          <table:table-cell table:style-name="ce77" table:formula="of:=EOMONTH(TODAY();-1)+[.A59]" office:value-type="date" office:date-value="2017-07-31">
            <text:p>31/07/17</text:p>
          </table:table-cell>
          <table:table-cell table:style-name="ce53" table:formula="of:=TRUNC([.G58]+[.E59]+[.D59])" office:value-type="currency" office:currency="EUR" office:value="2302">
            <text:p>2 302,00 €</text:p>
          </table:table-cell>
          <table:table-cell table:style-name="ce91" table:formula="of:=IF(SUMPRODUCT(ISNUMBER(SEARCH([.F59];echeancier.$#ref ![.#REF !$3]:echeancier.$#ref ![.#REF !$73]))*[echeancier.A$3:echeancier.A$73])=0; &quot;&quot;; SUMPRODUCT(ISNUMBER(SEARCH([.F59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59]=&quot;&quot;;[.I58]+[.E59]+[.D59];[.H59]+[.E59]+[.D59]))" office:value-type="currency" office:currency="EUR" office:value="0">
            <text:p>Err :508</text:p>
          </table:table-cell>
          <table:table-cell table:style-name="ce25" table:formula="of:=IF([.H59]=&quot;&quot;;&quot;&quot;;[.H59]-[.G59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table:formula="of:=DAY(DATE(YEAR([.F35]);MONTH([.F35])+1;1)-1)" office:value-type="float" office:value="31">
            <text:p>31</text:p>
          </table:table-cell>
          <table:table-cell table:style-name="ce87" office:value-type="string">
            <text:p>- dépassements CB mois précédant : </text:p>
          </table:table-cell>
          <table:table-cell table:style-name="ce88" office:value-type="currency" office:currency="EUR" office:value="0">
            <text:p>0,00 €</text:p>
          </table:table-cell>
          <table:table-cell table:number-columns-repeated="2" table:style-name="ce54"/>
          <table:table-cell table:style-name="ce77" table:formula="of:=EOMONTH(TODAY();-1)+[.A60]" office:value-type="date" office:date-value="2017-07-31">
            <text:p>31/07/17</text:p>
          </table:table-cell>
          <table:table-cell table:style-name="ce53" table:formula="of:=TRUNC([.G59]+[.E60]+[.D60])" office:value-type="currency" office:currency="EUR" office:value="2302">
            <text:p>2 302,00 €</text:p>
          </table:table-cell>
          <table:table-cell table:style-name="ce91" table:formula="of:=IF(SUMPRODUCT(ISNUMBER(SEARCH([.F60];echeancier.$#ref ![.#REF !$3]:echeancier.$#ref ![.#REF !$73]))*[echeancier.A$3:echeancier.A$73])=0; &quot;&quot;; SUMPRODUCT(ISNUMBER(SEARCH([.F60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60]=&quot;&quot;;[.I59]+[.E60]+[.D60];[.H60]+[.E60]+[.D60]))" office:value-type="currency" office:currency="EUR" office:value="0">
            <text:p>Err :508</text:p>
          </table:table-cell>
          <table:table-cell table:style-name="ce25" table:formula="of:=IF([.H60]=&quot;&quot;;&quot;&quot;;[.H60]-[.G60])" office:value-type="float" office:value="0">
            <text:p>Err :508</text:p>
          </table:table-cell>
          <table:table-cell table:number-columns-repeated="1013"/>
        </table:table-row>
        <table:table-row table:style-name="ro1">
          <table:table-cell table:style-name="ce11" table:formula="of:=DAY(DATE(YEAR([.F36]);MONTH([.F36])+1;1)-1)" office:value-type="float" office:value="31">
            <text:p>31</text:p>
          </table:table-cell>
          <table:table-cell table:style-name="ce29" office:value-type="string">
            <text:p><text:s/>- encours cartes à ce jour :</text:p>
          </table:table-cell>
          <table:table-cell table:style-name="ce41" office:value-type="currency" office:currency="EUR" office:value="0">
            <text:p>0,00 €</text:p>
          </table:table-cell>
          <table:table-cell table:number-columns-repeated="2" table:style-name="ce54"/>
          <table:table-cell table:style-name="ce77" table:formula="of:=EOMONTH(TODAY();-1)+[.A61]" office:value-type="date" office:date-value="2017-07-31">
            <text:p>31/07/17</text:p>
          </table:table-cell>
          <table:table-cell table:style-name="ce53" table:formula="of:=TRUNC([.G60]+[.E61]+[.D61])" office:value-type="currency" office:currency="EUR" office:value="2302">
            <text:p>2 302,00 €</text:p>
          </table:table-cell>
          <table:table-cell table:style-name="ce91" table:formula="of:=IF(SUMPRODUCT(ISNUMBER(SEARCH([.F61];echeancier.$#ref ![.#REF !$3]:echeancier.$#ref ![.#REF !$73]))*[echeancier.A$3:echeancier.A$73])=0; &quot;&quot;; SUMPRODUCT(ISNUMBER(SEARCH([.F61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61]=&quot;&quot;;[.I60]+[.E61]+[.D61];[.H61]+[.E61]+[.D61]))" office:value-type="currency" office:currency="EUR" office:value="0">
            <text:p>Err :508</text:p>
          </table:table-cell>
          <table:table-cell table:style-name="ce25" table:formula="of:=IF([.H61]=&quot;&quot;;&quot;&quot;;[.H61]-[.G61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table:formula="of:=DAY(DATE(YEAR([.F37]);MONTH([.F37])+1;1)-1)" office:value-type="float" office:value="31">
            <text:p>31</text:p>
          </table:table-cell>
          <table:table-cell table:style-name="ce30" office:value-type="string">
            <text:p>Total dispo budget CB Isa :</text:p>
          </table:table-cell>
          <table:table-cell table:style-name="ce95" table:formula="of:=SUM([.C56:.C61])" office:value-type="currency" office:currency="EUR" office:value="1257">
            <text:p>1 257,00 €</text:p>
          </table:table-cell>
          <table:table-cell table:number-columns-repeated="2" table:style-name="ce54"/>
          <table:table-cell table:style-name="ce77" table:formula="of:=EOMONTH(TODAY();-1)+[.A62]" office:value-type="date" office:date-value="2017-07-31">
            <text:p>31/07/17</text:p>
          </table:table-cell>
          <table:table-cell table:style-name="ce53" table:formula="of:=TRUNC([.G61]+[.E62]+[.D62])" office:value-type="currency" office:currency="EUR" office:value="2302">
            <text:p>2 302,00 €</text:p>
          </table:table-cell>
          <table:table-cell table:style-name="ce91" table:formula="of:=IF(SUMPRODUCT(ISNUMBER(SEARCH([.F62];echeancier.$#ref ![.#REF !$3]:echeancier.$#ref ![.#REF !$73]))*[echeancier.A$3:echeancier.A$73])=0; &quot;&quot;; SUMPRODUCT(ISNUMBER(SEARCH([.F62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62]=&quot;&quot;;[.I61]+[.E62]+[.D62];[.H62]+[.E62]+[.D62]))" office:value-type="currency" office:currency="EUR" office:value="0">
            <text:p>Err :508</text:p>
          </table:table-cell>
          <table:table-cell table:style-name="ce25" table:formula="of:=IF([.H62]=&quot;&quot;;&quot;&quot;;[.H62]-[.G62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table:formula="of:=DAY(DATE(YEAR([.F38]);MONTH([.F38])+1;1)-1)" office:value-type="float" office:value="31">
            <text:p>31</text:p>
          </table:table-cell>
          <table:table-cell table:style-name="ce25" office:value-type="string">
            <text:p>FACTURE CARTE</text:p>
          </table:table-cell>
          <table:table-cell table:style-name="ce43" office:value-type="string">
            <text:p>Budget restant du mois :</text:p>
          </table:table-cell>
          <table:table-cell table:style-name="ce55"/>
          <table:table-cell table:style-name="ce55" table:formula="of:=-[.C62]" office:value-type="currency" office:currency="EUR" office:value="-1257">
            <text:p>-1 257 €</text:p>
          </table:table-cell>
          <table:table-cell table:style-name="ce77" table:formula="of:=EOMONTH(TODAY();-1)+[.A63]" office:value-type="date" office:date-value="2017-07-31">
            <text:p>31/07/17</text:p>
          </table:table-cell>
          <table:table-cell table:style-name="ce53" table:formula="of:=TRUNC([.G62]+[.E63]+[.D63])" office:value-type="currency" office:currency="EUR" office:value="1045">
            <text:p>1 045,00 €</text:p>
          </table:table-cell>
          <table:table-cell table:style-name="ce91" table:formula="of:=IF(SUMPRODUCT(ISNUMBER(SEARCH([.F63];echeancier.$#ref ![.#REF !$3]:echeancier.$#ref ![.#REF !$73]))*[echeancier.A$3:echeancier.A$73])=0; &quot;&quot;; SUMPRODUCT(ISNUMBER(SEARCH([.F63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63]=&quot;&quot;;[.I62]+[.E63]+[.D63];[.H63]+[.E63]+[.D63]))" office:value-type="currency" office:currency="EUR" office:value="0">
            <text:p>Err :508</text:p>
          </table:table-cell>
          <table:table-cell table:style-name="ce25" table:formula="of:=IF([.H63]=&quot;&quot;;&quot;&quot;;[.H63]-[.G63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table:formula="of:=DAY(DATE(YEAR([.F37]);MONTH([.F37])+1;1)-1)" office:value-type="float" office:value="31">
            <text:p>31</text:p>
          </table:table-cell>
          <table:table-cell table:style-name="ce25" office:value-type="string">
            <text:p>VIRT CPTE A CPTE EMIS</text:p>
          </table:table-cell>
          <table:table-cell table:style-name="ce25" office:value-type="string">
            <text:p>PEL</text:p>
          </table:table-cell>
          <table:table-cell table:style-name="ce54"/>
          <table:table-cell table:style-name="ce54" office:value-type="currency" office:currency="EUR" office:value="-45">
            <text:p>-45 €</text:p>
          </table:table-cell>
          <table:table-cell table:style-name="ce77" table:formula="of:=EOMONTH(TODAY();-1)+[.A64]" office:value-type="date" office:date-value="2017-07-31">
            <text:p>31/07/17</text:p>
          </table:table-cell>
          <table:table-cell table:style-name="ce53" table:formula="of:=TRUNC([.G63]+[.E64]+[.D64])" office:value-type="currency" office:currency="EUR" office:value="1000">
            <text:p>1 000,00 €</text:p>
          </table:table-cell>
          <table:table-cell table:style-name="ce91" table:formula="of:=IF(SUMPRODUCT(ISNUMBER(SEARCH([.F64];echeancier.$#ref ![.#REF !$3]:echeancier.$#ref ![.#REF !$73]))*[echeancier.A$3:echeancier.A$73])=0; &quot;&quot;; SUMPRODUCT(ISNUMBER(SEARCH([.F64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64]=&quot;&quot;;[.I63]+[.E64]+[.D64];[.H64]+[.E64]+[.D64]))" office:value-type="currency" office:currency="EUR" office:value="0">
            <text:p>Err :508</text:p>
          </table:table-cell>
          <table:table-cell table:style-name="ce25" table:formula="of:=IF([.H64]=&quot;&quot;;&quot;&quot;;[.H64]-[.G64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table:formula="of:=DAY(DATE(YEAR([.F36]);MONTH([.F36])+1;1)-1)" office:value-type="float" office:value="31">
            <text:p>31</text:p>
          </table:table-cell>
          <table:table-cell table:style-name="ce25" office:value-type="string">
            <text:p>CHEQUES Marc</text:p>
          </table:table-cell>
          <table:table-cell table:style-name="ce36" office:value-type="string">
            <text:p>Total chèques imprévus</text:p>
          </table:table-cell>
          <table:table-cell table:style-name="ce54"/>
          <table:table-cell table:style-name="ce54" office:value-type="currency" office:currency="EUR" office:value="0">
            <text:p>0 €</text:p>
          </table:table-cell>
          <table:table-cell table:style-name="ce77" table:formula="of:=EOMONTH(TODAY();-1)+[.A65]" office:value-type="date" office:date-value="2017-07-31">
            <text:p>31/07/17</text:p>
          </table:table-cell>
          <table:table-cell table:style-name="ce53" table:formula="of:=TRUNC([.G64]+[.E65]+[.D65])" office:value-type="currency" office:currency="EUR" office:value="1000">
            <text:p>1 000,00 €</text:p>
          </table:table-cell>
          <table:table-cell table:style-name="ce91" table:formula="of:=IF(SUMPRODUCT(ISNUMBER(SEARCH([.F65];echeancier.$#ref ![.#REF !$3]:echeancier.$#ref ![.#REF !$73]))*[echeancier.A$3:echeancier.A$73])=0; &quot;&quot;; SUMPRODUCT(ISNUMBER(SEARCH([.F65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65]=&quot;&quot;;[.I64]+[.E65]+[.D65];[.H65]+[.E65]+[.D65]))" office:value-type="currency" office:currency="EUR" office:value="0">
            <text:p>Err :508</text:p>
          </table:table-cell>
          <table:table-cell table:style-name="ce25" table:formula="of:=IF([.H65]=&quot;&quot;;&quot;&quot;;[.H65]-[.G65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table:formula="of:=DAY(DATE(YEAR([.F37]);MONTH([.F37])+1;1)-1)" office:value-type="float" office:value="31">
            <text:p>31</text:p>
          </table:table-cell>
          <table:table-cell table:style-name="ce25" office:value-type="string">
            <text:p>VIR SEPA RECU</text:p>
          </table:table-cell>
          <table:table-cell table:style-name="ce25" office:value-type="string">
            <text:p>CPAM Marc</text:p>
          </table:table-cell>
          <table:table-cell table:style-name="ce54" office:value-type="currency" office:currency="EUR" office:value="0">
            <text:p>0 €</text:p>
          </table:table-cell>
          <table:table-cell table:style-name="ce25"/>
          <table:table-cell table:style-name="ce77" table:formula="of:=EOMONTH(TODAY();-1)+[.A66]" office:value-type="date" office:date-value="2017-07-31">
            <text:p>31/07/17</text:p>
          </table:table-cell>
          <table:table-cell table:style-name="ce53" table:formula="of:=TRUNC([.G65]+[.E66]+[.D66])" office:value-type="currency" office:currency="EUR" office:value="1000">
            <text:p>1 000,00 €</text:p>
          </table:table-cell>
          <table:table-cell table:style-name="ce91" table:formula="of:=IF(SUMPRODUCT(ISNUMBER(SEARCH([.F66];echeancier.$#ref ![.#REF !$3]:echeancier.$#ref ![.#REF !$73]))*[echeancier.A$3:echeancier.A$73])=0; &quot;&quot;; SUMPRODUCT(ISNUMBER(SEARCH([.F66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66]=&quot;&quot;;[.I65]+[.E66]+[.D66];[.H66]+[.E66]+[.D66]))" office:value-type="currency" office:currency="EUR" office:value="0">
            <text:p>Err :508</text:p>
          </table:table-cell>
          <table:table-cell table:style-name="ce25" table:formula="of:=IF([.H66]=&quot;&quot;;&quot;&quot;;[.H66]-[.G66])" office:value-type="float" office:value="0">
            <text:p>Err :508</text:p>
          </table:table-cell>
          <table:table-cell table:number-columns-repeated="1013"/>
        </table:table-row>
        <table:table-row table:style-name="ro3">
          <table:table-cell table:style-name="ce11" table:formula="of:=DAY(DATE(YEAR([.F40]);MONTH([.F40])+1;1)-1)" office:value-type="float" office:value="31">
            <text:p>31</text:p>
          </table:table-cell>
          <table:table-cell table:style-name="ce25" office:value-type="string">
            <text:p>Epargne manuelle</text:p>
          </table:table-cell>
          <table:table-cell table:style-name="ce25" office:value-type="string">
            <text:p>exceptionnelle</text:p>
          </table:table-cell>
          <table:table-cell table:style-name="ce54"/>
          <table:table-cell table:style-name="ce54" office:value-type="currency" office:currency="EUR" office:value="0">
            <text:p>0 €</text:p>
          </table:table-cell>
          <table:table-cell table:style-name="ce77" table:formula="of:=EOMONTH(TODAY();-1)+[.A67]" office:value-type="date" office:date-value="2017-07-31">
            <text:p>31/07/17</text:p>
          </table:table-cell>
          <table:table-cell table:style-name="ce53" table:formula="of:=TRUNC([.G66]+[.E67]+[.D67])" office:value-type="currency" office:currency="EUR" office:value="1000">
            <text:p>1 000,00 €</text:p>
          </table:table-cell>
          <table:table-cell table:style-name="ce91" table:formula="of:=IF(SUMPRODUCT(ISNUMBER(SEARCH([.F67];echeancier.$#ref ![.#REF !$3]:echeancier.$#ref ![.#REF !$73]))*[echeancier.A$3:echeancier.A$73])=0; &quot;&quot;; SUMPRODUCT(ISNUMBER(SEARCH([.F67];echeancier.$#ref ![.#REF !$3]:echeancier.$#ref ![.#REF !$73]))*[echeancier.A$3:echeancier.A$73]))" office:value-type="string" office:string-value="Err :508">
            <text:p>Err :508</text:p>
          </table:table-cell>
          <table:table-cell table:style-name="ce53" table:formula="of:=TRUNC(IF([.H67]=&quot;&quot;;[.I66]+[.E67]+[.D67];[.H67]+[.E67]+[.D67]))" office:value-type="currency" office:currency="EUR" office:value="0">
            <text:p>Err :508</text:p>
          </table:table-cell>
          <table:table-cell table:style-name="ce25" table:formula="of:=IF([.H67]=&quot;&quot;;&quot;&quot;;[.H67]-[.G67])" office:value-type="float" office:value="0">
            <text:p>Err :508</text:p>
          </table:table-cell>
          <table:table-cell table:number-columns-repeated="1013"/>
        </table:table-row>
        <table:table-row table:style-name="ro4">
          <table:table-cell table:style-name="ce12" table:formula="of:=DAY(DATE(YEAR([.F19]);MONTH([.F19])+1;1)-1)" office:value-type="float" office:value="31">
            <text:p>31</text:p>
          </table:table-cell>
          <table:table-cell office:value-type="string">
            <text:p>← formule à conserver !</text:p>
          </table:table-cell>
          <table:table-cell table:style-name="ce44"/>
          <table:table-cell table:style-name="ce56" table:formula="of:=SUM([.D19:.D67])" office:value-type="currency" office:currency="EUR" office:value="2213.34">
            <text:p>2 213,34 €</text:p>
          </table:table-cell>
          <table:table-cell table:style-name="ce68" table:formula="of:=SUM([.E19:.E67])" office:value-type="currency" office:currency="EUR" office:value="-2211.79">
            <text:p>-2 211,79 €</text:p>
          </table:table-cell>
          <table:table-cell table:number-columns-repeated="1018"/>
        </table:table-row>
        <table:table-row table:style-name="ro7">
          <table:table-cell table:style-name="ce12"/>
          <table:table-cell/>
          <table:table-cell table:style-name="ce45" table:formula="of:=IF([.E69]&gt;0;&quot;Solde excédentaire : &quot;;&quot;Solde déficitaire : &quot;)" office:value-type="string" office:string-value="Solde excédentaire : " table:number-columns-spanned="2" table:number-rows-spanned="1">
            <text:p>Solde excédentaire : </text:p>
          </table:table-cell>
          <table:covered-table-cell table:style-name="ce57"/>
          <table:table-cell table:style-name="ce69" table:formula="of:=TRUNC([.E68]+[.D68])" office:value-type="currency" office:currency="EUR" office:value="1">
            <text:p>1,00 €</text:p>
          </table:table-cell>
          <table:table-cell table:style-name="ce78" table:number-columns-spanned="6" table:number-rows-spanned="1"/>
          <table:covered-table-cell table:number-columns-repeated="5" table:style-name="ce78"/>
          <table:table-cell table:number-columns-repeated="1012"/>
        </table:table-row>
        <table:table-row table:style-name="ro3">
          <table:table-cell table:style-name="ce5"/>
          <table:table-cell table:number-columns-repeated="4"/>
          <table:table-cell table:style-name="ce79"/>
          <table:table-cell table:style-name="ce78" table:number-columns-repeated="5"/>
          <table:table-cell table:number-columns-repeated="1012"/>
        </table:table-row>
        <table:table-row table:style-name="ro3">
          <table:table-cell table:style-name="ce13" office:value-type="string">
            <text:p>Règles :</text:p>
          </table:table-cell>
          <table:table-cell table:style-name="ce32" table:number-columns-repeated="3"/>
          <table:table-cell table:style-name="ce70"/>
          <table:table-cell table:style-name="ce80" table:number-columns-repeated="4"/>
          <table:table-cell table:style-name="ce32" table:number-columns-repeated="3"/>
          <table:table-cell table:number-columns-repeated="1011"/>
        </table:table-row>
        <table:table-row table:style-name="ro8">
          <table:table-cell table:style-name="ce14" office:value-type="string" table:number-columns-spanned="12" table:number-rows-spanned="1">
            <text:p>Important : si Isa dépasse 1 200 €, baisser autant le budget du mois suivant !</text:p>
          </table:table-cell>
          <table:covered-table-cell table:number-columns-repeated="3" table:style-name="ce32"/>
          <table:covered-table-cell table:style-name="ce70"/>
          <table:covered-table-cell table:number-columns-repeated="4" table:style-name="ce80"/>
          <table:covered-table-cell table:number-columns-repeated="3" table:style-name="ce32"/>
          <table:table-cell table:number-columns-repeated="1011"/>
        </table:table-row>
        <table:table-row table:style-name="ro3">
          <table:table-cell table:style-name="ce15" office:value-type="string" table:number-columns-spanned="12" table:number-rows-spanned="1">
            <text:p>828 € de fond de roulement suffisent: si on a trop (2 750 € en avril) on est tenté de flamber. Avoir un fond trop élevé est une grossière erreur car Isa n'a plus peur de dépenser !</text:p>
          </table:table-cell>
          <table:covered-table-cell table:style-name="ce33"/>
          <table:covered-table-cell table:number-columns-repeated="3" table:style-name="ce46"/>
          <table:covered-table-cell table:number-columns-repeated="7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2" table:number-rows-spanned="1">
            <text:p>Isa dispose de tout son salaire + les frais remboursés pour les achats par carte de crédit. C'est tout simple. Ne doit pas dépasser.</text:p>
          </table:table-cell>
          <table:covered-table-cell table:number-columns-repeated="11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2" table:number-rows-spanned="1">
            <text:p>PEL + LDD BNP + LDD BNP = 4001,15 € ! on a récupéré les 4 000 € de maman.</text:p>
          </table:table-cell>
          <table:covered-table-cell table:number-columns-repeated="11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2" table:number-rows-spanned="1">
            <text:p>Marc fait uniquement des chèques et des retraits. Aucune carte de crédit, réservée à Isa</text:p>
          </table:table-cell>
          <table:covered-table-cell table:number-columns-repeated="11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2" table:number-rows-spanned="1">
            <text:p>Régler les factures immédiatement et sans retard</text:p>
          </table:table-cell>
          <table:covered-table-cell table:number-columns-repeated="11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2" table:number-rows-spanned="1">
            <text:p>Ne pas faire de dettes ni de crédits !</text:p>
          </table:table-cell>
          <table:covered-table-cell table:number-columns-repeated="11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2" table:number-rows-spanned="1">
            <text:p>Économiser l'eau, l'électricité, le linge, </text:p>
          </table:table-cell>
          <table:covered-table-cell table:number-columns-repeated="11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2" table:number-rows-spanned="1">
            <text:p>Pas d'alliance avec le monde</text:p>
          </table:table-cell>
          <table:covered-table-cell table:number-columns-repeated="11" table:style-name="ce33"/>
          <table:table-cell table:number-columns-repeated="1011"/>
        </table:table-row>
        <table:table-row table:style-name="ro3">
          <table:table-cell table:style-name="ce15" office:value-type="string" table:number-columns-spanned="12" table:number-rows-spanned="1">
            <text:p>Marcher par le Souffle et non par la force, la puissance, le courage</text:p>
          </table:table-cell>
          <table:covered-table-cell table:number-columns-repeated="11" table:style-name="ce33"/>
          <table:table-cell table:number-columns-repeated="1011"/>
        </table:table-row>
        <table:table-row table:style-name="ro3" table:number-rows-repeated="25"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2"/>
        </table:table-row>
        <table:table-row table:style-name="ro3" table:number-rows-repeated="104846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2017" table:style-name="ta1" table:print="false">
        <office:forms form:automatic-focus="false" form:apply-design-mode="false"/>
        <table:table-column table:style-name="co17" table:default-cell-style-name="ce102"/>
        <table:table-column table:style-name="co18" table:default-cell-style-name="ce143"/>
        <table:table-column table:style-name="co19" table:default-cell-style-name="ce32"/>
        <table:table-column table:style-name="co20" table:default-cell-style-name="ce32"/>
        <table:table-column table:style-name="co19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19" table:default-cell-style-name="ce32"/>
        <table:table-column table:style-name="co25" table:default-cell-style-name="ce32"/>
        <table:table-column table:style-name="co26" table:default-cell-style-name="ce32"/>
        <table:table-column table:style-name="co7" table:default-cell-style-name="ce32"/>
        <table:table-column table:style-name="co27" table:default-cell-style-name="ce32"/>
        <table:table-column table:style-name="co28" table:default-cell-style-name="ce32"/>
        <table:table-column table:style-name="co8" table:number-columns-repeated="1009" table:default-cell-style-name="ce32"/>
        <table:table-row table:style-name="ro3">
          <table:table-cell table:style-name="ce99" office:value-type="date" office:date-value="2017-06-01">
            <text:p>jeudi 1 juin 2017</text:p>
          </table:table-cell>
          <table:table-cell table:style-name="ce121" office:value-type="currency" office:currency="EUR" office:value="965.26">
            <text:p>965,26 €</text:p>
          </table:table-cell>
          <table:table-cell table:style-name="ce121" office:value-type="currency" office:currency="EUR" office:value="1893">
            <text:p>1 893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1:.D1])" office:value-type="currency" office:currency="EUR" office:value="5759.41">
            <text:p>5 759,41 €</text:p>
          </table:table-cell>
          <table:table-cell table:style-name="ce121" office:value-type="currency" office:currency="EUR" office:value="129.58">
            <text:p>129,58 €</text:p>
          </table:table-cell>
          <table:table-cell table:style-name="ce155" table:formula="of:=[.F1]+[.B1]" office:value-type="currency" office:currency="EUR" office:value="1094.84">
            <text:p>1 094,84 €</text:p>
          </table:table-cell>
          <table:table-cell table:style-name="ce121" office:value-type="currency" office:currency="EUR" office:value="-49559.33">
            <text:p>-49 559,33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1:.J1])" office:value-type="currency" office:currency="EUR" office:value="331.41">
            <text:p>331,41 €</text:p>
          </table:table-cell>
          <table:table-cell table:style-name="ce121" table:formula="of:=[.K1]+[.H1]+[.F1]+[.E1]" office:value-type="currency" office:currency="EUR" office:value="-43338.93">
            <text:p>-43 338,93 €</text:p>
          </table:table-cell>
          <table:table-cell table:style-name="ce172" table:formula="of:=[.A1]" office:value-type="date" office:date-value="2017-06-01">
            <text:p>01/06/17</text:p>
          </table:table-cell>
          <table:table-cell table:style-name="ce152" office:value-type="currency" office:currency="EUR" office:value="-14">
            <text:p>-14,00 €</text:p>
          </table:table-cell>
          <table:table-cell table:number-columns-repeated="1010"/>
        </table:table-row>
        <table:table-row table:style-name="ro3">
          <table:table-cell table:style-name="ce99" office:value-type="date" office:date-value="2017-06-02">
            <text:p>vendredi 2 juin 2017</text:p>
          </table:table-cell>
          <table:table-cell table:style-name="ce121" office:value-type="currency" office:currency="EUR" office:value="965.26">
            <text:p>965,26 €</text:p>
          </table:table-cell>
          <table:table-cell table:style-name="ce121" office:value-type="currency" office:currency="EUR" office:value="1893">
            <text:p>1 893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2:.D2])" office:value-type="currency" office:currency="EUR" office:value="5759.41">
            <text:p>5 759,41 €</text:p>
          </table:table-cell>
          <table:table-cell table:style-name="ce121" office:value-type="currency" office:currency="EUR" office:value="129.58">
            <text:p>129,58 €</text:p>
          </table:table-cell>
          <table:table-cell table:style-name="ce155" table:formula="of:=[.F2]+[.B2]" office:value-type="currency" office:currency="EUR" office:value="1094.84">
            <text:p>1 094,84 €</text:p>
          </table:table-cell>
          <table:table-cell table:style-name="ce121" office:value-type="currency" office:currency="EUR" office:value="-49559.33">
            <text:p>-49 559,33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2:.J2])" office:value-type="currency" office:currency="EUR" office:value="331.41">
            <text:p>331,41 €</text:p>
          </table:table-cell>
          <table:table-cell table:style-name="ce121" table:formula="of:=[.K2]+[.H2]+[.F2]+[.E2]" office:value-type="currency" office:currency="EUR" office:value="-43338.93">
            <text:p>-43 338,93 €</text:p>
          </table:table-cell>
          <table:table-cell table:style-name="ce172" table:formula="of:=[.A2]" office:value-type="date" office:date-value="2017-06-02">
            <text:p>02/06/17</text:p>
          </table:table-cell>
          <table:table-cell table:style-name="ce152" office:value-type="currency" office:currency="EUR" office:value="-211">
            <text:p>-211,00 €</text:p>
          </table:table-cell>
          <table:table-cell table:number-columns-repeated="1010"/>
        </table:table-row>
        <table:table-row table:style-name="ro3">
          <table:table-cell table:style-name="ce99" office:value-type="date" office:date-value="2017-06-03">
            <text:p>samedi 3 juin 2017</text:p>
          </table:table-cell>
          <table:table-cell table:style-name="ce121" office:value-type="currency" office:currency="EUR" office:value="965.26">
            <text:p>965,26 €</text:p>
          </table:table-cell>
          <table:table-cell table:style-name="ce121" office:value-type="currency" office:currency="EUR" office:value="1893">
            <text:p>1 893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3:.D3])" office:value-type="currency" office:currency="EUR" office:value="5759.41">
            <text:p>5 759,41 €</text:p>
          </table:table-cell>
          <table:table-cell table:style-name="ce121" office:value-type="currency" office:currency="EUR" office:value="129.58">
            <text:p>129,58 €</text:p>
          </table:table-cell>
          <table:table-cell table:style-name="ce155" table:formula="of:=[.F3]+[.B3]" office:value-type="currency" office:currency="EUR" office:value="1094.84">
            <text:p>1 094,84 €</text:p>
          </table:table-cell>
          <table:table-cell table:style-name="ce121" office:value-type="currency" office:currency="EUR" office:value="-49559.33">
            <text:p>-49 559,33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3:.J3])" office:value-type="currency" office:currency="EUR" office:value="331.41">
            <text:p>331,41 €</text:p>
          </table:table-cell>
          <table:table-cell table:style-name="ce121" table:formula="of:=[.K3]+[.H3]+[.F3]+[.E3]" office:value-type="currency" office:currency="EUR" office:value="-43338.93">
            <text:p>-43 338,93 €</text:p>
          </table:table-cell>
          <table:table-cell table:style-name="ce172" table:formula="of:=[.A3]" office:value-type="date" office:date-value="2017-06-03">
            <text:p>03/06/17</text:p>
          </table:table-cell>
          <table:table-cell table:style-name="ce152" table:formula="of:=[.N2]" office:value-type="currency" office:currency="EUR" office:value="-211">
            <text:p>-211,00 €</text:p>
          </table:table-cell>
          <table:table-cell table:number-columns-repeated="1010"/>
        </table:table-row>
        <table:table-row table:style-name="ro3">
          <table:table-cell table:style-name="ce99" office:value-type="date" office:date-value="2017-06-04">
            <text:p>dimanche 4 juin 2017</text:p>
          </table:table-cell>
          <table:table-cell table:style-name="ce121" office:value-type="currency" office:currency="EUR" office:value="965.26">
            <text:p>965,26 €</text:p>
          </table:table-cell>
          <table:table-cell table:style-name="ce121" office:value-type="currency" office:currency="EUR" office:value="1893">
            <text:p>1 893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4:.D4])" office:value-type="currency" office:currency="EUR" office:value="5759.41">
            <text:p>5 759,41 €</text:p>
          </table:table-cell>
          <table:table-cell table:style-name="ce121" office:value-type="currency" office:currency="EUR" office:value="129.58">
            <text:p>129,58 €</text:p>
          </table:table-cell>
          <table:table-cell table:style-name="ce155" table:formula="of:=[.F4]+[.B4]" office:value-type="currency" office:currency="EUR" office:value="1094.84">
            <text:p>1 094,84 €</text:p>
          </table:table-cell>
          <table:table-cell table:style-name="ce121" office:value-type="currency" office:currency="EUR" office:value="-49559.33">
            <text:p>-49 559,33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4:.J4])" office:value-type="currency" office:currency="EUR" office:value="331.41">
            <text:p>331,41 €</text:p>
          </table:table-cell>
          <table:table-cell table:style-name="ce121" table:formula="of:=[.K4]+[.H4]+[.F4]+[.E4]" office:value-type="currency" office:currency="EUR" office:value="-43338.93">
            <text:p>-43 338,93 €</text:p>
          </table:table-cell>
          <table:table-cell table:style-name="ce172" table:formula="of:=[.A4]" office:value-type="date" office:date-value="2017-06-04">
            <text:p>04/06/17</text:p>
          </table:table-cell>
          <table:table-cell table:style-name="ce152" table:formula="of:=[.N3]" office:value-type="currency" office:currency="EUR" office:value="-211">
            <text:p>-211,00 €</text:p>
          </table:table-cell>
          <table:table-cell table:number-columns-repeated="1010"/>
        </table:table-row>
        <table:table-row table:style-name="ro3">
          <table:table-cell table:style-name="ce99" office:value-type="date" office:date-value="2017-06-05">
            <text:p>lundi 5 juin 2017</text:p>
          </table:table-cell>
          <table:table-cell table:style-name="ce121" office:value-type="currency" office:currency="EUR" office:value="1299.23">
            <text:p>1 299,23 €</text:p>
          </table:table-cell>
          <table:table-cell table:style-name="ce121" office:value-type="currency" office:currency="EUR" office:value="1893">
            <text:p>1 893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5:.D5])" office:value-type="currency" office:currency="EUR" office:value="6093.38">
            <text:p>6 093,38 €</text:p>
          </table:table-cell>
          <table:table-cell table:style-name="ce121" office:value-type="currency" office:currency="EUR" office:value="129.58">
            <text:p>129,58 €</text:p>
          </table:table-cell>
          <table:table-cell table:style-name="ce155" table:formula="of:=[.F5]+[.B5]" office:value-type="currency" office:currency="EUR" office:value="1428.81">
            <text:p>1 428,81 €</text:p>
          </table:table-cell>
          <table:table-cell table:style-name="ce121" office:value-type="currency" office:currency="EUR" office:value="-49559.33">
            <text:p>-49 559,33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5:.J5])" office:value-type="currency" office:currency="EUR" office:value="331.41">
            <text:p>331,41 €</text:p>
          </table:table-cell>
          <table:table-cell table:style-name="ce121" table:formula="of:=[.K5]+[.H5]+[.F5]+[.E5]" office:value-type="currency" office:currency="EUR" office:value="-43004.96">
            <text:p>-43 004,96 €</text:p>
          </table:table-cell>
          <table:table-cell table:style-name="ce172" table:formula="of:=[.A5]" office:value-type="date" office:date-value="2017-06-05">
            <text:p>05/06/17</text:p>
          </table:table-cell>
          <table:table-cell table:style-name="ce152" table:formula="of:=[.N4]" office:value-type="currency" office:currency="EUR" office:value="-211">
            <text:p>-211,00 €</text:p>
          </table:table-cell>
          <table:table-cell table:number-columns-repeated="1010"/>
        </table:table-row>
        <table:table-row table:style-name="ro3">
          <table:table-cell table:style-name="ce99" office:value-type="date" office:date-value="2017-06-06">
            <text:p>mardi 6 juin 2017</text:p>
          </table:table-cell>
          <table:table-cell table:style-name="ce121" office:value-type="currency" office:currency="EUR" office:value="1299.23">
            <text:p>1 299,23 €</text:p>
          </table:table-cell>
          <table:table-cell table:style-name="ce121" office:value-type="currency" office:currency="EUR" office:value="1893">
            <text:p>1 893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6:.D6])" office:value-type="currency" office:currency="EUR" office:value="6093.38">
            <text:p>6 093,38 €</text:p>
          </table:table-cell>
          <table:table-cell table:style-name="ce121" office:value-type="currency" office:currency="EUR" office:value="-582.5">
            <text:p>-582,50 €</text:p>
          </table:table-cell>
          <table:table-cell table:style-name="ce155" table:formula="of:=[.F6]+[.B6]" office:value-type="currency" office:currency="EUR" office:value="716.73">
            <text:p>716,73 €</text:p>
          </table:table-cell>
          <table:table-cell table:style-name="ce121" office:value-type="currency" office:currency="EUR" office:value="-49559.33">
            <text:p>-49 559,33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6:.J6])" office:value-type="currency" office:currency="EUR" office:value="331.41">
            <text:p>331,41 €</text:p>
          </table:table-cell>
          <table:table-cell table:style-name="ce121" table:formula="of:=[.K6]+[.H6]+[.F6]+[.E6]" office:value-type="currency" office:currency="EUR" office:value="-43717.04">
            <text:p>-43 717,04 €</text:p>
          </table:table-cell>
          <table:table-cell table:style-name="ce172" table:formula="of:=[.A6]" office:value-type="date" office:date-value="2017-06-06">
            <text:p>06/06/17</text:p>
          </table:table-cell>
          <table:table-cell table:style-name="ce152" office:value-type="currency" office:currency="EUR" office:value="-291.79">
            <text:p>-291,79 €</text:p>
          </table:table-cell>
          <table:table-cell table:number-columns-repeated="1010"/>
        </table:table-row>
        <table:table-row table:style-name="ro3">
          <table:table-cell table:style-name="ce99" office:value-type="date" office:date-value="2017-06-07">
            <text:p>mercredi 7 juin 2017</text:p>
          </table:table-cell>
          <table:table-cell table:style-name="ce121" office:value-type="currency" office:currency="EUR" office:value="1299.23">
            <text:p>1 299,23 €</text:p>
          </table:table-cell>
          <table:table-cell table:style-name="ce121" office:value-type="currency" office:currency="EUR" office:value="1893">
            <text:p>1 893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7:.D7])" office:value-type="currency" office:currency="EUR" office:value="6093.38">
            <text:p>6 093,38 €</text:p>
          </table:table-cell>
          <table:table-cell table:style-name="ce121" office:value-type="currency" office:currency="EUR" office:value="-582.5">
            <text:p>-582,50 €</text:p>
          </table:table-cell>
          <table:table-cell table:style-name="ce155" table:formula="of:=[.F7]+[.B7]" office:value-type="currency" office:currency="EUR" office:value="716.73">
            <text:p>716,73 €</text:p>
          </table:table-cell>
          <table:table-cell table:style-name="ce121" office:value-type="currency" office:currency="EUR" office:value="-49559.33">
            <text:p>-49 559,33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7:.J7])" office:value-type="currency" office:currency="EUR" office:value="331.41">
            <text:p>331,41 €</text:p>
          </table:table-cell>
          <table:table-cell table:style-name="ce121" table:formula="of:=[.K7]+[.H7]+[.F7]+[.E7]" office:value-type="currency" office:currency="EUR" office:value="-43717.04">
            <text:p>-43 717,04 €</text:p>
          </table:table-cell>
          <table:table-cell table:style-name="ce172" table:formula="of:=[.A7]" office:value-type="date" office:date-value="2017-06-07">
            <text:p>07/06/17</text:p>
          </table:table-cell>
          <table:table-cell table:style-name="ce152" office:value-type="currency" office:currency="EUR" office:value="-329">
            <text:p>-329,00 €</text:p>
          </table:table-cell>
          <table:table-cell table:number-columns-repeated="1010"/>
        </table:table-row>
        <table:table-row table:style-name="ro3">
          <table:table-cell table:style-name="ce99" office:value-type="date" office:date-value="2017-06-08">
            <text:p>jeudi 8 juin 2017</text:p>
          </table:table-cell>
          <table:table-cell table:style-name="ce121" office:value-type="currency" office:currency="EUR" office:value="1299.23">
            <text:p>1 299,23 €</text:p>
          </table:table-cell>
          <table:table-cell table:style-name="ce121" office:value-type="currency" office:currency="EUR" office:value="1893">
            <text:p>1 893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8:.D8])" office:value-type="currency" office:currency="EUR" office:value="6093.38">
            <text:p>6 093,38 €</text:p>
          </table:table-cell>
          <table:table-cell table:style-name="ce121" office:value-type="currency" office:currency="EUR" office:value="-582.5">
            <text:p>-582,50 €</text:p>
          </table:table-cell>
          <table:table-cell table:style-name="ce155" table:formula="of:=[.F8]+[.B8]" office:value-type="currency" office:currency="EUR" office:value="716.73">
            <text:p>716,73 €</text:p>
          </table:table-cell>
          <table:table-cell table:style-name="ce121" office:value-type="currency" office:currency="EUR" office:value="-49559.33">
            <text:p>-49 559,33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8:.J8])" office:value-type="currency" office:currency="EUR" office:value="331.41">
            <text:p>331,41 €</text:p>
          </table:table-cell>
          <table:table-cell table:style-name="ce121" table:formula="of:=[.K8]+[.H8]+[.F8]+[.E8]" office:value-type="currency" office:currency="EUR" office:value="-43717.04">
            <text:p>-43 717,04 €</text:p>
          </table:table-cell>
          <table:table-cell table:style-name="ce172" table:formula="of:=[.A8]" office:value-type="date" office:date-value="2017-06-08">
            <text:p>08/06/17</text:p>
          </table:table-cell>
          <table:table-cell table:style-name="ce152" office:value-type="currency" office:currency="EUR" office:value="-484.15">
            <text:p>-484,15 €</text:p>
          </table:table-cell>
          <table:table-cell table:number-columns-repeated="1010"/>
        </table:table-row>
        <table:table-row table:style-name="ro3">
          <table:table-cell table:style-name="ce99" office:value-type="date" office:date-value="2017-06-09">
            <text:p>vendredi 9 juin 2017</text:p>
          </table:table-cell>
          <table:table-cell table:style-name="ce121" office:value-type="currency" office:currency="EUR" office:value="363.77">
            <text:p>363,77 €</text:p>
          </table:table-cell>
          <table:table-cell table:style-name="ce121" office:value-type="currency" office:currency="EUR" office:value="2510">
            <text:p>2 510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9:.D9])" office:value-type="currency" office:currency="EUR" office:value="5774.92">
            <text:p>5 774,92 €</text:p>
          </table:table-cell>
          <table:table-cell table:style-name="ce121" office:value-type="currency" office:currency="EUR" office:value="-531.15">
            <text:p>-531,15 €</text:p>
          </table:table-cell>
          <table:table-cell table:style-name="ce155" table:formula="of:=[.F9]+[.B9]" office:value-type="currency" office:currency="EUR" office:value="-167.38">
            <text:p>-167,38 €</text:p>
          </table:table-cell>
          <table:table-cell table:style-name="ce121" office:value-type="currency" office:currency="EUR" office:value="-49559.33">
            <text:p>-49 559,33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9:.J9])" office:value-type="currency" office:currency="EUR" office:value="331.41">
            <text:p>331,41 €</text:p>
          </table:table-cell>
          <table:table-cell table:style-name="ce121" table:formula="of:=[.K9]+[.H9]+[.F9]+[.E9]" office:value-type="currency" office:currency="EUR" office:value="-43984.15">
            <text:p>-43 984,15 €</text:p>
          </table:table-cell>
          <table:table-cell table:style-name="ce172" table:formula="of:=[.A9]" office:value-type="date" office:date-value="2017-06-09">
            <text:p>09/06/17</text:p>
          </table:table-cell>
          <table:table-cell table:style-name="ce152" table:formula="of:=[.N8]" office:value-type="currency" office:currency="EUR" office:value="-484.15">
            <text:p>-484,15 €</text:p>
          </table:table-cell>
          <table:table-cell table:number-columns-repeated="1010"/>
        </table:table-row>
        <table:table-row table:style-name="ro3">
          <table:table-cell table:style-name="ce99" office:value-type="date" office:date-value="2017-06-10">
            <text:p>samedi 10 juin 2017</text:p>
          </table:table-cell>
          <table:table-cell table:style-name="ce121" table:formula="of:=[.B9]" office:value-type="currency" office:currency="EUR" office:value="363.77">
            <text:p>363,77 €</text:p>
          </table:table-cell>
          <table:table-cell table:style-name="ce121" table:formula="of:=[.C9]" office:value-type="currency" office:currency="EUR" office:value="2510">
            <text:p>2 510,00 €</text:p>
          </table:table-cell>
          <table:table-cell table:style-name="ce121" table:formula="of:=[.D9]" office:value-type="currency" office:currency="EUR" office:value="2901.15">
            <text:p>2 901,15 €</text:p>
          </table:table-cell>
          <table:table-cell table:style-name="ce155" table:formula="of:=[.E9]" office:value-type="currency" office:currency="EUR" office:value="5774.92">
            <text:p>5 774,92 €</text:p>
          </table:table-cell>
          <table:table-cell table:style-name="ce121" table:formula="of:=[.F9]" office:value-type="currency" office:currency="EUR" office:value="-531.15">
            <text:p>-531,15 €</text:p>
          </table:table-cell>
          <table:table-cell table:style-name="ce155" table:formula="of:=[.G9]" office:value-type="currency" office:currency="EUR" office:value="-167.38">
            <text:p>-167,38 €</text:p>
          </table:table-cell>
          <table:table-cell table:style-name="ce121" table:formula="of:=[.H9]" office:value-type="currency" office:currency="EUR" office:value="-49559.33">
            <text:p>-49 559,33 €</text:p>
          </table:table-cell>
          <table:table-cell table:style-name="ce121" table:formula="of:=[.I9]" office:value-type="currency" office:currency="EUR" office:value="31.41">
            <text:p>31,41 €</text:p>
          </table:table-cell>
          <table:table-cell table:style-name="ce121" table:formula="of:=[.J9]" office:value-type="currency" office:currency="EUR" office:value="300">
            <text:p>300,00 €</text:p>
          </table:table-cell>
          <table:table-cell table:style-name="ce121" table:formula="of:=[.K9]" office:value-type="currency" office:currency="EUR" office:value="331.41">
            <text:p>331,41 €</text:p>
          </table:table-cell>
          <table:table-cell table:style-name="ce121" table:formula="of:=[.L9]" office:value-type="currency" office:currency="EUR" office:value="-43984.15">
            <text:p>-43 984,15 €</text:p>
          </table:table-cell>
          <table:table-cell table:style-name="ce172" table:formula="of:=[.A10]" office:value-type="date" office:date-value="2017-06-10">
            <text:p>10/06/17</text:p>
          </table:table-cell>
          <table:table-cell table:style-name="ce152" table:formula="of:=[.N9]" office:value-type="currency" office:currency="EUR" office:value="-484.15">
            <text:p>-484,15 €</text:p>
          </table:table-cell>
          <table:table-cell table:number-columns-repeated="1010"/>
        </table:table-row>
        <table:table-row table:style-name="ro3">
          <table:table-cell table:style-name="ce99" office:value-type="date" office:date-value="2017-06-11">
            <text:p>dimanche 11 juin 2017</text:p>
          </table:table-cell>
          <table:table-cell table:style-name="ce121" office:value-type="currency" office:currency="EUR" office:value="843.27">
            <text:p>843,27 €</text:p>
          </table:table-cell>
          <table:table-cell table:style-name="ce121" office:value-type="currency" office:currency="EUR" office:value="2010">
            <text:p>2 010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11:.D11])" office:value-type="currency" office:currency="EUR" office:value="5754.42">
            <text:p>5 754,42 €</text:p>
          </table:table-cell>
          <table:table-cell table:style-name="ce121" office:value-type="currency" office:currency="EUR" office:value="-682.34">
            <text:p>-682,34 €</text:p>
          </table:table-cell>
          <table:table-cell table:style-name="ce155" table:formula="of:=[.F11]+[.B11]" office:value-type="currency" office:currency="EUR" office:value="160.93">
            <text:p>160,93 €</text:p>
          </table:table-cell>
          <table:table-cell table:style-name="ce121" office:value-type="currency" office:currency="EUR" office:value="-49559.33">
            <text:p>-49 559,33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11:.J11])" office:value-type="currency" office:currency="EUR" office:value="331.41">
            <text:p>331,41 €</text:p>
          </table:table-cell>
          <table:table-cell table:style-name="ce121" table:formula="of:=[.K11]+[.H11]+[.F11]+[.E11]" office:value-type="currency" office:currency="EUR" office:value="-44155.84">
            <text:p>-44 155,84 €</text:p>
          </table:table-cell>
          <table:table-cell table:style-name="ce172" table:formula="of:=[.A11]" office:value-type="date" office:date-value="2017-06-11">
            <text:p>11/06/17</text:p>
          </table:table-cell>
          <table:table-cell table:style-name="ce152" office:value-type="currency" office:currency="EUR" office:value="-497.35">
            <text:p>-497,35 €</text:p>
          </table:table-cell>
          <table:table-cell table:number-columns-repeated="1010"/>
        </table:table-row>
        <table:table-row table:style-name="ro3">
          <table:table-cell table:style-name="ce99" office:value-type="date" office:date-value="2017-06-12">
            <text:p>lundi 12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12:.D12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12]+[.B12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12:.J12])" office:value-type="currency" office:currency="EUR" office:value="331.41">
            <text:p>331,41 €</text:p>
          </table:table-cell>
          <table:table-cell table:style-name="ce121" table:formula="of:=[.K12]+[.H12]+[.F12]+[.E12]" office:value-type="currency" office:currency="EUR" office:value="-45023.08">
            <text:p>-45 023,08 €</text:p>
          </table:table-cell>
          <table:table-cell table:style-name="ce172" table:formula="of:=[.A12]" office:value-type="date" office:date-value="2017-06-12">
            <text:p>12/06/17</text:p>
          </table:table-cell>
          <table:table-cell table:style-name="ce152"/>
          <table:table-cell table:number-columns-repeated="1010"/>
        </table:table-row>
        <table:table-row table:style-name="ro3">
          <table:table-cell table:style-name="ce99" office:value-type="date" office:date-value="2017-06-13">
            <text:p>mardi 13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13:.D13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13]+[.B13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13:.J13])" office:value-type="currency" office:currency="EUR" office:value="331.41">
            <text:p>331,41 €</text:p>
          </table:table-cell>
          <table:table-cell table:style-name="ce121" table:formula="of:=[.K13]+[.H13]+[.F13]+[.E13]" office:value-type="currency" office:currency="EUR" office:value="-45023.08">
            <text:p>-45 023,08 €</text:p>
          </table:table-cell>
          <table:table-cell table:style-name="ce172" table:formula="of:=[.A13]" office:value-type="date" office:date-value="2017-06-13">
            <text:p>13/06/17</text:p>
          </table:table-cell>
          <table:table-cell table:style-name="ce152"/>
          <table:table-cell table:number-columns-repeated="1010"/>
        </table:table-row>
        <table:table-row table:style-name="ro3">
          <table:table-cell table:style-name="ce99" office:value-type="date" office:date-value="2017-06-14">
            <text:p>mercredi 14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14:.D14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14]+[.B14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14:.J14])" office:value-type="currency" office:currency="EUR" office:value="331.41">
            <text:p>331,41 €</text:p>
          </table:table-cell>
          <table:table-cell table:style-name="ce121" table:formula="of:=[.K14]+[.H14]+[.F14]+[.E14]" office:value-type="currency" office:currency="EUR" office:value="-45023.08">
            <text:p>-45 023,08 €</text:p>
          </table:table-cell>
          <table:table-cell table:style-name="ce172" table:formula="of:=[.A14]" office:value-type="date" office:date-value="2017-06-14">
            <text:p>14/06/17</text:p>
          </table:table-cell>
          <table:table-cell table:style-name="ce152"/>
          <table:table-cell table:number-columns-repeated="1010"/>
        </table:table-row>
        <table:table-row table:style-name="ro3">
          <table:table-cell table:style-name="ce99" office:value-type="date" office:date-value="2017-06-15">
            <text:p>jeudi 15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15:.D15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15]+[.B15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15:.J15])" office:value-type="currency" office:currency="EUR" office:value="331.41">
            <text:p>331,41 €</text:p>
          </table:table-cell>
          <table:table-cell table:style-name="ce121" table:formula="of:=[.K15]+[.H15]+[.F15]+[.E15]" office:value-type="currency" office:currency="EUR" office:value="-45023.08">
            <text:p>-45 023,08 €</text:p>
          </table:table-cell>
          <table:table-cell table:style-name="ce172" table:formula="of:=[.A15]" office:value-type="date" office:date-value="2017-06-15">
            <text:p>15/06/17</text:p>
          </table:table-cell>
          <table:table-cell table:style-name="ce152"/>
          <table:table-cell table:number-columns-repeated="1010"/>
        </table:table-row>
        <table:table-row table:style-name="ro3">
          <table:table-cell table:style-name="ce99" office:value-type="date" office:date-value="2017-06-16">
            <text:p>vendredi 16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16:.D16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16]+[.B16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16:.J16])" office:value-type="currency" office:currency="EUR" office:value="331.41">
            <text:p>331,41 €</text:p>
          </table:table-cell>
          <table:table-cell table:style-name="ce121" table:formula="of:=[.K16]+[.H16]+[.F16]+[.E16]" office:value-type="currency" office:currency="EUR" office:value="-45023.08">
            <text:p>-45 023,08 €</text:p>
          </table:table-cell>
          <table:table-cell table:style-name="ce172" table:formula="of:=[.A16]" office:value-type="date" office:date-value="2017-06-16">
            <text:p>16/06/17</text:p>
          </table:table-cell>
          <table:table-cell table:style-name="ce152"/>
          <table:table-cell table:number-columns-repeated="1010"/>
        </table:table-row>
        <table:table-row table:style-name="ro3">
          <table:table-cell table:style-name="ce99" office:value-type="date" office:date-value="2017-06-17">
            <text:p>samedi 17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17:.D17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17]+[.B17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17:.J17])" office:value-type="currency" office:currency="EUR" office:value="331.41">
            <text:p>331,41 €</text:p>
          </table:table-cell>
          <table:table-cell table:style-name="ce121" table:formula="of:=[.K17]+[.H17]+[.F17]+[.E17]" office:value-type="currency" office:currency="EUR" office:value="-45023.08">
            <text:p>-45 023,08 €</text:p>
          </table:table-cell>
          <table:table-cell table:style-name="ce172" table:formula="of:=[.A17]" office:value-type="date" office:date-value="2017-06-17">
            <text:p>17/06/17</text:p>
          </table:table-cell>
          <table:table-cell table:style-name="ce152"/>
          <table:table-cell table:number-columns-repeated="1010"/>
        </table:table-row>
        <table:table-row table:style-name="ro3">
          <table:table-cell table:style-name="ce99" office:value-type="date" office:date-value="2017-06-18">
            <text:p>dimanche 18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18:.D18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18]+[.B18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18:.J18])" office:value-type="currency" office:currency="EUR" office:value="331.41">
            <text:p>331,41 €</text:p>
          </table:table-cell>
          <table:table-cell table:style-name="ce121" table:formula="of:=[.K18]+[.H18]+[.F18]+[.E18]" office:value-type="currency" office:currency="EUR" office:value="-45023.08">
            <text:p>-45 023,08 €</text:p>
          </table:table-cell>
          <table:table-cell table:style-name="ce172" table:formula="of:=[.A18]" office:value-type="date" office:date-value="2017-06-18">
            <text:p>18/06/17</text:p>
          </table:table-cell>
          <table:table-cell table:number-columns-repeated="1011"/>
        </table:table-row>
        <table:table-row table:style-name="ro3">
          <table:table-cell table:style-name="ce99" office:value-type="date" office:date-value="2017-06-19">
            <text:p>lundi 19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19:.D19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19]+[.B19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19:.J19])" office:value-type="currency" office:currency="EUR" office:value="331.41">
            <text:p>331,41 €</text:p>
          </table:table-cell>
          <table:table-cell table:style-name="ce121" table:formula="of:=[.K19]+[.H19]+[.F19]+[.E19]" office:value-type="currency" office:currency="EUR" office:value="-45023.08">
            <text:p>-45 023,08 €</text:p>
          </table:table-cell>
          <table:table-cell table:style-name="ce172" table:formula="of:=[.A19]" office:value-type="date" office:date-value="2017-06-19">
            <text:p>19/06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99" office:value-type="date" office:date-value="2017-06-20">
            <text:p>mardi 20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20:.D20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20]+[.B20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20:.J20])" office:value-type="currency" office:currency="EUR" office:value="331.41">
            <text:p>331,41 €</text:p>
          </table:table-cell>
          <table:table-cell table:style-name="ce121" table:formula="of:=[.K20]+[.H20]+[.F20]+[.E20]" office:value-type="currency" office:currency="EUR" office:value="-45023.08">
            <text:p>-45 023,08 €</text:p>
          </table:table-cell>
          <table:table-cell table:style-name="ce172" table:formula="of:=[.A20]" office:value-type="date" office:date-value="2017-06-20">
            <text:p>20/06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99" office:value-type="date" office:date-value="2017-06-21">
            <text:p>mercredi 21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21:.D21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21]+[.B21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21:.J21])" office:value-type="currency" office:currency="EUR" office:value="331.41">
            <text:p>331,41 €</text:p>
          </table:table-cell>
          <table:table-cell table:style-name="ce121" table:formula="of:=[.K21]+[.H21]+[.F21]+[.E21]" office:value-type="currency" office:currency="EUR" office:value="-45023.08">
            <text:p>-45 023,08 €</text:p>
          </table:table-cell>
          <table:table-cell table:style-name="ce172" table:formula="of:=[.A21]" office:value-type="date" office:date-value="2017-06-21">
            <text:p>21/06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99" office:value-type="date" office:date-value="2017-06-22">
            <text:p>jeudi 22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22:.D22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22]+[.B22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22:.J22])" office:value-type="currency" office:currency="EUR" office:value="331.41">
            <text:p>331,41 €</text:p>
          </table:table-cell>
          <table:table-cell table:style-name="ce121" table:formula="of:=[.K22]+[.H22]+[.F22]+[.E22]" office:value-type="currency" office:currency="EUR" office:value="-45023.08">
            <text:p>-45 023,08 €</text:p>
          </table:table-cell>
          <table:table-cell table:style-name="ce172" table:formula="of:=[.A22]" office:value-type="date" office:date-value="2017-06-22">
            <text:p>22/06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99" office:value-type="date" office:date-value="2017-06-23">
            <text:p>vendredi 23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23:.D23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23]+[.B23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23:.J23])" office:value-type="currency" office:currency="EUR" office:value="331.41">
            <text:p>331,41 €</text:p>
          </table:table-cell>
          <table:table-cell table:style-name="ce121" table:formula="of:=[.K23]+[.H23]+[.F23]+[.E23]" office:value-type="currency" office:currency="EUR" office:value="-45023.08">
            <text:p>-45 023,08 €</text:p>
          </table:table-cell>
          <table:table-cell table:style-name="ce172" table:formula="of:=[.A23]" office:value-type="date" office:date-value="2017-06-23">
            <text:p>23/06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99" office:value-type="date" office:date-value="2017-06-24">
            <text:p>samedi 24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24:.D24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24]+[.B24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24:.J24])" office:value-type="currency" office:currency="EUR" office:value="331.41">
            <text:p>331,41 €</text:p>
          </table:table-cell>
          <table:table-cell table:style-name="ce121" table:formula="of:=[.K24]+[.H24]+[.F24]+[.E24]" office:value-type="currency" office:currency="EUR" office:value="-45023.08">
            <text:p>-45 023,08 €</text:p>
          </table:table-cell>
          <table:table-cell table:style-name="ce172" table:formula="of:=[.A24]" office:value-type="date" office:date-value="2017-06-24">
            <text:p>24/06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99" office:value-type="date" office:date-value="2017-06-25">
            <text:p>dimanche 25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25:.D25])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table:formula="of:=[.F25]+[.B25]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25:.J25])" office:value-type="currency" office:currency="EUR" office:value="331.41">
            <text:p>331,41 €</text:p>
          </table:table-cell>
          <table:table-cell table:style-name="ce121" table:formula="of:=[.K25]+[.H25]+[.F25]+[.E25]" office:value-type="currency" office:currency="EUR" office:value="-45023.08">
            <text:p>-45 023,08 €</text:p>
          </table:table-cell>
          <table:table-cell table:style-name="ce172" table:formula="of:=[.A25]" office:value-type="date" office:date-value="2017-06-25">
            <text:p>25/06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99" office:value-type="date" office:date-value="2017-06-26">
            <text:p>lundi 26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office:value-type="currency" office:currency="EUR" office:value="331.41">
            <text:p>331,41 €</text:p>
          </table:table-cell>
          <table:table-cell table:style-name="ce121" office:value-type="currency" office:currency="EUR" office:value="-45023.08">
            <text:p>-45 023,08 €</text:p>
          </table:table-cell>
          <table:table-cell table:style-name="ce172" office:value-type="date" office:date-value="2017-06-25">
            <text:p>25/06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99" office:value-type="date" office:date-value="2017-06-27">
            <text:p>mardi 27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office:value-type="currency" office:currency="EUR" office:value="331.41">
            <text:p>331,41 €</text:p>
          </table:table-cell>
          <table:table-cell table:style-name="ce121" office:value-type="currency" office:currency="EUR" office:value="-45023.08">
            <text:p>-45 023,08 €</text:p>
          </table:table-cell>
          <table:table-cell table:style-name="ce172" office:value-type="date" office:date-value="2017-06-25">
            <text:p>25/06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99" office:value-type="date" office:date-value="2017-06-28">
            <text:p>mercredi 28 juin 2017</text:p>
          </table:table-cell>
          <table:table-cell table:style-name="ce121" office:value-type="currency" office:currency="EUR" office:value="99.79">
            <text:p>99,79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office:value-type="currency" office:currency="EUR" office:value="4951.94">
            <text:p>4 951,94 €</text:p>
          </table:table-cell>
          <table:table-cell table:style-name="ce121" office:value-type="currency" office:currency="EUR" office:value="-1218.53">
            <text:p>-1 218,53 €</text:p>
          </table:table-cell>
          <table:table-cell table:style-name="ce155" office:value-type="currency" office:currency="EUR" office:value="-1118.74">
            <text:p>-1 118,74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office:value-type="currency" office:currency="EUR" office:value="331.41">
            <text:p>331,41 €</text:p>
          </table:table-cell>
          <table:table-cell table:style-name="ce121" office:value-type="currency" office:currency="EUR" office:value="-45023.08">
            <text:p>-45 023,08 €</text:p>
          </table:table-cell>
          <table:table-cell table:style-name="ce172" office:value-type="date" office:date-value="2017-06-25">
            <text:p>25/06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99" office:value-type="date" office:date-value="2017-06-29">
            <text:p>jeudi 29 juin 2017</text:p>
          </table:table-cell>
          <table:table-cell table:style-name="ce121" office:value-type="currency" office:currency="EUR" office:value="682.3">
            <text:p>682,30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29:.D29])" office:value-type="currency" office:currency="EUR" office:value="5534.45">
            <text:p>5 534,45 €</text:p>
          </table:table-cell>
          <table:table-cell table:style-name="ce121" office:value-type="currency" office:currency="EUR" office:value="-776.17">
            <text:p>-776,17 €</text:p>
          </table:table-cell>
          <table:table-cell table:style-name="ce155" table:formula="of:=[.F29]+[.B29]" office:value-type="currency" office:currency="EUR" office:value="-93.87">
            <text:p>-93,87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31.41">
            <text:p>3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29:.J29])" office:value-type="currency" office:currency="EUR" office:value="331.41">
            <text:p>331,41 €</text:p>
          </table:table-cell>
          <table:table-cell table:style-name="ce121" table:formula="of:=[.K29]+[.H29]+[.F29]+[.E29]" office:value-type="currency" office:currency="EUR" office:value="-43998.21">
            <text:p>-43 998,21 €</text:p>
          </table:table-cell>
          <table:table-cell table:style-name="ce172" table:formula="of:=[.A29]" office:value-type="date" office:date-value="2017-06-29">
            <text:p>29/06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99" office:value-type="date" office:date-value="2017-06-30">
            <text:p>vendredi 30 juin 2017</text:p>
          </table:table-cell>
          <table:table-cell table:style-name="ce121" office:value-type="currency" office:currency="EUR" office:value="1133.63">
            <text:p>1 133,63 €</text:p>
          </table:table-cell>
          <table:table-cell table:style-name="ce121" office:value-type="currency" office:currency="EUR" office:value="1951">
            <text:p>1 951,00 €</text:p>
          </table:table-cell>
          <table:table-cell table:style-name="ce121" office:value-type="currency" office:currency="EUR" office:value="2901.15">
            <text:p>2 901,15 €</text:p>
          </table:table-cell>
          <table:table-cell table:style-name="ce155" table:formula="of:=SUM([.B30:.D30])" office:value-type="currency" office:currency="EUR" office:value="5985.78">
            <text:p>5 985,78 €</text:p>
          </table:table-cell>
          <table:table-cell table:style-name="ce121" office:value-type="currency" office:currency="EUR" office:value="813.73">
            <text:p>813,73 €</text:p>
          </table:table-cell>
          <table:table-cell table:style-name="ce155" table:formula="of:=[.F30]+[.B30]" office:value-type="currency" office:currency="EUR" office:value="1947.36">
            <text:p>1 947,36 €</text:p>
          </table:table-cell>
          <table:table-cell table:style-name="ce121" office:value-type="currency" office:currency="EUR" office:value="-49087.9">
            <text:p>-49 087,90 €</text:p>
          </table:table-cell>
          <table:table-cell table:style-name="ce121" office:value-type="currency" office:currency="EUR" office:value="61.41">
            <text:p>61,41 €</text:p>
          </table:table-cell>
          <table:table-cell table:style-name="ce121" office:value-type="currency" office:currency="EUR" office:value="300">
            <text:p>300,00 €</text:p>
          </table:table-cell>
          <table:table-cell table:style-name="ce121" table:formula="of:=SUM([.I30:.J30])" office:value-type="currency" office:currency="EUR" office:value="361.41">
            <text:p>361,41 €</text:p>
          </table:table-cell>
          <table:table-cell table:style-name="ce121" table:formula="of:=[.K30]+[.H30]+[.F30]+[.E30]" office:value-type="currency" office:currency="EUR" office:value="-41926.98">
            <text:p>-41 926,98 €</text:p>
          </table:table-cell>
          <table:table-cell table:style-name="ce172" table:formula="of:=[.A30]" office:value-type="date" office:date-value="2017-06-30">
            <text:p>30/06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0" office:value-type="date" office:date-value="2017-07-01">
            <text:p>samedi 1 juillet 2017</text:p>
          </table:table-cell>
          <table:table-cell table:style-name="ce122" office:value-type="currency" office:currency="EUR" office:value="1133.63">
            <text:p>1 133,63 €</text:p>
          </table:table-cell>
          <table:table-cell table:style-name="ce122" office:value-type="currency" office:currency="EUR" office:value="1951">
            <text:p>1 951,00 €</text:p>
          </table:table-cell>
          <table:table-cell table:style-name="ce122" office:value-type="currency" office:currency="EUR" office:value="2901.15">
            <text:p>2 901,15 €</text:p>
          </table:table-cell>
          <table:table-cell table:style-name="ce156" table:formula="of:=SUM([.B31:.D31])" office:value-type="currency" office:currency="EUR" office:value="5985.78">
            <text:p>5 985,78 €</text:p>
          </table:table-cell>
          <table:table-cell table:style-name="ce122" office:value-type="currency" office:currency="EUR" office:value="813.73">
            <text:p>813,73 €</text:p>
          </table:table-cell>
          <table:table-cell table:style-name="ce156" table:formula="of:=[.F31]+[.B31]" office:value-type="currency" office:currency="EUR" office:value="1947.36">
            <text:p>1 947,36 €</text:p>
          </table:table-cell>
          <table:table-cell table:style-name="ce122" office:value-type="currency" office:currency="EUR" office:value="-49087.9">
            <text:p>-49 087,90 €</text:p>
          </table:table-cell>
          <table:table-cell table:style-name="ce122" office:value-type="currency" office:currency="EUR" office:value="61.41">
            <text:p>61,41 €</text:p>
          </table:table-cell>
          <table:table-cell table:style-name="ce122" office:value-type="currency" office:currency="EUR" office:value="300">
            <text:p>300,00 €</text:p>
          </table:table-cell>
          <table:table-cell table:style-name="ce122" table:formula="of:=SUM([.I31:.J31])" office:value-type="currency" office:currency="EUR" office:value="361.41">
            <text:p>361,41 €</text:p>
          </table:table-cell>
          <table:table-cell table:style-name="ce122" table:formula="of:=[.K31]+[.H31]+[.F31]+[.E31]" office:value-type="currency" office:currency="EUR" office:value="-41926.98">
            <text:p>-41 926,98 €</text:p>
          </table:table-cell>
          <table:table-cell table:style-name="ce173" table:formula="of:=[.A31]" office:value-type="date" office:date-value="2017-07-01">
            <text:p>01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0" office:value-type="date" office:date-value="2017-07-02">
            <text:p>dimanche 2 juillet 2017</text:p>
          </table:table-cell>
          <table:table-cell table:style-name="ce122" office:value-type="currency" office:currency="EUR" office:value="1960.56">
            <text:p>1 960,56 €</text:p>
          </table:table-cell>
          <table:table-cell table:style-name="ce122" office:value-type="currency" office:currency="EUR" office:value="1966">
            <text:p>1 966,00 €</text:p>
          </table:table-cell>
          <table:table-cell table:style-name="ce122" office:value-type="currency" office:currency="EUR" office:value="3061.15">
            <text:p>3 061,15 €</text:p>
          </table:table-cell>
          <table:table-cell table:style-name="ce156" table:formula="of:=SUM([.B32:.D32])" office:value-type="currency" office:currency="EUR" office:value="6987.71">
            <text:p>6 987,71 €</text:p>
          </table:table-cell>
          <table:table-cell table:style-name="ce122" office:value-type="currency" office:currency="EUR" office:value="-298.2">
            <text:p>-298,20 €</text:p>
          </table:table-cell>
          <table:table-cell table:style-name="ce156" table:formula="of:=[.F32]+[.B32]" office:value-type="currency" office:currency="EUR" office:value="1662.36">
            <text:p>1 662,36 €</text:p>
          </table:table-cell>
          <table:table-cell table:style-name="ce122" office:value-type="currency" office:currency="EUR" office:value="-49087.9">
            <text:p>-49 087,90 €</text:p>
          </table:table-cell>
          <table:table-cell table:style-name="ce122" office:value-type="currency" office:currency="EUR" office:value="61.41">
            <text:p>61,41 €</text:p>
          </table:table-cell>
          <table:table-cell table:style-name="ce122" office:value-type="currency" office:currency="EUR" office:value="300">
            <text:p>300,00 €</text:p>
          </table:table-cell>
          <table:table-cell table:style-name="ce122" table:formula="of:=SUM([.I32:.J32])" office:value-type="currency" office:currency="EUR" office:value="361.41">
            <text:p>361,41 €</text:p>
          </table:table-cell>
          <table:table-cell table:style-name="ce122" table:formula="of:=[.K32]+[.H32]+[.F32]+[.E32]" office:value-type="currency" office:currency="EUR" office:value="-42036.98">
            <text:p>-42 036,98 €</text:p>
          </table:table-cell>
          <table:table-cell table:style-name="ce173" table:formula="of:=[.A32]" office:value-type="date" office:date-value="2017-07-02">
            <text:p>02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0" office:value-type="date" office:date-value="2017-07-03">
            <text:p>lundi 3 juillet 2017</text:p>
          </table:table-cell>
          <table:table-cell table:style-name="ce122" office:value-type="currency" office:currency="EUR" office:value="1960.56">
            <text:p>1 960,56 €</text:p>
          </table:table-cell>
          <table:table-cell table:style-name="ce122" office:value-type="currency" office:currency="EUR" office:value="1966">
            <text:p>1 966,00 €</text:p>
          </table:table-cell>
          <table:table-cell table:style-name="ce122" office:value-type="currency" office:currency="EUR" office:value="3061.15">
            <text:p>3 061,15 €</text:p>
          </table:table-cell>
          <table:table-cell table:style-name="ce156" table:formula="of:=SUM([.B33:.D33])" office:value-type="currency" office:currency="EUR" office:value="6987.71">
            <text:p>6 987,71 €</text:p>
          </table:table-cell>
          <table:table-cell table:style-name="ce122" office:value-type="currency" office:currency="EUR" office:value="-616.82">
            <text:p>-616,82 €</text:p>
          </table:table-cell>
          <table:table-cell table:style-name="ce156" table:formula="of:=[.F33]+[.B33]" office:value-type="currency" office:currency="EUR" office:value="1343.74">
            <text:p>1 343,74 €</text:p>
          </table:table-cell>
          <table:table-cell table:style-name="ce122" office:value-type="currency" office:currency="EUR" office:value="-49087.9">
            <text:p>-49 087,90 €</text:p>
          </table:table-cell>
          <table:table-cell table:style-name="ce122" office:value-type="currency" office:currency="EUR" office:value="61.41">
            <text:p>61,41 €</text:p>
          </table:table-cell>
          <table:table-cell table:style-name="ce122" office:value-type="currency" office:currency="EUR" office:value="300">
            <text:p>300,00 €</text:p>
          </table:table-cell>
          <table:table-cell table:style-name="ce122" table:formula="of:=SUM([.I33:.J33])" office:value-type="currency" office:currency="EUR" office:value="361.41">
            <text:p>361,41 €</text:p>
          </table:table-cell>
          <table:table-cell table:style-name="ce122" table:formula="of:=[.K33]+[.H33]+[.F33]+[.E33]" office:value-type="currency" office:currency="EUR" office:value="-42355.6">
            <text:p>-42 355,60 €</text:p>
          </table:table-cell>
          <table:table-cell table:style-name="ce173" table:formula="of:=[.A33]" office:value-type="date" office:date-value="2017-07-03">
            <text:p>03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0" office:value-type="date" office:date-value="2017-07-04">
            <text:p>mardi 4 juillet 2017</text:p>
          </table:table-cell>
          <table:table-cell table:style-name="ce122" office:value-type="currency" office:currency="EUR" office:value="1400.93">
            <text:p>1 400,93 €</text:p>
          </table:table-cell>
          <table:table-cell table:style-name="ce122" office:value-type="currency" office:currency="EUR" office:value="1966">
            <text:p>1 966,00 €</text:p>
          </table:table-cell>
          <table:table-cell table:style-name="ce122" office:value-type="currency" office:currency="EUR" office:value="3061.15">
            <text:p>3 061,15 €</text:p>
          </table:table-cell>
          <table:table-cell table:style-name="ce156" table:formula="of:=SUM([.B34:.D34])" office:value-type="currency" office:currency="EUR" office:value="6428.08">
            <text:p>6 428,08 €</text:p>
          </table:table-cell>
          <table:table-cell table:style-name="ce122" office:value-type="currency" office:currency="EUR" office:value="-913.99">
            <text:p>-913,99 €</text:p>
          </table:table-cell>
          <table:table-cell table:style-name="ce156" table:formula="of:=[.F34]+[.B34]" office:value-type="currency" office:currency="EUR" office:value="486.94">
            <text:p>486,94 €</text:p>
          </table:table-cell>
          <table:table-cell table:style-name="ce122" office:value-type="currency" office:currency="EUR" office:value="-49087.9">
            <text:p>-49 087,90 €</text:p>
          </table:table-cell>
          <table:table-cell table:style-name="ce122" office:value-type="currency" office:currency="EUR" office:value="194.41">
            <text:p>194,41 €</text:p>
          </table:table-cell>
          <table:table-cell table:style-name="ce122" office:value-type="currency" office:currency="EUR" office:value="300">
            <text:p>300,00 €</text:p>
          </table:table-cell>
          <table:table-cell table:style-name="ce122" table:formula="of:=SUM([.I34:.J34])" office:value-type="currency" office:currency="EUR" office:value="494.41">
            <text:p>494,41 €</text:p>
          </table:table-cell>
          <table:table-cell table:style-name="ce122" table:formula="of:=[.K34]+[.H34]+[.F34]+[.E34]" office:value-type="currency" office:currency="EUR" office:value="-43079.4">
            <text:p>-43 079,40 €</text:p>
          </table:table-cell>
          <table:table-cell table:style-name="ce173" table:formula="of:=[.A34]" office:value-type="date" office:date-value="2017-07-04">
            <text:p>04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0" office:value-type="date" office:date-value="2017-07-05">
            <text:p>mercredi 5 juillet 2017</text:p>
          </table:table-cell>
          <table:table-cell table:style-name="ce122" office:value-type="currency" office:currency="EUR" office:value="1400.93">
            <text:p>1 400,93 €</text:p>
          </table:table-cell>
          <table:table-cell table:style-name="ce122" office:value-type="currency" office:currency="EUR" office:value="1966">
            <text:p>1 966,00 €</text:p>
          </table:table-cell>
          <table:table-cell table:style-name="ce122" office:value-type="currency" office:currency="EUR" office:value="3061.15">
            <text:p>3 061,15 €</text:p>
          </table:table-cell>
          <table:table-cell table:style-name="ce156" table:formula="of:=SUM([.B35:.D35])" office:value-type="currency" office:currency="EUR" office:value="6428.08">
            <text:p>6 428,08 €</text:p>
          </table:table-cell>
          <table:table-cell table:style-name="ce122" office:value-type="currency" office:currency="EUR" office:value="-913.99">
            <text:p>-913,99 €</text:p>
          </table:table-cell>
          <table:table-cell table:style-name="ce156" table:formula="of:=[.F35]+[.B35]" office:value-type="currency" office:currency="EUR" office:value="486.94">
            <text:p>486,94 €</text:p>
          </table:table-cell>
          <table:table-cell table:style-name="ce122" office:value-type="currency" office:currency="EUR" office:value="-49087.9">
            <text:p>-49 087,90 €</text:p>
          </table:table-cell>
          <table:table-cell table:style-name="ce122" office:value-type="currency" office:currency="EUR" office:value="194.41">
            <text:p>194,41 €</text:p>
          </table:table-cell>
          <table:table-cell table:style-name="ce122" office:value-type="currency" office:currency="EUR" office:value="300">
            <text:p>300,00 €</text:p>
          </table:table-cell>
          <table:table-cell table:style-name="ce122" table:formula="of:=SUM([.I35:.J35])" office:value-type="currency" office:currency="EUR" office:value="494.41">
            <text:p>494,41 €</text:p>
          </table:table-cell>
          <table:table-cell table:style-name="ce122" table:formula="of:=[.K35]+[.H35]+[.F35]+[.E35]" office:value-type="currency" office:currency="EUR" office:value="-43079.4">
            <text:p>-43 079,40 €</text:p>
          </table:table-cell>
          <table:table-cell table:style-name="ce173" table:formula="of:=[.A35]" office:value-type="date" office:date-value="2017-07-05">
            <text:p>05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0" office:value-type="date" office:date-value="2017-07-06">
            <text:p>jeudi 6 juillet 2017</text:p>
          </table:table-cell>
          <table:table-cell table:style-name="ce122" office:value-type="currency" office:currency="EUR" office:value="1400.93">
            <text:p>1 400,93 €</text:p>
          </table:table-cell>
          <table:table-cell table:style-name="ce122" office:value-type="currency" office:currency="EUR" office:value="1966">
            <text:p>1 966,00 €</text:p>
          </table:table-cell>
          <table:table-cell table:style-name="ce122" office:value-type="currency" office:currency="EUR" office:value="3061.15">
            <text:p>3 061,15 €</text:p>
          </table:table-cell>
          <table:table-cell table:style-name="ce156" table:formula="of:=SUM([.B36:.D36])" office:value-type="currency" office:currency="EUR" office:value="6428.08">
            <text:p>6 428,08 €</text:p>
          </table:table-cell>
          <table:table-cell table:style-name="ce122" office:value-type="currency" office:currency="EUR" office:value="-913.99">
            <text:p>-913,99 €</text:p>
          </table:table-cell>
          <table:table-cell table:style-name="ce156" table:formula="of:=[.F36]+[.B36]" office:value-type="currency" office:currency="EUR" office:value="486.94">
            <text:p>486,94 €</text:p>
          </table:table-cell>
          <table:table-cell table:style-name="ce122" office:value-type="currency" office:currency="EUR" office:value="-49087.9">
            <text:p>-49 087,90 €</text:p>
          </table:table-cell>
          <table:table-cell table:style-name="ce122" office:value-type="currency" office:currency="EUR" office:value="194.41">
            <text:p>194,41 €</text:p>
          </table:table-cell>
          <table:table-cell table:style-name="ce122" office:value-type="currency" office:currency="EUR" office:value="300">
            <text:p>300,00 €</text:p>
          </table:table-cell>
          <table:table-cell table:style-name="ce122" table:formula="of:=SUM([.I36:.J36])" office:value-type="currency" office:currency="EUR" office:value="494.41">
            <text:p>494,41 €</text:p>
          </table:table-cell>
          <table:table-cell table:style-name="ce122" table:formula="of:=[.K36]+[.H36]+[.F36]+[.E36]" office:value-type="currency" office:currency="EUR" office:value="-43079.4">
            <text:p>-43 079,40 €</text:p>
          </table:table-cell>
          <table:table-cell table:style-name="ce173" table:formula="of:=[.A36]" office:value-type="date" office:date-value="2017-07-06">
            <text:p>06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07">
            <text:p>vendredi 7 juillet 2017</text:p>
          </table:table-cell>
          <table:table-cell table:style-name="ce123" office:value-type="currency" office:currency="EUR" office:value="1499.1">
            <text:p>1 499,10 €</text:p>
          </table:table-cell>
          <table:table-cell table:style-name="ce123" office:value-type="currency" office:currency="EUR" office:value="1966">
            <text:p>1 966,00 €</text:p>
          </table:table-cell>
          <table:table-cell table:style-name="ce123" office:value-type="currency" office:currency="EUR" office:value="3061.15">
            <text:p>3 061,15 €</text:p>
          </table:table-cell>
          <table:table-cell table:style-name="ce156" table:formula="of:=SUM([.B37:.D37])" office:value-type="currency" office:currency="EUR" office:value="6526.25">
            <text:p>6 526,25 €</text:p>
          </table:table-cell>
          <table:table-cell table:style-name="ce122" office:value-type="currency" office:currency="EUR" office:value="-494.29">
            <text:p>-494,29 €</text:p>
          </table:table-cell>
          <table:table-cell table:style-name="ce156" table:formula="of:=[.F37]+[.B37]" office:value-type="currency" office:currency="EUR" office:value="1004.81">
            <text:p>1 004,81 €</text:p>
          </table:table-cell>
          <table:table-cell table:style-name="ce122" office:value-type="currency" office:currency="EUR" office:value="-49087.9">
            <text:p>-49 087,90 €</text:p>
          </table:table-cell>
          <table:table-cell table:style-name="ce122" office:value-type="currency" office:currency="EUR" office:value="179.8">
            <text:p>179,80 €</text:p>
          </table:table-cell>
          <table:table-cell table:style-name="ce122" office:value-type="currency" office:currency="EUR" office:value="300">
            <text:p>300,00 €</text:p>
          </table:table-cell>
          <table:table-cell table:style-name="ce122" table:formula="of:=SUM([.I37:.J37])" office:value-type="currency" office:currency="EUR" office:value="479.8">
            <text:p>479,80 €</text:p>
          </table:table-cell>
          <table:table-cell table:style-name="ce122" table:formula="of:=[.K37]+[.H37]+[.F37]+[.E37]" office:value-type="currency" office:currency="EUR" office:value="-42576.14">
            <text:p>-42 576,14 €</text:p>
          </table:table-cell>
          <table:table-cell table:style-name="ce173" table:formula="of:=[.A37]" office:value-type="date" office:date-value="2017-07-07">
            <text:p>07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08">
            <text:p>samedi 8 juillet 2017</text:p>
          </table:table-cell>
          <table:table-cell table:style-name="ce123" office:value-type="currency" office:currency="EUR" office:value="1499.1">
            <text:p>1 499,10 €</text:p>
          </table:table-cell>
          <table:table-cell table:style-name="ce123" office:value-type="currency" office:currency="EUR" office:value="1966">
            <text:p>1 966,00 €</text:p>
          </table:table-cell>
          <table:table-cell table:style-name="ce123" office:value-type="currency" office:currency="EUR" office:value="3061.15">
            <text:p>3 061,15 €</text:p>
          </table:table-cell>
          <table:table-cell table:style-name="ce123" office:value-type="currency" office:currency="EUR" office:value="6526.25">
            <text:p>6 526,25 €</text:p>
          </table:table-cell>
          <table:table-cell table:style-name="ce123" office:value-type="currency" office:currency="EUR" office:value="-494.29">
            <text:p>-494,29 €</text:p>
          </table:table-cell>
          <table:table-cell table:style-name="ce123" office:value-type="currency" office:currency="EUR" office:value="1004.81">
            <text:p>1 004,81 €</text:p>
          </table:table-cell>
          <table:table-cell table:style-name="ce123" office:value-type="currency" office:currency="EUR" office:value="-49087.9">
            <text:p>-49 087,90 €</text:p>
          </table:table-cell>
          <table:table-cell table:style-name="ce123" office:value-type="currency" office:currency="EUR" office:value="179.8">
            <text:p>179,80 €</text:p>
          </table:table-cell>
          <table:table-cell table:style-name="ce123" office:value-type="currency" office:currency="EUR" office:value="300">
            <text:p>300,00 €</text:p>
          </table:table-cell>
          <table:table-cell table:style-name="ce123" office:value-type="currency" office:currency="EUR" office:value="479.8">
            <text:p>479,80 €</text:p>
          </table:table-cell>
          <table:table-cell table:style-name="ce123" office:value-type="currency" office:currency="EUR" office:value="-42576.14">
            <text:p>-42 576,14 €</text:p>
          </table:table-cell>
          <table:table-cell table:style-name="ce123"/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09">
            <text:p>dimanche 9 juillet 2017</text:p>
          </table:table-cell>
          <table:table-cell table:style-name="ce123" office:value-type="currency" office:currency="EUR" office:value="1499.1">
            <text:p>1 499,10 €</text:p>
          </table:table-cell>
          <table:table-cell table:style-name="ce123" office:value-type="currency" office:currency="EUR" office:value="1966">
            <text:p>1 966,00 €</text:p>
          </table:table-cell>
          <table:table-cell table:style-name="ce123" office:value-type="currency" office:currency="EUR" office:value="3061.15">
            <text:p>3 061,15 €</text:p>
          </table:table-cell>
          <table:table-cell table:style-name="ce156" table:formula="of:=SUM([.B39:.D39])" office:value-type="currency" office:currency="EUR" office:value="6526.25">
            <text:p>6 526,25 €</text:p>
          </table:table-cell>
          <table:table-cell table:style-name="ce122" office:value-type="currency" office:currency="EUR" office:value="-763.38">
            <text:p>-763,38 €</text:p>
          </table:table-cell>
          <table:table-cell table:style-name="ce156" table:formula="of:=[.F39]+[.B39]" office:value-type="currency" office:currency="EUR" office:value="735.72">
            <text:p>735,72 €</text:p>
          </table:table-cell>
          <table:table-cell table:style-name="ce122" office:value-type="currency" office:currency="EUR" office:value="-49087.9">
            <text:p>-49 087,90 €</text:p>
          </table:table-cell>
          <table:table-cell table:style-name="ce122" office:value-type="currency" office:currency="EUR" office:value="179.8">
            <text:p>179,80 €</text:p>
          </table:table-cell>
          <table:table-cell table:style-name="ce122" office:value-type="currency" office:currency="EUR" office:value="300">
            <text:p>300,00 €</text:p>
          </table:table-cell>
          <table:table-cell table:style-name="ce122" table:formula="of:=SUM([.I39:.J39])" office:value-type="currency" office:currency="EUR" office:value="479.8">
            <text:p>479,80 €</text:p>
          </table:table-cell>
          <table:table-cell table:style-name="ce122" table:formula="of:=[.K39]+[.H39]+[.F39]+[.E39]" office:value-type="currency" office:currency="EUR" office:value="-42845.23">
            <text:p>-42 845,23 €</text:p>
          </table:table-cell>
          <table:table-cell table:style-name="ce173" table:formula="of:=[.A39]" office:value-type="date" office:date-value="2017-07-09">
            <text:p>09/07/17</text:p>
          </table:table-cell>
          <table:table-cell table:number-columns-repeated="1000"/>
          <table:table-cell table:style-name="Default" table:number-columns-repeated="11"/>
        </table:table-row>
        <table:table-row table:style-name="ro10">
          <table:table-cell office:value-type="string">
            <text:p>Date</text:p>
          </table:table-cell>
          <table:table-cell table:style-name="ce124" office:value-type="string">
            <text:p>Liquidités</text:p>
          </table:table-cell>
          <table:table-cell table:style-name="ce145" office:value-type="string">
            <text:p>Epargne</text:p>
          </table:table-cell>
          <table:table-cell table:style-name="ce145" office:value-type="string">
            <text:p>PEL</text:p>
          </table:table-cell>
          <table:table-cell table:style-name="ce104" office:value-type="string">
            <text:p>Solde</text:p>
          </table:table-cell>
          <table:table-cell table:style-name="ce104" office:value-type="string">
            <text:p>à venir</text:p>
          </table:table-cell>
          <table:table-cell table:style-name="ce104" office:value-type="string">
            <text:p>Prévisio</text:p>
          </table:table-cell>
          <table:table-cell table:style-name="ce104" office:value-type="string">
            <text:p>Crédits</text:p>
          </table:table-cell>
          <table:table-cell table:style-name="ce104" office:value-type="string">
            <text:p>CCP</text:p>
          </table:table-cell>
          <table:table-cell table:style-name="ce104" office:value-type="string">
            <text:p>Livret</text:p>
          </table:table-cell>
          <table:table-cell table:style-name="ce128" office:value-type="string">
            <text:p>Total</text:p>
          </table:table-cell>
          <table:table-cell table:style-name="ce104" office:value-type="string">
            <text:p>Total général</text:p>
          </table:table-cell>
          <table:table-cell table:style-name="ce174" office:value-type="string">
            <text:p>Date</text:p>
          </table:table-cell>
          <table:table-cell table:style-name="ce151" office:value-type="string">
            <text:p>CB</text:p>
          </table:table-cell>
          <table:table-cell table:style-name="ce104" table:number-columns-repeated="998"/>
          <table:table-cell table:number-columns-repeated="12"/>
        </table:table-row>
        <table:table-row table:style-name="ro3">
          <table:table-cell table:style-name="ce101" office:value-type="date" office:date-value="2017-07-10">
            <text:p>lundi 10 juillet 2017</text:p>
          </table:table-cell>
          <table:table-cell table:style-name="ce123" office:value-type="currency" office:currency="EUR" office:value="1499.1">
            <text:p>1 499,10 €</text:p>
          </table:table-cell>
          <table:table-cell table:style-name="ce123" office:value-type="currency" office:currency="EUR" office:value="1966">
            <text:p>1 966,00 €</text:p>
          </table:table-cell>
          <table:table-cell table:style-name="ce123" office:value-type="currency" office:currency="EUR" office:value="3061.15">
            <text:p>3 061,15 €</text:p>
          </table:table-cell>
          <table:table-cell table:style-name="ce156" table:formula="of:=SUM([.B41:.D41])" office:value-type="currency" office:currency="EUR" office:value="6526.25">
            <text:p>6 526,25 €</text:p>
          </table:table-cell>
          <table:table-cell table:style-name="ce122" office:value-type="currency" office:currency="EUR" office:value="-763.38">
            <text:p>-763,38 €</text:p>
          </table:table-cell>
          <table:table-cell table:style-name="ce156" table:formula="of:=[.F41]+[.B41]" office:value-type="currency" office:currency="EUR" office:value="735.72">
            <text:p>735,72 €</text:p>
          </table:table-cell>
          <table:table-cell table:style-name="ce122" office:value-type="currency" office:currency="EUR" office:value="-49087.9">
            <text:p>-49 087,90 €</text:p>
          </table:table-cell>
          <table:table-cell table:style-name="ce122" office:value-type="currency" office:currency="EUR" office:value="179.8">
            <text:p>179,80 €</text:p>
          </table:table-cell>
          <table:table-cell table:style-name="ce122" office:value-type="currency" office:currency="EUR" office:value="300">
            <text:p>300,00 €</text:p>
          </table:table-cell>
          <table:table-cell table:style-name="ce122" table:formula="of:=SUM([.I41:.J41])" office:value-type="currency" office:currency="EUR" office:value="479.8">
            <text:p>479,80 €</text:p>
          </table:table-cell>
          <table:table-cell table:style-name="ce122" table:formula="of:=[.K41]+[.H41]+[.F41]+[.E41]" office:value-type="currency" office:currency="EUR" office:value="-42845.23">
            <text:p>-42 845,23 €</text:p>
          </table:table-cell>
          <table:table-cell table:style-name="ce173" table:formula="of:=[.A41]" office:value-type="date" office:date-value="2017-07-10">
            <text:p>10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11">
            <text:p>mardi 11 juillet 2017</text:p>
          </table:table-cell>
          <table:table-cell table:style-name="ce123" office:value-type="currency" office:currency="EUR" office:value="1499.1">
            <text:p>1 499,10 €</text:p>
          </table:table-cell>
          <table:table-cell table:style-name="ce123" office:value-type="currency" office:currency="EUR" office:value="1966">
            <text:p>1 966,00 €</text:p>
          </table:table-cell>
          <table:table-cell table:style-name="ce123" office:value-type="currency" office:currency="EUR" office:value="3061.15">
            <text:p>3 061,15 €</text:p>
          </table:table-cell>
          <table:table-cell table:style-name="ce156" table:formula="of:=SUM([.B42:.D42])" office:value-type="currency" office:currency="EUR" office:value="6526.25">
            <text:p>6 526,25 €</text:p>
          </table:table-cell>
          <table:table-cell table:style-name="ce122" office:value-type="currency" office:currency="EUR" office:value="-763.38">
            <text:p>-763,38 €</text:p>
          </table:table-cell>
          <table:table-cell table:style-name="ce156" table:formula="of:=[.F42]+[.B42]" office:value-type="currency" office:currency="EUR" office:value="735.72">
            <text:p>735,72 €</text:p>
          </table:table-cell>
          <table:table-cell table:style-name="ce122" office:value-type="currency" office:currency="EUR" office:value="-49087.9">
            <text:p>-49 087,90 €</text:p>
          </table:table-cell>
          <table:table-cell table:style-name="ce122" office:value-type="currency" office:currency="EUR" office:value="179.8">
            <text:p>179,80 €</text:p>
          </table:table-cell>
          <table:table-cell table:style-name="ce122" office:value-type="currency" office:currency="EUR" office:value="300">
            <text:p>300,00 €</text:p>
          </table:table-cell>
          <table:table-cell table:style-name="ce122" table:formula="of:=SUM([.I42:.J42])" office:value-type="currency" office:currency="EUR" office:value="479.8">
            <text:p>479,80 €</text:p>
          </table:table-cell>
          <table:table-cell table:style-name="ce122" table:formula="of:=[.K42]+[.H42]+[.F42]+[.E42]" office:value-type="currency" office:currency="EUR" office:value="-42845.23">
            <text:p>-42 845,23 €</text:p>
          </table:table-cell>
          <table:table-cell table:style-name="ce173" table:formula="of:=[.A42]" office:value-type="date" office:date-value="2017-07-11">
            <text:p>11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12">
            <text:p>mercredi 12 juillet 2017</text:p>
          </table:table-cell>
          <table:table-cell table:style-name="ce123" office:value-type="currency" office:currency="EUR" office:value="1499.1">
            <text:p>1 499,10 €</text:p>
          </table:table-cell>
          <table:table-cell table:style-name="ce123" office:value-type="currency" office:currency="EUR" office:value="1966">
            <text:p>1 966,00 €</text:p>
          </table:table-cell>
          <table:table-cell table:style-name="ce123" office:value-type="currency" office:currency="EUR" office:value="3061.15">
            <text:p>3 061,15 €</text:p>
          </table:table-cell>
          <table:table-cell table:style-name="ce156" table:formula="of:=SUM([.B43:.D43])" office:value-type="currency" office:currency="EUR" office:value="6526.25">
            <text:p>6 526,25 €</text:p>
          </table:table-cell>
          <table:table-cell table:style-name="ce122" office:value-type="currency" office:currency="EUR" office:value="-763.38">
            <text:p>-763,38 €</text:p>
          </table:table-cell>
          <table:table-cell table:style-name="ce156" table:formula="of:=[.F43]+[.B43]" office:value-type="currency" office:currency="EUR" office:value="735.72">
            <text:p>735,72 €</text:p>
          </table:table-cell>
          <table:table-cell table:style-name="ce122" office:value-type="currency" office:currency="EUR" office:value="-49087.9">
            <text:p>-49 087,90 €</text:p>
          </table:table-cell>
          <table:table-cell table:style-name="ce122" office:value-type="currency" office:currency="EUR" office:value="179.8">
            <text:p>179,80 €</text:p>
          </table:table-cell>
          <table:table-cell table:style-name="ce122" office:value-type="currency" office:currency="EUR" office:value="300">
            <text:p>300,00 €</text:p>
          </table:table-cell>
          <table:table-cell table:style-name="ce122" table:formula="of:=SUM([.I43:.J43])" office:value-type="currency" office:currency="EUR" office:value="479.8">
            <text:p>479,80 €</text:p>
          </table:table-cell>
          <table:table-cell table:style-name="ce122" table:formula="of:=[.K43]+[.H43]+[.F43]+[.E43]" office:value-type="currency" office:currency="EUR" office:value="-42845.23">
            <text:p>-42 845,23 €</text:p>
          </table:table-cell>
          <table:table-cell table:style-name="ce173" table:formula="of:=[.A43]" office:value-type="date" office:date-value="2017-07-12">
            <text:p>12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13">
            <text:p>jeudi 13 juillet 2017</text:p>
          </table:table-cell>
          <table:table-cell table:style-name="ce123" office:value-type="currency" office:currency="EUR" office:value="1499.1">
            <text:p>1 499,10 €</text:p>
          </table:table-cell>
          <table:table-cell table:style-name="ce123" office:value-type="currency" office:currency="EUR" office:value="1966">
            <text:p>1 966,00 €</text:p>
          </table:table-cell>
          <table:table-cell table:style-name="ce123" office:value-type="currency" office:currency="EUR" office:value="3061.15">
            <text:p>3 061,15 €</text:p>
          </table:table-cell>
          <table:table-cell table:style-name="ce156" table:formula="of:=SUM([.B44:.D44])" office:value-type="currency" office:currency="EUR" office:value="6526.25">
            <text:p>6 526,25 €</text:p>
          </table:table-cell>
          <table:table-cell table:style-name="ce122" office:value-type="currency" office:currency="EUR" office:value="-763.38">
            <text:p>-763,38 €</text:p>
          </table:table-cell>
          <table:table-cell table:style-name="ce156" table:formula="of:=[.F44]+[.B44]" office:value-type="currency" office:currency="EUR" office:value="735.72">
            <text:p>735,72 €</text:p>
          </table:table-cell>
          <table:table-cell table:style-name="ce122" office:value-type="currency" office:currency="EUR" office:value="-49087.9">
            <text:p>-49 087,90 €</text:p>
          </table:table-cell>
          <table:table-cell table:style-name="ce122" office:value-type="currency" office:currency="EUR" office:value="179.8">
            <text:p>179,80 €</text:p>
          </table:table-cell>
          <table:table-cell table:style-name="ce122" office:value-type="currency" office:currency="EUR" office:value="300">
            <text:p>300,00 €</text:p>
          </table:table-cell>
          <table:table-cell table:style-name="ce122" table:formula="of:=SUM([.I44:.J44])" office:value-type="currency" office:currency="EUR" office:value="479.8">
            <text:p>479,80 €</text:p>
          </table:table-cell>
          <table:table-cell table:style-name="ce122" table:formula="of:=[.K44]+[.H44]+[.F44]+[.E44]" office:value-type="currency" office:currency="EUR" office:value="-42845.23">
            <text:p>-42 845,23 €</text:p>
          </table:table-cell>
          <table:table-cell table:style-name="ce173" table:formula="of:=[.A44]" office:value-type="date" office:date-value="2017-07-13">
            <text:p>13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14">
            <text:p>vendredi 14 juillet 2017</text:p>
          </table:table-cell>
          <table:table-cell table:style-name="ce123" office:value-type="currency" office:currency="EUR" office:value="690.21">
            <text:p>690,21 €</text:p>
          </table:table-cell>
          <table:table-cell table:style-name="ce123" office:value-type="currency" office:currency="EUR" office:value="2335">
            <text:p>2 335,00 €</text:p>
          </table:table-cell>
          <table:table-cell table:style-name="ce123" office:value-type="currency" office:currency="EUR" office:value="3061.15">
            <text:p>3 061,15 €</text:p>
          </table:table-cell>
          <table:table-cell table:style-name="ce156" table:formula="of:=SUM([.B45:.D45])" office:value-type="currency" office:currency="EUR" office:value="6086.36">
            <text:p>6 086,36 €</text:p>
          </table:table-cell>
          <table:table-cell table:style-name="ce122" office:value-type="currency" office:currency="EUR" office:value="-1314.01">
            <text:p>-1 314,01 €</text:p>
          </table:table-cell>
          <table:table-cell table:style-name="ce156" table:formula="of:=[.F45]+[.B45]" office:value-type="currency" office:currency="EUR" office:value="-623.8">
            <text:p>-623,80 €</text:p>
          </table:table-cell>
          <table:table-cell table:style-name="ce122" office:value-type="currency" office:currency="EUR" office:value="-49087.9">
            <text:p>-49 087,90 €</text:p>
          </table:table-cell>
          <table:table-cell table:style-name="ce122" office:value-type="currency" office:currency="EUR" office:value="199.81">
            <text:p>199,81 €</text:p>
          </table:table-cell>
          <table:table-cell table:style-name="ce122" office:value-type="currency" office:currency="EUR" office:value="600">
            <text:p>600,00 €</text:p>
          </table:table-cell>
          <table:table-cell table:style-name="ce122" table:formula="of:=SUM([.I45:.J45])" office:value-type="currency" office:currency="EUR" office:value="799.81">
            <text:p>799,81 €</text:p>
          </table:table-cell>
          <table:table-cell table:style-name="ce122" table:formula="of:=[.K45]+[.H45]+[.F45]+[.E45]" office:value-type="currency" office:currency="EUR" office:value="-43515.74">
            <text:p>-43 515,74 €</text:p>
          </table:table-cell>
          <table:table-cell table:style-name="ce173" table:formula="of:=[.A45]" office:value-type="date" office:date-value="2017-07-14">
            <text:p>14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15">
            <text:p>samedi 15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46]" office:value-type="date" office:date-value="2017-07-15">
            <text:p>15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16">
            <text:p>dimanche 16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47]" office:value-type="date" office:date-value="2017-07-16">
            <text:p>16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17">
            <text:p>lundi 17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48]" office:value-type="date" office:date-value="2017-07-17">
            <text:p>17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18">
            <text:p>mardi 18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49]" office:value-type="date" office:date-value="2017-07-18">
            <text:p>18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19">
            <text:p>mercredi 19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50]" office:value-type="date" office:date-value="2017-07-19">
            <text:p>19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20">
            <text:p>jeudi 20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51]" office:value-type="date" office:date-value="2017-07-20">
            <text:p>20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21">
            <text:p>vendredi 21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52]" office:value-type="date" office:date-value="2017-07-21">
            <text:p>21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22">
            <text:p>samedi 22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53]" office:value-type="date" office:date-value="2017-07-22">
            <text:p>22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23">
            <text:p>dimanche 23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54]" office:value-type="date" office:date-value="2017-07-23">
            <text:p>23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24">
            <text:p>lundi 24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55]" office:value-type="date" office:date-value="2017-07-24">
            <text:p>24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25">
            <text:p>mardi 25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56]" office:value-type="date" office:date-value="2017-07-25">
            <text:p>25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26">
            <text:p>mercredi 26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57]" office:value-type="date" office:date-value="2017-07-26">
            <text:p>26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27">
            <text:p>jeudi 27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58]" office:value-type="date" office:date-value="2017-07-27">
            <text:p>27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28">
            <text:p>vendredi 28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59]" office:value-type="date" office:date-value="2017-07-28">
            <text:p>28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29">
            <text:p>samedi 29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60]" office:value-type="date" office:date-value="2017-07-29">
            <text:p>29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30">
            <text:p>dimanche 30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61]" office:value-type="date" office:date-value="2017-07-30">
            <text:p>30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1" office:value-type="date" office:date-value="2017-07-31">
            <text:p>lundi 31 juillet 2017</text:p>
          </table:table-cell>
          <table:table-cell table:style-name="ce123" table:number-columns-repeated="3"/>
          <table:table-cell table:style-name="ce156"/>
          <table:table-cell table:style-name="ce122"/>
          <table:table-cell table:style-name="ce156"/>
          <table:table-cell table:style-name="ce122" table:number-columns-repeated="5"/>
          <table:table-cell table:style-name="ce173" table:formula="of:=[.A62]" office:value-type="date" office:date-value="2017-07-31">
            <text:p>31/07/17</text:p>
          </table:table-cell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Default" table:number-columns-repeated="1024"/>
        </table:table-row>
        <table:table-row table:style-name="ro11">
          <table:table-cell table:style-name="Default"/>
          <table:table-cell table:style-name="ce125" office:value-type="string" table:number-columns-spanned="11" table:number-rows-spanned="1">
            <text:p><text:s/>- 400 € de budget prêté à Isa pour la rentrée qui seront remboursés mi aout par la prime de rentrée CB → - 2 400 € fin aout !</text:p>
          </table:table-cell>
          <table:covered-table-cell table:number-columns-repeated="2" table:style-name="ce146"/>
          <table:covered-table-cell table:style-name="ce157"/>
          <table:covered-table-cell table:style-name="ce163"/>
          <table:covered-table-cell table:style-name="ce157"/>
          <table:covered-table-cell table:number-columns-repeated="5" table:style-name="ce163"/>
          <table:table-cell table:style-name="ce173"/>
          <table:table-cell table:number-columns-repeated="1000"/>
          <table:table-cell table:style-name="Default" table:number-columns-repeated="11"/>
        </table:table-row>
        <table:table-row table:style-name="ro11">
          <table:table-cell table:style-name="Default"/>
          <table:table-cell table:style-name="ce110"/>
          <table:table-cell table:style-name="ce147" table:formula="of:=[echeancier.$D$4]" office:value-type="currency" office:currency="EUR" office:value="-165.98">
            <text:p>-165,98 €</text:p>
          </table:table-cell>
          <table:table-cell table:style-name="ce153" office:value-type="string">
            <text:p><text:s/>à venir au total selon l'échéancier </text:p>
          </table:table-cell>
          <table:table-cell table:style-name="ce158"/>
          <table:table-cell table:style-name="ce164"/>
          <table:table-cell table:style-name="ce165"/>
          <table:table-cell table:style-name="ce166" table:number-columns-repeated="5"/>
          <table:table-cell table:style-name="ce175"/>
          <table:table-cell table:number-columns-repeated="1000"/>
          <table:table-cell table:style-name="Default" table:number-columns-repeated="11"/>
        </table:table-row>
        <table:table-row table:style-name="ro11">
          <table:table-cell table:style-name="Default"/>
          <table:table-cell table:style-name="ce125" office:value-type="string" table:number-columns-spanned="11" table:number-rows-spanned="1">
            <text:p><text:s/>- 5 aout demander remboursement Cardif avec arret travail manuel de Dr Cardinaud</text:p>
          </table:table-cell>
          <table:covered-table-cell table:number-columns-repeated="10" table:style-name="ce148"/>
          <table:table-cell table:style-name="ce175"/>
          <table:table-cell table:number-columns-repeated="1000"/>
          <table:table-cell table:style-name="Default" table:number-columns-repeated="11"/>
        </table:table-row>
        <table:table-row table:style-name="ro11">
          <table:table-cell table:style-name="Default"/>
          <table:table-cell table:style-name="ce125" office:value-type="string" table:number-columns-spanned="11" table:number-rows-spanned="1">
            <text:p><text:s/>- pour contrôler la BNP : télécharger chaque jours les opérations en imprimant le compte courant en PDF ! Rapide, simple, propre.</text:p>
          </table:table-cell>
          <table:covered-table-cell table:style-name="ce149"/>
          <table:covered-table-cell table:number-columns-repeated="2" table:style-name="ce154"/>
          <table:covered-table-cell table:number-columns-repeated="7" table:style-name="ce110"/>
          <table:table-cell table:style-name="ce175"/>
          <table:table-cell table:number-columns-repeated="1000"/>
          <table:table-cell table:style-name="Default" table:number-columns-repeated="11"/>
        </table:table-row>
        <table:table-row table:style-name="ro12">
          <table:table-cell table:style-name="Default"/>
          <table:table-cell table:style-name="ce126" office:value-type="string" table:number-columns-spanned="6" table:number-rows-spanned="1">
            <text:p><text:s/>- Important : le montant du virement mensuel sur Livret DVP durable = </text:p>
          </table:table-cell>
          <table:covered-table-cell table:number-columns-repeated="5" table:style-name="ce150"/>
          <table:table-cell table:style-name="ce167" table:formula="of:=[.B114]" office:value-type="currency" office:currency="EUR" office:value="180">
            <text:p>180,00 €</text:p>
          </table:table-cell>
          <table:table-cell table:style-name="ce168" office:value-type="string" table:number-columns-spanned="4" table:number-rows-spanned="1">
            <text:p>au minimum sinon problèmes....</text:p>
          </table:table-cell>
          <table:covered-table-cell table:number-columns-repeated="3" table:style-name="ce110"/>
          <table:table-cell table:style-name="ce175"/>
          <table:table-cell table:number-columns-repeated="1000"/>
          <table:table-cell table:style-name="Default" table:number-columns-repeated="11"/>
        </table:table-row>
        <table:table-row table:style-name="ro3">
          <table:table-cell table:style-name="ce103"/>
          <table:table-cell table:style-name="Default" table:number-columns-repeated="11"/>
          <table:table-cell table:number-columns-repeated="1012"/>
        </table:table-row>
        <table:table-row table:style-name="ro13">
          <table:table-cell/>
          <table:table-cell table:number-columns-repeated="7" table:style-name="ce127" office:value-type="string">
            <text:p>BNP</text:p>
          </table:table-cell>
          <table:table-cell table:number-columns-repeated="3" table:style-name="ce169" office:value-type="string">
            <text:p>La Poste</text:p>
          </table:table-cell>
          <table:table-cell table:style-name="ce151"/>
          <table:table-cell table:number-columns-repeated="5"/>
          <table:table-cell table:style-name="ce104" table:number-columns-repeated="995"/>
          <table:table-cell table:number-columns-repeated="12"/>
        </table:table-row>
        <table:table-row table:style-name="ro3">
          <table:table-cell table:style-name="ce104"/>
          <table:table-cell table:style-name="ce128" office:value-type="string">
            <text:p>Liquidités</text:p>
          </table:table-cell>
          <table:table-cell table:style-name="ce104" office:value-type="string">
            <text:p>Epargne</text:p>
          </table:table-cell>
          <table:table-cell table:style-name="ce104" office:value-type="string">
            <text:p>PEL</text:p>
          </table:table-cell>
          <table:table-cell table:style-name="ce104" office:value-type="string">
            <text:p>Solde</text:p>
          </table:table-cell>
          <table:table-cell table:style-name="ce104" office:value-type="string">
            <text:p>à venir</text:p>
          </table:table-cell>
          <table:table-cell table:style-name="ce104" office:value-type="string">
            <text:p>Prévisio</text:p>
          </table:table-cell>
          <table:table-cell table:style-name="ce104" office:value-type="string">
            <text:p>Crédits</text:p>
          </table:table-cell>
          <table:table-cell table:style-name="ce104" office:value-type="string">
            <text:p>CCP</text:p>
          </table:table-cell>
          <table:table-cell table:style-name="ce104" office:value-type="string">
            <text:p>Livret</text:p>
          </table:table-cell>
          <table:table-cell table:style-name="ce104" office:value-type="string">
            <text:p>Total</text:p>
          </table:table-cell>
          <table:table-cell table:style-name="ce104" office:value-type="string">
            <text:p>Total général</text:p>
          </table:table-cell>
          <table:table-cell table:number-columns-repeated="5"/>
          <table:table-cell table:style-name="ce104" table:number-columns-repeated="995"/>
          <table:table-cell table:number-columns-repeated="12"/>
        </table:table-row>
        <table:table-row table:style-name="ro3">
          <table:table-cell table:style-name="ce105" office:value-type="string">
            <text:p>Aujourd'hui</text:p>
          </table:table-cell>
          <table:table-cell table:style-name="ce129" table:formula="of:=SUMPRODUCT(ISNUMBER(SEARCH(TODAY();[.$A$1:.$A$66]))*[.B$1:.B$66])" office:value-type="currency" office:currency="EUR" office:value="690.21">
            <text:p>690,21 €</text:p>
          </table:table-cell>
          <table:table-cell table:style-name="ce129" table:formula="of:=SUMPRODUCT(ISNUMBER(SEARCH(TODAY();[.$A$1:.$A$66]))*[.C$1:.C$66])" office:value-type="currency" office:currency="EUR" office:value="2335">
            <text:p>2 335,00 €</text:p>
          </table:table-cell>
          <table:table-cell table:style-name="ce129" table:formula="of:=SUMPRODUCT(ISNUMBER(SEARCH(TODAY();[.$A$1:.$A$66]))*[.D$1:.D$66])" office:value-type="currency" office:currency="EUR" office:value="3061.15">
            <text:p>3 061,15 €</text:p>
          </table:table-cell>
          <table:table-cell table:style-name="ce129" table:formula="of:=SUMPRODUCT(ISNUMBER(SEARCH(TODAY();[.$A$1:.$A$66]))*[.E$1:.E$66])" office:value-type="currency" office:currency="EUR" office:value="6086.36">
            <text:p>6 086,36 €</text:p>
          </table:table-cell>
          <table:table-cell table:style-name="ce129" table:formula="of:=SUMPRODUCT(ISNUMBER(SEARCH(TODAY();[.$A$1:.$A$66]))*[.F$1:.F$66])" office:value-type="currency" office:currency="EUR" office:value="-1314.01">
            <text:p>-1 314,01 €</text:p>
          </table:table-cell>
          <table:table-cell table:style-name="ce129" table:formula="of:=SUMPRODUCT(ISNUMBER(SEARCH(TODAY();[.$A$1:.$A$66]))*[.G$1:.G$66])" office:value-type="currency" office:currency="EUR" office:value="-623.8">
            <text:p>-623,80 €</text:p>
          </table:table-cell>
          <table:table-cell table:style-name="ce129" table:formula="of:=SUMPRODUCT(ISNUMBER(SEARCH(TODAY();[.$A$1:.$A$66]))*[.H$1:.H$66])" office:value-type="currency" office:currency="EUR" office:value="-49087.9">
            <text:p>-49 087,90 €</text:p>
          </table:table-cell>
          <table:table-cell table:style-name="ce129" table:formula="of:=SUMPRODUCT(ISNUMBER(SEARCH(TODAY();[.$A$1:.$A$66]))*[.I$1:.I$66])" office:value-type="currency" office:currency="EUR" office:value="199.81">
            <text:p>199,81 €</text:p>
          </table:table-cell>
          <table:table-cell table:style-name="ce129" table:formula="of:=SUMPRODUCT(ISNUMBER(SEARCH(TODAY();[.$A$1:.$A$66]))*[.J$1:.J$66])" office:value-type="currency" office:currency="EUR" office:value="600">
            <text:p>600,00 €</text:p>
          </table:table-cell>
          <table:table-cell table:style-name="ce129" table:formula="of:=SUMPRODUCT(ISNUMBER(SEARCH(TODAY();[.$A$1:.$A$66]))*[.K$1:.K$66])" office:value-type="currency" office:currency="EUR" office:value="799.81">
            <text:p>799,81 €</text:p>
          </table:table-cell>
          <table:table-cell table:style-name="ce129" table:formula="of:=SUMPRODUCT(ISNUMBER(SEARCH(TODAY();[.$A$1:.$A$66]))*[.L$1:.L$66])" office:value-type="currency" office:currency="EUR" office:value="-43515.74">
            <text:p>-43 515,74 €</text:p>
          </table:table-cell>
          <table:table-cell table:number-columns-repeated="5"/>
          <table:table-cell table:style-name="ce104" table:number-columns-repeated="995"/>
          <table:table-cell table:number-columns-repeated="12"/>
        </table:table-row>
        <table:table-row table:style-name="ro3">
          <table:table-cell table:style-name="ce104" office:value-type="string">
            <text:p>Il y a 30 jours</text:p>
          </table:table-cell>
          <table:table-cell table:style-name="ce130" table:formula="of:=SUMPRODUCT(ISNUMBER(SEARCH((TODAY()-30);[.$A$1:.$A$68]))*[.B$1:.B$68])" office:value-type="currency" office:currency="EUR" office:value="99.79">
            <text:p>99,79 €</text:p>
          </table:table-cell>
          <table:table-cell table:style-name="ce130" table:formula="of:=SUMPRODUCT(ISNUMBER(SEARCH((TODAY()-30);[.$A$1:.$A$68]))*[.C$1:.C$68])" office:value-type="currency" office:currency="EUR" office:value="1951">
            <text:p>1 951,00 €</text:p>
          </table:table-cell>
          <table:table-cell table:style-name="ce130" table:formula="of:=SUMPRODUCT(ISNUMBER(SEARCH((TODAY()-30);[.$A$1:.$A$68]))*[.D$1:.D$68])" office:value-type="currency" office:currency="EUR" office:value="2901.15">
            <text:p>2 901,15 €</text:p>
          </table:table-cell>
          <table:table-cell table:style-name="ce130" table:formula="of:=SUMPRODUCT(ISNUMBER(SEARCH((TODAY()-30);[.$A$1:.$A$68]))*[.E$1:.E$68])" office:value-type="currency" office:currency="EUR" office:value="4951.94">
            <text:p>4 951,94 €</text:p>
          </table:table-cell>
          <table:table-cell table:style-name="ce130" table:formula="of:=SUMPRODUCT(ISNUMBER(SEARCH((TODAY()-30);[.$A$1:.$A$68]))*[.F$1:.F$68])" office:value-type="currency" office:currency="EUR" office:value="-1218.53">
            <text:p>-1 218,53 €</text:p>
          </table:table-cell>
          <table:table-cell table:style-name="ce130" table:formula="of:=SUMPRODUCT(ISNUMBER(SEARCH((TODAY()-30);[.$A$1:.$A$68]))*[.G$1:.G$68])" office:value-type="currency" office:currency="EUR" office:value="-1118.74">
            <text:p>-1 118,74 €</text:p>
          </table:table-cell>
          <table:table-cell table:style-name="ce130" table:formula="of:=SUMPRODUCT(ISNUMBER(SEARCH((TODAY()-30);[.$A$1:.$A$68]))*[.H$1:.H$68])" office:value-type="currency" office:currency="EUR" office:value="-49087.9">
            <text:p>-49 087,90 €</text:p>
          </table:table-cell>
          <table:table-cell table:style-name="ce130" table:formula="of:=SUMPRODUCT(ISNUMBER(SEARCH((TODAY()-30);[.$A$1:.$A$68]))*[.I$1:.I$68])" office:value-type="currency" office:currency="EUR" office:value="31.41">
            <text:p>31,41 €</text:p>
          </table:table-cell>
          <table:table-cell table:style-name="ce130" table:formula="of:=SUMPRODUCT(ISNUMBER(SEARCH((TODAY()-30);[.$A$1:.$A$68]))*[.J$1:.J$68])" office:value-type="currency" office:currency="EUR" office:value="300">
            <text:p>300,00 €</text:p>
          </table:table-cell>
          <table:table-cell table:style-name="ce130" table:formula="of:=SUMPRODUCT(ISNUMBER(SEARCH((TODAY()-30);[.$A$1:.$A$68]))*[.K$1:.K$68])" office:value-type="currency" office:currency="EUR" office:value="331.41">
            <text:p>331,41 €</text:p>
          </table:table-cell>
          <table:table-cell table:style-name="ce130" table:formula="of:=SUMPRODUCT(ISNUMBER(SEARCH((TODAY()-30);[.$A$1:.$A$68]))*[.L$1:.L$68])" office:value-type="currency" office:currency="EUR" office:value="-45023.08">
            <text:p>-45 023,08 €</text:p>
          </table:table-cell>
          <table:table-cell table:number-columns-repeated="5"/>
          <table:table-cell table:style-name="ce104" table:number-columns-repeated="995"/>
          <table:table-cell table:number-columns-repeated="12"/>
        </table:table-row>
        <table:table-row table:style-name="ro13">
          <table:table-cell table:style-name="ce104" office:value-type="string">
            <text:p>Différence</text:p>
          </table:table-cell>
          <table:table-cell table:style-name="ce130" table:formula="of:=[.B72]-[.B73]" office:value-type="currency" office:currency="EUR" office:value="590.42">
            <text:p>590,42 €</text:p>
          </table:table-cell>
          <table:table-cell table:style-name="ce130" table:formula="of:=[.C72]-[.C73]" office:value-type="currency" office:currency="EUR" office:value="384">
            <text:p>384,00 €</text:p>
          </table:table-cell>
          <table:table-cell table:style-name="ce130" table:formula="of:=[.D72]-[.D73]" office:value-type="currency" office:currency="EUR" office:value="160">
            <text:p>160,00 €</text:p>
          </table:table-cell>
          <table:table-cell table:style-name="ce159" table:formula="of:=[.E72]-[.E73]" office:value-type="currency" office:currency="EUR" office:value="1134.42">
            <text:p>1 134,42 €</text:p>
          </table:table-cell>
          <table:table-cell table:style-name="ce130" table:formula="of:=[.F72]-[.F73]" office:value-type="currency" office:currency="EUR" office:value="-95.48">
            <text:p>-95,48 €</text:p>
          </table:table-cell>
          <table:table-cell table:style-name="ce130" table:formula="of:=[.G72]-[.G73]" office:value-type="currency" office:currency="EUR" office:value="494.94">
            <text:p>494,94 €</text:p>
          </table:table-cell>
          <table:table-cell table:style-name="ce130" table:formula="of:=[.H72]-[.H73]" office:value-type="currency" office:currency="EUR" office:value="0">
            <text:p>0,00 €</text:p>
          </table:table-cell>
          <table:table-cell table:style-name="ce130" table:formula="of:=[.I72]-[.I73]" office:value-type="currency" office:currency="EUR" office:value="168.4">
            <text:p>168,40 €</text:p>
          </table:table-cell>
          <table:table-cell table:style-name="ce130" table:formula="of:=[.J72]-[.J73]" office:value-type="currency" office:currency="EUR" office:value="300">
            <text:p>300,00 €</text:p>
          </table:table-cell>
          <table:table-cell table:style-name="ce130" table:formula="of:=[.K72]-[.K73]" office:value-type="currency" office:currency="EUR" office:value="468.4">
            <text:p>468,40 €</text:p>
          </table:table-cell>
          <table:table-cell table:style-name="ce170" table:formula="of:=[.L72]-[.L73]" office:value-type="currency" office:currency="EUR" office:value="1507.33999999999">
            <text:p>1 507,34 €</text:p>
          </table:table-cell>
          <table:table-cell table:number-columns-repeated="5"/>
          <table:table-cell table:style-name="ce104" table:number-columns-repeated="995"/>
          <table:table-cell table:number-columns-repeated="12"/>
        </table:table-row>
        <table:table-row table:style-name="ro13">
          <table:table-cell table:style-name="Default"/>
          <table:table-cell table:style-name="ce131"/>
          <table:table-cell table:style-name="Default" table:number-columns-repeated="1022"/>
        </table:table-row>
        <table:table-row table:style-name="ro13">
          <table:table-cell/>
          <table:table-cell table:number-columns-repeated="7" table:style-name="ce127" office:value-type="string">
            <text:p>BNP</text:p>
          </table:table-cell>
          <table:table-cell table:number-columns-repeated="3" table:style-name="ce169" office:value-type="string">
            <text:p>La Poste</text:p>
          </table:table-cell>
          <table:table-cell table:style-name="ce151"/>
          <table:table-cell table:number-columns-repeated="5"/>
          <table:table-cell table:style-name="ce104" table:number-columns-repeated="995"/>
          <table:table-cell table:number-columns-repeated="12"/>
        </table:table-row>
        <table:table-row table:style-name="ro3">
          <table:table-cell table:style-name="ce104"/>
          <table:table-cell table:style-name="ce128" office:value-type="string">
            <text:p>Liquidités</text:p>
          </table:table-cell>
          <table:table-cell table:style-name="ce104" office:value-type="string">
            <text:p>Epargne</text:p>
          </table:table-cell>
          <table:table-cell table:style-name="ce104" office:value-type="string">
            <text:p>PEL</text:p>
          </table:table-cell>
          <table:table-cell table:style-name="ce104" office:value-type="string">
            <text:p>Solde</text:p>
          </table:table-cell>
          <table:table-cell table:style-name="ce104" office:value-type="string">
            <text:p>à venir</text:p>
          </table:table-cell>
          <table:table-cell table:style-name="ce104" office:value-type="string">
            <text:p>Prévisio</text:p>
          </table:table-cell>
          <table:table-cell table:style-name="ce104" office:value-type="string">
            <text:p>Crédits</text:p>
          </table:table-cell>
          <table:table-cell table:style-name="ce104" office:value-type="string">
            <text:p>CCP</text:p>
          </table:table-cell>
          <table:table-cell table:style-name="ce104" office:value-type="string">
            <text:p>Livret</text:p>
          </table:table-cell>
          <table:table-cell table:style-name="ce104" office:value-type="string">
            <text:p>Total</text:p>
          </table:table-cell>
          <table:table-cell table:style-name="ce104" office:value-type="string">
            <text:p>Total général</text:p>
          </table:table-cell>
          <table:table-cell table:number-columns-repeated="5"/>
          <table:table-cell table:style-name="ce104" table:number-columns-repeated="995"/>
          <table:table-cell table:number-columns-repeated="12"/>
        </table:table-row>
        <table:table-row table:style-name="ro3">
          <table:table-cell table:style-name="ce105" office:value-type="string">
            <text:p>Aujourd'hui</text:p>
          </table:table-cell>
          <table:table-cell table:style-name="ce129" table:formula="of:=SUMPRODUCT(ISNUMBER(SEARCH(TODAY();[.$A$1:.$A$66]))*[.B$1:.B$66])" office:value-type="currency" office:currency="EUR" office:value="690.21">
            <text:p>690,21 €</text:p>
          </table:table-cell>
          <table:table-cell table:style-name="ce129" table:formula="of:=SUMPRODUCT(ISNUMBER(SEARCH(TODAY();[.$A$1:.$A$66]))*[.C$1:.C$66])" office:value-type="currency" office:currency="EUR" office:value="2335">
            <text:p>2 335,00 €</text:p>
          </table:table-cell>
          <table:table-cell table:style-name="ce129" table:formula="of:=SUMPRODUCT(ISNUMBER(SEARCH(TODAY();[.$A$1:.$A$66]))*[.D$1:.D$66])" office:value-type="currency" office:currency="EUR" office:value="3061.15">
            <text:p>3 061,15 €</text:p>
          </table:table-cell>
          <table:table-cell table:style-name="ce129" table:formula="of:=SUMPRODUCT(ISNUMBER(SEARCH(TODAY();[.$A$1:.$A$66]))*[.E$1:.E$66])" office:value-type="currency" office:currency="EUR" office:value="6086.36">
            <text:p>6 086,36 €</text:p>
          </table:table-cell>
          <table:table-cell table:style-name="ce129" table:formula="of:=SUMPRODUCT(ISNUMBER(SEARCH(TODAY();[.$A$1:.$A$66]))*[.F$1:.F$66])" office:value-type="currency" office:currency="EUR" office:value="-1314.01">
            <text:p>-1 314,01 €</text:p>
          </table:table-cell>
          <table:table-cell table:style-name="ce129" table:formula="of:=SUMPRODUCT(ISNUMBER(SEARCH(TODAY();[.$A$1:.$A$66]))*[.G$1:.G$66])" office:value-type="currency" office:currency="EUR" office:value="-623.8">
            <text:p>-623,80 €</text:p>
          </table:table-cell>
          <table:table-cell table:style-name="ce129" table:formula="of:=SUMPRODUCT(ISNUMBER(SEARCH(TODAY();[.$A$1:.$A$66]))*[.H$1:.H$66])" office:value-type="currency" office:currency="EUR" office:value="-49087.9">
            <text:p>-49 087,90 €</text:p>
          </table:table-cell>
          <table:table-cell table:style-name="ce129" table:formula="of:=SUMPRODUCT(ISNUMBER(SEARCH(TODAY();[.$A$1:.$A$66]))*[.I$1:.I$66])" office:value-type="currency" office:currency="EUR" office:value="199.81">
            <text:p>199,81 €</text:p>
          </table:table-cell>
          <table:table-cell table:style-name="ce129" table:formula="of:=SUMPRODUCT(ISNUMBER(SEARCH(TODAY();[.$A$1:.$A$66]))*[.J$1:.J$66])" office:value-type="currency" office:currency="EUR" office:value="600">
            <text:p>600,00 €</text:p>
          </table:table-cell>
          <table:table-cell table:style-name="ce129" table:formula="of:=SUMPRODUCT(ISNUMBER(SEARCH(TODAY();[.$A$1:.$A$66]))*[.K$1:.K$66])" office:value-type="currency" office:currency="EUR" office:value="799.81">
            <text:p>799,81 €</text:p>
          </table:table-cell>
          <table:table-cell table:style-name="ce129" table:formula="of:=SUMPRODUCT(ISNUMBER(SEARCH(TODAY();[.$A$1:.$A$66]))*[.L$1:.L$66])" office:value-type="currency" office:currency="EUR" office:value="-43515.74">
            <text:p>-43 515,74 €</text:p>
          </table:table-cell>
          <table:table-cell table:number-columns-repeated="5"/>
          <table:table-cell table:style-name="ce104" table:number-columns-repeated="995"/>
          <table:table-cell table:number-columns-repeated="12"/>
        </table:table-row>
        <table:table-row table:style-name="ro14">
          <table:table-cell table:style-name="ce106" office:value-type="string">
            <text:p>Objectif</text:p>
          </table:table-cell>
          <table:table-cell table:style-name="ce132" table:formula="of:=[echeancier.E18]" office:value-type="currency" office:currency="EUR" office:value="1000">
            <text:p>1 000,00 €</text:p>
          </table:table-cell>
          <table:table-cell table:style-name="ce130" office:value-type="currency" office:currency="EUR" office:value="1500">
            <text:p>1 500,00 €</text:p>
          </table:table-cell>
          <table:table-cell table:style-name="ce130" office:value-type="currency" office:currency="EUR" office:value="4000">
            <text:p>4 000,00 €</text:p>
          </table:table-cell>
          <table:table-cell table:style-name="ce160" table:formula="of:=SUM([.B79:.D79])" office:value-type="currency" office:currency="EUR" office:value="6500">
            <text:p>6 500,00 €</text:p>
          </table:table-cell>
          <table:table-cell table:number-columns-repeated="3" table:style-name="ce130" office:value-type="currency" office:currency="EUR" office:value="0">
            <text:p>0,00 €</text:p>
          </table:table-cell>
          <table:table-cell table:style-name="ce130" office:value-type="currency" office:currency="EUR" office:value="100">
            <text:p>100,00 €</text:p>
          </table:table-cell>
          <table:table-cell table:style-name="ce130" office:value-type="currency" office:currency="EUR" office:value="3400">
            <text:p>3 400,00 €</text:p>
          </table:table-cell>
          <table:table-cell table:style-name="ce130" table:formula="of:=SUM([.I79:.J79])" office:value-type="currency" office:currency="EUR" office:value="3500">
            <text:p>3 500,00 €</text:p>
          </table:table-cell>
          <table:table-cell table:style-name="ce171" table:formula="of:=[.K79]+[.H79]+[.F79]+[.E79]" office:value-type="currency" office:currency="EUR" office:value="10000">
            <text:p>10 000,00 €</text:p>
          </table:table-cell>
          <table:table-cell table:number-columns-repeated="5"/>
          <table:table-cell table:style-name="ce104" table:number-columns-repeated="995"/>
          <table:table-cell table:number-columns-repeated="12"/>
        </table:table-row>
        <table:table-row table:style-name="ro3">
          <table:table-cell table:style-name="ce104" office:value-type="string">
            <text:p>Différence</text:p>
          </table:table-cell>
          <table:table-cell table:style-name="ce130" table:formula="of:=[.B78]-[.B79]" office:value-type="currency" office:currency="EUR" office:value="-309.79">
            <text:p>-309,79 €</text:p>
          </table:table-cell>
          <table:table-cell table:style-name="ce130" table:formula="of:=[.C78]-[.C79]" office:value-type="currency" office:currency="EUR" office:value="835">
            <text:p>835,00 €</text:p>
          </table:table-cell>
          <table:table-cell table:style-name="ce130" table:formula="of:=[.D78]-[.D79]" office:value-type="currency" office:currency="EUR" office:value="-938.85">
            <text:p>-938,85 €</text:p>
          </table:table-cell>
          <table:table-cell table:style-name="ce159" table:formula="of:=[.E78]-[.E79]" office:value-type="currency" office:currency="EUR" office:value="-413.64">
            <text:p>-413,64 €</text:p>
          </table:table-cell>
          <table:table-cell table:style-name="ce130" table:formula="of:=[.F78]-[.F79]" office:value-type="currency" office:currency="EUR" office:value="-1314.01">
            <text:p>-1 314,01 €</text:p>
          </table:table-cell>
          <table:table-cell table:style-name="ce130" table:formula="of:=[.G78]-[.G79]" office:value-type="currency" office:currency="EUR" office:value="-623.8">
            <text:p>-623,80 €</text:p>
          </table:table-cell>
          <table:table-cell table:style-name="ce130" table:formula="of:=[.H78]-[.H79]" office:value-type="currency" office:currency="EUR" office:value="-49087.9">
            <text:p>-49 087,90 €</text:p>
          </table:table-cell>
          <table:table-cell table:style-name="ce130" table:formula="of:=[.I78]-[.I79]" office:value-type="currency" office:currency="EUR" office:value="99.81">
            <text:p>99,81 €</text:p>
          </table:table-cell>
          <table:table-cell table:style-name="ce130" table:formula="of:=[.J78]-[.J79]" office:value-type="currency" office:currency="EUR" office:value="-2800">
            <text:p>-2 800,00 €</text:p>
          </table:table-cell>
          <table:table-cell table:style-name="ce130" table:formula="of:=[.K78]-[.K79]" office:value-type="currency" office:currency="EUR" office:value="-2700.19">
            <text:p>-2 700,19 €</text:p>
          </table:table-cell>
          <table:table-cell table:style-name="ce170" table:formula="of:=[.L78]-[.L79]" office:value-type="currency" office:currency="EUR" office:value="-53515.74">
            <text:p>-53 515,74 €</text:p>
          </table:table-cell>
          <table:table-cell table:number-columns-repeated="5"/>
          <table:table-cell table:style-name="ce104" table:number-columns-repeated="995"/>
          <table:table-cell table:number-columns-repeated="12"/>
        </table:table-row>
        <table:table-row table:style-name="ro7">
          <table:table-cell table:style-name="ce107"/>
          <table:table-cell table:style-name="ce133" table:formula="of:=IF([.B80]&gt;=0;&quot;oK !&quot;;&quot;&quot;)">
            <text:p/>
          </table:table-cell>
          <table:table-cell table:style-name="ce133" table:formula="of:=IF([.C80]&gt;=0;&quot;oK !&quot;;&quot;&quot;)" office:value-type="string" office:string-value="oK !">
            <text:p>oK !</text:p>
          </table:table-cell>
          <table:table-cell table:style-name="ce133" table:formula="of:=IF([.D80]&gt;=0;&quot;oK !&quot;;&quot;&quot;)">
            <text:p/>
          </table:table-cell>
          <table:table-cell table:style-name="ce133" table:formula="of:=IF([.E80]&gt;=0;&quot;oK !&quot;;&quot;&quot;)">
            <text:p/>
          </table:table-cell>
          <table:table-cell table:style-name="ce133" table:formula="of:=IF([.F80]&gt;=0;&quot;oK !&quot;;&quot;&quot;)">
            <text:p/>
          </table:table-cell>
          <table:table-cell table:style-name="ce133" table:formula="of:=IF([.G80]&gt;=0;&quot;oK !&quot;;&quot;&quot;)">
            <text:p/>
          </table:table-cell>
          <table:table-cell table:style-name="ce133" table:formula="of:=IF([.H80]&gt;=0;&quot;oK !&quot;;&quot;&quot;)">
            <text:p/>
          </table:table-cell>
          <table:table-cell table:style-name="ce133" table:formula="of:=IF([.I80]&gt;=0;&quot;oK !&quot;;&quot;&quot;)" office:value-type="string" office:string-value="oK !">
            <text:p>oK !</text:p>
          </table:table-cell>
          <table:table-cell table:style-name="ce133" table:formula="of:=IF([.J80]&gt;=0;&quot;oK !&quot;;&quot;&quot;)">
            <text:p/>
          </table:table-cell>
          <table:table-cell table:style-name="ce133" table:formula="of:=IF([.K80]&gt;=0;&quot;oK !&quot;;&quot;&quot;)">
            <text:p/>
          </table:table-cell>
          <table:table-cell table:style-name="ce133" table:formula="of:=IF([.L80]&gt;=0;&quot;oK !&quot;;&quot;&quot;)">
            <text:p/>
          </table:table-cell>
          <table:table-cell table:style-name="ce176" table:number-columns-repeated="5"/>
          <table:table-cell table:style-name="ce107" table:number-columns-repeated="995"/>
          <table:table-cell table:style-name="ce176" table:number-columns-repeated="12"/>
        </table:table-row>
        <table:table-row table:style-name="ro3">
          <table:table-cell table:style-name="Default" table:number-columns-repeated="1024"/>
        </table:table-row>
        <table:table-row table:style-name="ro11">
          <table:table-cell table:style-name="ce108" office:value-type="string" table:number-columns-spanned="12" table:number-rows-spanned="1">
            <text:p>Plus haut : 2 477,37 € le 13 avril = GROSSE BETISE  : plus de peur, on flambe ! Solde prévisionnel &lt; – 600 € ON FAIT ATTENTION ! (1000 € suffisent!)</text:p>
          </table:table-cell>
          <table:covered-table-cell table:number-columns-repeated="11" table:style-name="ce134"/>
          <table:table-cell table:style-name="ce110" table:number-columns-repeated="1012"/>
        </table:table-row>
        <table:table-row table:style-name="ro11" table:number-rows-repeated="2">
          <table:table-cell table:style-name="ce108"/>
          <table:table-cell table:style-name="ce134" table:number-columns-repeated="11"/>
          <table:table-cell table:style-name="ce110" table:number-columns-repeated="1012"/>
        </table:table-row>
        <table:table-row table:style-name="ro10">
          <table:table-cell office:value-type="string">
            <text:p>Date</text:p>
          </table:table-cell>
          <table:table-cell table:style-name="ce124" office:value-type="string">
            <text:p>Liquidités</text:p>
          </table:table-cell>
          <table:table-cell table:style-name="ce145" office:value-type="string">
            <text:p>Epargne</text:p>
          </table:table-cell>
          <table:table-cell table:style-name="ce145" office:value-type="string">
            <text:p>PEL</text:p>
          </table:table-cell>
          <table:table-cell table:style-name="ce104" office:value-type="string">
            <text:p>Solde</text:p>
          </table:table-cell>
          <table:table-cell table:style-name="ce104" office:value-type="string">
            <text:p>à venir</text:p>
          </table:table-cell>
          <table:table-cell table:style-name="ce104" office:value-type="string">
            <text:p>Prévisio</text:p>
          </table:table-cell>
          <table:table-cell table:style-name="ce104" office:value-type="string">
            <text:p>Crédits</text:p>
          </table:table-cell>
          <table:table-cell table:style-name="ce104" office:value-type="string">
            <text:p>CCP</text:p>
          </table:table-cell>
          <table:table-cell table:style-name="ce104" office:value-type="string">
            <text:p>Livret</text:p>
          </table:table-cell>
          <table:table-cell table:style-name="ce128" office:value-type="string">
            <text:p>Total</text:p>
          </table:table-cell>
          <table:table-cell table:style-name="ce104" office:value-type="string">
            <text:p>Total général</text:p>
          </table:table-cell>
          <table:table-cell table:style-name="ce174" office:value-type="string">
            <text:p>Date</text:p>
          </table:table-cell>
          <table:table-cell table:style-name="ce151" office:value-type="string">
            <text:p>CB</text:p>
          </table:table-cell>
          <table:table-cell table:style-name="ce104" table:number-columns-repeated="998"/>
          <table:table-cell table:number-columns-repeated="12"/>
        </table:table-row>
        <table:table-row table:style-name="ro15">
          <table:table-cell table:style-name="ce109" office:value-type="string">
            <text:p>Plus haut</text:p>
          </table:table-cell>
          <table:table-cell table:style-name="ce135" table:formula="of:=LARGE([.B$1:.B$68];1)" office:value-type="currency" office:currency="EUR" office:value="1960.56">
            <text:p>1 960,56 €</text:p>
          </table:table-cell>
          <table:table-cell table:style-name="ce135" table:formula="of:=LARGE([.C$1:.C$68];1)" office:value-type="currency" office:currency="EUR" office:value="2510">
            <text:p>2 510,00 €</text:p>
          </table:table-cell>
          <table:table-cell table:style-name="ce135" table:formula="of:=LARGE([.D$1:.D$68];1)" office:value-type="currency" office:currency="EUR" office:value="3061.15">
            <text:p>3 061,15 €</text:p>
          </table:table-cell>
          <table:table-cell table:style-name="ce135" table:formula="of:=LARGE([.E$1:.E$68];1)" office:value-type="currency" office:currency="EUR" office:value="6987.71">
            <text:p>6 987,71 €</text:p>
          </table:table-cell>
          <table:table-cell table:style-name="ce135" table:formula="of:=LARGE([.F$1:.F$68];1)" office:value-type="currency" office:currency="EUR" office:value="813.73">
            <text:p>813,73 €</text:p>
          </table:table-cell>
          <table:table-cell table:style-name="ce135" table:formula="of:=LARGE([.G$1:.G$68];1)" office:value-type="currency" office:currency="EUR" office:value="1947.36">
            <text:p>1 947,36 €</text:p>
          </table:table-cell>
          <table:table-cell table:style-name="ce135" table:formula="of:=LARGE([.H$1:.H$68];1)" office:value-type="currency" office:currency="EUR" office:value="180">
            <text:p>180,00 €</text:p>
          </table:table-cell>
          <table:table-cell table:style-name="ce135" table:formula="of:=LARGE([.I$1:.I$68];1)" office:value-type="currency" office:currency="EUR" office:value="199.81">
            <text:p>199,81 €</text:p>
          </table:table-cell>
          <table:table-cell table:style-name="ce135" table:formula="of:=LARGE([.J$1:.J$68];1)" office:value-type="currency" office:currency="EUR" office:value="600">
            <text:p>600,00 €</text:p>
          </table:table-cell>
          <table:table-cell table:style-name="ce135" table:formula="of:=LARGE([.K$1:.K$68];1)" office:value-type="currency" office:currency="EUR" office:value="799.81">
            <text:p>799,81 €</text:p>
          </table:table-cell>
          <table:table-cell table:style-name="ce135" table:formula="of:=LARGE([.L$1:.L$68];1)" office:value-type="currency" office:currency="EUR" office:value="-41926.98">
            <text:p>-41 926,98 €</text:p>
          </table:table-cell>
          <table:table-cell table:style-name="ce177" table:number-columns-repeated="1012"/>
        </table:table-row>
        <table:table-row table:style-name="ro16">
          <table:table-cell table:style-name="ce105" table:formula="of:=[.A72]" office:value-type="string" office:string-value="Aujourd'hui">
            <text:p>Aujourd'hui</text:p>
          </table:table-cell>
          <table:table-cell table:style-name="ce129" table:formula="of:=[.B72]" office:value-type="currency" office:currency="EUR" office:value="690.21">
            <text:p>690,21 €</text:p>
          </table:table-cell>
          <table:table-cell table:style-name="ce129" table:formula="of:=[.C72]" office:value-type="currency" office:currency="EUR" office:value="2335">
            <text:p>2 335,00 €</text:p>
          </table:table-cell>
          <table:table-cell table:style-name="ce129" table:formula="of:=[.D72]" office:value-type="currency" office:currency="EUR" office:value="3061.15">
            <text:p>3 061,15 €</text:p>
          </table:table-cell>
          <table:table-cell table:style-name="ce129" table:formula="of:=[.E72]" office:value-type="currency" office:currency="EUR" office:value="6086.36">
            <text:p>6 086,36 €</text:p>
          </table:table-cell>
          <table:table-cell table:style-name="ce129" table:formula="of:=[.F72]" office:value-type="currency" office:currency="EUR" office:value="-1314.01">
            <text:p>-1 314,01 €</text:p>
          </table:table-cell>
          <table:table-cell table:style-name="ce129" table:formula="of:=[.G72]" office:value-type="currency" office:currency="EUR" office:value="-623.8">
            <text:p>-623,80 €</text:p>
          </table:table-cell>
          <table:table-cell table:style-name="ce129" table:formula="of:=[.H72]" office:value-type="currency" office:currency="EUR" office:value="-49087.9">
            <text:p>-49 087,90 €</text:p>
          </table:table-cell>
          <table:table-cell table:style-name="ce129" table:formula="of:=[.I72]" office:value-type="currency" office:currency="EUR" office:value="199.81">
            <text:p>199,81 €</text:p>
          </table:table-cell>
          <table:table-cell table:style-name="ce129" table:formula="of:=[.J72]" office:value-type="currency" office:currency="EUR" office:value="600">
            <text:p>600,00 €</text:p>
          </table:table-cell>
          <table:table-cell table:style-name="ce129" table:formula="of:=[.K72]" office:value-type="currency" office:currency="EUR" office:value="799.81">
            <text:p>799,81 €</text:p>
          </table:table-cell>
          <table:table-cell table:style-name="ce129" table:formula="of:=[.L72]" office:value-type="currency" office:currency="EUR" office:value="-43515.74">
            <text:p>-43 515,74 €</text:p>
          </table:table-cell>
          <table:table-cell table:number-columns-repeated="5"/>
          <table:table-cell table:style-name="ce104" table:number-columns-repeated="995"/>
          <table:table-cell table:number-columns-repeated="12"/>
        </table:table-row>
        <table:table-row table:style-name="ro17">
          <table:table-cell table:style-name="Default"/>
          <table:table-cell table:style-name="ce136" table:formula="of:=IF([.B87]&lt;=[.B72];&quot;Today !&quot;;&quot;&quot;)">
            <text:p/>
          </table:table-cell>
          <table:table-cell table:style-name="ce136" table:formula="of:=IF([.C87]&lt;=[.C72];&quot;Today !&quot;;&quot;&quot;)">
            <text:p/>
          </table:table-cell>
          <table:table-cell table:style-name="ce136" table:formula="of:=IF([.D87]&lt;=[.D72];&quot;Today !&quot;;&quot;&quot;)" office:value-type="string" office:string-value="Today !">
            <text:p>Today !</text:p>
          </table:table-cell>
          <table:table-cell table:style-name="ce136" table:formula="of:=IF([.E87]&lt;=[.E72];&quot;Today !&quot;;&quot;&quot;)">
            <text:p/>
          </table:table-cell>
          <table:table-cell table:style-name="ce136" table:formula="of:=IF([.F87]&lt;=[.F72];&quot;Today !&quot;;&quot;&quot;)">
            <text:p/>
          </table:table-cell>
          <table:table-cell table:style-name="ce136" table:formula="of:=IF([.G87]&lt;=[.G72];&quot;Today !&quot;;&quot;&quot;)">
            <text:p/>
          </table:table-cell>
          <table:table-cell table:style-name="ce136" table:formula="of:=IF([.H87]&lt;=[.H72];&quot;Today !&quot;;&quot;&quot;)">
            <text:p/>
          </table:table-cell>
          <table:table-cell table:style-name="ce136" table:formula="of:=IF([.I87]&lt;=[.I72];&quot;Today !&quot;;&quot;&quot;)" office:value-type="string" office:string-value="Today !">
            <text:p>Today !</text:p>
          </table:table-cell>
          <table:table-cell table:style-name="ce136" table:formula="of:=IF([.J87]&lt;=[.J72];&quot;Today !&quot;;&quot;&quot;)" office:value-type="string" office:string-value="Today !">
            <text:p>Today !</text:p>
          </table:table-cell>
          <table:table-cell table:style-name="ce136" table:formula="of:=IF([.K87]&lt;=[.K72];&quot;Today !&quot;;&quot;&quot;)" office:value-type="string" office:string-value="Today !">
            <text:p>Today !</text:p>
          </table:table-cell>
          <table:table-cell table:style-name="ce136" table:formula="of:=IF([.L87]&lt;=[.L72];&quot;Today !&quot;;&quot;&quot;)">
            <text:p/>
          </table:table-cell>
          <table:table-cell table:style-name="ce178" table:number-columns-repeated="1012"/>
        </table:table-row>
        <table:table-row table:style-name="ro17">
          <table:table-cell table:style-name="ce110"/>
          <table:table-cell table:style-name="ce137"/>
          <table:table-cell table:style-name="ce137" office:value-type="string">
            <text:p>Pel manq</text:p>
          </table:table-cell>
          <table:table-cell table:style-name="ce137" table:formula="of:=4000-[.D88]" office:value-type="currency" office:currency="EUR" office:value="938.85">
            <text:p>938,85 €</text:p>
          </table:table-cell>
          <table:table-cell table:style-name="ce137" table:formula="of:=-45*6" office:value-type="currency" office:currency="EUR" office:value="-270">
            <text:p>-270,00 €</text:p>
          </table:table-cell>
          <table:table-cell table:style-name="ce137" table:formula="of:=SUM([.D90:.E90])" office:value-type="currency" office:currency="EUR" office:value="668.85">
            <text:p>668,85 €</text:p>
          </table:table-cell>
          <table:table-cell table:style-name="ce137" table:number-columns-repeated="6"/>
          <table:table-cell table:style-name="ce179" table:number-columns-repeated="1012"/>
        </table:table-row>
        <table:table-row table:style-name="ro7">
          <table:table-cell table:style-name="Default"/>
          <table:table-cell table:style-name="ce136" table:number-columns-repeated="11"/>
          <table:table-cell table:style-name="ce178" table:number-columns-repeated="1012"/>
        </table:table-row>
        <table:table-row table:style-name="ro13">
          <table:table-cell/>
          <table:table-cell table:number-columns-repeated="7" table:style-name="ce127" office:value-type="string">
            <text:p>BNP</text:p>
          </table:table-cell>
          <table:table-cell table:number-columns-repeated="3" table:style-name="ce169" office:value-type="string">
            <text:p>La Poste</text:p>
          </table:table-cell>
          <table:table-cell table:style-name="ce151"/>
          <table:table-cell table:number-columns-repeated="5"/>
          <table:table-cell table:style-name="ce104" table:number-columns-repeated="995"/>
          <table:table-cell table:number-columns-repeated="12"/>
        </table:table-row>
        <table:table-row table:style-name="ro10">
          <table:table-cell table:style-name="ce104" office:value-type="string">
            <text:p>Date</text:p>
          </table:table-cell>
          <table:table-cell table:style-name="ce124" office:value-type="string">
            <text:p>Liquidités</text:p>
          </table:table-cell>
          <table:table-cell table:style-name="ce145" office:value-type="string">
            <text:p>Epargne</text:p>
          </table:table-cell>
          <table:table-cell table:style-name="ce145" office:value-type="string">
            <text:p>PEL</text:p>
          </table:table-cell>
          <table:table-cell table:style-name="ce104" office:value-type="string">
            <text:p>Solde</text:p>
          </table:table-cell>
          <table:table-cell table:style-name="ce104" office:value-type="string">
            <text:p>à venir</text:p>
          </table:table-cell>
          <table:table-cell table:style-name="ce104" office:value-type="string">
            <text:p>Prévisio</text:p>
          </table:table-cell>
          <table:table-cell table:style-name="ce104" office:value-type="string">
            <text:p>Crédits</text:p>
          </table:table-cell>
          <table:table-cell table:style-name="ce104" office:value-type="string">
            <text:p>CCP</text:p>
          </table:table-cell>
          <table:table-cell table:style-name="ce104" office:value-type="string">
            <text:p>Livret</text:p>
          </table:table-cell>
          <table:table-cell table:style-name="ce128" office:value-type="string">
            <text:p>Total</text:p>
          </table:table-cell>
          <table:table-cell table:style-name="ce104" office:value-type="string">
            <text:p>Total général</text:p>
          </table:table-cell>
          <table:table-cell table:style-name="ce174" office:value-type="string">
            <text:p>Date</text:p>
          </table:table-cell>
          <table:table-cell table:style-name="ce151" office:value-type="string">
            <text:p>CB</text:p>
          </table:table-cell>
          <table:table-cell table:style-name="ce104" table:number-columns-repeated="998"/>
          <table:table-cell table:style-name="ce151" table:number-columns-repeated="12"/>
        </table:table-row>
        <table:table-row table:style-name="ro3">
          <table:table-cell table:style-name="ce104" office:value-type="string">
            <text:p>Moyenne</text:p>
          </table:table-cell>
          <table:table-cell table:style-name="ce138" table:formula="of:=AVERAGE([.B1:.B68])" office:value-type="currency" office:currency="EUR" office:value="785.967727272728">
            <text:p>785,97 €</text:p>
          </table:table-cell>
          <table:table-cell table:style-name="ce138" table:formula="of:=AVERAGE([.C1:.C68])" office:value-type="currency" office:currency="EUR" office:value="1932.33377777778">
            <text:p>1 932,33 €</text:p>
          </table:table-cell>
          <table:table-cell table:style-name="ce138" table:formula="of:=AVERAGE([.D1:.D68])" office:value-type="currency" office:currency="EUR" office:value="2948.42272727273">
            <text:p>2 948,42 €</text:p>
          </table:table-cell>
          <table:table-cell table:style-name="ce138" table:formula="of:=AVERAGE([.E1:.E68])" office:value-type="currency" office:currency="EUR" office:value="5714.41318181818">
            <text:p>5 714,41 €</text:p>
          </table:table-cell>
          <table:table-cell table:style-name="ce138" table:formula="of:=AVERAGE([.F1:.F68])" office:value-type="currency" office:currency="EUR" office:value="-738.282727272727">
            <text:p>-738,28 €</text:p>
          </table:table-cell>
          <table:table-cell table:style-name="ce138" table:formula="of:=AVERAGE([.G1:.G68])" office:value-type="currency" office:currency="EUR" office:value="47.685">
            <text:p>47,69 €</text:p>
          </table:table-cell>
          <table:table-cell table:style-name="ce138" table:formula="of:=AVERAGE([.H1:.H68])" office:value-type="currency" office:currency="EUR" office:value="-48108.2962222222">
            <text:p>-48 108,30 €</text:p>
          </table:table-cell>
          <table:table-cell table:style-name="ce138" table:formula="of:=AVERAGE([.I1:.I68])" office:value-type="currency" office:currency="EUR" office:value="72.6856818181818">
            <text:p>72,69 €</text:p>
          </table:table-cell>
          <table:table-cell table:style-name="ce138" table:formula="of:=AVERAGE([.J1:.J68])" office:value-type="currency" office:currency="EUR" office:value="306.818181818182">
            <text:p>306,82 €</text:p>
          </table:table-cell>
          <table:table-cell table:style-name="ce138" table:formula="of:=AVERAGE([.K1:.K68])" office:value-type="currency" office:currency="EUR" office:value="379.503863636363">
            <text:p>379,50 €</text:p>
          </table:table-cell>
          <table:table-cell table:style-name="ce138" table:formula="of:=AVERAGE([.L1:.L68])" office:value-type="currency" office:currency="EUR" office:value="-43850.1231818182">
            <text:p>-43 850,12 €</text:p>
          </table:table-cell>
          <table:table-cell table:style-name="ce104" office:value-type="string">
            <text:p>Moyenne</text:p>
          </table:table-cell>
          <table:table-cell table:style-name="ce151" table:number-columns-repeated="1011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table:style-name="ce111" office:value-type="string" table:number-columns-spanned="3" table:number-rows-spanned="1">
            <text:p>PEL pour restaurer Semmadon</text:p>
          </table:table-cell>
          <table:covered-table-cell table:style-name="ce111"/>
          <table:covered-table-cell table:style-name="ce151"/>
          <table:table-cell table:style-name="ce143"/>
          <table:table-cell table:number-columns-repeated="4"/>
          <table:table-cell table:style-name="ce143" table:number-columns-repeated="4"/>
          <table:table-cell table:number-columns-repeated="1012"/>
        </table:table-row>
        <table:table-row table:style-name="ro8">
          <table:table-cell table:style-name="ce112" office:value-type="string" table:number-columns-spanned="12" table:number-rows-spanned="1">
            <text:p>le livret d'épargne de développement durable de Marc Harnist doit &gt; total <text:span text:style-name="T1">épargnes</text:span> enfants</text:p>
          </table:table-cell>
          <table:covered-table-cell table:number-columns-repeated="11" table:style-name="ce119"/>
          <table:table-cell table:number-columns-repeated="1012"/>
        </table:table-row>
        <table:table-row table:style-name="ro3">
          <table:table-cell table:style-name="ce113" office:value-type="string">
            <text:p><text:s/>- PEL</text:p>
          </table:table-cell>
          <table:table-cell table:style-name="ce139" table:formula="of:=[.D72]" office:value-type="currency" office:currency="EUR" office:value="3061.15">
            <text:p>3 061,15 €</text:p>
          </table:table-cell>
          <table:table-cell table:style-name="ce143"/>
          <table:table-cell table:style-name="ce113" office:value-type="string">
            <text:p>Raphael</text:p>
          </table:table-cell>
          <table:table-cell table:style-name="ce139" office:value-type="currency" office:currency="EUR" office:value="307.77">
            <text:p>307,77 €</text:p>
          </table:table-cell>
          <table:table-cell table:style-name="ce143" table:number-columns-repeated="7"/>
          <table:table-cell table:style-name="ce104"/>
          <table:table-cell table:number-columns-repeated="1011"/>
        </table:table-row>
        <table:table-row table:style-name="ro3">
          <table:table-cell table:style-name="ce113" office:value-type="string">
            <text:p><text:s/>- LDD BNP</text:p>
          </table:table-cell>
          <table:table-cell table:style-name="ce139" office:value-type="currency" office:currency="EUR" office:value="1000">
            <text:p>1 000,00 €</text:p>
          </table:table-cell>
          <table:table-cell table:style-name="ce143"/>
          <table:table-cell table:style-name="ce113" office:value-type="string">
            <text:p>Franky</text:p>
          </table:table-cell>
          <table:table-cell table:style-name="ce139" office:value-type="currency" office:currency="EUR" office:value="404.43">
            <text:p>404,43 €</text:p>
          </table:table-cell>
          <table:table-cell table:style-name="ce143" table:number-columns-repeated="7"/>
          <table:table-cell table:style-name="ce104"/>
          <table:table-cell table:number-columns-repeated="1011"/>
        </table:table-row>
        <table:table-row table:style-name="ro3">
          <table:table-cell table:style-name="ce113" office:value-type="string">
            <text:p><text:s/>- LDD poste</text:p>
          </table:table-cell>
          <table:table-cell table:style-name="ce139" table:formula="of:=[.J72]" office:value-type="currency" office:currency="EUR" office:value="600">
            <text:p>600,00 €</text:p>
          </table:table-cell>
          <table:table-cell table:style-name="Default"/>
          <table:table-cell table:style-name="ce113" office:value-type="string">
            <text:p>Joséphine</text:p>
          </table:table-cell>
          <table:table-cell table:style-name="ce139" office:value-type="currency" office:currency="EUR" office:value="253.8">
            <text:p>253,80 €</text:p>
          </table:table-cell>
          <table:table-cell table:style-name="ce143" table:number-columns-repeated="7"/>
          <table:table-cell table:style-name="ce104"/>
          <table:table-cell table:number-columns-repeated="1011"/>
        </table:table-row>
        <table:table-row table:style-name="ro3">
          <table:table-cell table:style-name="ce114" office:value-type="string">
            <text:p><text:s/>- TOTAL</text:p>
          </table:table-cell>
          <table:table-cell table:style-name="ce140" table:formula="of:=SUM([.B99:.B101])" office:value-type="currency" office:currency="EUR" office:value="4661.15">
            <text:p>4 661,15 €</text:p>
          </table:table-cell>
          <table:table-cell table:style-name="ce143"/>
          <table:table-cell table:style-name="ce114" office:value-type="string">
            <text:p>Total</text:p>
          </table:table-cell>
          <table:table-cell table:style-name="ce140" table:formula="of:=SUM([.E99:.E101])" office:value-type="currency" office:currency="EUR" office:value="966">
            <text:p>966,00 €</text:p>
          </table:table-cell>
          <table:table-cell table:style-name="ce143" table:number-columns-repeated="7"/>
          <table:table-cell table:style-name="ce104"/>
          <table:table-cell table:number-columns-repeated="1011"/>
        </table:table-row>
        <table:table-row table:style-name="ro18">
          <table:table-cell table:style-name="ce115" office:value-type="string">
            <text:p><text:s/>- Maman</text:p>
          </table:table-cell>
          <table:table-cell table:style-name="ce141" office:value-type="currency" office:currency="EUR" office:value="4000">
            <text:p>4 000,00 €</text:p>
          </table:table-cell>
          <table:table-cell table:style-name="ce143"/>
          <table:table-cell table:style-name="ce115" office:value-type="string">
            <text:p>Marc</text:p>
          </table:table-cell>
          <table:table-cell table:style-name="ce141" table:formula="of:=[.B100]" office:value-type="currency" office:currency="EUR" office:value="1000">
            <text:p>1 000,00 €</text:p>
          </table:table-cell>
          <table:table-cell table:style-name="ce143" table:number-columns-repeated="7"/>
          <table:table-cell table:style-name="ce104"/>
          <table:table-cell table:number-columns-repeated="1011"/>
        </table:table-row>
        <table:table-row table:style-name="ro3">
          <table:table-cell table:style-name="ce32" table:number-columns-repeated="2"/>
          <table:table-cell/>
          <table:table-cell office:value-type="string">
            <text:p>Différence</text:p>
          </table:table-cell>
          <table:table-cell table:formula="of:=[.E103]-[.E102]" office:value-type="currency" office:currency="EUR" office:value="34">
            <text:p>34,00 €</text:p>
          </table:table-cell>
          <table:table-cell office:value-type="string" table:number-columns-spanned="4" table:number-rows-spanned="1">
            <text:p>Doit être positif pour fermetures à 18 ans ! 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 table:style-name="ce116" office:value-type="string">
            <text:p>LUC 12:42 - 44</text:p>
          </table:table-cell>
          <table:table-cell table:style-name="ce142" table:number-columns-repeated="10"/>
          <table:table-cell table:style-name="ce119"/>
          <table:table-cell table:number-columns-repeated="1012"/>
        </table:table-row>
        <table:table-row table:style-name="ro3">
          <table:table-cell table:style-name="ce117" office:value-type="string" table:number-columns-spanned="11" table:number-rows-spanned="1">
            <text:p>42 Et le Seigneur dit: Quel est donc l'économe fidèle et prudent que le maître établira sur ses gens, pour leur donner la nourriture au temps convenable? </text:p>
          </table:table-cell>
          <table:covered-table-cell table:number-columns-repeated="10" table:style-name="ce142"/>
          <table:table-cell table:style-name="ce119"/>
          <table:table-cell table:number-columns-repeated="1012"/>
        </table:table-row>
        <table:table-row table:style-name="ro3">
          <table:table-cell table:style-name="ce117" office:value-type="string" table:number-columns-spanned="11" table:number-rows-spanned="1">
            <text:p>43 Heureux ce serviteur, que son maître, à son arrivée, trouvera faisant ainsi! 44 Je vous le dis en vérité, il l'établira sur tous ses biens. </text:p>
          </table:table-cell>
          <table:covered-table-cell table:number-columns-repeated="10" table:style-name="ce142"/>
          <table:table-cell table:style-name="ce119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table:style-name="ce118"/>
          <table:table-cell table:number-columns-repeated="3"/>
          <table:table-cell table:style-name="ce161" office:value-type="string">
            <text:p>Grosses</text:p>
          </table:table-cell>
          <table:table-cell table:number-columns-repeated="1019"/>
        </table:table-row>
        <table:table-row table:style-name="ro3">
          <table:table-cell table:style-name="ce107" office:value-type="string">
            <text:p>BNP</text:p>
          </table:table-cell>
          <table:table-cell office:value-type="string">
            <text:p>Livret dvp </text:p>
          </table:table-cell>
          <table:table-cell table:style-name="ce151" office:value-type="string">
            <text:p>durable</text:p>
          </table:table-cell>
          <table:table-cell office:value-type="string">
            <text:p>disponi.</text:p>
          </table:table-cell>
          <table:table-cell table:style-name="ce161" office:value-type="string">
            <text:p>factures</text:p>
          </table:table-cell>
          <table:table-cell table:number-columns-repeated="1019"/>
        </table:table-row>
        <table:table-row table:style-name="ro3">
          <table:table-cell/>
          <table:table-cell table:style-name="ce144"/>
          <table:table-cell table:number-columns-repeated="2"/>
          <table:table-cell table:style-name="ce161" office:value-type="string">
            <text:p>uniquement</text:p>
          </table:table-cell>
          <table:table-cell table:number-columns-repeated="1019"/>
        </table:table-row>
        <table:table-row table:style-name="ro3">
          <table:table-cell/>
          <table:table-cell office:value-type="currency" office:currency="EUR" office:value="20">
            <text:p>20,00 €</text:p>
          </table:table-cell>
          <table:table-cell table:number-columns-repeated="1022"/>
        </table:table-row>
        <table:table-row table:style-name="ro3">
          <table:table-cell table:style-name="ce118" office:value-type="date" office:date-value="2017-06-15">
            <text:p>15/06/17</text:p>
          </table:table-cell>
          <table:table-cell office:value-type="currency" office:currency="EUR" office:value="180">
            <text:p>180,00 €</text:p>
          </table:table-cell>
          <table:table-cell table:style-name="ce152" office:value-type="currency" office:currency="EUR" office:value="1000">
            <text:p>1 000,00 €</text:p>
          </table:table-cell>
          <table:table-cell table:number-columns-repeated="1021"/>
        </table:table-row>
        <table:table-row table:style-name="ro3">
          <table:table-cell table:style-name="ce118" office:value-type="date" office:date-value="2017-07-15">
            <text:p>15/07/17</text:p>
          </table:table-cell>
          <table:table-cell table:formula="of:=[.B114]" office:value-type="currency" office:currency="EUR" office:value="180">
            <text:p>180,00 €</text:p>
          </table:table-cell>
          <table:table-cell table:formula="of:=[.C114]+[.B115]+[.E115]+[.G115]" office:value-type="currency" office:currency="EUR" office:value="1180">
            <text:p>1 180,00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7-08-15">
            <text:p>15/08/17</text:p>
          </table:table-cell>
          <table:table-cell table:formula="of:=[.B115]" office:value-type="currency" office:currency="EUR" office:value="180">
            <text:p>180,00 €</text:p>
          </table:table-cell>
          <table:table-cell table:formula="of:=[.C115]+[.B116]+[.E116]+[.G116]" office:value-type="currency" office:currency="EUR" office:value="1042.44">
            <text:p>1 042,44 €</text:p>
          </table:table-cell>
          <table:table-cell office:value-type="string">
            <text:p>Sus EDF</text:p>
          </table:table-cell>
          <table:table-cell table:style-name="ce152" office:value-type="currency" office:currency="EUR" office:value="-317.56">
            <text:p>-317,56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7-09-15">
            <text:p>15/09/17</text:p>
          </table:table-cell>
          <table:table-cell table:formula="of:=[.B116]" office:value-type="currency" office:currency="EUR" office:value="180">
            <text:p>180,00 €</text:p>
          </table:table-cell>
          <table:table-cell table:formula="of:=[.C116]+[.B117]+[.E117]+[.G117]" office:value-type="currency" office:currency="EUR" office:value="1222.44">
            <text:p>1 222,44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7-10-15">
            <text:p>15/10/17</text:p>
          </table:table-cell>
          <table:table-cell table:formula="of:=[.B117]" office:value-type="currency" office:currency="EUR" office:value="180">
            <text:p>180,00 €</text:p>
          </table:table-cell>
          <table:table-cell table:formula="of:=[.C117]+[.B118]+[.E118]+[.G118]" office:value-type="currency" office:currency="EUR" office:value="1095.44">
            <text:p>1 095,44 €</text:p>
          </table:table-cell>
          <table:table-cell office:value-type="string">
            <text:p>Raphaël 18ans</text:p>
          </table:table-cell>
          <table:table-cell table:style-name="ce152" office:value-type="currency" office:currency="EUR" office:value="-307">
            <text:p>-307,00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7-11-15">
            <text:p>15/11/17</text:p>
          </table:table-cell>
          <table:table-cell table:formula="of:=[.B117]" office:value-type="currency" office:currency="EUR" office:value="180">
            <text:p>180,00 €</text:p>
          </table:table-cell>
          <table:table-cell table:formula="of:=[.C118]+[.B119]+[.E119]+[.G119]" office:value-type="currency" office:currency="EUR" office:value="1275.44">
            <text:p>1 275,44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7-12-15">
            <text:p>15/12/17</text:p>
          </table:table-cell>
          <table:table-cell table:formula="of:=[.B119]" office:value-type="currency" office:currency="EUR" office:value="180">
            <text:p>180,00 €</text:p>
          </table:table-cell>
          <table:table-cell table:formula="of:=[.C119]+[.B120]+[.E120]+[.G120]" office:value-type="currency" office:currency="EUR" office:value="1213.96">
            <text:p>1 213,96 €</text:p>
          </table:table-cell>
          <table:table-cell office:value-type="string">
            <text:p>Eau assainis.</text:p>
          </table:table-cell>
          <table:table-cell table:style-name="ce162" office:value-type="currency" office:currency="EUR" office:value="-241.48">
            <text:p>-241,48 €</text:p>
          </table:table-cell>
          <table:table-cell office:value-type="string">
            <text:p>solde</text:p>
          </table:table-cell>
          <table:table-cell/>
          <table:table-cell table:number-columns-repeated="1017"/>
        </table:table-row>
        <table:table-row table:style-name="ro3">
          <table:table-cell table:style-name="ce118" office:value-type="date" office:date-value="2018-01-15">
            <text:p>15/01/18</text:p>
          </table:table-cell>
          <table:table-cell table:formula="of:=[.B120]" office:value-type="currency" office:currency="EUR" office:value="180">
            <text:p>180,00 €</text:p>
          </table:table-cell>
          <table:table-cell table:formula="of:=[.C120]+[.B121]+[.E121]+[.G121]" office:value-type="currency" office:currency="EUR" office:value="1393.96">
            <text:p>1 393,9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8-02-15">
            <text:p>15/02/18</text:p>
          </table:table-cell>
          <table:table-cell table:formula="of:=[.B121]" office:value-type="currency" office:currency="EUR" office:value="180">
            <text:p>180,00 €</text:p>
          </table:table-cell>
          <table:table-cell table:formula="of:=[.C121]+[.B122]+[.E122]+[.G122]" office:value-type="currency" office:currency="EUR" office:value="1573.96">
            <text:p>1 573,9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8-03-15">
            <text:p>15/03/18</text:p>
          </table:table-cell>
          <table:table-cell table:formula="of:=[.B122]" office:value-type="currency" office:currency="EUR" office:value="180">
            <text:p>180,00 €</text:p>
          </table:table-cell>
          <table:table-cell table:formula="of:=[.C122]+[.B123]+[.E123]+[.G123]" office:value-type="currency" office:currency="EUR" office:value="1322.5">
            <text:p>1 322,50 €</text:p>
          </table:table-cell>
          <table:table-cell office:value-type="string">
            <text:p>Conso eau</text:p>
          </table:table-cell>
          <table:table-cell table:style-name="ce152" office:value-type="currency" office:currency="EUR" office:value="-431.46">
            <text:p>-431,46 €</text:p>
          </table:table-cell>
          <table:table-cell table:style-name="ce151" office:value-type="string">
            <text:p>(estimation)</text:p>
          </table:table-cell>
          <table:table-cell/>
          <table:table-cell table:number-columns-repeated="1017"/>
        </table:table-row>
        <table:table-row table:style-name="ro3">
          <table:table-cell table:style-name="ce118" office:value-type="date" office:date-value="2018-04-15">
            <text:p>15/04/18</text:p>
          </table:table-cell>
          <table:table-cell table:formula="of:=[.B123]" office:value-type="currency" office:currency="EUR" office:value="180">
            <text:p>180,00 €</text:p>
          </table:table-cell>
          <table:table-cell table:formula="of:=[.C123]+[.B124]+[.E124]+[.G124]" office:value-type="currency" office:currency="EUR" office:value="1502.5">
            <text:p>1 502,50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8-05-15">
            <text:p>15/05/18</text:p>
          </table:table-cell>
          <table:table-cell table:formula="of:=[.B124]" office:value-type="currency" office:currency="EUR" office:value="180">
            <text:p>180,00 €</text:p>
          </table:table-cell>
          <table:table-cell table:formula="of:=[.C124]+[.B125]+[.E125]+[.G125]" office:value-type="currency" office:currency="EUR" office:value="1562.5">
            <text:p>1 562,50 €</text:p>
          </table:table-cell>
          <table:table-cell office:value-type="string">
            <text:p>Eau assainis.</text:p>
          </table:table-cell>
          <table:table-cell table:style-name="ce152" office:value-type="currency" office:currency="EUR" office:value="-120">
            <text:p>-120,00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8-06-15">
            <text:p>15/06/18</text:p>
          </table:table-cell>
          <table:table-cell table:formula="of:=[.B125]" office:value-type="currency" office:currency="EUR" office:value="180">
            <text:p>180,00 €</text:p>
          </table:table-cell>
          <table:table-cell table:formula="of:=[.C125]+[.B126]+[.E126]+[.G126]" office:value-type="currency" office:currency="EUR" office:value="1742.5">
            <text:p>1 742,50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8-07-15">
            <text:p>15/07/18</text:p>
          </table:table-cell>
          <table:table-cell table:formula="of:=[.B126]" office:value-type="currency" office:currency="EUR" office:value="180">
            <text:p>180,00 €</text:p>
          </table:table-cell>
          <table:table-cell table:formula="of:=[.C126]+[.B127]+[.E127]+[.G127]" office:value-type="currency" office:currency="EUR" office:value="1922.5">
            <text:p>1 922,50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8-08-15">
            <text:p>15/08/18</text:p>
          </table:table-cell>
          <table:table-cell table:formula="of:=[.B127]" office:value-type="currency" office:currency="EUR" office:value="180">
            <text:p>180,00 €</text:p>
          </table:table-cell>
          <table:table-cell table:formula="of:=[.C127]+[.B128]+[.E128]+[.G128]" office:value-type="currency" office:currency="EUR" office:value="1784.94">
            <text:p>1 784,94 €</text:p>
          </table:table-cell>
          <table:table-cell office:value-type="string">
            <text:p>Sus EDF</text:p>
          </table:table-cell>
          <table:table-cell table:style-name="ce152" office:value-type="currency" office:currency="EUR" office:value="-317.56">
            <text:p>-317,56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8-09-15">
            <text:p>15/09/18</text:p>
          </table:table-cell>
          <table:table-cell table:formula="of:=[.B128]" office:value-type="currency" office:currency="EUR" office:value="180">
            <text:p>180,00 €</text:p>
          </table:table-cell>
          <table:table-cell table:formula="of:=[.C128]+[.B129]+[.E129]+[.G129]" office:value-type="currency" office:currency="EUR" office:value="1964.94">
            <text:p>1 964,94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8-10-15">
            <text:p>15/10/18</text:p>
          </table:table-cell>
          <table:table-cell table:formula="of:=[.B129]" office:value-type="currency" office:currency="EUR" office:value="180">
            <text:p>180,00 €</text:p>
          </table:table-cell>
          <table:table-cell table:formula="of:=[.C129]+[.B130]+[.E130]+[.G130]" office:value-type="currency" office:currency="EUR" office:value="2144.94">
            <text:p>2 144,94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8-11-15">
            <text:p>15/11/18</text:p>
          </table:table-cell>
          <table:table-cell table:formula="of:=[.B130]" office:value-type="currency" office:currency="EUR" office:value="180">
            <text:p>180,00 €</text:p>
          </table:table-cell>
          <table:table-cell table:formula="of:=[.C130]+[.B131]+[.E131]+[.G131]" office:value-type="currency" office:currency="EUR" office:value="2324.94">
            <text:p>2 324,94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8-12-15">
            <text:p>15/12/18</text:p>
          </table:table-cell>
          <table:table-cell table:formula="of:=[.B131]" office:value-type="currency" office:currency="EUR" office:value="180">
            <text:p>180,00 €</text:p>
          </table:table-cell>
          <table:table-cell table:formula="of:=[.C131]+[.B132]+[.E132]+[.G132]" office:value-type="currency" office:currency="EUR" office:value="2251.386">
            <text:p>2 251,39 €</text:p>
          </table:table-cell>
          <table:table-cell office:value-type="string">
            <text:p>Eau assainis.</text:p>
          </table:table-cell>
          <table:table-cell table:style-name="ce162" table:formula="of:=[.E120]*1.05" office:value-type="currency" office:currency="EUR" office:value="-253.554">
            <text:p>-253,55 €</text:p>
          </table:table-cell>
          <table:table-cell office:value-type="string">
            <text:p>solde</text:p>
          </table:table-cell>
          <table:table-cell/>
          <table:table-cell table:number-columns-repeated="1017"/>
        </table:table-row>
        <table:table-row table:style-name="ro3">
          <table:table-cell table:style-name="ce118" office:value-type="date" office:date-value="2019-01-15">
            <text:p>15/01/19</text:p>
          </table:table-cell>
          <table:table-cell table:formula="of:=[.B132]" office:value-type="currency" office:currency="EUR" office:value="180">
            <text:p>180,00 €</text:p>
          </table:table-cell>
          <table:table-cell table:formula="of:=[.C132]+[.B133]+[.E133]+[.G133]" office:value-type="currency" office:currency="EUR" office:value="2431.386">
            <text:p>2 431,39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9-02-15">
            <text:p>15/02/19</text:p>
          </table:table-cell>
          <table:table-cell table:formula="of:=[.B133]" office:value-type="currency" office:currency="EUR" office:value="180">
            <text:p>180,00 €</text:p>
          </table:table-cell>
          <table:table-cell table:formula="of:=[.C133]+[.B134]+[.E134]+[.G134]" office:value-type="currency" office:currency="EUR" office:value="2611.386">
            <text:p>2 611,39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9-03-15">
            <text:p>15/03/19</text:p>
          </table:table-cell>
          <table:table-cell table:formula="of:=[.B134]" office:value-type="currency" office:currency="EUR" office:value="180">
            <text:p>180,00 €</text:p>
          </table:table-cell>
          <table:table-cell table:formula="of:=[.C134]+[.B135]+[.E135]+[.G135]" office:value-type="currency" office:currency="EUR" office:value="2325.4092">
            <text:p>2 325,41 €</text:p>
          </table:table-cell>
          <table:table-cell table:formula="of:=[.D123]" office:value-type="string" office:string-value="Conso eau">
            <text:p>Conso eau</text:p>
          </table:table-cell>
          <table:table-cell table:style-name="ce152" table:formula="of:=[.E123]*1.08" office:value-type="currency" office:currency="EUR" office:value="-465.9768">
            <text:p>-465,98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9-04-15">
            <text:p>15/04/19</text:p>
          </table:table-cell>
          <table:table-cell table:formula="of:=[.B135]" office:value-type="currency" office:currency="EUR" office:value="180">
            <text:p>180,00 €</text:p>
          </table:table-cell>
          <table:table-cell table:formula="of:=[.C135]+[.B136]+[.E136]+[.G136]" office:value-type="currency" office:currency="EUR" office:value="2505.4092">
            <text:p>2 505,41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9-05-15">
            <text:p>15/05/19</text:p>
          </table:table-cell>
          <table:table-cell table:formula="of:=[.B136]" office:value-type="currency" office:currency="EUR" office:value="180">
            <text:p>180,00 €</text:p>
          </table:table-cell>
          <table:table-cell table:formula="of:=[.C136]+[.B137]+[.E137]+[.G137]" office:value-type="currency" office:currency="EUR" office:value="2565.4092">
            <text:p>2 565,41 €</text:p>
          </table:table-cell>
          <table:table-cell office:value-type="string">
            <text:p>Eau assainis.</text:p>
          </table:table-cell>
          <table:table-cell table:style-name="ce152" office:value-type="currency" office:currency="EUR" office:value="-120">
            <text:p>-120,00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9-06-15">
            <text:p>15/06/19</text:p>
          </table:table-cell>
          <table:table-cell table:formula="of:=[.B137]" office:value-type="currency" office:currency="EUR" office:value="180">
            <text:p>180,00 €</text:p>
          </table:table-cell>
          <table:table-cell table:formula="of:=[.C137]+[.B138]+[.E138]+[.G138]" office:value-type="currency" office:currency="EUR" office:value="2745.4092">
            <text:p>2 745,41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9-07-15">
            <text:p>15/07/19</text:p>
          </table:table-cell>
          <table:table-cell table:formula="of:=[.B138]" office:value-type="currency" office:currency="EUR" office:value="180">
            <text:p>180,00 €</text:p>
          </table:table-cell>
          <table:table-cell table:formula="of:=[.C138]+[.B139]+[.E139]+[.G139]" office:value-type="currency" office:currency="EUR" office:value="2925.4092">
            <text:p>2 925,41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9-08-15">
            <text:p>15/08/19</text:p>
          </table:table-cell>
          <table:table-cell table:formula="of:=[.B139]" office:value-type="currency" office:currency="EUR" office:value="180">
            <text:p>180,00 €</text:p>
          </table:table-cell>
          <table:table-cell table:formula="of:=[.C139]+[.B140]+[.E140]+[.G140]" office:value-type="currency" office:currency="EUR" office:value="2787.8492">
            <text:p>2 787,85 €</text:p>
          </table:table-cell>
          <table:table-cell office:value-type="string">
            <text:p>Sus EDF</text:p>
          </table:table-cell>
          <table:table-cell table:style-name="ce152" office:value-type="currency" office:currency="EUR" office:value="-317.56">
            <text:p>-317,56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9-09-15">
            <text:p>15/09/19</text:p>
          </table:table-cell>
          <table:table-cell table:formula="of:=[.B140]" office:value-type="currency" office:currency="EUR" office:value="180">
            <text:p>180,00 €</text:p>
          </table:table-cell>
          <table:table-cell table:formula="of:=[.C140]+[.B141]+[.E141]+[.G141]" office:value-type="currency" office:currency="EUR" office:value="2967.8492">
            <text:p>2 967,85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9-10-15">
            <text:p>15/10/19</text:p>
          </table:table-cell>
          <table:table-cell table:formula="of:=[.B141]" office:value-type="currency" office:currency="EUR" office:value="180">
            <text:p>180,00 €</text:p>
          </table:table-cell>
          <table:table-cell table:formula="of:=[.C141]+[.B142]+[.E142]+[.G142]" office:value-type="currency" office:currency="EUR" office:value="1147.8492">
            <text:p>1 147,85 €</text:p>
          </table:table-cell>
          <table:table-cell office:value-type="string">
            <text:p>Franky 18 ans</text:p>
          </table:table-cell>
          <table:table-cell table:style-name="ce152" office:value-type="currency" office:currency="EUR" office:value="-2000">
            <text:p>-2 000,00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19-11-15">
            <text:p>15/11/19</text:p>
          </table:table-cell>
          <table:table-cell table:formula="of:=[.B141]" office:value-type="currency" office:currency="EUR" office:value="180">
            <text:p>180,00 €</text:p>
          </table:table-cell>
          <table:table-cell table:formula="of:=[.C142]+[.B143]+[.E143]+[.G143]" office:value-type="currency" office:currency="EUR" office:value="1327.8492">
            <text:p>1 327,85 €</text:p>
          </table:table-cell>
          <table:table-cell/>
          <table:table-cell/>
          <table:table-cell/>
          <table:table-cell/>
          <table:table-cell table:formula="of:=COUNTA([.$A$114:.A142])" office:value-type="float" office:value="29">
            <text:p>29</text:p>
          </table:table-cell>
          <table:table-cell office:value-type="string">
            <text:p>mois</text:p>
          </table:table-cell>
          <table:table-cell table:formula="of:=[.E142]/[.H143]" office:value-type="currency" office:currency="EUR" office:value="-68.9655172413793">
            <text:p>-68,97 €</text:p>
          </table:table-cell>
          <table:table-cell table:number-columns-repeated="1014"/>
        </table:table-row>
        <table:table-row table:style-name="ro3">
          <table:table-cell table:style-name="ce118" office:value-type="date" office:date-value="2019-12-15">
            <text:p>15/12/19</text:p>
          </table:table-cell>
          <table:table-cell table:formula="of:=[.B143]" office:value-type="currency" office:currency="EUR" office:value="180">
            <text:p>180,00 €</text:p>
          </table:table-cell>
          <table:table-cell table:formula="of:=[.C143]+[.B144]+[.E144]+[.G144]" office:value-type="currency" office:currency="EUR" office:value="1241.6175">
            <text:p>1 241,62 €</text:p>
          </table:table-cell>
          <table:table-cell office:value-type="string">
            <text:p>Eau assainis.</text:p>
          </table:table-cell>
          <table:table-cell table:style-name="ce162" table:formula="of:=[.E132]*1.05" office:value-type="currency" office:currency="EUR" office:value="-266.2317">
            <text:p>-266,23 €</text:p>
          </table:table-cell>
          <table:table-cell office:value-type="string">
            <text:p>solde</text:p>
          </table:table-cell>
          <table:table-cell/>
          <table:table-cell table:number-columns-repeated="1017"/>
        </table:table-row>
        <table:table-row table:style-name="ro3">
          <table:table-cell table:style-name="ce118" office:value-type="date" office:date-value="2020-01-15">
            <text:p>15/01/20</text:p>
          </table:table-cell>
          <table:table-cell table:formula="of:=[.B144]" office:value-type="currency" office:currency="EUR" office:value="180">
            <text:p>180,00 €</text:p>
          </table:table-cell>
          <table:table-cell table:formula="of:=[.C144]+[.B145]+[.E145]+[.G145]" office:value-type="currency" office:currency="EUR" office:value="1421.6175">
            <text:p>1 421,62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0-02-15">
            <text:p>15/02/20</text:p>
          </table:table-cell>
          <table:table-cell table:formula="of:=[.B145]" office:value-type="currency" office:currency="EUR" office:value="180">
            <text:p>180,00 €</text:p>
          </table:table-cell>
          <table:table-cell table:formula="of:=[.C145]+[.B146]+[.E146]+[.G146]" office:value-type="currency" office:currency="EUR" office:value="1601.6175">
            <text:p>1 601,62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0-03-15">
            <text:p>15/03/20</text:p>
          </table:table-cell>
          <table:table-cell table:formula="of:=[.B146]" office:value-type="currency" office:currency="EUR" office:value="180">
            <text:p>180,00 €</text:p>
          </table:table-cell>
          <table:table-cell table:formula="of:=[.C146]+[.B147]+[.E147]+[.G147]" office:value-type="currency" office:currency="EUR" office:value="1278.362556">
            <text:p>1 278,36 €</text:p>
          </table:table-cell>
          <table:table-cell table:formula="of:=[.D135]" office:value-type="string" office:string-value="Conso eau">
            <text:p>Conso eau</text:p>
          </table:table-cell>
          <table:table-cell table:style-name="ce152" table:formula="of:=[.E135]*1.08" office:value-type="currency" office:currency="EUR" office:value="-503.254944">
            <text:p>-503,25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0-04-15">
            <text:p>15/04/20</text:p>
          </table:table-cell>
          <table:table-cell table:formula="of:=[.B147]" office:value-type="currency" office:currency="EUR" office:value="180">
            <text:p>180,00 €</text:p>
          </table:table-cell>
          <table:table-cell table:formula="of:=[.C147]+[.B148]+[.E148]+[.G148]" office:value-type="currency" office:currency="EUR" office:value="1458.362556">
            <text:p>1 458,3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0-05-15">
            <text:p>15/05/20</text:p>
          </table:table-cell>
          <table:table-cell table:formula="of:=[.B148]" office:value-type="currency" office:currency="EUR" office:value="180">
            <text:p>180,00 €</text:p>
          </table:table-cell>
          <table:table-cell table:formula="of:=[.C148]+[.B149]+[.E149]+[.G149]" office:value-type="currency" office:currency="EUR" office:value="1518.362556">
            <text:p>1 518,36 €</text:p>
          </table:table-cell>
          <table:table-cell office:value-type="string">
            <text:p>Eau assainis.</text:p>
          </table:table-cell>
          <table:table-cell table:style-name="ce152" office:value-type="currency" office:currency="EUR" office:value="-120">
            <text:p>-120,00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0-06-15">
            <text:p>15/06/20</text:p>
          </table:table-cell>
          <table:table-cell table:formula="of:=[.B149]" office:value-type="currency" office:currency="EUR" office:value="180">
            <text:p>180,00 €</text:p>
          </table:table-cell>
          <table:table-cell table:formula="of:=[.C149]+[.B150]+[.E150]+[.G150]" office:value-type="currency" office:currency="EUR" office:value="1698.362556">
            <text:p>1 698,3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0-07-15">
            <text:p>15/07/20</text:p>
          </table:table-cell>
          <table:table-cell table:formula="of:=[.B150]" office:value-type="currency" office:currency="EUR" office:value="180">
            <text:p>180,00 €</text:p>
          </table:table-cell>
          <table:table-cell table:formula="of:=[.C150]+[.B151]+[.E151]+[.G151]" office:value-type="currency" office:currency="EUR" office:value="1878.362556">
            <text:p>1 878,3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0-08-15">
            <text:p>15/08/20</text:p>
          </table:table-cell>
          <table:table-cell table:formula="of:=[.B151]" office:value-type="currency" office:currency="EUR" office:value="180">
            <text:p>180,00 €</text:p>
          </table:table-cell>
          <table:table-cell table:formula="of:=[.C151]+[.B152]+[.E152]+[.G152]" office:value-type="currency" office:currency="EUR" office:value="1740.802556">
            <text:p>1 740,80 €</text:p>
          </table:table-cell>
          <table:table-cell office:value-type="string">
            <text:p>Sus EDF</text:p>
          </table:table-cell>
          <table:table-cell table:style-name="ce152" office:value-type="currency" office:currency="EUR" office:value="-317.56">
            <text:p>-317,56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0-09-15">
            <text:p>15/09/20</text:p>
          </table:table-cell>
          <table:table-cell table:formula="of:=[.B152]" office:value-type="currency" office:currency="EUR" office:value="180">
            <text:p>180,00 €</text:p>
          </table:table-cell>
          <table:table-cell table:formula="of:=[.C152]+[.B153]+[.E153]+[.G153]" office:value-type="currency" office:currency="EUR" office:value="1920.802556">
            <text:p>1 920,80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0-10-15">
            <text:p>15/10/20</text:p>
          </table:table-cell>
          <table:table-cell table:formula="of:=[.B153]" office:value-type="currency" office:currency="EUR" office:value="180">
            <text:p>180,00 €</text:p>
          </table:table-cell>
          <table:table-cell table:formula="of:=[.C153]+[.B154]+[.E154]+[.G154]" office:value-type="currency" office:currency="EUR" office:value="2100.802556">
            <text:p>2 100,80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0-11-15">
            <text:p>15/11/20</text:p>
          </table:table-cell>
          <table:table-cell table:formula="of:=[.B154]" office:value-type="currency" office:currency="EUR" office:value="180">
            <text:p>180,00 €</text:p>
          </table:table-cell>
          <table:table-cell table:formula="of:=[.C154]+[.B155]+[.E155]+[.G155]" office:value-type="currency" office:currency="EUR" office:value="2280.802556">
            <text:p>2 280,80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0-12-15">
            <text:p>15/12/20</text:p>
          </table:table-cell>
          <table:table-cell table:formula="of:=[.B155]" office:value-type="currency" office:currency="EUR" office:value="180">
            <text:p>180,00 €</text:p>
          </table:table-cell>
          <table:table-cell table:formula="of:=[.C155]+[.B156]+[.E156]+[.G156]" office:value-type="currency" office:currency="EUR" office:value="2181.259271">
            <text:p>2 181,26 €</text:p>
          </table:table-cell>
          <table:table-cell office:value-type="string">
            <text:p>Eau assainis.</text:p>
          </table:table-cell>
          <table:table-cell table:style-name="ce162" table:formula="of:=[.E144]*1.05" office:value-type="currency" office:currency="EUR" office:value="-279.543285">
            <text:p>-279,54 €</text:p>
          </table:table-cell>
          <table:table-cell office:value-type="string">
            <text:p>solde</text:p>
          </table:table-cell>
          <table:table-cell/>
          <table:table-cell table:number-columns-repeated="1017"/>
        </table:table-row>
        <table:table-row table:style-name="ro3">
          <table:table-cell table:style-name="ce118"/>
          <table:table-cell table:number-columns-repeated="3"/>
          <table:table-cell table:style-name="ce162"/>
          <table:table-cell table:number-columns-repeated="1019"/>
        </table:table-row>
        <table:table-row table:style-name="ro3">
          <table:table-cell table:style-name="ce118" office:value-type="date" office:date-value="2021-01-15">
            <text:p>15/01/21</text:p>
          </table:table-cell>
          <table:table-cell table:formula="of:=[.B156]" office:value-type="currency" office:currency="EUR" office:value="180">
            <text:p>180,00 €</text:p>
          </table:table-cell>
          <table:table-cell table:formula="of:=[.C156]+[.B158]+[.E158]+[.G158]" office:value-type="currency" office:currency="EUR" office:value="2361.259271">
            <text:p>2 361,2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1-02-15">
            <text:p>15/02/21</text:p>
          </table:table-cell>
          <table:table-cell table:formula="of:=[.B158]" office:value-type="currency" office:currency="EUR" office:value="180">
            <text:p>180,00 €</text:p>
          </table:table-cell>
          <table:table-cell table:formula="of:=[.C158]+[.B159]+[.E159]+[.G159]" office:value-type="currency" office:currency="EUR" office:value="2541.259271">
            <text:p>2 541,2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1-03-15">
            <text:p>15/03/21</text:p>
          </table:table-cell>
          <table:table-cell table:formula="of:=[.B159]" office:value-type="currency" office:currency="EUR" office:value="180">
            <text:p>180,00 €</text:p>
          </table:table-cell>
          <table:table-cell table:formula="of:=[.C159]+[.B160]+[.E160]+[.G160]" office:value-type="currency" office:currency="EUR" office:value="2177.74393148">
            <text:p>2 177,74 €</text:p>
          </table:table-cell>
          <table:table-cell table:formula="of:=[.D147]" office:value-type="string" office:string-value="Conso eau">
            <text:p>Conso eau</text:p>
          </table:table-cell>
          <table:table-cell table:style-name="ce152" table:formula="of:=[.E147]*1.08" office:value-type="currency" office:currency="EUR" office:value="-543.51533952">
            <text:p>-543,52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1-04-15">
            <text:p>15/04/21</text:p>
          </table:table-cell>
          <table:table-cell table:formula="of:=[.B160]" office:value-type="currency" office:currency="EUR" office:value="180">
            <text:p>180,00 €</text:p>
          </table:table-cell>
          <table:table-cell table:formula="of:=[.C160]+[.B161]+[.E161]+[.G161]" office:value-type="currency" office:currency="EUR" office:value="2357.74393148">
            <text:p>2 357,74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1-05-15">
            <text:p>15/05/21</text:p>
          </table:table-cell>
          <table:table-cell table:formula="of:=[.B161]" office:value-type="currency" office:currency="EUR" office:value="180">
            <text:p>180,00 €</text:p>
          </table:table-cell>
          <table:table-cell table:formula="of:=[.C161]+[.B162]+[.E162]+[.G162]" office:value-type="currency" office:currency="EUR" office:value="417.74393148">
            <text:p>417,74 €</text:p>
          </table:table-cell>
          <table:table-cell office:value-type="string">
            <text:p>Joséphine 18</text:p>
          </table:table-cell>
          <table:table-cell table:style-name="ce152" office:value-type="currency" office:currency="EUR" office:value="-2000">
            <text:p>-2 000,00 €</text:p>
          </table:table-cell>
          <table:table-cell office:value-type="string">
            <text:p>Eau assainis.</text:p>
          </table:table-cell>
          <table:table-cell table:style-name="ce152" office:value-type="currency" office:currency="EUR" office:value="-120">
            <text:p>-120,00 €</text:p>
          </table:table-cell>
          <table:table-cell table:number-columns-repeated="1017"/>
        </table:table-row>
        <table:table-row table:style-name="ro3">
          <table:table-cell table:style-name="ce118" office:value-type="date" office:date-value="2021-06-15">
            <text:p>15/06/21</text:p>
          </table:table-cell>
          <table:table-cell table:formula="of:=[.B162]" office:value-type="currency" office:currency="EUR" office:value="180">
            <text:p>180,00 €</text:p>
          </table:table-cell>
          <table:table-cell table:formula="of:=[.C162]+[.B163]+[.E163]+[.G163]" office:value-type="currency" office:currency="EUR" office:value="597.74393148">
            <text:p>597,74 €</text:p>
          </table:table-cell>
          <table:table-cell/>
          <table:table-cell table:style-name="ce152"/>
          <table:table-cell/>
          <table:table-cell/>
          <table:table-cell table:formula="of:=COUNTA([.$A$114:.A162])" office:value-type="float" office:value="48">
            <text:p>48</text:p>
          </table:table-cell>
          <table:table-cell office:value-type="string">
            <text:p>mois</text:p>
          </table:table-cell>
          <table:table-cell table:formula="of:=[.E162]/[.H163]" office:value-type="currency" office:currency="EUR" office:value="-41.6666666666667">
            <text:p>-41,67 €</text:p>
          </table:table-cell>
          <table:table-cell table:number-columns-repeated="1014"/>
        </table:table-row>
        <table:table-row table:style-name="ro3">
          <table:table-cell table:style-name="ce118" office:value-type="date" office:date-value="2021-07-15">
            <text:p>15/07/21</text:p>
          </table:table-cell>
          <table:table-cell table:formula="of:=[.B163]" office:value-type="currency" office:currency="EUR" office:value="180">
            <text:p>180,00 €</text:p>
          </table:table-cell>
          <table:table-cell table:formula="of:=[.C163]+[.B164]+[.E164]+[.G164]" office:value-type="currency" office:currency="EUR" office:value="777.74393148">
            <text:p>777,74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1-08-15">
            <text:p>15/08/21</text:p>
          </table:table-cell>
          <table:table-cell table:formula="of:=[.B164]" office:value-type="currency" office:currency="EUR" office:value="180">
            <text:p>180,00 €</text:p>
          </table:table-cell>
          <table:table-cell table:formula="of:=[.C164]+[.B165]+[.E165]+[.G165]" office:value-type="currency" office:currency="EUR" office:value="640.18393148">
            <text:p>640,18 €</text:p>
          </table:table-cell>
          <table:table-cell office:value-type="string">
            <text:p>Sus EDF</text:p>
          </table:table-cell>
          <table:table-cell table:style-name="ce152" office:value-type="currency" office:currency="EUR" office:value="-317.56">
            <text:p>-317,56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1-09-15">
            <text:p>15/09/21</text:p>
          </table:table-cell>
          <table:table-cell table:formula="of:=[.B165]" office:value-type="currency" office:currency="EUR" office:value="180">
            <text:p>180,00 €</text:p>
          </table:table-cell>
          <table:table-cell table:formula="of:=[.C165]+[.B166]+[.E166]+[.G166]" office:value-type="currency" office:currency="EUR" office:value="820.18393148">
            <text:p>820,18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1-10-15">
            <text:p>15/10/21</text:p>
          </table:table-cell>
          <table:table-cell table:formula="of:=[.B166]" office:value-type="currency" office:currency="EUR" office:value="180">
            <text:p>180,00 €</text:p>
          </table:table-cell>
          <table:table-cell table:formula="of:=[.C166]+[.B167]+[.E167]+[.G167]" office:value-type="currency" office:currency="EUR" office:value="1000.18393148">
            <text:p>1 000,18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1-11-15">
            <text:p>15/11/21</text:p>
          </table:table-cell>
          <table:table-cell table:formula="of:=[.B167]" office:value-type="currency" office:currency="EUR" office:value="180">
            <text:p>180,00 €</text:p>
          </table:table-cell>
          <table:table-cell table:formula="of:=[.C167]+[.B168]+[.E168]+[.G168]" office:value-type="currency" office:currency="EUR" office:value="1180.18393148">
            <text:p>1 180,18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1-12-15">
            <text:p>15/12/21</text:p>
          </table:table-cell>
          <table:table-cell table:formula="of:=[.B168]" office:value-type="currency" office:currency="EUR" office:value="180">
            <text:p>180,00 €</text:p>
          </table:table-cell>
          <table:table-cell table:formula="of:=[.C168]+[.B169]+[.E169]+[.G169]" office:value-type="currency" office:currency="EUR" office:value="1066.66348223">
            <text:p>1 066,66 €</text:p>
          </table:table-cell>
          <table:table-cell office:value-type="string">
            <text:p>Eau assainis.</text:p>
          </table:table-cell>
          <table:table-cell table:style-name="ce162" table:formula="of:=[.E156]*1.05" office:value-type="currency" office:currency="EUR" office:value="-293.52044925">
            <text:p>-293,52 €</text:p>
          </table:table-cell>
          <table:table-cell office:value-type="string">
            <text:p>solde</text:p>
          </table:table-cell>
          <table:table-cell/>
          <table:table-cell table:number-columns-repeated="1017"/>
        </table:table-row>
        <table:table-row table:style-name="ro3">
          <table:table-cell table:style-name="ce118"/>
          <table:table-cell table:number-columns-repeated="3"/>
          <table:table-cell table:style-name="ce162" table:formula="of:=SUM([.E158:.E169])" office:value-type="currency" office:currency="EUR" office:value="-3154.59578877">
            <text:p>-3 154,60 €</text:p>
          </table:table-cell>
          <table:table-cell table:number-columns-repeated="1019"/>
        </table:table-row>
        <table:table-row table:style-name="ro3">
          <table:table-cell table:style-name="ce118" office:value-type="date" office:date-value="2022-01-15">
            <text:p>15/01/22</text:p>
          </table:table-cell>
          <table:table-cell office:value-type="currency" office:currency="EUR" office:value="100">
            <text:p>100,00 €</text:p>
          </table:table-cell>
          <table:table-cell table:formula="of:=[.C169]+[.B171]+[.E171]+[.G171]" office:value-type="currency" office:currency="EUR" office:value="1166.66348223">
            <text:p>1 166,6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2-02-15">
            <text:p>15/02/22</text:p>
          </table:table-cell>
          <table:table-cell table:formula="of:=[.B171]" office:value-type="currency" office:currency="EUR" office:value="100">
            <text:p>100,00 €</text:p>
          </table:table-cell>
          <table:table-cell table:formula="of:=[.C171]+[.B172]+[.E172]+[.G172]" office:value-type="currency" office:currency="EUR" office:value="1266.66348223">
            <text:p>1 266,6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2-03-15">
            <text:p>15/03/22</text:p>
          </table:table-cell>
          <table:table-cell table:formula="of:=[.B172]" office:value-type="currency" office:currency="EUR" office:value="100">
            <text:p>100,00 €</text:p>
          </table:table-cell>
          <table:table-cell table:formula="of:=[.C172]+[.B173]+[.E173]+[.G173]" office:value-type="currency" office:currency="EUR" office:value="866.66348223">
            <text:p>866,66 €</text:p>
          </table:table-cell>
          <table:table-cell table:formula="of:=[.D160]" office:value-type="string" office:string-value="Conso eau">
            <text:p>Conso eau</text:p>
          </table:table-cell>
          <table:table-cell table:style-name="ce152" office:value-type="currency" office:currency="EUR" office:value="-500">
            <text:p>-500,00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2-04-15">
            <text:p>15/04/22</text:p>
          </table:table-cell>
          <table:table-cell table:formula="of:=[.B173]" office:value-type="currency" office:currency="EUR" office:value="100">
            <text:p>100,00 €</text:p>
          </table:table-cell>
          <table:table-cell table:formula="of:=[.C173]+[.B174]+[.E174]+[.G174]" office:value-type="currency" office:currency="EUR" office:value="966.66348223">
            <text:p>966,6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2-05-15">
            <text:p>15/05/22</text:p>
          </table:table-cell>
          <table:table-cell table:formula="of:=[.B174]" office:value-type="currency" office:currency="EUR" office:value="100">
            <text:p>100,00 €</text:p>
          </table:table-cell>
          <table:table-cell table:formula="of:=[.C174]+[.B175]+[.E175]+[.E175]" office:value-type="currency" office:currency="EUR" office:value="826.66348223">
            <text:p>826,66 €</text:p>
          </table:table-cell>
          <table:table-cell office:value-type="string">
            <text:p>Eau assainis.</text:p>
          </table:table-cell>
          <table:table-cell table:style-name="ce152" office:value-type="currency" office:currency="EUR" office:value="-120">
            <text:p>-120,00 €</text:p>
          </table:table-cell>
          <table:table-cell table:number-columns-repeated="1019"/>
        </table:table-row>
        <table:table-row table:style-name="ro3">
          <table:table-cell table:style-name="ce118" office:value-type="date" office:date-value="2022-06-15">
            <text:p>15/06/22</text:p>
          </table:table-cell>
          <table:table-cell table:formula="of:=[.B175]" office:value-type="currency" office:currency="EUR" office:value="100">
            <text:p>100,00 €</text:p>
          </table:table-cell>
          <table:table-cell table:formula="of:=[.C175]+[.B176]+[.E176]+[.G176]" office:value-type="currency" office:currency="EUR" office:value="926.66348223">
            <text:p>926,66 €</text:p>
          </table:table-cell>
          <table:table-cell/>
          <table:table-cell table:style-name="ce152"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2-07-15">
            <text:p>15/07/22</text:p>
          </table:table-cell>
          <table:table-cell table:formula="of:=[.B176]" office:value-type="currency" office:currency="EUR" office:value="100">
            <text:p>100,00 €</text:p>
          </table:table-cell>
          <table:table-cell table:formula="of:=[.C176]+[.B177]+[.E177]+[.G177]" office:value-type="currency" office:currency="EUR" office:value="1026.66348223">
            <text:p>1 026,6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2-08-15">
            <text:p>15/08/22</text:p>
          </table:table-cell>
          <table:table-cell table:formula="of:=[.B177]" office:value-type="currency" office:currency="EUR" office:value="100">
            <text:p>100,00 €</text:p>
          </table:table-cell>
          <table:table-cell table:formula="of:=[.C177]+[.B178]+[.E178]+[.G178]" office:value-type="currency" office:currency="EUR" office:value="1126.66348223">
            <text:p>1 126,66 €</text:p>
          </table:table-cell>
          <table:table-cell office:value-type="string">
            <text:p>Sus EDF</text:p>
          </table:table-cell>
          <table:table-cell table:style-name="ce152" office:value-type="currency" office:currency="EUR" office:value="0">
            <text:p>0,00 €</text:p>
          </table:table-cell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2-09-15">
            <text:p>15/09/22</text:p>
          </table:table-cell>
          <table:table-cell table:formula="of:=[.B178]" office:value-type="currency" office:currency="EUR" office:value="100">
            <text:p>100,00 €</text:p>
          </table:table-cell>
          <table:table-cell table:formula="of:=[.C178]+[.B179]+[.E179]+[.G179]" office:value-type="currency" office:currency="EUR" office:value="1226.66348223">
            <text:p>1 226,6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2-10-15">
            <text:p>15/10/22</text:p>
          </table:table-cell>
          <table:table-cell table:formula="of:=[.B179]" office:value-type="currency" office:currency="EUR" office:value="100">
            <text:p>100,00 €</text:p>
          </table:table-cell>
          <table:table-cell table:formula="of:=[.C179]+[.B180]+[.E180]+[.G180]" office:value-type="currency" office:currency="EUR" office:value="1326.66348223">
            <text:p>1 326,6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2-11-15">
            <text:p>15/11/22</text:p>
          </table:table-cell>
          <table:table-cell table:formula="of:=[.B180]" office:value-type="currency" office:currency="EUR" office:value="100">
            <text:p>100,00 €</text:p>
          </table:table-cell>
          <table:table-cell table:formula="of:=[.C180]+[.B181]+[.E181]+[.G181]" office:value-type="currency" office:currency="EUR" office:value="1426.66348223">
            <text:p>1 426,66 €</text:p>
          </table:table-cell>
          <table:table-cell/>
          <table:table-cell/>
          <table:table-cell/>
          <table:table-cell/>
          <table:table-cell table:number-columns-repeated="1017"/>
        </table:table-row>
        <table:table-row table:style-name="ro3">
          <table:table-cell table:style-name="ce118" office:value-type="date" office:date-value="2022-12-15">
            <text:p>15/12/22</text:p>
          </table:table-cell>
          <table:table-cell table:formula="of:=[.B181]" office:value-type="currency" office:currency="EUR" office:value="100">
            <text:p>100,00 €</text:p>
          </table:table-cell>
          <table:table-cell table:formula="of:=[.C181]+[.B182]+[.E182]+[.G182]" office:value-type="currency" office:currency="EUR" office:value="1218.4670105175">
            <text:p>1 218,47 €</text:p>
          </table:table-cell>
          <table:table-cell office:value-type="string">
            <text:p>Eau assainis.</text:p>
          </table:table-cell>
          <table:table-cell table:style-name="ce162" table:formula="of:=[.E169]*1.05" office:value-type="currency" office:currency="EUR" office:value="-308.1964717125">
            <text:p>-308,20 €</text:p>
          </table:table-cell>
          <table:table-cell office:value-type="string">
            <text:p>solde</text:p>
          </table:table-cell>
          <table:table-cell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4">
          <table:table-cell table:style-name="ce32" table:number-columns-repeated="2"/>
          <table:table-cell table:number-columns-repeated="1022"/>
        </table:table-row>
        <table:table-row table:style-name="ro19" table:number-rows-repeated="5">
          <table:table-cell table:style-name="ce32" table:number-columns-repeated="2"/>
          <table:table-cell table:number-columns-repeated="10"/>
          <table:table-cell table:style-name="ce119" table:number-columns-repeated="1000"/>
          <table:table-cell table:number-columns-repeated="12"/>
        </table:table-row>
        <table:table-row table:style-name="ro19">
          <table:table-cell table:style-name="ce119" table:number-columns-repeated="2"/>
          <table:table-cell table:number-columns-repeated="10"/>
          <table:table-cell table:style-name="ce119" table:number-columns-repeated="1000"/>
          <table:table-cell table:number-columns-repeated="12"/>
        </table:table-row>
        <table:table-row table:style-name="ro19" table:number-rows-repeated="2">
          <table:table-cell table:style-name="ce120"/>
          <table:table-cell table:style-name="ce119"/>
          <table:table-cell table:number-columns-repeated="10"/>
          <table:table-cell table:style-name="ce119" table:number-columns-repeated="1000"/>
          <table:table-cell table:number-columns-repeated="12"/>
        </table:table-row>
        <table:table-row table:style-name="ro19">
          <table:table-cell table:style-name="ce120"/>
          <table:table-cell table:style-name="ce119" table:number-columns-repeated="3"/>
          <table:table-cell/>
          <table:table-cell table:style-name="ce119" table:number-columns-repeated="2"/>
          <table:table-cell table:number-columns-repeated="5"/>
          <table:table-cell table:style-name="ce119" table:number-columns-repeated="1000"/>
          <table:table-cell table:number-columns-repeated="12"/>
        </table:table-row>
        <table:table-row table:style-name="ro19" table:number-rows-repeated="3">
          <table:table-cell table:number-columns-repeated="2"/>
          <table:table-cell table:style-name="ce119" table:number-columns-repeated="1010"/>
          <table:table-cell table:number-columns-repeated="12"/>
        </table:table-row>
        <table:table-row table:style-name="ro19">
          <table:table-cell table:number-columns-repeated="7"/>
          <table:table-cell table:style-name="ce119" table:number-columns-repeated="1005"/>
          <table:table-cell table:number-columns-repeated="12"/>
        </table:table-row>
        <table:table-row table:style-name="ro19" table:number-rows-repeated="1048300">
          <table:table-cell table:number-columns-repeated="1024"/>
        </table:table-row>
        <table:table-row table:style-name="ro20" table:number-rows-repeated="74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eau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8" table:number-columns-repeated="1010" table:default-cell-style-name="Default"/>
        <table:table-row table:style-name="ro21">
          <table:table-cell/>
          <table:table-cell table:style-name="ce186" office:value-type="string" table:number-columns-spanned="5" table:number-rows-spanned="1">
            <text:p>Eau : deux factures par an : mai et décembre.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table:number-columns-repeated="4"/>
          <table:table-cell table:style-name="ce47"/>
          <table:table-cell table:number-columns-repeated="1019"/>
        </table:table-row>
        <table:table-row table:style-name="ro3">
          <table:table-cell/>
          <table:table-cell table:style-name="ce82" office:value-type="string">
            <text:p>EAU</text:p>
          </table:table-cell>
          <table:table-cell table:style-name="ce195" office:value-type="string">
            <text:p>ASSAINISSEMENT</text:p>
          </table:table-cell>
          <table:table-cell table:style-name="ce195" office:value-type="string">
            <text:p>Mauzé</text:p>
          </table:table-cell>
          <table:table-cell table:style-name="ce27" office:value-type="string">
            <text:p>2 factures / an</text:p>
          </table:table-cell>
          <table:table-cell table:style-name="ce27" office:value-type="string">
            <text:p>mai et déc</text:p>
          </table:table-cell>
          <table:table-cell table:style-name="ce214" office:value-type="string">
            <text:p>ou janvier</text:p>
          </table:table-cell>
          <table:table-cell table:number-columns-repeated="1017"/>
        </table:table-row>
        <table:table-row table:style-name="ro3">
          <table:table-cell/>
          <table:table-cell table:style-name="ce187" office:value-type="string">
            <text:p>61 grand Rue</text:p>
          </table:table-cell>
          <table:table-cell table:style-name="ce196"/>
          <table:table-cell table:style-name="ce202" table:number-columns-repeated="2"/>
          <table:table-cell table:style-name="ce208"/>
          <table:table-cell table:number-columns-repeated="1018"/>
        </table:table-row>
        <table:table-row table:style-name="ro3">
          <table:table-cell/>
          <table:table-cell table:style-name="ce188" office:value-type="string">
            <text:p>acompte</text:p>
          </table:table-cell>
          <table:table-cell table:style-name="ce197" office:value-type="date" office:date-value="2014-05-23">
            <text:p>23/05/14</text:p>
          </table:table-cell>
          <table:table-cell table:style-name="ce203" office:value-type="currency" office:currency="EUR" office:value="118.04">
            <text:p>118,04 €</text:p>
          </table:table-cell>
          <table:table-cell table:style-name="ce47"/>
          <table:table-cell table:style-name="ce209"/>
          <table:table-cell table:number-columns-repeated="1018"/>
        </table:table-row>
        <table:table-row table:style-name="ro3">
          <table:table-cell/>
          <table:table-cell table:style-name="ce188" office:value-type="string">
            <text:p>solde</text:p>
          </table:table-cell>
          <table:table-cell table:style-name="ce198" office:value-type="date" office:date-value="2014-12-03">
            <text:p>03/12/14</text:p>
          </table:table-cell>
          <table:table-cell table:style-name="ce47" office:value-type="currency" office:currency="EUR" office:value="205.7">
            <text:p>205,70 €</text:p>
          </table:table-cell>
          <table:table-cell table:style-name="ce47" table:formula="of:=SUM([.D5:.D6])" office:value-type="currency" office:currency="EUR" office:value="323.74">
            <text:p>323,74 €</text:p>
          </table:table-cell>
          <table:table-cell table:style-name="ce209" office:value-type="float" office:value="2014">
            <text:p>2014</text:p>
          </table:table-cell>
          <table:table-cell table:number-columns-repeated="1018"/>
        </table:table-row>
        <table:table-row table:style-name="ro3">
          <table:table-cell/>
          <table:table-cell table:style-name="ce188"/>
          <table:table-cell table:style-name="ce198"/>
          <table:table-cell table:style-name="ce47" table:number-columns-repeated="2"/>
          <table:table-cell table:style-name="ce209"/>
          <table:table-cell table:number-columns-repeated="1018"/>
        </table:table-row>
        <table:table-row table:style-name="ro3">
          <table:table-cell/>
          <table:table-cell table:style-name="ce188" office:value-type="string">
            <text:p>acompte</text:p>
          </table:table-cell>
          <table:table-cell table:style-name="ce197" office:value-type="date" office:date-value="2015-05-28">
            <text:p>28/05/15</text:p>
          </table:table-cell>
          <table:table-cell table:style-name="ce203" office:value-type="currency" office:currency="EUR" office:value="110.17">
            <text:p>110,17 €</text:p>
          </table:table-cell>
          <table:table-cell table:style-name="ce47"/>
          <table:table-cell table:style-name="ce209"/>
          <table:table-cell table:number-columns-repeated="1018"/>
        </table:table-row>
        <table:table-row table:style-name="ro3">
          <table:table-cell/>
          <table:table-cell table:style-name="ce188" office:value-type="string">
            <text:p>solde</text:p>
          </table:table-cell>
          <table:table-cell table:style-name="ce198" office:value-type="date" office:date-value="2015-12-03">
            <text:p>03/12/15</text:p>
          </table:table-cell>
          <table:table-cell table:style-name="ce47" office:value-type="currency" office:currency="EUR" office:value="224.46">
            <text:p>224,46 €</text:p>
          </table:table-cell>
          <table:table-cell table:style-name="ce47" table:formula="of:=SUM([.D8:.D9])" office:value-type="currency" office:currency="EUR" office:value="334.63">
            <text:p>334,63 €</text:p>
          </table:table-cell>
          <table:table-cell table:style-name="ce209" office:value-type="float" office:value="2015">
            <text:p>2015</text:p>
          </table:table-cell>
          <table:table-cell table:number-columns-repeated="1018"/>
        </table:table-row>
        <table:table-row table:style-name="ro3">
          <table:table-cell/>
          <table:table-cell table:style-name="ce188"/>
          <table:table-cell table:style-name="ce198"/>
          <table:table-cell table:style-name="ce47" table:number-columns-repeated="2"/>
          <table:table-cell table:style-name="ce209"/>
          <table:table-cell table:number-columns-repeated="1018"/>
        </table:table-row>
        <table:table-row table:style-name="ro3">
          <table:table-cell/>
          <table:table-cell table:style-name="ce188" office:value-type="string">
            <text:p>acompte</text:p>
          </table:table-cell>
          <table:table-cell table:style-name="ce197" office:value-type="date" office:date-value="2016-05-18">
            <text:p>18/05/16</text:p>
          </table:table-cell>
          <table:table-cell table:style-name="ce203" office:value-type="currency" office:currency="EUR" office:value="111.37">
            <text:p>111,37 €</text:p>
          </table:table-cell>
          <table:table-cell table:style-name="ce47"/>
          <table:table-cell table:style-name="ce209"/>
          <table:table-cell table:number-columns-repeated="1018"/>
        </table:table-row>
        <table:table-row table:style-name="ro3">
          <table:table-cell/>
          <table:table-cell table:style-name="ce189" office:value-type="string">
            <text:p>solde</text:p>
          </table:table-cell>
          <table:table-cell table:style-name="ce199" office:value-type="date" office:date-value="2017-01-02">
            <text:p>02/01/17</text:p>
          </table:table-cell>
          <table:table-cell table:style-name="ce204" office:value-type="currency" office:currency="EUR" office:value="241.48">
            <text:p>241,48 €</text:p>
          </table:table-cell>
          <table:table-cell table:style-name="ce204" table:formula="of:=SUM([.D11:.D12])" office:value-type="currency" office:currency="EUR" office:value="352.85">
            <text:p>352,85 €</text:p>
          </table:table-cell>
          <table:table-cell table:style-name="ce210" office:value-type="float" office:value="2016">
            <text:p>2016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98"/>
          <table:table-cell table:style-name="ce47" table:number-columns-repeated="2"/>
          <table:table-cell table:number-columns-repeated="1019"/>
        </table:table-row>
        <table:table-row table:style-name="ro3">
          <table:table-cell table:style-name="ce180"/>
          <table:table-cell table:style-name="ce180" office:value-type="string">
            <text:p>EAU</text:p>
          </table:table-cell>
          <table:table-cell table:style-name="ce180" office:value-type="string">
            <text:p>COMMATION</text:p>
          </table:table-cell>
          <table:table-cell table:style-name="ce180" office:value-type="string">
            <text:p>Mauzé</text:p>
          </table:table-cell>
          <table:table-cell table:style-name="ce180" office:value-type="string">
            <text:p>1 facture / an</text:p>
          </table:table-cell>
          <table:table-cell table:style-name="ce180" office:value-type="string">
            <text:p>en début</text:p>
          </table:table-cell>
          <table:table-cell table:style-name="ce180" office:value-type="string">
            <text:p>d'année</text:p>
          </table:table-cell>
          <table:table-cell table:style-name="ce180" table:number-columns-repeated="1017"/>
        </table:table-row>
        <table:table-row table:style-name="ro3">
          <table:table-cell table:number-columns-repeated="2"/>
          <table:table-cell table:style-name="ce200" office:value-type="string">
            <text:p>m3</text:p>
          </table:table-cell>
          <table:table-cell office:value-type="string">
            <text:p>Augmentation</text:p>
          </table:table-cell>
          <table:table-cell/>
          <table:table-cell table:style-name="ce181" office:value-type="string">
            <text:p>Facture</text:p>
          </table:table-cell>
          <table:table-cell table:style-name="ce181" office:value-type="string">
            <text:p>Augmentation</text:p>
          </table:table-cell>
          <table:table-cell table:style-name="ce181"/>
          <table:table-cell table:style-name="ce181" office:value-type="string">
            <text:p>Prix m3</text:p>
          </table:table-cell>
          <table:table-cell table:style-name="ce181"/>
          <table:table-cell table:number-columns-repeated="1014"/>
        </table:table-row>
        <table:table-row table:style-name="ro3">
          <table:table-cell/>
          <table:table-cell table:style-name="ce190" office:value-type="float" office:value="2013">
            <text:p>2013</text:p>
          </table:table-cell>
          <table:table-cell table:style-name="ce190" office:value-type="float" office:value="148">
            <text:p>148</text:p>
          </table:table-cell>
          <table:table-cell table:style-name="ce53"/>
          <table:table-cell table:style-name="ce205"/>
          <table:table-cell table:style-name="ce211" office:value-type="currency" office:currency="EUR" office:value="309.72">
            <text:p>309,72 €</text:p>
          </table:table-cell>
          <table:table-cell table:style-name="ce211"/>
          <table:table-cell table:style-name="ce216"/>
          <table:table-cell table:style-name="ce211" table:formula="of:=[.F16]/[.C16]" office:value-type="currency" office:currency="EUR" office:value="2.0927027027027">
            <text:p>2,09 €</text:p>
          </table:table-cell>
          <table:table-cell table:number-columns-repeated="1015"/>
        </table:table-row>
        <table:table-row table:style-name="ro3">
          <table:table-cell/>
          <table:table-cell table:style-name="ce190" office:value-type="float" office:value="2014">
            <text:p>2014</text:p>
          </table:table-cell>
          <table:table-cell table:style-name="ce190" table:formula="of:=106+49" office:value-type="float" office:value="155">
            <text:p>155</text:p>
          </table:table-cell>
          <table:table-cell table:style-name="ce53"/>
          <table:table-cell table:style-name="ce205"/>
          <table:table-cell table:style-name="ce211" table:formula="of:=224.49+96.13" office:value-type="currency" office:currency="EUR" office:value="320.62">
            <text:p>320,62 €</text:p>
          </table:table-cell>
          <table:table-cell table:style-name="ce211" table:formula="of:=[.F17]-[.F16]" office:value-type="currency" office:currency="EUR" office:value="10.9">
            <text:p>10,90 €</text:p>
          </table:table-cell>
          <table:table-cell table:style-name="ce216" table:formula="of:=[.G17]/[.F16]" office:value-type="percentage" office:value="0.035193077618494">
            <text:p>3,52%</text:p>
          </table:table-cell>
          <table:table-cell table:style-name="ce211" table:formula="of:=[.F17]/[.C17]" office:value-type="currency" office:currency="EUR" office:value="2.06851612903226">
            <text:p>2,07 €</text:p>
          </table:table-cell>
          <table:table-cell table:number-columns-repeated="1015"/>
        </table:table-row>
        <table:table-row table:style-name="ro3">
          <table:table-cell/>
          <table:table-cell table:style-name="ce191" office:value-type="date" office:date-value="2015-05-17">
            <text:p>17/05/15</text:p>
          </table:table-cell>
          <table:table-cell table:style-name="ce190" office:value-type="float" office:value="164">
            <text:p>164</text:p>
          </table:table-cell>
          <table:table-cell table:style-name="ce53" table:formula="of:=[.C18]-[.C17]" office:value-type="currency" office:currency="EUR" office:value="9">
            <text:p>9,00 €</text:p>
          </table:table-cell>
          <table:table-cell table:style-name="ce205" table:formula="of:=[.D18]/[.C17]" office:value-type="percentage" office:value="0.0580645161290323">
            <text:p>5,81%</text:p>
          </table:table-cell>
          <table:table-cell table:style-name="ce211" office:value-type="currency" office:currency="EUR" office:value="358.77">
            <text:p>358,77 €</text:p>
          </table:table-cell>
          <table:table-cell table:style-name="ce211" table:formula="of:=[.F18]-[.F17]" office:value-type="currency" office:currency="EUR" office:value="38.15">
            <text:p>38,15 €</text:p>
          </table:table-cell>
          <table:table-cell table:style-name="ce216" table:formula="of:=[.G18]/[.F17]" office:value-type="percentage" office:value="0.118988210342461">
            <text:p>11,90%</text:p>
          </table:table-cell>
          <table:table-cell table:style-name="ce211" table:formula="of:=[.F18]/[.C18]" office:value-type="currency" office:currency="EUR" office:value="2.18762195121951">
            <text:p>2,19 €</text:p>
          </table:table-cell>
          <table:table-cell table:number-columns-repeated="1015"/>
        </table:table-row>
        <table:table-row table:style-name="ro3">
          <table:table-cell/>
          <table:table-cell table:style-name="ce191" office:value-type="date" office:date-value="2016-03-22">
            <text:p>22/03/16</text:p>
          </table:table-cell>
          <table:table-cell table:style-name="ce190" office:value-type="float" office:value="167">
            <text:p>167</text:p>
          </table:table-cell>
          <table:table-cell table:style-name="ce53" table:formula="of:=[.C19]-[.C18]" office:value-type="currency" office:currency="EUR" office:value="3">
            <text:p>3,00 €</text:p>
          </table:table-cell>
          <table:table-cell table:style-name="ce205" table:formula="of:=[.D19]/[.C18]" office:value-type="percentage" office:value="0.0182926829268293">
            <text:p>1,83%</text:p>
          </table:table-cell>
          <table:table-cell table:style-name="ce211" office:value-type="currency" office:currency="EUR" office:value="370.52">
            <text:p>370,52 €</text:p>
          </table:table-cell>
          <table:table-cell table:style-name="ce211" table:formula="of:=[.F19]-[.F18]" office:value-type="currency" office:currency="EUR" office:value="11.75">
            <text:p>11,75 €</text:p>
          </table:table-cell>
          <table:table-cell table:style-name="ce216" table:formula="of:=[.G19]/[.F18]" office:value-type="percentage" office:value="0.0327507874125484">
            <text:p>3,28%</text:p>
          </table:table-cell>
          <table:table-cell table:style-name="ce182" table:formula="of:=[.F19]/[.C19]" office:value-type="currency" office:currency="EUR" office:value="2.21868263473054">
            <text:p>2,22 €</text:p>
          </table:table-cell>
          <table:table-cell table:number-columns-repeated="1015"/>
        </table:table-row>
        <table:table-row table:style-name="ro3">
          <table:table-cell/>
          <table:table-cell table:style-name="ce191" office:value-type="date" office:date-value="2017-02-17">
            <text:p>17/02/17</text:p>
          </table:table-cell>
          <table:table-cell table:style-name="ce190" office:value-type="float" office:value="179">
            <text:p>179</text:p>
          </table:table-cell>
          <table:table-cell table:style-name="ce53" table:formula="of:=[.C20]-[.C19]" office:value-type="currency" office:currency="EUR" office:value="12">
            <text:p>12,00 €</text:p>
          </table:table-cell>
          <table:table-cell table:style-name="ce205" table:formula="of:=[.D20]/[.C19]" office:value-type="percentage" office:value="0.0718562874251497">
            <text:p>7,19%</text:p>
          </table:table-cell>
          <table:table-cell table:style-name="ce211" office:value-type="currency" office:currency="EUR" office:value="399.83">
            <text:p>399,83 €</text:p>
          </table:table-cell>
          <table:table-cell table:style-name="ce211" table:formula="of:=[.F20]-[.F19]" office:value-type="currency" office:currency="EUR" office:value="29.31">
            <text:p>29,31 €</text:p>
          </table:table-cell>
          <table:table-cell table:style-name="ce216" table:formula="of:=[.G20]/[.F19]" office:value-type="percentage" office:value="0.0791050415632085">
            <text:p>7,91%</text:p>
          </table:table-cell>
          <table:table-cell table:style-name="ce211" table:formula="of:=[.F20]/[.C20]" office:value-type="currency" office:currency="EUR" office:value="2.23368715083799">
            <text:p>2,23 €</text:p>
          </table:table-cell>
          <table:table-cell table:number-columns-repeated="1015"/>
        </table:table-row>
        <table:table-row table:style-name="ro3">
          <table:table-cell/>
          <table:table-cell table:style-name="ce190"/>
          <table:table-cell table:style-name="ce25"/>
          <table:table-cell table:style-name="ce190"/>
          <table:table-cell table:style-name="ce25"/>
          <table:table-cell table:style-name="ce212" office:value-type="string">
            <text:p>Sur 4 ans</text:p>
          </table:table-cell>
          <table:table-cell table:style-name="ce212" table:formula="of:=[.F20]-[.F17]" office:value-type="currency" office:currency="EUR" office:value="79.21">
            <text:p>79,21 €</text:p>
          </table:table-cell>
          <table:table-cell table:style-name="ce217" table:formula="of:=[.G21]/[.F16]" office:value-type="percentage" office:value="0.255747126436782">
            <text:p>25,57%</text:p>
          </table:table-cell>
          <table:table-cell table:style-name="ce211"/>
          <table:table-cell table:number-columns-repeated="1015"/>
        </table:table-row>
        <table:table-row table:style-name="ro3">
          <table:table-cell/>
          <table:table-cell table:style-name="ce191" office:value-type="date" office:date-value="2018-01-17">
            <text:p>17/01/18</text:p>
          </table:table-cell>
          <table:table-cell table:style-name="ce201" table:formula="of:=TRUNC([.C20]*1.0719)" office:value-type="float" office:value="191">
            <text:p>191</text:p>
          </table:table-cell>
          <table:table-cell table:style-name="ce201" table:formula="of:=[.E20]" office:value-type="percentage" office:value="0.0718562874251497">
            <text:p>7,19%</text:p>
          </table:table-cell>
          <table:table-cell table:style-name="ce207" office:value-type="string">
            <text:p>(Estimation)</text:p>
          </table:table-cell>
          <table:table-cell table:style-name="ce207" table:formula="of:=[.F20]*1.0791" office:value-type="currency" office:currency="EUR" office:value="431.456553">
            <text:p>431,46 €</text:p>
          </table:table-cell>
          <table:table-cell table:style-name="ce207" table:formula="of:=[.F22]-[.F20]" office:value-type="currency" office:currency="EUR" office:value="31.626553">
            <text:p>31,63 €</text:p>
          </table:table-cell>
          <table:table-cell table:style-name="ce218" table:formula="of:=[.G22]/[.F20]" office:value-type="percentage" office:value="0.0791">
            <text:p>7,91%</text:p>
          </table:table-cell>
          <table:table-cell table:style-name="ce211" table:formula="of:=[.F22]/[.C22]" office:value-type="currency" office:currency="EUR" office:value="2.25893483246073">
            <text:p>2,26 €</text:p>
          </table:table-cell>
          <table:table-cell table:number-columns-repeated="1015"/>
        </table:table-row>
        <table:table-row table:style-name="ro3">
          <table:table-cell/>
          <table:table-cell table:style-name="ce192" office:value-type="string">
            <text:p>Chaque fois</text:p>
          </table:table-cell>
          <table:table-cell table:style-name="ce200" table:number-columns-repeated="2"/>
          <table:table-cell/>
          <table:table-cell table:style-name="ce98"/>
          <table:table-cell table:style-name="ce47"/>
          <table:table-cell table:style-name="ce215"/>
          <table:table-cell table:style-name="ce47"/>
          <table:table-cell table:style-name="ce198"/>
          <table:table-cell table:number-columns-repeated="1014"/>
        </table:table-row>
        <table:table-row table:style-name="ro3">
          <table:table-cell/>
          <table:table-cell table:style-name="ce192" office:value-type="string">
            <text:p>la facture est</text:p>
          </table:table-cell>
          <table:table-cell table:style-name="ce200" table:number-columns-repeated="2"/>
          <table:table-cell/>
          <table:table-cell table:style-name="ce98"/>
          <table:table-cell table:style-name="ce47"/>
          <table:table-cell table:style-name="ce215"/>
          <table:table-cell table:style-name="ce47"/>
          <table:table-cell table:style-name="ce198" table:number-columns-repeated="2"/>
          <table:table-cell table:style-name="ce82"/>
          <table:table-cell table:style-name="ce47"/>
          <table:table-cell table:style-name="ce215" table:number-columns-repeated="2"/>
          <table:table-cell table:style-name="ce47" table:number-columns-repeated="3"/>
          <table:table-cell table:number-columns-repeated="2"/>
          <table:table-cell table:style-name="ce47"/>
          <table:table-cell table:style-name="ce215"/>
          <table:table-cell table:number-columns-repeated="1002"/>
        </table:table-row>
        <table:table-row table:style-name="ro3">
          <table:table-cell/>
          <table:table-cell table:style-name="ce192" office:value-type="string">
            <text:p>émise plus tôt</text:p>
          </table:table-cell>
          <table:table-cell table:number-columns-repeated="18"/>
          <table:table-cell table:style-name="ce47"/>
          <table:table-cell table:style-name="ce215"/>
          <table:table-cell table:number-columns-repeated="1002"/>
        </table:table-row>
        <table:table-row table:style-name="ro3">
          <table:table-cell/>
          <table:table-cell table:style-name="ce193" office:value-type="string">
            <text:p>interessant !</text:p>
          </table:table-cell>
          <table:table-cell table:number-columns-repeated="5"/>
          <table:table-cell table:style-name="ce47"/>
          <table:table-cell table:number-columns-repeated="12"/>
          <table:table-cell table:style-name="ce47"/>
          <table:table-cell table:style-name="ce215"/>
          <table:table-cell table:number-columns-repeated="1002"/>
        </table:table-row>
        <table:table-row table:style-name="ro3">
          <table:table-cell/>
          <table:table-cell table:style-name="ce27"/>
          <table:table-cell table:number-columns-repeated="5"/>
          <table:table-cell table:style-name="ce47"/>
          <table:table-cell table:number-columns-repeated="12"/>
          <table:table-cell table:style-name="ce47"/>
          <table:table-cell table:style-name="ce215"/>
          <table:table-cell table:number-columns-repeated="1002"/>
        </table:table-row>
        <table:table-row table:style-name="ro3">
          <table:table-cell/>
          <table:table-cell table:style-name="ce82" office:value-type="string">
            <text:p>Compteur</text:p>
          </table:table-cell>
          <table:table-cell table:style-name="ce82" office:value-type="string">
            <text:p>Semmadon</text:p>
          </table:table-cell>
          <table:table-cell table:style-name="ce98" office:value-type="currency" office:currency="EUR" office:value="29">
            <text:p>29,00 €</text:p>
          </table:table-cell>
          <table:table-cell table:style-name="ce82" office:value-type="string">
            <text:p>tous les 6 mois</text:p>
          </table:table-cell>
          <table:table-cell table:number-columns-repeated="2"/>
          <table:table-cell table:style-name="ce47"/>
          <table:table-cell table:number-columns-repeated="12"/>
          <table:table-cell table:style-name="ce47"/>
          <table:table-cell table:style-name="ce215"/>
          <table:table-cell table:number-columns-repeated="1002"/>
        </table:table-row>
        <table:table-row table:style-name="ro3">
          <table:table-cell/>
          <table:table-cell table:style-name="ce82" table:number-columns-repeated="2"/>
          <table:table-cell table:style-name="ce98"/>
          <table:table-cell table:style-name="ce82"/>
          <table:table-cell table:number-columns-repeated="2"/>
          <table:table-cell table:style-name="ce47"/>
          <table:table-cell table:number-columns-repeated="12"/>
          <table:table-cell table:style-name="ce47"/>
          <table:table-cell table:style-name="ce215"/>
          <table:table-cell table:number-columns-repeated="1002"/>
        </table:table-row>
        <table:table-row table:style-name="ro3">
          <table:table-cell table:style-name="ce181" table:number-columns-repeated="2"/>
          <table:table-cell table:number-columns-repeated="3"/>
          <table:table-cell table:style-name="ce82" office:value-type="string">
            <text:p>Annuel</text:p>
          </table:table-cell>
          <table:table-cell table:style-name="ce82" table:number-columns-repeated="2"/>
          <table:table-cell table:style-name="ce82" office:value-type="string">
            <text:p>Mensuel</text:p>
          </table:table-cell>
          <table:table-cell office:value-type="string">
            <text:p>Annuel</text:p>
          </table:table-cell>
          <table:table-cell table:number-columns-repeated="5"/>
          <table:table-cell table:style-name="ce47"/>
          <table:table-cell table:style-name="ce215"/>
          <table:table-cell table:number-columns-repeated="1007"/>
        </table:table-row>
        <table:table-row table:style-name="ro3">
          <table:table-cell/>
          <table:table-cell table:style-name="ce181" office:value-type="string">
            <text:p>Assainis</text:p>
          </table:table-cell>
          <table:table-cell office:value-type="string">
            <text:p>Augmentation</text:p>
          </table:table-cell>
          <table:table-cell/>
          <table:table-cell table:style-name="ce200" office:value-type="string">
            <text:p>m3</text:p>
          </table:table-cell>
          <table:table-cell table:style-name="ce82" office:value-type="string">
            <text:p>Total eau</text:p>
          </table:table-cell>
          <table:table-cell office:value-type="string">
            <text:p>Augmentation</text:p>
          </table:table-cell>
          <table:table-cell/>
          <table:table-cell table:style-name="ce82"/>
          <table:table-cell office:value-type="string">
            <text:p>Par pers</text:p>
          </table:table-cell>
          <table:table-cell office:value-type="string">
            <text:p>Prix m3 total</text:p>
          </table:table-cell>
          <table:table-cell table:number-columns-repeated="4"/>
          <table:table-cell table:style-name="ce47"/>
          <table:table-cell table:style-name="ce215"/>
          <table:table-cell table:number-columns-repeated="1007"/>
        </table:table-row>
        <table:table-row table:style-name="ro11">
          <table:table-cell table:style-name="ce182" office:value-type="float" office:value="2014">
            <text:p>2014</text:p>
          </table:table-cell>
          <table:table-cell table:style-name="ce182" table:formula="of:=[.E6]" office:value-type="currency" office:currency="EUR" office:value="323.74">
            <text:p>323,74 €</text:p>
          </table:table-cell>
          <table:table-cell table:style-name="ce53"/>
          <table:table-cell table:style-name="ce205"/>
          <table:table-cell table:style-name="ce190" table:formula="of:=106+49" office:value-type="float" office:value="155">
            <text:p>155</text:p>
          </table:table-cell>
          <table:table-cell table:style-name="ce213" table:formula="of:=[.B32]+[.F17]" office:value-type="currency" office:currency="EUR" office:value="644.36">
            <text:p>644,36 €</text:p>
          </table:table-cell>
          <table:table-cell table:style-name="ce53"/>
          <table:table-cell table:style-name="ce205"/>
          <table:table-cell table:style-name="ce213" table:formula="of:=[.F32]/12" office:value-type="currency" office:currency="EUR" office:value="53.6966666666667">
            <text:p>53,70 €</text:p>
          </table:table-cell>
          <table:table-cell table:style-name="ce53" table:formula="of:=[.F32]/5" office:value-type="currency" office:currency="EUR" office:value="128.872">
            <text:p>128,87 €</text:p>
          </table:table-cell>
          <table:table-cell table:style-name="ce25" table:formula="of:=[.F32]/[.C17]" office:value-type="currency" office:currency="EUR" office:value="4.15716129032258">
            <text:p>4,16 €</text:p>
          </table:table-cell>
          <table:table-cell table:number-columns-repeated="4"/>
          <table:table-cell table:style-name="ce47"/>
          <table:table-cell table:style-name="ce215"/>
          <table:table-cell table:number-columns-repeated="1007"/>
        </table:table-row>
        <table:table-row table:style-name="ro11">
          <table:table-cell table:style-name="ce183" office:value-type="float" office:value="2015">
            <text:p>2015</text:p>
          </table:table-cell>
          <table:table-cell table:style-name="ce182" table:formula="of:=[.E9]" office:value-type="currency" office:currency="EUR" office:value="334.63">
            <text:p>334,63 €</text:p>
          </table:table-cell>
          <table:table-cell table:style-name="ce53" table:formula="of:=[.B33]-[.B32]" office:value-type="currency" office:currency="EUR" office:value="10.89">
            <text:p>10,89 €</text:p>
          </table:table-cell>
          <table:table-cell table:style-name="ce205" table:formula="of:=[.C33]/[.B32]" office:value-type="percentage" office:value="0.0336381046518811">
            <text:p>3,36%</text:p>
          </table:table-cell>
          <table:table-cell table:style-name="ce190" office:value-type="float" office:value="164">
            <text:p>164</text:p>
          </table:table-cell>
          <table:table-cell table:style-name="ce213" table:formula="of:=[.B33]+[.F18]" office:value-type="currency" office:currency="EUR" office:value="693.4">
            <text:p>693,40 €</text:p>
          </table:table-cell>
          <table:table-cell table:style-name="ce53" table:formula="of:=[.F33]-[.F32]" office:value-type="currency" office:currency="EUR" office:value="49.04">
            <text:p>49,04 €</text:p>
          </table:table-cell>
          <table:table-cell table:style-name="ce205" table:formula="of:=[.G33]/[.F32]" office:value-type="percentage" office:value="0.0761065243031845">
            <text:p>7,61%</text:p>
          </table:table-cell>
          <table:table-cell table:style-name="ce213" table:formula="of:=[.F33]/12" office:value-type="currency" office:currency="EUR" office:value="57.7833333333333">
            <text:p>57,78 €</text:p>
          </table:table-cell>
          <table:table-cell table:style-name="ce53" table:formula="of:=[.F33]/5" office:value-type="currency" office:currency="EUR" office:value="138.68">
            <text:p>138,68 €</text:p>
          </table:table-cell>
          <table:table-cell table:style-name="ce25" table:formula="of:=[.F33]/[.C18]" office:value-type="currency" office:currency="EUR" office:value="4.2280487804878">
            <text:p>4,23 €</text:p>
          </table:table-cell>
          <table:table-cell table:number-columns-repeated="4"/>
          <table:table-cell table:style-name="ce47"/>
          <table:table-cell table:style-name="ce215"/>
          <table:table-cell table:number-columns-repeated="1007"/>
        </table:table-row>
        <table:table-row table:style-name="ro11">
          <table:table-cell table:style-name="ce183" office:value-type="float" office:value="2016">
            <text:p>2016</text:p>
          </table:table-cell>
          <table:table-cell table:style-name="ce182" table:formula="of:=[.E12]" office:value-type="currency" office:currency="EUR" office:value="352.85">
            <text:p>352,85 €</text:p>
          </table:table-cell>
          <table:table-cell table:style-name="ce53" table:formula="of:=[.B34]-[.B33]" office:value-type="currency" office:currency="EUR" office:value="18.22">
            <text:p>18,22 €</text:p>
          </table:table-cell>
          <table:table-cell table:style-name="ce205" table:formula="of:=[.C34]/[.B33]" office:value-type="percentage" office:value="0.0544481965155546">
            <text:p>5,44%</text:p>
          </table:table-cell>
          <table:table-cell table:style-name="ce190" office:value-type="float" office:value="167">
            <text:p>167</text:p>
          </table:table-cell>
          <table:table-cell table:style-name="ce213" table:formula="of:=[.B34]+[.F19]" office:value-type="currency" office:currency="EUR" office:value="723.37">
            <text:p>723,37 €</text:p>
          </table:table-cell>
          <table:table-cell table:style-name="ce53" table:formula="of:=[.F34]-[.F33]" office:value-type="currency" office:currency="EUR" office:value="29.97">
            <text:p>29,97 €</text:p>
          </table:table-cell>
          <table:table-cell table:style-name="ce205" table:formula="of:=[.G34]/[.F33]" office:value-type="percentage" office:value="0.0432218055956159">
            <text:p>4,32%</text:p>
          </table:table-cell>
          <table:table-cell table:style-name="ce213" table:formula="of:=[.F34]/12" office:value-type="currency" office:currency="EUR" office:value="60.2808333333333">
            <text:p>60,28 €</text:p>
          </table:table-cell>
          <table:table-cell table:style-name="ce53" table:formula="of:=[.F34]/5" office:value-type="currency" office:currency="EUR" office:value="144.674">
            <text:p>144,67 €</text:p>
          </table:table-cell>
          <table:table-cell table:style-name="ce25" table:formula="of:=[.F34]/[.C19]" office:value-type="currency" office:currency="EUR" office:value="4.33155688622754">
            <text:p>4,33 €</text:p>
          </table:table-cell>
          <table:table-cell table:number-columns-repeated="4"/>
          <table:table-cell table:style-name="ce47"/>
          <table:table-cell table:style-name="ce215"/>
          <table:table-cell table:number-columns-repeated="1007"/>
        </table:table-row>
        <table:table-row table:style-name="ro11">
          <table:table-cell table:style-name="ce183" office:value-type="float" office:value="2017">
            <text:p>2017</text:p>
          </table:table-cell>
          <table:table-cell table:style-name="ce182" table:formula="of:=[.B34]*1.0544" office:value-type="currency" office:currency="EUR" office:value="372.04504">
            <text:p>372,05 €</text:p>
          </table:table-cell>
          <table:table-cell table:style-name="ce53" table:formula="of:=[.B35]-[.B34]" office:value-type="currency" office:currency="EUR" office:value="19.19504">
            <text:p>19,20 €</text:p>
          </table:table-cell>
          <table:table-cell table:style-name="ce205" table:formula="of:=[.C35]/[.B34]" office:value-type="percentage" office:value="0.0544">
            <text:p>5,44%</text:p>
          </table:table-cell>
          <table:table-cell table:style-name="ce190" office:value-type="float" office:value="179">
            <text:p>179</text:p>
          </table:table-cell>
          <table:table-cell table:style-name="ce213" table:formula="of:=[.B35]+[.F20]" office:value-type="currency" office:currency="EUR" office:value="771.87504">
            <text:p>771,88 €</text:p>
          </table:table-cell>
          <table:table-cell table:style-name="ce53" table:formula="of:=[.F35]-[.F34]" office:value-type="currency" office:currency="EUR" office:value="48.50504">
            <text:p>48,51 €</text:p>
          </table:table-cell>
          <table:table-cell table:style-name="ce205" table:formula="of:=[.G35]/[.F34]" office:value-type="percentage" office:value="0.0670542599223081">
            <text:p>6,71%</text:p>
          </table:table-cell>
          <table:table-cell table:style-name="ce213" table:formula="of:=[.F35]/12" office:value-type="currency" office:currency="EUR" office:value="64.32292">
            <text:p>64,32 €</text:p>
          </table:table-cell>
          <table:table-cell table:style-name="ce53" table:formula="of:=[.F35]/5" office:value-type="currency" office:currency="EUR" office:value="154.375008">
            <text:p>154,38 €</text:p>
          </table:table-cell>
          <table:table-cell table:style-name="ce25" table:formula="of:=[.F35]/[.C20]" office:value-type="currency" office:currency="EUR" office:value="4.31215106145251">
            <text:p>4,31 €</text:p>
          </table:table-cell>
          <table:table-cell table:number-columns-repeated="4"/>
          <table:table-cell table:style-name="ce47"/>
          <table:table-cell table:style-name="ce215"/>
          <table:table-cell table:number-columns-repeated="1007"/>
        </table:table-row>
        <table:table-row table:style-name="ro3">
          <table:table-cell table:style-name="ce184"/>
          <table:table-cell table:style-name="ce194" office:value-type="string">
            <text:p>Sur 4 ans</text:p>
          </table:table-cell>
          <table:table-cell table:style-name="ce194" table:formula="of:=[.B35]-[.B32]" office:value-type="currency" office:currency="EUR" office:value="48.30504">
            <text:p>48,31 €</text:p>
          </table:table-cell>
          <table:table-cell table:style-name="ce206" table:formula="of:=[.C36]/[.B32]" office:value-type="percentage" office:value="0.149209365540248">
            <text:p>14,92%</text:p>
          </table:table-cell>
          <table:table-cell table:style-name="ce206"/>
          <table:table-cell table:style-name="ce194" office:value-type="string">
            <text:p>Sur 4 ans</text:p>
          </table:table-cell>
          <table:table-cell table:style-name="ce194" table:formula="of:=[.F35]-[.F32]" office:value-type="currency" office:currency="EUR" office:value="127.51504">
            <text:p>127,52 €</text:p>
          </table:table-cell>
          <table:table-cell table:style-name="ce206" table:formula="of:=[.G36]/[.F32]" office:value-type="percentage" office:value="0.197894096467813">
            <text:p>19,79%</text:p>
          </table:table-cell>
          <table:table-cell/>
          <table:table-cell table:style-name="ce194" office:value-type="string">
            <text:p>Sur 4 ans</text:p>
          </table:table-cell>
          <table:table-cell table:formula="of:=[.K35]-[.K32]" office:value-type="currency" office:currency="EUR" office:value="0.154989771129934">
            <text:p>0,15 €</text:p>
          </table:table-cell>
          <table:table-cell table:style-name="ce206" table:formula="of:=[.K36]/[.K32]" office:value-type="percentage" office:value="0.0372825975000617">
            <text:p>3,73%</text:p>
          </table:table-cell>
          <table:table-cell table:number-columns-repeated="3"/>
          <table:table-cell table:style-name="ce47"/>
          <table:table-cell table:style-name="ce215"/>
          <table:table-cell table:number-columns-repeated="1007"/>
        </table:table-row>
        <table:table-row table:style-name="ro3">
          <table:table-cell table:style-name="ce185"/>
          <table:table-cell table:number-columns-repeated="9"/>
          <table:table-cell table:style-name="ce47"/>
          <table:table-cell table:number-columns-repeated="4"/>
          <table:table-cell table:style-name="ce47"/>
          <table:table-cell table:style-name="ce215"/>
          <table:table-cell table:number-columns-repeated="1007"/>
        </table:table-row>
        <table:table-row table:style-name="ro3">
          <table:table-cell table:number-columns-repeated="2"/>
          <table:table-cell office:value-type="float" office:value="2014">
            <text:p>2014</text:p>
          </table:table-cell>
          <table:table-cell office:value-type="float" office:value="2016">
            <text:p>2016</text:p>
          </table:table-cell>
          <table:table-cell table:formula="of:=[.E35]-[.E32]" office:value-type="float" office:value="24">
            <text:p>24</text:p>
          </table:table-cell>
          <table:table-cell office:value-type="string">
            <text:p>m3 de plus</text:p>
          </table:table-cell>
          <table:table-cell table:style-name="ce215" table:formula="of:=[.E38]/[.E32]" office:value-type="percentage" office:value="0.154838709677419">
            <text:p>15,48%</text:p>
          </table:table-cell>
          <table:table-cell office:value-type="string">
            <text:p><text:s/>de plus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>
            <draw:frame table:end-cell-address="eau.H61" table:end-x="1.914cm" table:end-y="0.285cm" draw:z-index="0" draw:style-name="gr1" draw:text-style-name="P1" svg:width="18.116cm" svg:height="8.999cm" svg:x="0.252cm" svg:y="0.319cm">
              <draw:object draw:notify-on-update-of-ranges="eau.E31:eau.E31 eau.E32:eau.E35 eau.F31:eau.F31 eau.F32:eau.F3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</table:table>
      <table:table table:name="edf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3" table:default-cell-style-name="Default"/>
        <table:table-row table:style-name="ro7">
          <table:table-cell table:style-name="ce219" office:value-type="string">
            <text:p>EDF</text:p>
          </table:table-cell>
          <table:table-cell table:style-name="ce222"/>
          <table:table-cell office:value-type="string">
            <text:p>Fait le 28/4/2017</text:p>
          </table:table-cell>
          <table:table-cell table:number-columns-repeated="4"/>
          <table:table-cell table:number-columns-repeated="2" table:style-name="ce180" office:value-type="string">
            <text:p>Mensualités</text:p>
          </table:table-cell>
          <table:table-cell table:number-columns-repeated="4"/>
        </table:table-row>
        <table:table-row table:style-name="ro3">
          <table:table-cell table:style-name="ce180"/>
          <table:table-cell table:style-name="ce180" office:value-type="string">
            <text:p>Année</text:p>
          </table:table-cell>
          <table:table-cell table:style-name="ce180" office:value-type="string">
            <text:p>Facture annuelle</text:p>
          </table:table-cell>
          <table:table-cell table:style-name="ce180" office:value-type="string">
            <text:p>Moyenne</text:p>
          </table:table-cell>
          <table:table-cell table:style-name="ce180" office:value-type="string">
            <text:p>Ecart / moyenne</text:p>
          </table:table-cell>
          <table:table-cell table:style-name="ce180" office:value-type="string">
            <text:p>Total payé</text:p>
          </table:table-cell>
          <table:table-cell table:style-name="ce180" office:value-type="string">
            <text:p>Ecart</text:p>
          </table:table-cell>
          <table:table-cell table:style-name="ce180" office:value-type="string">
            <text:p>nécéssaires</text:p>
          </table:table-cell>
          <table:table-cell table:style-name="ce180" office:value-type="string">
            <text:p>réelles</text:p>
          </table:table-cell>
          <table:table-cell table:style-name="ce180" office:value-type="string">
            <text:p>Ecart</text:p>
          </table:table-cell>
          <table:table-cell table:style-name="ce180" table:number-columns-repeated="3"/>
        </table:table-row>
        <table:table-row table:style-name="ro3">
          <table:table-cell/>
          <table:table-cell table:style-name="ce200" office:value-type="float" office:value="2013">
            <text:p>2013</text:p>
          </table:table-cell>
          <table:table-cell table:style-name="ce47" table:formula="of:=1206.36+227.29" office:value-type="currency" office:currency="EUR" office:value="1433.65">
            <text:p>1 433,65 €</text:p>
          </table:table-cell>
          <table:table-cell table:style-name="ce47" table:formula="of:=AVERAGE([.$C$3:.$C$7])" office:value-type="currency" office:currency="EUR" office:value="1580.95714">
            <text:p>1 580,96 €</text:p>
          </table:table-cell>
          <table:table-cell table:style-name="ce47" table:formula="of:=[.C3]-[.D3]" office:value-type="currency" office:currency="EUR" office:value="-147.30714">
            <text:p>-147,31 €</text:p>
          </table:table-cell>
          <table:table-cell table:style-name="ce47" office:value-type="currency" office:currency="EUR" office:value="1092.8">
            <text:p>1 092,80 €</text:p>
          </table:table-cell>
          <table:table-cell table:style-name="ce47" table:formula="of:=[.F3]-[.C3]" office:value-type="currency" office:currency="EUR" office:value="-340.85">
            <text:p>-340,85 €</text:p>
          </table:table-cell>
          <table:table-cell table:style-name="ce47" table:formula="of:=[.C3]/11" office:value-type="currency" office:currency="EUR" office:value="130.331818181818">
            <text:p>130,33 €</text:p>
          </table:table-cell>
          <table:table-cell table:style-name="ce47" table:formula="of:=[.F3]/11" office:value-type="currency" office:currency="EUR" office:value="99.3454545454545">
            <text:p>99,35 €</text:p>
          </table:table-cell>
          <table:table-cell table:formula="of:=[.I3]-[.H3]" office:value-type="currency" office:currency="EUR" office:value="-30.9863636363636">
            <text:p>-30,99 €</text:p>
          </table:table-cell>
          <table:table-cell table:number-columns-repeated="3"/>
        </table:table-row>
        <table:table-row table:style-name="ro3">
          <table:table-cell table:style-name="ce220" office:value-type="string">
            <text:p>Estimation</text:p>
          </table:table-cell>
          <table:table-cell table:style-name="ce223" office:value-type="float" office:value="2014">
            <text:p>2014</text:p>
          </table:table-cell>
          <table:table-cell table:style-name="ce225" office:value-type="currency" office:currency="EUR" office:value="1517.45">
            <text:p>1 517,45 €</text:p>
          </table:table-cell>
          <table:table-cell table:style-name="ce225" table:formula="of:=AVERAGE([.$C$3:.$C$7])" office:value-type="currency" office:currency="EUR" office:value="1580.95714">
            <text:p>1 580,96 €</text:p>
          </table:table-cell>
          <table:table-cell table:style-name="ce225" table:formula="of:=[.C4]-[.D4]" office:value-type="currency" office:currency="EUR" office:value="-63.5071399999999">
            <text:p>-63,51 €</text:p>
          </table:table-cell>
          <table:table-cell table:style-name="ce225" table:formula="of:=AVERAGE([.F5:.F7])" office:value-type="currency" office:currency="EUR" office:value="1419.52666666667">
            <text:p>1 419,53 €</text:p>
          </table:table-cell>
          <table:table-cell table:style-name="ce225" table:formula="of:=[.F4]-[.C4]" office:value-type="currency" office:currency="EUR" office:value="-97.9233333333334">
            <text:p>-97,92 €</text:p>
          </table:table-cell>
          <table:table-cell table:style-name="ce47" table:formula="of:=[.C4]/11" office:value-type="currency" office:currency="EUR" office:value="137.95">
            <text:p>137,95 €</text:p>
          </table:table-cell>
          <table:table-cell table:style-name="ce47" table:formula="of:=[.F4]/11" office:value-type="currency" office:currency="EUR" office:value="129.047878787879">
            <text:p>129,05 €</text:p>
          </table:table-cell>
          <table:table-cell table:formula="of:=[.I4]-[.H4]" office:value-type="currency" office:currency="EUR" office:value="-8.90212121212124">
            <text:p>-8,90 €</text:p>
          </table:table-cell>
          <table:table-cell table:style-name="ce83" table:number-columns-repeated="3"/>
        </table:table-row>
        <table:table-row table:style-name="ro3">
          <table:table-cell/>
          <table:table-cell table:style-name="ce200" office:value-type="float" office:value="2015">
            <text:p>2015</text:p>
          </table:table-cell>
          <table:table-cell table:style-name="ce47" table:formula="of:=1390.33+265.34" office:value-type="currency" office:currency="EUR" office:value="1655.67">
            <text:p>1 655,67 €</text:p>
          </table:table-cell>
          <table:table-cell table:style-name="ce47" table:formula="of:=AVERAGE([.$C$3:.$C$7])" office:value-type="currency" office:currency="EUR" office:value="1580.95714">
            <text:p>1 580,96 €</text:p>
          </table:table-cell>
          <table:table-cell table:style-name="ce47" table:formula="of:=[.C5]-[.D5]" office:value-type="currency" office:currency="EUR" office:value="74.7128599999999">
            <text:p>74,71 €</text:p>
          </table:table-cell>
          <table:table-cell table:style-name="ce47" office:value-type="currency" office:currency="EUR" office:value="1447.82">
            <text:p>1 447,82 €</text:p>
          </table:table-cell>
          <table:table-cell table:style-name="ce47" table:formula="of:=[.F5]-[.C5]" office:value-type="currency" office:currency="EUR" office:value="-207.85">
            <text:p>-207,85 €</text:p>
          </table:table-cell>
          <table:table-cell table:style-name="ce47" table:formula="of:=[.C5]/11" office:value-type="currency" office:currency="EUR" office:value="150.515454545455">
            <text:p>150,52 €</text:p>
          </table:table-cell>
          <table:table-cell table:style-name="ce47" table:formula="of:=[.F5]/11" office:value-type="currency" office:currency="EUR" office:value="131.62">
            <text:p>131,62 €</text:p>
          </table:table-cell>
          <table:table-cell table:formula="of:=[.I5]-[.H5]" office:value-type="currency" office:currency="EUR" office:value="-18.8954545454545">
            <text:p>-18,90 €</text:p>
          </table:table-cell>
          <table:table-cell table:number-columns-repeated="3"/>
        </table:table-row>
        <table:table-row table:style-name="ro3">
          <table:table-cell/>
          <table:table-cell table:style-name="ce200" office:value-type="float" office:value="2016">
            <text:p>2016</text:p>
          </table:table-cell>
          <table:table-cell table:style-name="ce47" table:formula="of:=1234.46+233.83" office:value-type="currency" office:currency="EUR" office:value="1468.29">
            <text:p>1 468,29 €</text:p>
          </table:table-cell>
          <table:table-cell table:style-name="ce47" table:formula="of:=AVERAGE([.$C$3:.$C$7])" office:value-type="currency" office:currency="EUR" office:value="1580.95714">
            <text:p>1 580,96 €</text:p>
          </table:table-cell>
          <table:table-cell table:style-name="ce47" table:formula="of:=[.C6]-[.D6]" office:value-type="currency" office:currency="EUR" office:value="-112.66714">
            <text:p>-112,67 €</text:p>
          </table:table-cell>
          <table:table-cell table:style-name="ce47" office:value-type="currency" office:currency="EUR" office:value="1711">
            <text:p>1 711,00 €</text:p>
          </table:table-cell>
          <table:table-cell table:style-name="ce47" table:formula="of:=[.F6]-[.C6]" office:value-type="currency" office:currency="EUR" office:value="242.71">
            <text:p>242,71 €</text:p>
          </table:table-cell>
          <table:table-cell table:style-name="ce47" table:formula="of:=[.C6]/11" office:value-type="currency" office:currency="EUR" office:value="133.480909090909">
            <text:p>133,48 €</text:p>
          </table:table-cell>
          <table:table-cell table:style-name="ce47" table:formula="of:=[.F6]/11" office:value-type="currency" office:currency="EUR" office:value="155.545454545455">
            <text:p>155,55 €</text:p>
          </table:table-cell>
          <table:table-cell table:formula="of:=[.I6]-[.H6]" office:value-type="currency" office:currency="EUR" office:value="22.0645454545455">
            <text:p>22,06 €</text:p>
          </table:table-cell>
          <table:table-cell table:number-columns-repeated="3"/>
        </table:table-row>
        <table:table-row table:style-name="ro3">
          <table:table-cell table:style-name="ce220" office:value-type="string">
            <text:p>Estimation</text:p>
          </table:table-cell>
          <table:table-cell table:style-name="ce223" office:value-type="float" office:value="2017">
            <text:p>2017</text:p>
          </table:table-cell>
          <table:table-cell table:style-name="ce225" table:formula="of:=[.C10]" office:value-type="currency" office:currency="EUR" office:value="1829.7257">
            <text:p>1 829,73 €</text:p>
          </table:table-cell>
          <table:table-cell table:style-name="ce225" table:formula="of:=AVERAGE([.$C$3:.$C$7])" office:value-type="currency" office:currency="EUR" office:value="1580.95714">
            <text:p>1 580,96 €</text:p>
          </table:table-cell>
          <table:table-cell table:style-name="ce225" table:formula="of:=[.C7]-[.D7]" office:value-type="currency" office:currency="EUR" office:value="248.76856">
            <text:p>248,77 €</text:p>
          </table:table-cell>
          <table:table-cell table:style-name="ce225" office:value-type="currency" office:currency="EUR" office:value="1099.76">
            <text:p>1 099,76 €</text:p>
          </table:table-cell>
          <table:table-cell table:style-name="ce225" table:formula="of:=[.F7]-[.C7]" office:value-type="currency" office:currency="EUR" office:value="-729.9657">
            <text:p>-729,97 €</text:p>
          </table:table-cell>
          <table:table-cell table:style-name="ce47" table:formula="of:=[.C7]/11" office:value-type="currency" office:currency="EUR" office:value="166.3387">
            <text:p>166,34 €</text:p>
          </table:table-cell>
          <table:table-cell table:style-name="ce47" office:value-type="currency" office:currency="EUR" office:value="137.47">
            <text:p>137,47 €</text:p>
          </table:table-cell>
          <table:table-cell table:formula="of:=[.I7]-[.H7]" office:value-type="currency" office:currency="EUR" office:value="-28.8687">
            <text:p>-28,87 €</text:p>
          </table:table-cell>
          <table:table-cell table:style-name="ce83" table:number-columns-repeated="3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225"/>
          <table:table-cell table:style-name="ce47" table:number-columns-repeated="4"/>
          <table:table-cell table:number-columns-repeated="4"/>
        </table:table-row>
        <table:table-row table:style-name="ro3">
          <table:table-cell table:number-columns-repeated="2"/>
          <table:table-cell table:style-name="ce226" office:value-type="string">
            <text:p>Prévision </text:p>
          </table:table-cell>
          <table:table-cell table:style-name="ce229"/>
          <table:table-cell table:style-name="ce225"/>
          <table:table-cell table:style-name="ce47" office:value-type="string">
            <text:p>sera payé</text:p>
          </table:table-cell>
          <table:table-cell table:style-name="ce234" office:value-type="string">
            <text:p>il faudra rajouter</text:p>
          </table:table-cell>
          <table:table-cell table:style-name="ce235" office:value-type="string">
            <text:p>Mensualité idéale</text:p>
          </table:table-cell>
          <table:table-cell table:style-name="ce235" office:value-type="string">
            <text:p>Réel</text:p>
          </table:table-cell>
          <table:table-cell table:number-columns-repeated="4"/>
        </table:table-row>
        <table:table-row table:style-name="ro14">
          <table:table-cell/>
          <table:table-cell office:value-type="float" office:value="2017">
            <text:p>2017</text:p>
          </table:table-cell>
          <table:table-cell table:style-name="ce227" table:formula="of:=1512.17*1.21" office:value-type="currency" office:currency="EUR" office:value="1829.7257">
            <text:p>1 829,73 €</text:p>
          </table:table-cell>
          <table:table-cell table:style-name="ce229" table:formula="of:=[.D7]" office:value-type="currency" office:currency="EUR" office:value="1580.95714">
            <text:p>1 580,96 €</text:p>
          </table:table-cell>
          <table:table-cell table:style-name="ce225" table:formula="of:=[.C10]-[.D10]" office:value-type="currency" office:currency="EUR" office:value="248.76856">
            <text:p>248,77 €</text:p>
          </table:table-cell>
          <table:table-cell table:style-name="ce47" table:formula="of:=[.I10]*11" office:value-type="currency" office:currency="EUR" office:value="1512.17">
            <text:p>1 512,17 €</text:p>
          </table:table-cell>
          <table:table-cell table:style-name="ce234" table:formula="of:=[.F10]-[.C10]" office:value-type="currency" office:currency="EUR" office:value="-317.5557">
            <text:p>-317,56 €</text:p>
          </table:table-cell>
          <table:table-cell table:style-name="ce236" table:formula="of:=[.C10]/11" office:value-type="currency" office:currency="EUR" office:value="166.3387">
            <text:p>166,34 €</text:p>
          </table:table-cell>
          <table:table-cell table:style-name="ce47" office:value-type="currency" office:currency="EUR" office:value="137.47">
            <text:p>137,47 €</text:p>
          </table:table-cell>
          <table:table-cell table:formula="of:=[.I10]-[.H10]" office:value-type="currency" office:currency="EUR" office:value="-28.8687">
            <text:p>-28,87 €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234" office:value-type="string">
            <text:p>le 9 aout 2017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28" table:number-columns-repeated="2"/>
          <table:table-cell table:number-columns-repeated="9"/>
        </table:table-row>
        <table:table-row table:style-name="ro3">
          <table:table-cell table:style-name="ce221"/>
          <table:table-cell table:style-name="ce221" office:value-type="string">
            <text:p>Nous voyons</text:p>
          </table:table-cell>
          <table:table-cell table:style-name="ce221" office:value-type="string">
            <text:p>dans cette étude</text:p>
          </table:table-cell>
          <table:table-cell table:style-name="ce221"/>
          <table:table-cell table:style-name="ce221" office:value-type="string">
            <text:p>qu'il faudrait</text:p>
          </table:table-cell>
          <table:table-cell table:style-name="ce221" office:value-type="string">
            <text:p>augmenter</text:p>
          </table:table-cell>
          <table:table-cell table:style-name="ce221" office:value-type="string">
            <text:p>les mensualités</text:p>
          </table:table-cell>
          <table:table-cell table:style-name="ce221" office:value-type="string">
            <text:p>À 152 euros</text:p>
          </table:table-cell>
          <table:table-cell table:style-name="ce221" table:number-columns-repeated="5"/>
        </table:table-row>
        <table:table-row table:style-name="ro3">
          <table:table-cell table:number-columns-repeated="13"/>
        </table:table-row>
        <table:table-row table:style-name="ro3">
          <table:table-cell>
            <draw:frame table:end-cell-address="edf.G35" table:end-x="0.701cm" table:end-y="0.039cm" draw:z-index="0" draw:style-name="gr1" draw:text-style-name="P1" svg:width="18.018cm" svg:height="8.999cm" svg:x="0.384cm" svg:y="0.072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20">
          <table:table-cell table:number-columns-repeated="13"/>
        </table:table-row>
        <table:table-row table:style-name="ro3">
          <table:table-cell/>
          <table:table-cell office:value-type="string">
            <text:p>Relevé 2016</text:p>
          </table:table-cell>
          <table:table-cell office:value-type="string">
            <text:p>Relevé 2017</text:p>
          </table:table-cell>
          <table:table-cell table:style-name="ce230" office:value-type="string">
            <text:p>Différence</text:p>
          </table:table-cell>
          <table:table-cell table:style-name="ce198"/>
          <table:table-cell table:number-columns-repeated="8"/>
        </table:table-row>
        <table:table-row table:style-name="ro3">
          <table:table-cell office:value-type="string">
            <text:p>Heures creuses :</text:p>
          </table:table-cell>
          <table:table-cell table:style-name="ce25" office:value-type="float" office:value="3440">
            <text:p>3440</text:p>
          </table:table-cell>
          <table:table-cell table:style-name="ce25" office:value-type="float" office:value="7828">
            <text:p>7828</text:p>
          </table:table-cell>
          <table:table-cell table:style-name="ce25" table:formula="of:=[.C37]-[.B37]" office:value-type="float" office:value="4388">
            <text:p>4388</text:p>
          </table:table-cell>
          <table:table-cell table:number-columns-repeated="9"/>
        </table:table-row>
        <table:table-row table:style-name="ro3">
          <table:table-cell office:value-type="string">
            <text:p>Heures pleines :</text:p>
          </table:table-cell>
          <table:table-cell table:style-name="ce25" office:value-type="float" office:value="35980">
            <text:p>35980</text:p>
          </table:table-cell>
          <table:table-cell table:style-name="ce25" office:value-type="float" office:value="40553">
            <text:p>40553</text:p>
          </table:table-cell>
          <table:table-cell table:style-name="ce25" table:formula="of:=[.C38]-[.B38]" office:value-type="float" office:value="4573">
            <text:p>4573</text:p>
          </table:table-cell>
          <table:table-cell table:number-columns-repeated="9"/>
        </table:table-row>
        <table:table-row table:style-name="ro3">
          <table:table-cell office:value-type="string">
            <text:p>Conso en KWH</text:p>
          </table:table-cell>
          <table:table-cell table:style-name="ce25" office:value-type="float" office:value="10209">
            <text:p>10209</text:p>
          </table:table-cell>
          <table:table-cell table:style-name="ce25"/>
          <table:table-cell table:style-name="ce25" table:formula="of:=SUM([.D37:.D38])" office:value-type="float" office:value="8961">
            <text:p>8961</text:p>
          </table:table-cell>
          <table:table-cell office:value-type="string">
            <text:p>conso au 28/4/17</text:p>
          </table:table-cell>
          <table:table-cell office:value-type="string">
            <text:p>Pour 8 mois</text:p>
          </table:table-cell>
          <table:table-cell table:number-columns-repeated="7"/>
        </table:table-row>
        <table:table-row table:style-name="ro3">
          <table:table-cell/>
          <table:table-cell table:style-name="ce224" table:formula="of:=[.B39]/12" office:value-type="float" office:value="850.75">
            <text:p>851</text:p>
          </table:table-cell>
          <table:table-cell table:style-name="ce224" office:value-type="string">
            <text:p>KWH par mois</text:p>
          </table:table-cell>
          <table:table-cell/>
          <table:table-cell table:style-name="ce231" office:value-type="string">
            <text:p>KWH par mois : </text:p>
          </table:table-cell>
          <table:table-cell table:style-name="ce232" table:formula="of:=[.D39]/8" office:value-type="float" office:value="1120.125">
            <text:p>112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Notre conso a </text:p>
          </table:table-cell>
          <table:table-cell office:value-type="string">
            <text:p>augmenté de</text:p>
          </table:table-cell>
          <table:table-cell table:style-name="ce233" table:formula="of:=([.F40]-[.B40])/[.B40]" office:value-type="percentage" office:value="0.316632383191302">
            <text:p>31,66%</text:p>
          </table:table-cell>
          <table:table-cell table:number-columns-repeated="7"/>
        </table:table-row>
      </table:table>
      <table:table table:name="relevé au 2 juillet 2017" table:style-name="ta1" table:print="false">
        <table:table-column table:style-name="co50" table:default-cell-style-name="ce32"/>
        <table:table-column table:style-name="co51" table:default-cell-style-name="ce32"/>
        <table:table-column table:style-name="co52" table:default-cell-style-name="ce32"/>
        <table:table-column table:style-name="co53" table:default-cell-style-name="ce32"/>
        <table:table-column table:style-name="co25" table:default-cell-style-name="ce152"/>
        <table:table-column table:style-name="co22" table:default-cell-style-name="ce152"/>
        <table:table-column table:style-name="co8" table:number-columns-repeated="1018" table:default-cell-style-name="ce32"/>
        <table:table-row table:style-name="ro3">
          <table:table-cell office:value-type="string">
            <text:p>Compte à Vue</text:p>
          </table:table-cell>
          <table:table-cell office:value-type="string">
            <text:p>Compte de chèques</text:p>
          </table:table-cell>
          <table:table-cell office:value-type="string">
            <text:p>****4259</text:p>
          </table:table-cell>
          <table:table-cell office:value-type="string">
            <text:p>30/06/2017</text:p>
          </table:table-cell>
          <table:table-cell/>
          <table:table-cell office:value-type="currency" office:currency="EUR" office:value="1960.56">
            <text:p>1 960,56 €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0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7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9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4</text:p>
          </table:table-cell>
          <table:table-cell office:value-type="currency" office:currency="EUR" office:value="-20.69">
            <text:p>-20,69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9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6</text:p>
          </table:table-cell>
          <table:table-cell office:value-type="currency" office:currency="EUR" office:value="-77">
            <text:p>-7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0</text:p>
          </table:table-cell>
          <table:table-cell office:value-type="currency" office:currency="EUR" office:value="-9.8">
            <text:p>-9,8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4</text:p>
          </table:table-cell>
          <table:table-cell office:value-type="currency" office:currency="EUR" office:value="-7.5">
            <text:p>-7,5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9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6</text:p>
          </table:table-cell>
          <table:table-cell office:value-type="currency" office:currency="EUR" office:value="-77">
            <text:p>-7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0</text:p>
          </table:table-cell>
          <table:table-cell office:value-type="currency" office:currency="EUR" office:value="-9.8">
            <text:p>-9,8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4</text:p>
          </table:table-cell>
          <table:table-cell office:value-type="currency" office:currency="EUR" office:value="-7.5">
            <text:p>-7,5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9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6</text:p>
          </table:table-cell>
          <table:table-cell office:value-type="currency" office:currency="EUR" office:value="-77">
            <text:p>-7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0</text:p>
          </table:table-cell>
          <table:table-cell office:value-type="currency" office:currency="EUR" office:value="-9.8">
            <text:p>-9,8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4</text:p>
          </table:table-cell>
          <table:table-cell office:value-type="currency" office:currency="EUR" office:value="-7.5">
            <text:p>-7,5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9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6</text:p>
          </table:table-cell>
          <table:table-cell office:value-type="currency" office:currency="EUR" office:value="-77">
            <text:p>-7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0</text:p>
          </table:table-cell>
          <table:table-cell office:value-type="currency" office:currency="EUR" office:value="-9.8">
            <text:p>-9,8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4</text:p>
          </table:table-cell>
          <table:table-cell office:value-type="currency" office:currency="EUR" office:value="-7.5">
            <text:p>-7,5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9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6</text:p>
          </table:table-cell>
          <table:table-cell office:value-type="currency" office:currency="EUR" office:value="-77">
            <text:p>-7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0</text:p>
          </table:table-cell>
          <table:table-cell office:value-type="currency" office:currency="EUR" office:value="-9.8">
            <text:p>-9,8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4</text:p>
          </table:table-cell>
          <table:table-cell office:value-type="currency" office:currency="EUR" office:value="-7.5">
            <text:p>-7,5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9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6</text:p>
          </table:table-cell>
          <table:table-cell office:value-type="currency" office:currency="EUR" office:value="-77">
            <text:p>-7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0</text:p>
          </table:table-cell>
          <table:table-cell office:value-type="currency" office:currency="EUR" office:value="-9.8">
            <text:p>-9,8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4</text:p>
          </table:table-cell>
          <table:table-cell office:value-type="currency" office:currency="EUR" office:value="-7.5">
            <text:p>-7,5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9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6</text:p>
          </table:table-cell>
          <table:table-cell office:value-type="currency" office:currency="EUR" office:value="-77">
            <text:p>-7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0</text:p>
          </table:table-cell>
          <table:table-cell office:value-type="currency" office:currency="EUR" office:value="-9.8">
            <text:p>-9,8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4</text:p>
          </table:table-cell>
          <table:table-cell office:value-type="currency" office:currency="EUR" office:value="-7.5">
            <text:p>-7,5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9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6</text:p>
          </table:table-cell>
          <table:table-cell office:value-type="currency" office:currency="EUR" office:value="-77">
            <text:p>-7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0</text:p>
          </table:table-cell>
          <table:table-cell office:value-type="currency" office:currency="EUR" office:value="-9.8">
            <text:p>-9,8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4</text:p>
          </table:table-cell>
          <table:table-cell office:value-type="currency" office:currency="EUR" office:value="-7.5">
            <text:p>-7,5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9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6</text:p>
          </table:table-cell>
          <table:table-cell office:value-type="currency" office:currency="EUR" office:value="-77">
            <text:p>-7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0</text:p>
          </table:table-cell>
          <table:table-cell office:value-type="currency" office:currency="EUR" office:value="-9.8">
            <text:p>-9,8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4</text:p>
          </table:table-cell>
          <table:table-cell office:value-type="currency" office:currency="EUR" office:value="-7.5">
            <text:p>-7,5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9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6</text:p>
          </table:table-cell>
          <table:table-cell office:value-type="currency" office:currency="EUR" office:value="-77">
            <text:p>-7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0</text:p>
          </table:table-cell>
          <table:table-cell office:value-type="currency" office:currency="EUR" office:value="-9.8">
            <text:p>-9,8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4</text:p>
          </table:table-cell>
          <table:table-cell office:value-type="currency" office:currency="EUR" office:value="-7.5">
            <text:p>-7,5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9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6</text:p>
          </table:table-cell>
          <table:table-cell office:value-type="currency" office:currency="EUR" office:value="-77">
            <text:p>-7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0</text:p>
          </table:table-cell>
          <table:table-cell office:value-type="currency" office:currency="EUR" office:value="-9.8">
            <text:p>-9,8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4</text:p>
          </table:table-cell>
          <table:table-cell office:value-type="currency" office:currency="EUR" office:value="-7.5">
            <text:p>-7,5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9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6</text:p>
          </table:table-cell>
          <table:table-cell office:value-type="currency" office:currency="EUR" office:value="-77">
            <text:p>-7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0</text:p>
          </table:table-cell>
          <table:table-cell office:value-type="currency" office:currency="EUR" office:value="-9.8">
            <text:p>-9,8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4</text:p>
          </table:table-cell>
          <table:table-cell office:value-type="currency" office:currency="EUR" office:value="-7.5">
            <text:p>-7,5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9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6</text:p>
          </table:table-cell>
          <table:table-cell office:value-type="currency" office:currency="EUR" office:value="-77">
            <text:p>-7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0</text:p>
          </table:table-cell>
          <table:table-cell office:value-type="currency" office:currency="EUR" office:value="-9.8">
            <text:p>-9,8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4</text:p>
          </table:table-cell>
          <table:table-cell office:value-type="currency" office:currency="EUR" office:value="-7.5">
            <text:p>-7,5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6</text:p>
          </table:table-cell>
          <table:table-cell office:value-type="currency" office:currency="EUR" office:value="-150">
            <text:p>-150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3</text:p>
          </table:table-cell>
          <table:table-cell office:value-type="currency" office:currency="EUR" office:value="-25">
            <text:p>-2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2</text:p>
          </table:table-cell>
          <table:table-cell office:value-type="currency" office:currency="EUR" office:value="-119.62">
            <text:p>-119,62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28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7755018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CHQ NO</text:p>
          </table:table-cell>
          <table:table-cell office:value-type="string">
            <text:p>CHEQUE</text:p>
          </table:table-cell>
          <table:table-cell office:value-type="string">
            <text:p>N°3726031</text:p>
          </table:table-cell>
          <table:table-cell office:value-type="currency" office:currency="EUR" office:value="-7">
            <text:p>-7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OMMIS.</text:p>
          </table:table-cell>
          <table:table-cell office:value-type="string">
            <text:p>COMMISSIONS</text:p>
          </table:table-cell>
          <table:table-cell office:value-type="string">
            <text:p>COTISATION ESPRIT LIBRE</text:p>
          </table:table-cell>
          <table:table-cell office:value-type="currency" office:currency="EUR" office:value="-10.63">
            <text:p>-10,63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OMMIS.</text:p>
          </table:table-cell>
          <table:table-cell office:value-type="string">
            <text:p>COMMISSIONS</text:p>
          </table:table-cell>
          <table:table-cell office:value-type="string">
            <text:p>COTISATION ESPRIT LIBRE</text:p>
          </table:table-cell>
          <table:table-cell office:value-type="currency" office:currency="EUR" office:value="-10.63">
            <text:p>-10,63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OMMIS.</text:p>
          </table:table-cell>
          <table:table-cell office:value-type="string">
            <text:p>COMMISSIONS</text:p>
          </table:table-cell>
          <table:table-cell office:value-type="string">
            <text:p>COTISATION ESPRIT LIBRE</text:p>
          </table:table-cell>
          <table:table-cell office:value-type="currency" office:currency="EUR" office:value="-10.63">
            <text:p>-10,63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OMMIS.</text:p>
          </table:table-cell>
          <table:table-cell office:value-type="string">
            <text:p>COMMISSIONS</text:p>
          </table:table-cell>
          <table:table-cell office:value-type="string">
            <text:p>COTISATION ESPRIT LIBRE</text:p>
          </table:table-cell>
          <table:table-cell office:value-type="currency" office:currency="EUR" office:value="-10.63">
            <text:p>-10,63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OMMIS.</text:p>
          </table:table-cell>
          <table:table-cell office:value-type="string">
            <text:p>COMMISSIONS</text:p>
          </table:table-cell>
          <table:table-cell office:value-type="string">
            <text:p>COTISATION ESPRIT LIBRE</text:p>
          </table:table-cell>
          <table:table-cell office:value-type="currency" office:currency="EUR" office:value="-10.63">
            <text:p>-10,63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OMMIS.</text:p>
          </table:table-cell>
          <table:table-cell office:value-type="string">
            <text:p>COMMISSIONS</text:p>
          </table:table-cell>
          <table:table-cell office:value-type="string">
            <text:p>COTISATION ESPRIT LIBRE</text:p>
          </table:table-cell>
          <table:table-cell office:value-type="currency" office:currency="EUR" office:value="-10.63">
            <text:p>-10,63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OMMIS.</text:p>
          </table:table-cell>
          <table:table-cell office:value-type="string">
            <text:p>COMMISSIONS</text:p>
          </table:table-cell>
          <table:table-cell office:value-type="string">
            <text:p>COTISATION ESPRIT LIBRE</text:p>
          </table:table-cell>
          <table:table-cell office:value-type="currency" office:currency="EUR" office:value="-10.63">
            <text:p>-10,63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OMMIS.</text:p>
          </table:table-cell>
          <table:table-cell office:value-type="string">
            <text:p>COMMISSIONS</text:p>
          </table:table-cell>
          <table:table-cell office:value-type="string">
            <text:p>COTISATION ESPRIT LIBRE</text:p>
          </table:table-cell>
          <table:table-cell office:value-type="currency" office:currency="EUR" office:value="-10.63">
            <text:p>-10,63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OMMIS.</text:p>
          </table:table-cell>
          <table:table-cell office:value-type="string">
            <text:p>COMMISSIONS</text:p>
          </table:table-cell>
          <table:table-cell office:value-type="string">
            <text:p>COTISATION ESPRIT LIBRE</text:p>
          </table:table-cell>
          <table:table-cell office:value-type="currency" office:currency="EUR" office:value="-10.63">
            <text:p>-10,63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OMMIS.</text:p>
          </table:table-cell>
          <table:table-cell office:value-type="string">
            <text:p>COMMISSIONS</text:p>
          </table:table-cell>
          <table:table-cell office:value-type="string">
            <text:p>COTISATION ESPRIT LIBRE</text:p>
          </table:table-cell>
          <table:table-cell office:value-type="currency" office:currency="EUR" office:value="-10.63">
            <text:p>-10,63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OMMIS.</text:p>
          </table:table-cell>
          <table:table-cell office:value-type="string">
            <text:p>COMMISSIONS</text:p>
          </table:table-cell>
          <table:table-cell office:value-type="string">
            <text:p>COTISATION ESPRIT LIBRE</text:p>
          </table:table-cell>
          <table:table-cell office:value-type="currency" office:currency="EUR" office:value="-10.63">
            <text:p>-10,63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OMMIS.</text:p>
          </table:table-cell>
          <table:table-cell office:value-type="string">
            <text:p>COMMISSIONS</text:p>
          </table:table-cell>
          <table:table-cell office:value-type="string">
            <text:p>COTISATION ESPRIT LIBRE</text:p>
          </table:table-cell>
          <table:table-cell office:value-type="currency" office:currency="EUR" office:value="-10.63">
            <text:p>-10,63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COMMIS.</text:p>
          </table:table-cell>
          <table:table-cell office:value-type="string">
            <text:p>COMMISSIONS</text:p>
          </table:table-cell>
          <table:table-cell office:value-type="string">
            <text:p>COTISATION ESPRIT LIBRE</text:p>
          </table:table-cell>
          <table:table-cell office:value-type="currency" office:currency="EUR" office:value="-10.63">
            <text:p>-10,63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ECH.PR</text:p>
          </table:table-cell>
          <table:table-cell office:value-type="string">
            <text:p>ECHEANCE PRET</text:p>
          </table:table-cell>
          <table:table-cell office:value-type="string">
            <text:p>00441 60123291</text:p>
          </table:table-cell>
          <table:table-cell office:value-type="currency" office:currency="EUR" office:value="-672.51">
            <text:p>-672,51 €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200617 LIDL 2586 MAUZE SUR LE CARTE 4</text:p>
          </table:table-cell>
          <table:table-cell office:value-type="currency" office:currency="EUR" office:value="-111.6">
            <text:p>-111,6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60617 LIDL 2586 MAUZE SUR LE CARTE 4</text:p>
          </table:table-cell>
          <table:table-cell office:value-type="currency" office:currency="EUR" office:value="-98.21">
            <text:p>-98,21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310517 TOTAL LA ROCHELLE CARTE 4974XX</text:p>
          </table:table-cell>
          <table:table-cell office:value-type="currency" office:currency="EUR" office:value="-85.09">
            <text:p>-85,09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280617 LIDL 2829 SURGERES CARTE 4974X</text:p>
          </table:table-cell>
          <table:table-cell office:value-type="currency" office:currency="EUR" office:value="-82.25">
            <text:p>-82,25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310517 LAURENT MATHEO LA ROCHELLE CAR</text:p>
          </table:table-cell>
          <table:table-cell office:value-type="currency" office:currency="EUR" office:value="-81">
            <text:p>-81,0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10617 LIDL 2829 SURGERES CARTE 4974X</text:p>
          </table:table-cell>
          <table:table-cell office:value-type="currency" office:currency="EUR" office:value="-79.9">
            <text:p>-79,9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70617 CENTRE LECLERC ST JEAN D ANG C</text:p>
          </table:table-cell>
          <table:table-cell office:value-type="currency" office:currency="EUR" office:value="-77.45">
            <text:p>-77,45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20617 LIDL 2586 MAUZE SUR LE CARTE 4</text:p>
          </table:table-cell>
          <table:table-cell office:value-type="currency" office:currency="EUR" office:value="-68.83">
            <text:p>-68,83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30617 NOZ CHAURAY CHAURAY CARTE 4974</text:p>
          </table:table-cell>
          <table:table-cell office:value-type="currency" office:currency="EUR" office:value="-63.78">
            <text:p>-63,78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210617 E LECLERC NIORT CARTE 4974XXXX</text:p>
          </table:table-cell>
          <table:table-cell office:value-type="currency" office:currency="EUR" office:value="-43.51">
            <text:p>-43,51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210617 LEADER PRICE NIORT CARTE 4974X</text:p>
          </table:table-cell>
          <table:table-cell office:value-type="currency" office:currency="EUR" office:value="-43.24">
            <text:p>-43,24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70617 COMMUNAUTE EMMA SAINT AGNANT C</text:p>
          </table:table-cell>
          <table:table-cell office:value-type="currency" office:currency="EUR" office:value="-39">
            <text:p>-39,0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200617 PAYPAL 0800 942 890 CARTE 4974</text:p>
          </table:table-cell>
          <table:table-cell office:value-type="currency" office:currency="EUR" office:value="-37.46">
            <text:p>-37,46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40617 SNCF MAUZE SUR LE CARTE 4974XX</text:p>
          </table:table-cell>
          <table:table-cell office:value-type="currency" office:currency="EUR" office:value="-36.2">
            <text:p>-36,2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270617 INTERMARCHE MAUZE SUR LE CARTE</text:p>
          </table:table-cell>
          <table:table-cell office:value-type="currency" office:currency="EUR" office:value="-34.14">
            <text:p>-34,14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70617 LIDL 2586 MAUZE SUR LE CARTE 4</text:p>
          </table:table-cell>
          <table:table-cell office:value-type="currency" office:currency="EUR" office:value="-34.02">
            <text:p>-34,02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30617 BAGUETTES D OR NIORT CARTE 497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80617 INTERMARCHE MAUZE SUR LE CARTE</text:p>
          </table:table-cell>
          <table:table-cell office:value-type="currency" office:currency="EUR" office:value="-27.94">
            <text:p>-27,94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310517 ACTION FRANCE LA ROCHELLE P CA</text:p>
          </table:table-cell>
          <table:table-cell office:value-type="currency" office:currency="EUR" office:value="-19.92">
            <text:p>-19,92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270617 BURGER KING PERIGNY CARTE 4974</text:p>
          </table:table-cell>
          <table:table-cell office:value-type="currency" office:currency="EUR" office:value="-18.2">
            <text:p>-18,2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280617 COMMUNAUTE EMMA SAINT AGNANT C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200617 PAYPAL 0800 942 890 CARTE 4974</text:p>
          </table:table-cell>
          <table:table-cell office:value-type="currency" office:currency="EUR" office:value="-15.79">
            <text:p>-15,79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30617 BUREAU VALLEE CHAURAY CARTE 49</text:p>
          </table:table-cell>
          <table:table-cell office:value-type="currency" office:currency="EUR" office:value="-15.19">
            <text:p>-15,19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20617 AMAZON PAYMENTS PARIS2441535/</text:p>
          </table:table-cell>
          <table:table-cell office:value-type="currency" office:currency="EUR" office:value="-14.79">
            <text:p>-14,79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210617 BABOU NIORT CHA CHAURAY CARTE</text:p>
          </table:table-cell>
          <table:table-cell office:value-type="currency" office:currency="EUR" office:value="-13.3">
            <text:p>-13,3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20617 AMAZON PAYMENTS PARIS2441535/</text:p>
          </table:table-cell>
          <table:table-cell office:value-type="currency" office:currency="EUR" office:value="-11.09">
            <text:p>-11,09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40617 QUICK POITIERS0707/ CARTE 4974</text:p>
          </table:table-cell>
          <table:table-cell office:value-type="currency" office:currency="EUR" office:value="-10.6">
            <text:p>-10,6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40617 O PECHE MIGNON MAUZE SUR LE CA</text:p>
          </table:table-cell>
          <table:table-cell office:value-type="currency" office:currency="EUR" office:value="-8.9">
            <text:p>-8,9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70617 FLUNCH ANGOULINS CARTE 4974XXX</text:p>
          </table:table-cell>
          <table:table-cell office:value-type="currency" office:currency="EUR" office:value="-8.85">
            <text:p>-8,85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80617 O PECHE MIGNON MAUZE SUR LE CA</text:p>
          </table:table-cell>
          <table:table-cell office:value-type="currency" office:currency="EUR" office:value="-8.7">
            <text:p>-8,7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30617 O PECHE MIGNON MAUZE SUR LE CA</text:p>
          </table:table-cell>
          <table:table-cell office:value-type="currency" office:currency="EUR" office:value="-8.55">
            <text:p>-8,55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70617 O PECHE MIGNON MAUZE SUR LE CA</text:p>
          </table:table-cell>
          <table:table-cell office:value-type="currency" office:currency="EUR" office:value="-7.9">
            <text:p>-7,9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300517 LA CLEF DES CHA BESSINES CARTE</text:p>
          </table:table-cell>
          <table:table-cell office:value-type="currency" office:currency="EUR" office:value="-7.66">
            <text:p>-7,66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310517 LEADER PRICE LA COUARDE SU CAR</text:p>
          </table:table-cell>
          <table:table-cell office:value-type="currency" office:currency="EUR" office:value="-7.62">
            <text:p>-7,62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60617 ASF NIORT-S RUEIL MALMAIS CART</text:p>
          </table:table-cell>
          <table:table-cell office:value-type="currency" office:currency="EUR" office:value="-6.6">
            <text:p>-6,6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60617 COFIR POITIERS- RUEIL MALMAIS</text:p>
          </table:table-cell>
          <table:table-cell office:value-type="currency" office:currency="EUR" office:value="-6.6">
            <text:p>-6,6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70617 COMMUNAUTE EMMA SAINT AGNANT C</text:p>
          </table:table-cell>
          <table:table-cell office:value-type="currency" office:currency="EUR" office:value="-6.5">
            <text:p>-6,5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40617 SNCF MAUZE SUR LE CARTE 4974XX</text:p>
          </table:table-cell>
          <table:table-cell office:value-type="currency" office:currency="EUR" office:value="-6.3">
            <text:p>-6,3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60617 O PECHE MIGNON MAUZE SUR LE CA</text:p>
          </table:table-cell>
          <table:table-cell office:value-type="currency" office:currency="EUR" office:value="-5.9">
            <text:p>-5,9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30617 CAVE/LE MIGNON MAUZE SUR LE CA</text:p>
          </table:table-cell>
          <table:table-cell office:value-type="currency" office:currency="EUR" office:value="-5.8">
            <text:p>-5,8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60617 CAVE/LE MIGNON MAUZE SUR LE CA</text:p>
          </table:table-cell>
          <table:table-cell office:value-type="currency" office:currency="EUR" office:value="-5.8">
            <text:p>-5,8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290517 INTERMARCHE MAUZE SUR LE CARTE</text:p>
          </table:table-cell>
          <table:table-cell office:value-type="currency" office:currency="EUR" office:value="-5.65">
            <text:p>-5,65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310517 MC DONALD S LA ROCHELLE CARTE</text:p>
          </table:table-cell>
          <table:table-cell office:value-type="currency" office:currency="EUR" office:value="-4.95">
            <text:p>-4,95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50617 O PECHE MIGNON MAUZE SUR LE CA</text:p>
          </table:table-cell>
          <table:table-cell office:value-type="currency" office:currency="EUR" office:value="-4.95">
            <text:p>-4,95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40617 SNCF MAUZE SUR LE CARTE 4974XX</text:p>
          </table:table-cell>
          <table:table-cell office:value-type="currency" office:currency="EUR" office:value="-4.6">
            <text:p>-4,6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270617 CARREFOUR CITY LA ROCHELLE CAR</text:p>
          </table:table-cell>
          <table:table-cell office:value-type="currency" office:currency="EUR" office:value="-3.74">
            <text:p>-3,74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120617 LEADER PRICE LA COUARDE SU CAR</text:p>
          </table:table-cell>
          <table:table-cell office:value-type="currency" office:currency="EUR" office:value="-3.33">
            <text:p>-3,33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270617 L AMIE DE MALLE MAUZE SUR LE C</text:p>
          </table:table-cell>
          <table:table-cell office:value-type="currency" office:currency="EUR" office:value="-2.89">
            <text:p>-2,89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30617 O PECHE MIGNON MAUZE SUR LE CA</text:p>
          </table:table-cell>
          <table:table-cell office:value-type="currency" office:currency="EUR" office:value="-2">
            <text:p>-2,0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70617 COMMUNAUTE EMMA SAINT AGNANT C</text:p>
          </table:table-cell>
          <table:table-cell office:value-type="currency" office:currency="EUR" office:value="-2">
            <text:p>-2,0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FAC.CB</text:p>
          </table:table-cell>
          <table:table-cell office:value-type="string">
            <text:p>FACTURE CARTE</text:p>
          </table:table-cell>
          <table:table-cell office:value-type="string">
            <text:p>DU 020617 LA POSTE 791700 MAUZE SUR LE C</text:p>
          </table:table-cell>
          <table:table-cell office:value-type="currency" office:currency="EUR" office:value="-1.46">
            <text:p>-1,46 €</text:p>
          </table:table-cell>
          <table:table-cell table:formula="of:=SUM([.E169:.E219])" office:value-type="currency" office:currency="EUR" office:value="-1346.75">
            <text:p>-1 346,75 €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currency" office:currency="EUR" office:value="1247">
            <text:p>1 247,00 €</text:p>
          </table:table-cell>
          <table:table-cell table:number-columns-repeated="1018"/>
        </table:table-row>
        <table:table-row table:style-name="ro3">
          <table:table-cell office:value-type="string">
            <text:p>21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MOBILE ECH/210617 ID EMETTEUR/FR07Z</text:p>
          </table:table-cell>
          <table:table-cell office:value-type="currency" office:currency="EUR" office:value="-39">
            <text:p>-39,00 €</text:p>
          </table:table-cell>
          <table:table-cell table:formula="of:=SUM([.F219:.F220])" office:value-type="currency" office:currency="EUR" office:value="-99.7499999999998">
            <text:p>-99,75 €</text:p>
          </table:table-cell>
          <table:table-cell table:number-columns-repeated="1018"/>
        </table:table-row>
        <table:table-row table:style-name="ro3">
          <table:table-cell office:value-type="string">
            <text:p>16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D.G.F.I.P. IMPOT 79022 ECH/160617 ID EME</text:p>
          </table:table-cell>
          <table:table-cell office:value-type="currency" office:currency="EUR" office:value="-13">
            <text:p>-13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D.G.F.I.P. IMPOT 70053 ECH/150617 ID EME</text:p>
          </table:table-cell>
          <table:table-cell office:value-type="currency" office:currency="EUR" office:value="-47">
            <text:p>-47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EDF CLIENTS PARTICULIERS ECH/080617 ID E</text:p>
          </table:table-cell>
          <table:table-cell office:value-type="currency" office:currency="EUR" office:value="-137.47">
            <text:p>-137,47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TELECOM ECH/080617 ID EMETTEUR/FR83</text:p>
          </table:table-cell>
          <table:table-cell office:value-type="currency" office:currency="EUR" office:value="-35.98">
            <text:p>-35,98 €</text:p>
          </table:table-cell>
          <table:table-cell table:number-columns-repeated="1019"/>
        </table:table-row>
        <table:table-row table:style-name="ro3">
          <table:table-cell office:value-type="string">
            <text:p>07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IF ECH/070617 ID EMETTEUR/FR70ZZZ00088</text:p>
          </table:table-cell>
          <table:table-cell office:value-type="currency" office:currency="EUR" office:value="-42.83">
            <text:p>-42,83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EDF CLIENTS PARTICULIERS ECH/080617 ID E</text:p>
          </table:table-cell>
          <table:table-cell office:value-type="currency" office:currency="EUR" office:value="-137.47">
            <text:p>-137,47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TELECOM ECH/080617 ID EMETTEUR/FR83</text:p>
          </table:table-cell>
          <table:table-cell office:value-type="currency" office:currency="EUR" office:value="-35.98">
            <text:p>-35,98 €</text:p>
          </table:table-cell>
          <table:table-cell table:number-columns-repeated="1019"/>
        </table:table-row>
        <table:table-row table:style-name="ro3">
          <table:table-cell office:value-type="string">
            <text:p>07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IF ECH/070617 ID EMETTEUR/FR70ZZZ00088</text:p>
          </table:table-cell>
          <table:table-cell office:value-type="currency" office:currency="EUR" office:value="-42.83">
            <text:p>-42,83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EDF CLIENTS PARTICULIERS ECH/080617 ID E</text:p>
          </table:table-cell>
          <table:table-cell office:value-type="currency" office:currency="EUR" office:value="-137.47">
            <text:p>-137,47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TELECOM ECH/080617 ID EMETTEUR/FR83</text:p>
          </table:table-cell>
          <table:table-cell office:value-type="currency" office:currency="EUR" office:value="-35.98">
            <text:p>-35,98 €</text:p>
          </table:table-cell>
          <table:table-cell table:number-columns-repeated="1019"/>
        </table:table-row>
        <table:table-row table:style-name="ro3">
          <table:table-cell office:value-type="string">
            <text:p>07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IF ECH/070617 ID EMETTEUR/FR70ZZZ00088</text:p>
          </table:table-cell>
          <table:table-cell office:value-type="currency" office:currency="EUR" office:value="-42.83">
            <text:p>-42,83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EDF CLIENTS PARTICULIERS ECH/080617 ID E</text:p>
          </table:table-cell>
          <table:table-cell office:value-type="currency" office:currency="EUR" office:value="-137.47">
            <text:p>-137,47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TELECOM ECH/080617 ID EMETTEUR/FR83</text:p>
          </table:table-cell>
          <table:table-cell office:value-type="currency" office:currency="EUR" office:value="-35.98">
            <text:p>-35,98 €</text:p>
          </table:table-cell>
          <table:table-cell table:number-columns-repeated="1019"/>
        </table:table-row>
        <table:table-row table:style-name="ro3">
          <table:table-cell office:value-type="string">
            <text:p>07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IF ECH/070617 ID EMETTEUR/FR70ZZZ00088</text:p>
          </table:table-cell>
          <table:table-cell office:value-type="currency" office:currency="EUR" office:value="-42.83">
            <text:p>-42,83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EDF CLIENTS PARTICULIERS ECH/080617 ID E</text:p>
          </table:table-cell>
          <table:table-cell office:value-type="currency" office:currency="EUR" office:value="-137.47">
            <text:p>-137,47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TELECOM ECH/080617 ID EMETTEUR/FR83</text:p>
          </table:table-cell>
          <table:table-cell office:value-type="currency" office:currency="EUR" office:value="-35.98">
            <text:p>-35,98 €</text:p>
          </table:table-cell>
          <table:table-cell table:number-columns-repeated="1019"/>
        </table:table-row>
        <table:table-row table:style-name="ro3">
          <table:table-cell office:value-type="string">
            <text:p>07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IF ECH/070617 ID EMETTEUR/FR70ZZZ00088</text:p>
          </table:table-cell>
          <table:table-cell office:value-type="currency" office:currency="EUR" office:value="-42.83">
            <text:p>-42,83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EDF CLIENTS PARTICULIERS ECH/080617 ID E</text:p>
          </table:table-cell>
          <table:table-cell office:value-type="currency" office:currency="EUR" office:value="-137.47">
            <text:p>-137,47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TELECOM ECH/080617 ID EMETTEUR/FR83</text:p>
          </table:table-cell>
          <table:table-cell office:value-type="currency" office:currency="EUR" office:value="-35.98">
            <text:p>-35,98 €</text:p>
          </table:table-cell>
          <table:table-cell table:number-columns-repeated="1019"/>
        </table:table-row>
        <table:table-row table:style-name="ro3">
          <table:table-cell office:value-type="string">
            <text:p>07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IF ECH/070617 ID EMETTEUR/FR70ZZZ00088</text:p>
          </table:table-cell>
          <table:table-cell office:value-type="currency" office:currency="EUR" office:value="-42.83">
            <text:p>-42,83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EDF CLIENTS PARTICULIERS ECH/080617 ID E</text:p>
          </table:table-cell>
          <table:table-cell office:value-type="currency" office:currency="EUR" office:value="-137.47">
            <text:p>-137,47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TELECOM ECH/080617 ID EMETTEUR/FR83</text:p>
          </table:table-cell>
          <table:table-cell office:value-type="currency" office:currency="EUR" office:value="-35.98">
            <text:p>-35,98 €</text:p>
          </table:table-cell>
          <table:table-cell table:number-columns-repeated="1019"/>
        </table:table-row>
        <table:table-row table:style-name="ro3">
          <table:table-cell office:value-type="string">
            <text:p>07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IF ECH/070617 ID EMETTEUR/FR70ZZZ00088</text:p>
          </table:table-cell>
          <table:table-cell office:value-type="currency" office:currency="EUR" office:value="-42.83">
            <text:p>-42,83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EDF CLIENTS PARTICULIERS ECH/080617 ID E</text:p>
          </table:table-cell>
          <table:table-cell office:value-type="currency" office:currency="EUR" office:value="-137.47">
            <text:p>-137,47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TELECOM ECH/080617 ID EMETTEUR/FR83</text:p>
          </table:table-cell>
          <table:table-cell office:value-type="currency" office:currency="EUR" office:value="-35.98">
            <text:p>-35,98 €</text:p>
          </table:table-cell>
          <table:table-cell table:number-columns-repeated="1019"/>
        </table:table-row>
        <table:table-row table:style-name="ro3">
          <table:table-cell office:value-type="string">
            <text:p>07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IF ECH/070617 ID EMETTEUR/FR70ZZZ00088</text:p>
          </table:table-cell>
          <table:table-cell office:value-type="currency" office:currency="EUR" office:value="-42.83">
            <text:p>-42,83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EDF CLIENTS PARTICULIERS ECH/080617 ID E</text:p>
          </table:table-cell>
          <table:table-cell office:value-type="currency" office:currency="EUR" office:value="-137.47">
            <text:p>-137,47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TELECOM ECH/080617 ID EMETTEUR/FR83</text:p>
          </table:table-cell>
          <table:table-cell office:value-type="currency" office:currency="EUR" office:value="-35.98">
            <text:p>-35,98 €</text:p>
          </table:table-cell>
          <table:table-cell table:number-columns-repeated="1019"/>
        </table:table-row>
        <table:table-row table:style-name="ro3">
          <table:table-cell office:value-type="string">
            <text:p>07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IF ECH/070617 ID EMETTEUR/FR70ZZZ00088</text:p>
          </table:table-cell>
          <table:table-cell office:value-type="currency" office:currency="EUR" office:value="-42.83">
            <text:p>-42,83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EDF CLIENTS PARTICULIERS ECH/080617 ID E</text:p>
          </table:table-cell>
          <table:table-cell office:value-type="currency" office:currency="EUR" office:value="-137.47">
            <text:p>-137,47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TELECOM ECH/080617 ID EMETTEUR/FR83</text:p>
          </table:table-cell>
          <table:table-cell office:value-type="currency" office:currency="EUR" office:value="-35.98">
            <text:p>-35,98 €</text:p>
          </table:table-cell>
          <table:table-cell table:number-columns-repeated="1019"/>
        </table:table-row>
        <table:table-row table:style-name="ro3">
          <table:table-cell office:value-type="string">
            <text:p>07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IF ECH/070617 ID EMETTEUR/FR70ZZZ00088</text:p>
          </table:table-cell>
          <table:table-cell office:value-type="currency" office:currency="EUR" office:value="-42.83">
            <text:p>-42,83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EDF CLIENTS PARTICULIERS ECH/080617 ID E</text:p>
          </table:table-cell>
          <table:table-cell office:value-type="currency" office:currency="EUR" office:value="-137.47">
            <text:p>-137,47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TELECOM ECH/080617 ID EMETTEUR/FR83</text:p>
          </table:table-cell>
          <table:table-cell office:value-type="currency" office:currency="EUR" office:value="-35.98">
            <text:p>-35,98 €</text:p>
          </table:table-cell>
          <table:table-cell table:number-columns-repeated="1019"/>
        </table:table-row>
        <table:table-row table:style-name="ro3">
          <table:table-cell office:value-type="string">
            <text:p>07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IF ECH/070617 ID EMETTEUR/FR70ZZZ00088</text:p>
          </table:table-cell>
          <table:table-cell office:value-type="currency" office:currency="EUR" office:value="-42.83">
            <text:p>-42,83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EDF CLIENTS PARTICULIERS ECH/080617 ID E</text:p>
          </table:table-cell>
          <table:table-cell office:value-type="currency" office:currency="EUR" office:value="-137.47">
            <text:p>-137,47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TELECOM ECH/080617 ID EMETTEUR/FR83</text:p>
          </table:table-cell>
          <table:table-cell office:value-type="currency" office:currency="EUR" office:value="-35.98">
            <text:p>-35,98 €</text:p>
          </table:table-cell>
          <table:table-cell table:number-columns-repeated="1019"/>
        </table:table-row>
        <table:table-row table:style-name="ro3">
          <table:table-cell office:value-type="string">
            <text:p>07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IF ECH/070617 ID EMETTEUR/FR70ZZZ00088</text:p>
          </table:table-cell>
          <table:table-cell office:value-type="currency" office:currency="EUR" office:value="-42.83">
            <text:p>-42,83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EDF CLIENTS PARTICULIERS ECH/080617 ID E</text:p>
          </table:table-cell>
          <table:table-cell office:value-type="currency" office:currency="EUR" office:value="-137.47">
            <text:p>-137,47 €</text:p>
          </table:table-cell>
          <table:table-cell table:number-columns-repeated="1019"/>
        </table:table-row>
        <table:table-row table:style-name="ro3">
          <table:table-cell office:value-type="string">
            <text:p>08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FREE TELECOM ECH/080617 ID EMETTEUR/FR83</text:p>
          </table:table-cell>
          <table:table-cell office:value-type="currency" office:currency="EUR" office:value="-35.98">
            <text:p>-35,98 €</text:p>
          </table:table-cell>
          <table:table-cell table:number-columns-repeated="1019"/>
        </table:table-row>
        <table:table-row table:style-name="ro3">
          <table:table-cell office:value-type="string">
            <text:p>07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IF ECH/070617 ID EMETTEUR/FR70ZZZ00088</text:p>
          </table:table-cell>
          <table:table-cell office:value-type="currency" office:currency="EUR" office:value="-42.83">
            <text:p>-42,83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DD</text:p>
          </table:table-cell>
          <table:table-cell office:value-type="string">
            <text:p>PRLV SEPA</text:p>
          </table:table-cell>
          <table:table-cell office:value-type="string">
            <text:p>MACIF COA PRODUCTION ECH/120617 ID EMETT</text:p>
          </table:table-cell>
          <table:table-cell office:value-type="currency" office:currency="EUR" office:value="-37.99">
            <text:p>-37,99 €</text:p>
          </table:table-cell>
          <table:table-cell table:number-columns-repeated="1019"/>
        </table:table-row>
        <table:table-row table:style-name="ro3">
          <table:table-cell office:value-type="string">
            <text:p>2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28/06/17 08H51 39076A04 CSSE FEDER CRED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26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24/06/17 09H29 19776000 CE AQUITAINE POI</text:p>
          </table:table-cell>
          <table:table-cell office:value-type="currency" office:currency="EUR" office:value="-60">
            <text:p>-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10/06/17 09H12 19776000 CE AQUITAINE POI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9/06/17 11H21 19776000 CE AQUITAINE POI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RET DAB</text:p>
          </table:table-cell>
          <table:table-cell office:value-type="string">
            <text:p>RETRAIT DAB</text:p>
          </table:table-cell>
          <table:table-cell office:value-type="string">
            <text:p>08/06/17 18H12 07517525 CRCA CHARENTE MA</text:p>
          </table:table-cell>
          <table:table-cell office:value-type="currency" office:currency="EUR" office:value="-20">
            <text:p>-20,0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EPARGNE SUR LIVRET DVP DURABLE /B</text:p>
          </table:table-cell>
          <table:table-cell office:value-type="currency" office:currency="EUR" office:value="-15">
            <text:p>-15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VERS LDD BNP /BEN HARNIST MARC /R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DEVELOPT DURABLE /BEN HARN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FRANKY /BEN HARNIST FRANCO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VERS LDD BNP /BEN HARNIST MARC /R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DEVELOPT DURABLE /BEN HARN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FRANKY /BEN HARNIST FRANCO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VERS LDD BNP /BEN HARNIST MARC /R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DEVELOPT DURABLE /BEN HARN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FRANKY /BEN HARNIST FRANCO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VERS LDD BNP /BEN HARNIST MARC /R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DEVELOPT DURABLE /BEN HARN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FRANKY /BEN HARNIST FRANCO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VERS LDD BNP /BEN HARNIST MARC /R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DEVELOPT DURABLE /BEN HARN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FRANKY /BEN HARNIST FRANCO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VERS LDD BNP /BEN HARNIST MARC /R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DEVELOPT DURABLE /BEN HARN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FRANKY /BEN HARNIST FRANCO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VERS LDD BNP /BEN HARNIST MARC /R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DEVELOPT DURABLE /BEN HARN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FRANKY /BEN HARNIST FRANCO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VERS LDD BNP /BEN HARNIST MARC /R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DEVELOPT DURABLE /BEN HARN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FRANKY /BEN HARNIST FRANCO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VERS LDD BNP /BEN HARNIST MARC /R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DEVELOPT DURABLE /BEN HARN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FRANKY /BEN HARNIST FRANCO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VERS LDD BNP /BEN HARNIST MARC /R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DEVELOPT DURABLE /BEN HARN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FRANKY /BEN HARNIST FRANCO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VERS LDD BNP /BEN HARNIST MARC /R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DEVELOPT DURABLE /BEN HARN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FRANKY /BEN HARNIST FRANCO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VERS LDD BNP /BEN HARNIST MARC /R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DEVELOPT DURABLE /BEN HARN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FRANKY /BEN HARNIST FRANCO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VERS LDD BNP /BEN HARNIST MARC /R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DEVELOPT DURABLE /BEN HARN</text:p>
          </table:table-cell>
          <table:table-cell office:value-type="currency" office:currency="EUR" office:value="-300">
            <text:p>-300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VI.EMIS</text:p>
          </table:table-cell>
          <table:table-cell office:value-type="string">
            <text:p>VIR CPTE A CPTE EMIS</text:p>
          </table:table-cell>
          <table:table-cell office:value-type="string">
            <text:p>/MOTIF LIVRET FRANKY /BEN HARNIST FRANCO</text:p>
          </table:table-cell>
          <table:table-cell office:value-type="currency" office:currency="EUR" office:value="-17">
            <text:p>-17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15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VERS COMP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BNP LIVRET DEVEL</text:p>
          </table:table-cell>
          <table:table-cell office:value-type="currency" office:currency="EUR" office:value="100">
            <text:p>100,00 €</text:p>
          </table:table-cell>
          <table:table-cell table:number-columns-repeated="1019"/>
        </table:table-row>
        <table:table-row table:style-name="ro3">
          <table:table-cell office:value-type="string">
            <text:p>09/06/2017</text:p>
          </table:table-cell>
          <table:table-cell office:value-type="string">
            <text:p>VI.RECU</text:p>
          </table:table-cell>
          <table:table-cell office:value-type="string">
            <text:p>VIR CPTE A CPTE RECU</text:p>
          </table:table-cell>
          <table:table-cell office:value-type="string">
            <text:p>/DE HARNIST MARC /MOTIF LIVRET DVP DURAB</text:p>
          </table:table-cell>
          <table:table-cell office:value-type="currency" office:currency="EUR" office:value="500">
            <text:p>500,0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SCT</text:p>
          </table:table-cell>
          <table:table-cell office:value-type="string">
            <text:p>VIR SEPA EMIS</text:p>
          </table:table-cell>
          <table:table-cell office:value-type="string">
            <text:p>/MOTIF RAPHAEL /BEN HARNIST RAPHAEL /REF</text:p>
          </table:table-cell>
          <table:table-cell office:value-type="currency" office:currency="EUR" office:value="-50">
            <text:p>-50,00 €</text:p>
          </table:table-cell>
          <table:table-cell table:number-columns-repeated="1019"/>
        </table:table-row>
        <table:table-row table:style-name="ro3">
          <table:table-cell office:value-type="string">
            <text:p>26/06/2017</text:p>
          </table:table-cell>
          <table:table-cell office:value-type="string">
            <text:p>SCT</text:p>
          </table:table-cell>
          <table:table-cell office:value-type="string">
            <text:p>VIR SEPA EMIS</text:p>
          </table:table-cell>
          <table:table-cell office:value-type="string">
            <text:p>/MOTIF POUR RAPHAEL /BEN HARNIST RAPHAEL</text:p>
          </table:table-cell>
          <table:table-cell office:value-type="currency" office:currency="EUR" office:value="-30">
            <text:p>-30,0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46.58">
            <text:p>1 246,58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800">
            <text:p>800,0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80000128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29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SADEF /MOTIF VIREMENT /REF SAD/20170</text:p>
          </table:table-cell>
          <table:table-cell office:value-type="currency" office:currency="EUR" office:value="471.33">
            <text:p>471,33 €</text:p>
          </table:table-cell>
          <table:table-cell table:number-columns-repeated="1019"/>
        </table:table-row>
        <table:table-row table:style-name="ro3">
          <table:table-cell office:value-type="string">
            <text:p>28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RDIF ASSURANCE VIE /MOTIF Y 000000</text:p>
          </table:table-cell>
          <table:table-cell office:value-type="currency" office:currency="EUR" office:value="672.51">
            <text:p>672,51 €</text:p>
          </table:table-cell>
          <table:table-cell table:number-columns-repeated="1019"/>
        </table:table-row>
        <table:table-row table:style-name="ro3">
          <table:table-cell office:value-type="string">
            <text:p>19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4126744 REMBOURS</text:p>
          </table:table-cell>
          <table:table-cell office:value-type="currency" office:currency="EUR" office:value="7.5">
            <text:p>7,50 €</text:p>
          </table:table-cell>
          <table:table-cell table:number-columns-repeated="1019"/>
        </table:table-row>
        <table:table-row table:style-name="ro3">
          <table:table-cell office:value-type="string">
            <text:p>1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6000139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F DES DEUX SEVRES /MOTIF XPXREFERE</text:p>
          </table:table-cell>
          <table:table-cell office:value-type="currency" office:currency="EUR" office:value="669.12">
            <text:p>669,12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3332307/18333230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52000120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F DES DEUX SEVRES /MOTIF XPXREFERE</text:p>
          </table:table-cell>
          <table:table-cell office:value-type="currency" office:currency="EUR" office:value="669.12">
            <text:p>669,12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3332307/18333230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52000120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F DES DEUX SEVRES /MOTIF XPXREFERE</text:p>
          </table:table-cell>
          <table:table-cell office:value-type="currency" office:currency="EUR" office:value="669.12">
            <text:p>669,12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3332307/18333230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52000120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F DES DEUX SEVRES /MOTIF XPXREFERE</text:p>
          </table:table-cell>
          <table:table-cell office:value-type="currency" office:currency="EUR" office:value="669.12">
            <text:p>669,12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3332307/18333230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52000120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F DES DEUX SEVRES /MOTIF XPXREFERE</text:p>
          </table:table-cell>
          <table:table-cell office:value-type="currency" office:currency="EUR" office:value="669.12">
            <text:p>669,12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3332307/18333230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52000120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F DES DEUX SEVRES /MOTIF XPXREFERE</text:p>
          </table:table-cell>
          <table:table-cell office:value-type="currency" office:currency="EUR" office:value="669.12">
            <text:p>669,12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3332307/18333230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52000120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F DES DEUX SEVRES /MOTIF XPXREFERE</text:p>
          </table:table-cell>
          <table:table-cell office:value-type="currency" office:currency="EUR" office:value="669.12">
            <text:p>669,12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3332307/18333230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52000120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F DES DEUX SEVRES /MOTIF XPXREFERE</text:p>
          </table:table-cell>
          <table:table-cell office:value-type="currency" office:currency="EUR" office:value="669.12">
            <text:p>669,12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3332307/18333230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52000120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F DES DEUX SEVRES /MOTIF XPXREFERE</text:p>
          </table:table-cell>
          <table:table-cell office:value-type="currency" office:currency="EUR" office:value="669.12">
            <text:p>669,12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3332307/18333230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52000120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F DES DEUX SEVRES /MOTIF XPXREFERE</text:p>
          </table:table-cell>
          <table:table-cell office:value-type="currency" office:currency="EUR" office:value="669.12">
            <text:p>669,12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3332307/18333230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52000120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F DES DEUX SEVRES /MOTIF XPXREFERE</text:p>
          </table:table-cell>
          <table:table-cell office:value-type="currency" office:currency="EUR" office:value="669.12">
            <text:p>669,12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3332307/18333230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52000120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F DES DEUX SEVRES /MOTIF XPXREFERE</text:p>
          </table:table-cell>
          <table:table-cell office:value-type="currency" office:currency="EUR" office:value="669.12">
            <text:p>669,12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3332307/18333230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52000120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AF DES DEUX SEVRES /MOTIF XPXREFERE</text:p>
          </table:table-cell>
          <table:table-cell office:value-type="currency" office:currency="EUR" office:value="669.12">
            <text:p>669,12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HENNER GMC /MOTIF 183332307/18333230</text:p>
          </table:table-cell>
          <table:table-cell office:value-type="currency" office:currency="EUR" office:value="15">
            <text:p>15,00 €</text:p>
          </table:table-cell>
          <table:table-cell table:number-columns-repeated="1019"/>
        </table:table-row>
        <table:table-row table:style-name="ro3">
          <table:table-cell office:value-type="string">
            <text:p>0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52000120</text:p>
          </table:table-cell>
          <table:table-cell office:value-type="currency" office:currency="EUR" office:value="352.1">
            <text:p>352,10 €</text:p>
          </table:table-cell>
          <table:table-cell table:number-columns-repeated="1019"/>
        </table:table-row>
        <table:table-row table:style-name="ro3">
          <table:table-cell office:value-type="string">
            <text:p>14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C.P.A.M. DE NIORT /MOTIF 17164000190</text:p>
          </table:table-cell>
          <table:table-cell office:value-type="currency" office:currency="EUR" office:value="17.5">
            <text:p>17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05.48">
            <text:p>205,48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24.25">
            <text:p>24,25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SCT</text:p>
          </table:table-cell>
          <table:table-cell office:value-type="string">
            <text:p>VIR SEPA RECU</text:p>
          </table:table-cell>
          <table:table-cell office:value-type="string">
            <text:p>/DE LA LIGUE ENSEIGNEMENT POITOU CHARENT</text:p>
          </table:table-cell>
          <table:table-cell office:value-type="currency" office:currency="EUR" office:value="12.5">
            <text:p>12,5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OYER 61 GRAND RUE MAUZE</text:p>
          </table:table-cell>
          <table:table-cell office:value-type="currency" office:currency="EUR" office:value="-600">
            <text:p>-60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OYER 61 GRAND RUE MAUZE</text:p>
          </table:table-cell>
          <table:table-cell office:value-type="currency" office:currency="EUR" office:value="-600">
            <text:p>-60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OYER 61 GRAND RUE MAUZE</text:p>
          </table:table-cell>
          <table:table-cell office:value-type="currency" office:currency="EUR" office:value="-600">
            <text:p>-60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OYER 61 GRAND RUE MAUZE</text:p>
          </table:table-cell>
          <table:table-cell office:value-type="currency" office:currency="EUR" office:value="-600">
            <text:p>-60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OYER 61 GRAND RUE MAUZE</text:p>
          </table:table-cell>
          <table:table-cell office:value-type="currency" office:currency="EUR" office:value="-600">
            <text:p>-60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OYER 61 GRAND RUE MAUZE</text:p>
          </table:table-cell>
          <table:table-cell office:value-type="currency" office:currency="EUR" office:value="-600">
            <text:p>-60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OYER 61 GRAND RUE MAUZE</text:p>
          </table:table-cell>
          <table:table-cell office:value-type="currency" office:currency="EUR" office:value="-600">
            <text:p>-60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OYER 61 GRAND RUE MAUZE</text:p>
          </table:table-cell>
          <table:table-cell office:value-type="currency" office:currency="EUR" office:value="-600">
            <text:p>-60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OYER 61 GRAND RUE MAUZE</text:p>
          </table:table-cell>
          <table:table-cell office:value-type="currency" office:currency="EUR" office:value="-600">
            <text:p>-60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OYER 61 GRAND RUE MAUZE</text:p>
          </table:table-cell>
          <table:table-cell office:value-type="currency" office:currency="EUR" office:value="-600">
            <text:p>-60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OYER 61 GRAND RUE MAUZE</text:p>
          </table:table-cell>
          <table:table-cell office:value-type="currency" office:currency="EUR" office:value="-600">
            <text:p>-60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OYER 61 GRAND RUE MAUZE</text:p>
          </table:table-cell>
          <table:table-cell office:value-type="currency" office:currency="EUR" office:value="-600">
            <text:p>-60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06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OYER 61 GRAND RUE MAUZE</text:p>
          </table:table-cell>
          <table:table-cell office:value-type="currency" office:currency="EUR" office:value="-600">
            <text:p>-60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TIER</text:p>
          </table:table-cell>
          <table:table-cell office:value-type="string">
            <text:p>VIREMENT FAVEUR TIERS</text:p>
          </table:table-cell>
          <table:table-cell office:value-type="string">
            <text:p>VR. PERMANENT LA POSTE</text:p>
          </table:table-cell>
          <table:table-cell office:value-type="currency" office:currency="EUR" office:value="-100">
            <text:p>-100,00 €</text:p>
          </table:table-cell>
          <table:table-cell table:number-columns-repeated="1019"/>
        </table:table-row>
        <table:table-row table:style-name="ro3">
          <table:table-cell office:value-type="string">
            <text:p>30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PEL30004020050007609104133</text:p>
          </table:table-cell>
          <table:table-cell office:value-type="currency" office:currency="EUR" office:value="-160">
            <text:p>-160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53533</text:p>
          </table:table-cell>
          <table:table-cell office:value-type="currency" office:currency="EUR" office:value="-35">
            <text:p>-35,00 €</text:p>
          </table:table-cell>
          <table:table-cell table:number-columns-repeated="1019"/>
        </table:table-row>
        <table:table-row table:style-name="ro3">
          <table:table-cell office:value-type="string">
            <text:p>12/06/2017</text:p>
          </table:table-cell>
          <table:table-cell office:value-type="string">
            <text:p>VI.EMIS</text:p>
          </table:table-cell>
          <table:table-cell office:value-type="string">
            <text:p>VIRT CPTE A CPTE EMIS</text:p>
          </table:table-cell>
          <table:table-cell office:value-type="string">
            <text:p>SUR LE L.A30004020050003010343833</text:p>
          </table:table-cell>
          <table:table-cell office:value-type="currency" office:currency="EUR" office:value="-21">
            <text:p>-21,00 €</text:p>
          </table:table-cell>
          <table:table-cell table:number-columns-repeated="1019"/>
        </table:table-row>
        <table:table-row table:style-name="ro3" table:number-rows-repeated="104801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relevé au 2 juillet 2017'.A169:'relevé au 2 juillet 2017'.E21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 DECODE" svg:font-family="'AR DE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">
      <number:number number:decimal-places="0" number:min-integer-digits="1"/>
      <number:text>,</number:text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currency-style style:name="N122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77cm" fo:margin-bottom="2cm" fo:margin-left="0.416cm" fo:margin-right="0.00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14/07/2017</text:date>, <text:time>12:2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0:14:24.44</meta:creation-date>
    <dc:date>2017-07-14T12:25:05.85</dc:date>
    <meta:editing-duration>P1DT6H11M2S</meta:editing-duration>
    <meta:editing-cycles>1134</meta:editing-cycles>
    <meta:generator>OpenOffice/4.0.1$Win32 OpenOffice.org_project/401m5$Build-9714</meta:generator>
    <meta:print-date>2017-07-09T14:53:51.51</meta:print-date>
    <meta:document-statistic meta:table-count="7" meta:cell-count="58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19cm" svg:height="9cm" xlink:href="." xlink:type="simple" chart:class="chart:line" chart:style-name="ch1">
        <chart:legend chart:legend-position="end" svg:x="14.135cm" svg:y="3.926cm" style:legend-expansion="high" chart:style-name="ch2"/>
        <chart:plot-area chart:style-name="ch3" chart:data-source-has-labels="both" svg:x="0.81cm" svg:y="0.855cm" svg:width="12.605cm" svg:height="7.545cm">
          <chartooo:coordinate-region svg:x="1.802cm" svg:y="1.068cm" svg:width="11.519cm" svg:height="6.659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ure annuelle</text:p>
              </table:table-cell>
              <table:table-cell office:value-type="string">
                <text:p>Moyen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3.65">
                <text:p>1433.65</text:p>
              </table:table-cell>
              <table:table-cell office:value-type="float" office:value="1580.95714">
                <text:p>1580.957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7.45">
                <text:p>1517.45</text:p>
              </table:table-cell>
              <table:table-cell office:value-type="float" office:value="1580.95714">
                <text:p>1580.9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5.67">
                <text:p>1655.67</text:p>
              </table:table-cell>
              <table:table-cell office:value-type="float" office:value="1580.95714">
                <text:p>1580.9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8.29">
                <text:p>1468.29</text:p>
              </table:table-cell>
              <table:table-cell office:value-type="float" office:value="1580.95714">
                <text:p>1580.9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9.7257">
                <text:p>1829.7257</text:p>
              </table:table-cell>
              <table:table-cell office:value-type="float" office:value="1580.95714">
                <text:p>1580.9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17cm" svg:height="9cm" xlink:href=".." xlink:type="simple" chart:class="chart:bar" chart:style-name="ch1">
        <chart:legend chart:legend-position="end" svg:x="15.96cm" svg:y="3.926cm" style:legend-expansion="high" chart:style-name="ch2"/>
        <chart:plot-area chart:style-name="ch3" table:cell-range-address="eau.E31:eau.F35" chart:data-source-has-labels="row" svg:x="0.812cm" svg:y="0.855cm" svg:width="14.424cm" svg:height="7.545cm">
          <chartooo:coordinate-region svg:x="1.619cm" svg:y="1.067cm" svg:width="13.617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au.E32:eau.E35" chart:label-cell-address="eau.E31:eau.E31" chart:class="chart:bar">
            <chart:data-point chart:repeated="4"/>
          </chart:series>
          <chart:series chart:style-name="ch8" chart:values-cell-range-address="eau.F32:eau.F35" chart:label-cell-address="eau.F31:eau.F3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3</text:p>
                <draw:g>
                  <svg:desc>eau.E31:eau.E31</svg:desc>
                </draw:g>
              </table:table-cell>
              <table:table-cell office:value-type="string">
                <text:p>Total eau</text:p>
                <draw:g>
                  <svg:desc>eau.F31:eau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">
                <text:p>155</text:p>
                <draw:g>
                  <svg:desc>eau.E32:eau.E35</svg:desc>
                </draw:g>
              </table:table-cell>
              <table:table-cell office:value-type="float" office:value="644.36">
                <text:p>644.36</text:p>
                <draw:g>
                  <svg:desc>eau.F32:eau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">
                <text:p>164</text:p>
              </table:table-cell>
              <table:table-cell office:value-type="float" office:value="693.4">
                <text:p>69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">
                <text:p>167</text:p>
              </table:table-cell>
              <table:table-cell office:value-type="float" office:value="723.37">
                <text:p>723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">
                <text:p>179</text:p>
              </table:table-cell>
              <table:table-cell office:value-type="float" office:value="771.87504">
                <text:p>771.87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